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text-properties officeooo:rsid="00272da6" officeooo:paragraph-rsid="006cc756"/>
    </style:style>
    <style:style style:name="P118" style:family="paragraph" style:parent-style-name="Standard">
      <style:text-properties officeooo:rsid="00272da6" officeooo:paragraph-rsid="006ecd82"/>
    </style:style>
    <style:style style:name="P119" style:family="paragraph" style:parent-style-name="Standard">
      <style:text-properties officeooo:rsid="00272da6" officeooo:paragraph-rsid="0078fc16"/>
    </style:style>
    <style:style style:name="P120" style:family="paragraph" style:parent-style-name="Standard">
      <style:text-properties officeooo:rsid="00272da6" officeooo:paragraph-rsid="0108b8e9"/>
    </style:style>
    <style:style style:name="P121" style:family="paragraph" style:parent-style-name="Standard">
      <style:text-properties officeooo:rsid="00272da6" officeooo:paragraph-rsid="010b0562"/>
    </style:style>
    <style:style style:name="P122" style:family="paragraph" style:parent-style-name="Standard">
      <style:text-properties officeooo:paragraph-rsid="0042eb09"/>
    </style:style>
    <style:style style:name="P123" style:family="paragraph" style:parent-style-name="Standard">
      <style:text-properties officeooo:paragraph-rsid="00490514"/>
    </style:style>
    <style:style style:name="P124" style:family="paragraph" style:parent-style-name="Standard">
      <style:paragraph-properties fo:text-align="justify" style:justify-single-word="false"/>
      <style:text-properties officeooo:rsid="0042eb09" officeooo:paragraph-rsid="0042eb09"/>
    </style:style>
    <style:style style:name="P125" style:family="paragraph" style:parent-style-name="Standard">
      <style:paragraph-properties fo:text-align="justify" style:justify-single-word="false"/>
      <style:text-properties officeooo:rsid="0042eb09" officeooo:paragraph-rsid="0051d571"/>
    </style:style>
    <style:style style:name="P126" style:family="paragraph" style:parent-style-name="Standard">
      <style:text-properties officeooo:rsid="004b1f7f" officeooo:paragraph-rsid="004b1f7f"/>
    </style:style>
    <style:style style:name="P1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text-properties fo:color="#000000" loext:opacity="100%" style:font-name="Consolas" fo:font-size="10pt" style:font-size-asian="10pt"/>
    </style:style>
    <style:style style:name="P13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3" style:family="paragraph" style:parent-style-name="Standard">
      <style:text-properties fo:color="#000000" loext:opacity="100%" style:font-name="Consolas" fo:font-size="10pt" officeooo:paragraph-rsid="014b74a5" style:font-size-asian="10pt"/>
    </style:style>
    <style:style style:name="P134" style:family="paragraph" style:parent-style-name="Standard">
      <style:text-properties fo:color="#000000" loext:opacity="100%" style:font-name="Consolas" fo:font-size="10pt" officeooo:paragraph-rsid="015b0446" style:font-size-asian="10pt"/>
    </style:style>
    <style:style style:name="P135" style:family="paragraph" style:parent-style-name="Standard">
      <style:text-properties fo:color="#000000" loext:opacity="100%" style:font-name="Consolas" fo:font-size="10pt" officeooo:paragraph-rsid="017010d7" style:font-size-asian="10pt"/>
    </style:style>
    <style:style style:name="P136" style:family="paragraph" style:parent-style-name="Standard">
      <style:text-properties fo:color="#000000" loext:opacity="100%" style:font-name="Consolas" fo:font-size="10pt" officeooo:paragraph-rsid="0174bad4" style:font-size-asian="10pt"/>
    </style:style>
    <style:style style:name="P137" style:family="paragraph" style:parent-style-name="Standard">
      <style:text-properties fo:color="#000000" loext:opacity="100%" style:font-name="Consolas" fo:font-size="10pt" officeooo:paragraph-rsid="017acb36" style:font-size-asian="10pt"/>
    </style:style>
    <style:style style:name="P13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5" style:family="paragraph" style:parent-style-name="Standard">
      <style:text-properties officeooo:paragraph-rsid="0051d571"/>
    </style:style>
    <style:style style:name="P14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0"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4" style:family="paragraph" style:parent-style-name="Standard">
      <style:text-properties officeooo:paragraph-rsid="0053a1b3"/>
    </style:style>
    <style:style style:name="P155" style:family="paragraph" style:parent-style-name="Standard">
      <style:paragraph-properties fo:text-align="justify" style:justify-single-word="false"/>
      <style:text-properties officeooo:rsid="00570fd3" officeooo:paragraph-rsid="00570fd3"/>
    </style:style>
    <style:style style:name="P156" style:family="paragraph" style:parent-style-name="Standard">
      <style:text-properties officeooo:paragraph-rsid="005fc6ef"/>
    </style:style>
    <style:style style:name="P157" style:family="paragraph" style:parent-style-name="Standard">
      <style:text-properties officeooo:rsid="00631401" officeooo:paragraph-rsid="00631401"/>
    </style:style>
    <style:style style:name="P158" style:family="paragraph" style:parent-style-name="Standard">
      <style:text-properties officeooo:rsid="00631401" officeooo:paragraph-rsid="0067e248"/>
    </style:style>
    <style:style style:name="P159" style:family="paragraph" style:parent-style-name="Standard">
      <style:text-properties officeooo:rsid="00631401" officeooo:paragraph-rsid="006cc756"/>
    </style:style>
    <style:style style:name="P160" style:family="paragraph" style:parent-style-name="Standard">
      <style:text-properties officeooo:rsid="00631401" officeooo:paragraph-rsid="006ecd82"/>
    </style:style>
    <style:style style:name="P161" style:family="paragraph" style:parent-style-name="Standard">
      <style:text-properties officeooo:rsid="00631401" officeooo:paragraph-rsid="0078fc16"/>
    </style:style>
    <style:style style:name="P162" style:family="paragraph" style:parent-style-name="Standard">
      <style:text-properties officeooo:rsid="00631401" officeooo:paragraph-rsid="010b0562"/>
    </style:style>
    <style:style style:name="P163" style:family="paragraph" style:parent-style-name="Standard">
      <style:text-properties officeooo:rsid="00631401" officeooo:paragraph-rsid="0108b8e9"/>
    </style:style>
    <style:style style:name="P164" style:family="paragraph" style:parent-style-name="Standard">
      <style:text-properties officeooo:paragraph-rsid="0067e248"/>
    </style:style>
    <style:style style:name="P165" style:family="paragraph" style:parent-style-name="Standard">
      <style:text-properties officeooo:paragraph-rsid="006cc756"/>
    </style:style>
    <style:style style:name="P166" style:family="paragraph" style:parent-style-name="Standard">
      <style:paragraph-properties fo:text-align="justify" style:justify-single-word="false"/>
      <style:text-properties officeooo:rsid="006d183d" officeooo:paragraph-rsid="006d183d"/>
    </style:style>
    <style:style style:name="P167" style:family="paragraph" style:parent-style-name="Standard">
      <style:paragraph-properties fo:text-align="justify" style:justify-single-word="false"/>
      <style:text-properties officeooo:rsid="006d183d" officeooo:paragraph-rsid="006ecd82"/>
    </style:style>
    <style:style style:name="P168" style:family="paragraph" style:parent-style-name="Standard">
      <style:text-properties officeooo:paragraph-rsid="006ecd82"/>
    </style:style>
    <style:style style:name="P169" style:family="paragraph" style:parent-style-name="Standard">
      <style:text-properties officeooo:rsid="00684807" officeooo:paragraph-rsid="00736b32"/>
    </style:style>
    <style:style style:name="P170" style:family="paragraph" style:parent-style-name="Standard">
      <style:text-properties officeooo:paragraph-rsid="0078fc16"/>
    </style:style>
    <style:style style:name="P171" style:family="paragraph" style:parent-style-name="Standard">
      <style:paragraph-properties fo:text-align="justify" style:justify-single-word="false"/>
      <style:text-properties officeooo:rsid="007ddfe8" officeooo:paragraph-rsid="007e7cc1"/>
    </style:style>
    <style:style style:name="P172" style:family="paragraph" style:parent-style-name="Standard">
      <style:paragraph-properties fo:text-align="justify" style:justify-single-word="false"/>
      <style:text-properties officeooo:rsid="007ddfe8" officeooo:paragraph-rsid="0083578d"/>
    </style:style>
    <style:style style:name="P173" style:family="paragraph" style:parent-style-name="Standard">
      <style:paragraph-properties fo:text-align="justify" style:justify-single-word="false"/>
      <style:text-properties officeooo:rsid="007ddfe8" officeooo:paragraph-rsid="0087d185"/>
    </style:style>
    <style:style style:name="P174" style:family="paragraph" style:parent-style-name="Standard">
      <style:paragraph-properties fo:text-align="justify" style:justify-single-word="false"/>
      <style:text-properties officeooo:rsid="007ddfe8" officeooo:paragraph-rsid="008c37e8"/>
    </style:style>
    <style:style style:name="P175" style:family="paragraph" style:parent-style-name="Standard">
      <style:paragraph-properties fo:text-align="justify" style:justify-single-word="false"/>
      <style:text-properties officeooo:rsid="007ddfe8" officeooo:paragraph-rsid="00964fe4"/>
    </style:style>
    <style:style style:name="P176" style:family="paragraph" style:parent-style-name="Standard">
      <style:paragraph-properties fo:text-align="justify" style:justify-single-word="false"/>
      <style:text-properties officeooo:rsid="007ddfe8" officeooo:paragraph-rsid="009e01e9"/>
    </style:style>
    <style:style style:name="P177" style:family="paragraph" style:parent-style-name="Standard">
      <style:paragraph-properties fo:text-align="justify" style:justify-single-word="false"/>
      <style:text-properties officeooo:rsid="007ddfe8" officeooo:paragraph-rsid="009fa0eb"/>
    </style:style>
    <style:style style:name="P178" style:family="paragraph" style:parent-style-name="Standard">
      <style:paragraph-properties fo:text-align="justify" style:justify-single-word="false"/>
      <style:text-properties officeooo:rsid="007ddfe8" officeooo:paragraph-rsid="00a18b49"/>
    </style:style>
    <style:style style:name="P179" style:family="paragraph" style:parent-style-name="Standard">
      <style:paragraph-properties fo:text-align="justify" style:justify-single-word="false"/>
      <style:text-properties officeooo:rsid="007ddfe8" officeooo:paragraph-rsid="00b1b7d9"/>
    </style:style>
    <style:style style:name="P180" style:family="paragraph" style:parent-style-name="Standard">
      <style:paragraph-properties fo:text-align="justify" style:justify-single-word="false"/>
      <style:text-properties officeooo:rsid="007ddfe8" officeooo:paragraph-rsid="00d3a383"/>
    </style:style>
    <style:style style:name="P181" style:family="paragraph" style:parent-style-name="Standard">
      <style:paragraph-properties fo:text-align="justify" style:justify-single-word="false"/>
      <style:text-properties officeooo:rsid="007ddfe8" officeooo:paragraph-rsid="00d823ce"/>
    </style:style>
    <style:style style:name="P182" style:family="paragraph" style:parent-style-name="Standard">
      <style:paragraph-properties fo:text-align="justify" style:justify-single-word="false"/>
      <style:text-properties officeooo:rsid="007ddfe8" officeooo:paragraph-rsid="011b3c62"/>
    </style:style>
    <style:style style:name="P183" style:family="paragraph" style:parent-style-name="Standard">
      <style:paragraph-properties fo:text-align="justify" style:justify-single-word="false"/>
      <style:text-properties officeooo:rsid="007ddfe8" officeooo:paragraph-rsid="011d3de9"/>
    </style:style>
    <style:style style:name="P184" style:family="paragraph" style:parent-style-name="Standard">
      <style:paragraph-properties fo:text-align="justify" style:justify-single-word="false"/>
      <style:text-properties officeooo:rsid="007ddfe8" officeooo:paragraph-rsid="0129def4"/>
    </style:style>
    <style:style style:name="P185" style:family="paragraph" style:parent-style-name="Standard">
      <style:paragraph-properties fo:text-align="justify" style:justify-single-word="false"/>
      <style:text-properties officeooo:rsid="007ddfe8" officeooo:paragraph-rsid="01355a2b"/>
    </style:style>
    <style:style style:name="P186" style:family="paragraph" style:parent-style-name="Standard">
      <style:paragraph-properties fo:text-align="justify" style:justify-single-word="false"/>
      <style:text-properties officeooo:rsid="007ddfe8" officeooo:paragraph-rsid="0139a139"/>
    </style:style>
    <style:style style:name="P187" style:family="paragraph" style:parent-style-name="Standard">
      <style:paragraph-properties fo:text-align="justify" style:justify-single-word="false"/>
      <style:text-properties officeooo:rsid="007ddfe8" officeooo:paragraph-rsid="013b0ce7"/>
    </style:style>
    <style:style style:name="P188" style:family="paragraph" style:parent-style-name="Standard">
      <style:paragraph-properties fo:text-align="justify" style:justify-single-word="false"/>
      <style:text-properties officeooo:rsid="007ddfe8" officeooo:paragraph-rsid="015b0446"/>
    </style:style>
    <style:style style:name="P189" style:family="paragraph" style:parent-style-name="Standard">
      <style:paragraph-properties fo:text-align="justify" style:justify-single-word="false"/>
      <style:text-properties officeooo:rsid="007ddfe8" officeooo:paragraph-rsid="015da402"/>
    </style:style>
    <style:style style:name="P190" style:family="paragraph" style:parent-style-name="Standard">
      <style:paragraph-properties fo:text-align="justify" style:justify-single-word="false"/>
      <style:text-properties officeooo:rsid="007ddfe8" officeooo:paragraph-rsid="01645a86"/>
    </style:style>
    <style:style style:name="P191" style:family="paragraph" style:parent-style-name="Standard">
      <style:paragraph-properties fo:text-align="justify" style:justify-single-word="false"/>
      <style:text-properties officeooo:rsid="007ddfe8" officeooo:paragraph-rsid="016656a5"/>
    </style:style>
    <style:style style:name="P192" style:family="paragraph" style:parent-style-name="Standard">
      <style:paragraph-properties fo:text-align="justify" style:justify-single-word="false"/>
      <style:text-properties officeooo:rsid="007ddfe8" officeooo:paragraph-rsid="0174bad4"/>
    </style:style>
    <style:style style:name="P193" style:family="paragraph" style:parent-style-name="Standard">
      <style:paragraph-properties fo:text-align="justify" style:justify-single-word="false"/>
      <style:text-properties officeooo:rsid="007ddfe8" officeooo:paragraph-rsid="017acb36"/>
    </style:style>
    <style:style style:name="P194" style:family="paragraph" style:parent-style-name="Standard">
      <style:paragraph-properties fo:text-align="justify" style:justify-single-word="false"/>
      <style:text-properties officeooo:rsid="007ddfe8" officeooo:paragraph-rsid="018f6cd1"/>
    </style:style>
    <style:style style:name="P195" style:family="paragraph" style:parent-style-name="Standard">
      <style:paragraph-properties fo:text-align="justify" style:justify-single-word="false"/>
      <style:text-properties officeooo:rsid="007ddfe8" officeooo:paragraph-rsid="01925ec7"/>
    </style:style>
    <style:style style:name="P196" style:family="paragraph" style:parent-style-name="Standard">
      <style:text-properties officeooo:rsid="007e7cc1" officeooo:paragraph-rsid="007f9b52"/>
    </style:style>
    <style:style style:name="P197" style:family="paragraph" style:parent-style-name="Standard">
      <style:text-properties officeooo:rsid="007e7cc1" officeooo:paragraph-rsid="0087d185"/>
    </style:style>
    <style:style style:name="P198" style:family="paragraph" style:parent-style-name="Standard">
      <style:text-properties officeooo:rsid="007e7cc1" officeooo:paragraph-rsid="008c37e8"/>
    </style:style>
    <style:style style:name="P199" style:family="paragraph" style:parent-style-name="Standard">
      <style:paragraph-properties fo:text-align="justify" style:justify-single-word="false"/>
    </style:style>
    <style:style style:name="P200" style:family="paragraph" style:parent-style-name="Standard">
      <style:paragraph-properties fo:text-align="justify" style:justify-single-word="false"/>
      <style:text-properties officeooo:paragraph-rsid="007eeebb"/>
    </style:style>
    <style:style style:name="P201" style:family="paragraph" style:parent-style-name="Standard">
      <style:paragraph-properties fo:text-align="justify" style:justify-single-word="false"/>
      <style:text-properties officeooo:paragraph-rsid="0083578d"/>
    </style:style>
    <style:style style:name="P202" style:family="paragraph" style:parent-style-name="Standard">
      <style:paragraph-properties fo:text-align="justify" style:justify-single-word="false"/>
      <style:text-properties officeooo:paragraph-rsid="0087d185"/>
    </style:style>
    <style:style style:name="P203" style:family="paragraph" style:parent-style-name="Standard">
      <style:paragraph-properties fo:text-align="justify" style:justify-single-word="false"/>
      <style:text-properties officeooo:paragraph-rsid="008c37e8"/>
    </style:style>
    <style:style style:name="P204" style:family="paragraph" style:parent-style-name="Standard">
      <style:paragraph-properties fo:text-align="justify" style:justify-single-word="false"/>
      <style:text-properties officeooo:paragraph-rsid="00964fe4"/>
    </style:style>
    <style:style style:name="P205" style:family="paragraph" style:parent-style-name="Standard">
      <style:paragraph-properties fo:text-align="justify" style:justify-single-word="false"/>
      <style:text-properties officeooo:paragraph-rsid="009e01e9"/>
    </style:style>
    <style:style style:name="P206" style:family="paragraph" style:parent-style-name="Standard">
      <style:paragraph-properties fo:text-align="justify" style:justify-single-word="false"/>
      <style:text-properties officeooo:paragraph-rsid="009fa0eb"/>
    </style:style>
    <style:style style:name="P207" style:family="paragraph" style:parent-style-name="Standard">
      <style:paragraph-properties fo:text-align="justify" style:justify-single-word="false"/>
      <style:text-properties officeooo:paragraph-rsid="00a18b49"/>
    </style:style>
    <style:style style:name="P208" style:family="paragraph" style:parent-style-name="Standard">
      <style:paragraph-properties fo:text-align="justify" style:justify-single-word="false"/>
      <style:text-properties officeooo:paragraph-rsid="00b1b7d9"/>
    </style:style>
    <style:style style:name="P209" style:family="paragraph" style:parent-style-name="Standard">
      <style:paragraph-properties fo:text-align="justify" style:justify-single-word="false"/>
      <style:text-properties officeooo:paragraph-rsid="00cc1c4c"/>
    </style:style>
    <style:style style:name="P210" style:family="paragraph" style:parent-style-name="Standard">
      <style:paragraph-properties fo:text-align="justify" style:justify-single-word="false"/>
      <style:text-properties officeooo:paragraph-rsid="00d3a383"/>
    </style:style>
    <style:style style:name="P211" style:family="paragraph" style:parent-style-name="Standard">
      <style:paragraph-properties fo:text-align="justify" style:justify-single-word="false"/>
      <style:text-properties officeooo:paragraph-rsid="00d823ce"/>
    </style:style>
    <style:style style:name="P212" style:family="paragraph" style:parent-style-name="Standard">
      <style:paragraph-properties fo:text-align="justify" style:justify-single-word="false"/>
      <style:text-properties officeooo:paragraph-rsid="00d83d57"/>
    </style:style>
    <style:style style:name="P213" style:family="paragraph" style:parent-style-name="Standard">
      <style:paragraph-properties fo:text-align="justify" style:justify-single-word="false"/>
      <style:text-properties officeooo:paragraph-rsid="00f09877"/>
    </style:style>
    <style:style style:name="P214" style:family="paragraph" style:parent-style-name="Standard">
      <style:paragraph-properties fo:text-align="justify" style:justify-single-word="false"/>
      <style:text-properties officeooo:paragraph-rsid="00f24af6"/>
    </style:style>
    <style:style style:name="P215" style:family="paragraph" style:parent-style-name="Standard">
      <style:paragraph-properties fo:text-align="justify" style:justify-single-word="false"/>
      <style:text-properties officeooo:paragraph-rsid="00f6c32b"/>
    </style:style>
    <style:style style:name="P216" style:family="paragraph" style:parent-style-name="Standard">
      <style:paragraph-properties fo:text-align="justify" style:justify-single-word="false"/>
      <style:text-properties officeooo:paragraph-rsid="011b3c62"/>
    </style:style>
    <style:style style:name="P217" style:family="paragraph" style:parent-style-name="Standard">
      <style:paragraph-properties fo:text-align="justify" style:justify-single-word="false"/>
      <style:text-properties officeooo:paragraph-rsid="011b7554"/>
    </style:style>
    <style:style style:name="P218" style:family="paragraph" style:parent-style-name="Standard">
      <style:paragraph-properties fo:text-align="justify" style:justify-single-word="false"/>
      <style:text-properties officeooo:paragraph-rsid="011d3de9"/>
    </style:style>
    <style:style style:name="P219" style:family="paragraph" style:parent-style-name="Standard">
      <style:paragraph-properties fo:text-align="justify" style:justify-single-word="false"/>
      <style:text-properties officeooo:paragraph-rsid="0129def4"/>
    </style:style>
    <style:style style:name="P220" style:family="paragraph" style:parent-style-name="Standard">
      <style:paragraph-properties fo:text-align="justify" style:justify-single-word="false"/>
      <style:text-properties officeooo:paragraph-rsid="01355a2b"/>
    </style:style>
    <style:style style:name="P221" style:family="paragraph" style:parent-style-name="Standard">
      <style:paragraph-properties fo:text-align="justify" style:justify-single-word="false"/>
      <style:text-properties officeooo:paragraph-rsid="0139a139"/>
    </style:style>
    <style:style style:name="P222" style:family="paragraph" style:parent-style-name="Standard">
      <style:paragraph-properties fo:text-align="justify" style:justify-single-word="false"/>
      <style:text-properties officeooo:paragraph-rsid="013b0ce7"/>
    </style:style>
    <style:style style:name="P223" style:family="paragraph" style:parent-style-name="Standard">
      <style:paragraph-properties fo:text-align="justify" style:justify-single-word="false"/>
      <style:text-properties officeooo:paragraph-rsid="015b0446"/>
    </style:style>
    <style:style style:name="P224" style:family="paragraph" style:parent-style-name="Standard">
      <style:paragraph-properties fo:text-align="justify" style:justify-single-word="false"/>
      <style:text-properties officeooo:paragraph-rsid="015da402"/>
    </style:style>
    <style:style style:name="P225" style:family="paragraph" style:parent-style-name="Standard">
      <style:paragraph-properties fo:text-align="justify" style:justify-single-word="false"/>
      <style:text-properties officeooo:paragraph-rsid="01645a86"/>
    </style:style>
    <style:style style:name="P226" style:family="paragraph" style:parent-style-name="Standard">
      <style:paragraph-properties fo:text-align="justify" style:justify-single-word="false"/>
      <style:text-properties officeooo:paragraph-rsid="016656a5"/>
    </style:style>
    <style:style style:name="P227" style:family="paragraph" style:parent-style-name="Standard">
      <style:paragraph-properties fo:text-align="justify" style:justify-single-word="false"/>
      <style:text-properties officeooo:paragraph-rsid="0174bad4"/>
    </style:style>
    <style:style style:name="P228" style:family="paragraph" style:parent-style-name="Standard">
      <style:paragraph-properties fo:text-align="justify" style:justify-single-word="false"/>
      <style:text-properties officeooo:paragraph-rsid="017acb36"/>
    </style:style>
    <style:style style:name="P229" style:family="paragraph" style:parent-style-name="Standard">
      <style:paragraph-properties fo:text-align="justify" style:justify-single-word="false"/>
      <style:text-properties officeooo:paragraph-rsid="018f6cd1"/>
    </style:style>
    <style:style style:name="P230" style:family="paragraph" style:parent-style-name="Standard">
      <style:paragraph-properties fo:text-align="justify" style:justify-single-word="false"/>
      <style:text-properties officeooo:paragraph-rsid="01925ec7"/>
    </style:style>
    <style:style style:name="P231" style:family="paragraph" style:parent-style-name="Standard">
      <style:paragraph-properties fo:text-align="justify" style:justify-single-word="false"/>
      <style:text-properties officeooo:rsid="007eeebb" officeooo:paragraph-rsid="007eeebb"/>
    </style:style>
    <style:style style:name="P232" style:family="paragraph" style:parent-style-name="Standard">
      <style:paragraph-properties fo:text-align="justify" style:justify-single-word="false"/>
      <style:text-properties officeooo:rsid="007eeebb" officeooo:paragraph-rsid="0083578d"/>
    </style:style>
    <style:style style:name="P233" style:family="paragraph" style:parent-style-name="Standard">
      <style:paragraph-properties fo:text-align="justify" style:justify-single-word="false"/>
      <style:text-properties officeooo:rsid="007eeebb" officeooo:paragraph-rsid="0087d185"/>
    </style:style>
    <style:style style:name="P234" style:family="paragraph" style:parent-style-name="Standard">
      <style:paragraph-properties fo:text-align="justify" style:justify-single-word="false"/>
      <style:text-properties officeooo:rsid="007eeebb" officeooo:paragraph-rsid="008c37e8"/>
    </style:style>
    <style:style style:name="P235" style:family="paragraph" style:parent-style-name="Standard">
      <style:paragraph-properties fo:text-align="justify" style:justify-single-word="false"/>
      <style:text-properties officeooo:rsid="007eeebb" officeooo:paragraph-rsid="00964fe4"/>
    </style:style>
    <style:style style:name="P236" style:family="paragraph" style:parent-style-name="Standard">
      <style:paragraph-properties fo:text-align="justify" style:justify-single-word="false"/>
      <style:text-properties officeooo:rsid="007eeebb" officeooo:paragraph-rsid="009e01e9"/>
    </style:style>
    <style:style style:name="P237" style:family="paragraph" style:parent-style-name="Standard">
      <style:paragraph-properties fo:text-align="justify" style:justify-single-word="false"/>
      <style:text-properties officeooo:rsid="007eeebb" officeooo:paragraph-rsid="009fa0eb"/>
    </style:style>
    <style:style style:name="P238" style:family="paragraph" style:parent-style-name="Standard">
      <style:paragraph-properties fo:text-align="justify" style:justify-single-word="false"/>
      <style:text-properties officeooo:rsid="007eeebb" officeooo:paragraph-rsid="00a18b49"/>
    </style:style>
    <style:style style:name="P239" style:family="paragraph" style:parent-style-name="Standard">
      <style:paragraph-properties fo:text-align="justify" style:justify-single-word="false"/>
      <style:text-properties officeooo:rsid="007eeebb" officeooo:paragraph-rsid="00b1b7d9"/>
    </style:style>
    <style:style style:name="P240" style:family="paragraph" style:parent-style-name="Standard">
      <style:paragraph-properties fo:text-align="justify" style:justify-single-word="false"/>
      <style:text-properties officeooo:rsid="007eeebb" officeooo:paragraph-rsid="00cc1c4c"/>
    </style:style>
    <style:style style:name="P241" style:family="paragraph" style:parent-style-name="Standard">
      <style:paragraph-properties fo:text-align="justify" style:justify-single-word="false"/>
      <style:text-properties officeooo:rsid="007eeebb" officeooo:paragraph-rsid="00d3a383"/>
    </style:style>
    <style:style style:name="P242" style:family="paragraph" style:parent-style-name="Standard">
      <style:paragraph-properties fo:text-align="justify" style:justify-single-word="false"/>
      <style:text-properties officeooo:rsid="007eeebb" officeooo:paragraph-rsid="00f24af6"/>
    </style:style>
    <style:style style:name="P243" style:family="paragraph" style:parent-style-name="Standard">
      <style:paragraph-properties fo:text-align="justify" style:justify-single-word="false"/>
      <style:text-properties officeooo:rsid="007eeebb" officeooo:paragraph-rsid="00f6c32b"/>
    </style:style>
    <style:style style:name="P24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49" style:family="paragraph" style:parent-style-name="Standard">
      <style:text-properties fo:color="#408080" loext:opacity="100%" style:font-name="Consolas" fo:font-size="10pt" officeooo:paragraph-rsid="014b74a5" style:font-size-asian="10pt"/>
    </style:style>
    <style:style style:name="P250" style:family="paragraph" style:parent-style-name="Standard">
      <style:paragraph-properties fo:text-align="justify" style:justify-single-word="false"/>
      <style:text-properties officeooo:rsid="00799b55" officeooo:paragraph-rsid="0087d185"/>
    </style:style>
    <style:style style:name="P251" style:family="paragraph" style:parent-style-name="Standard">
      <style:paragraph-properties fo:text-align="justify" style:justify-single-word="false"/>
      <style:text-properties officeooo:rsid="00799b55" officeooo:paragraph-rsid="008c37e8"/>
    </style:style>
    <style:style style:name="P252" style:family="paragraph" style:parent-style-name="Standard">
      <style:paragraph-properties fo:text-align="justify" style:justify-single-word="false"/>
      <style:text-properties officeooo:rsid="00799b55" officeooo:paragraph-rsid="00964fe4"/>
    </style:style>
    <style:style style:name="P253" style:family="paragraph" style:parent-style-name="Standard">
      <style:paragraph-properties fo:text-align="justify" style:justify-single-word="false"/>
      <style:text-properties officeooo:rsid="00799b55" officeooo:paragraph-rsid="009fa0eb"/>
    </style:style>
    <style:style style:name="P254" style:family="paragraph" style:parent-style-name="Standard">
      <style:paragraph-properties fo:text-align="justify" style:justify-single-word="false"/>
      <style:text-properties officeooo:rsid="00799b55" officeooo:paragraph-rsid="00a18b49"/>
    </style:style>
    <style:style style:name="P255" style:family="paragraph" style:parent-style-name="Standard">
      <style:text-properties officeooo:rsid="00799b55" officeooo:paragraph-rsid="010b0562"/>
    </style:style>
    <style:style style:name="P256" style:family="paragraph" style:parent-style-name="Standard">
      <style:text-properties officeooo:rsid="00799b55" officeooo:paragraph-rsid="019a1d62"/>
    </style:style>
    <style:style style:name="P257" style:family="paragraph" style:parent-style-name="Standard">
      <style:text-properties officeooo:paragraph-rsid="0087d185"/>
    </style:style>
    <style:style style:name="P258" style:family="paragraph" style:parent-style-name="Standard">
      <style:paragraph-properties fo:text-align="start" style:justify-single-word="false"/>
      <style:text-properties officeooo:paragraph-rsid="0087d185"/>
    </style:style>
    <style:style style:name="P259" style:family="paragraph" style:parent-style-name="Standard">
      <style:paragraph-properties fo:text-align="start" style:justify-single-word="false"/>
      <style:text-properties officeooo:paragraph-rsid="008c37e8"/>
    </style:style>
    <style:style style:name="P260" style:family="paragraph" style:parent-style-name="Standard">
      <style:paragraph-properties fo:text-align="start" style:justify-single-word="false"/>
      <style:text-properties officeooo:paragraph-rsid="00b556d5"/>
    </style:style>
    <style:style style:name="P261" style:family="paragraph" style:parent-style-name="Standard">
      <style:paragraph-properties fo:text-align="start" style:justify-single-word="false"/>
      <style:text-properties officeooo:paragraph-rsid="015da402"/>
    </style:style>
    <style:style style:name="P262" style:family="paragraph" style:parent-style-name="Standard">
      <style:paragraph-properties fo:text-align="start" style:justify-single-word="false"/>
      <style:text-properties officeooo:paragraph-rsid="01645a86"/>
    </style:style>
    <style:style style:name="P263" style:family="paragraph" style:parent-style-name="Standard">
      <style:paragraph-properties fo:text-align="start" style:justify-single-word="false"/>
      <style:text-properties officeooo:paragraph-rsid="016656a5"/>
    </style:style>
    <style:style style:name="P264" style:family="paragraph" style:parent-style-name="Standard">
      <style:paragraph-properties fo:text-align="start" style:justify-single-word="false"/>
      <style:text-properties officeooo:paragraph-rsid="0174bad4"/>
    </style:style>
    <style:style style:name="P265" style:family="paragraph" style:parent-style-name="Standard">
      <style:paragraph-properties fo:text-align="start" style:justify-single-word="false"/>
      <style:text-properties officeooo:paragraph-rsid="018f6cd1"/>
    </style:style>
    <style:style style:name="P266" style:family="paragraph" style:parent-style-name="Standard">
      <style:paragraph-properties fo:text-align="start" style:justify-single-word="false"/>
      <style:text-properties officeooo:paragraph-rsid="01925ec7"/>
    </style:style>
    <style:style style:name="P267" style:family="paragraph" style:parent-style-name="Standard">
      <style:paragraph-properties fo:text-align="justify" style:justify-single-word="false"/>
      <style:text-properties officeooo:rsid="008afe7f" officeooo:paragraph-rsid="008afe7f"/>
    </style:style>
    <style:style style:name="P26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6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7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5" style:family="paragraph" style:parent-style-name="Standard">
      <style:text-properties officeooo:paragraph-rsid="008c37e8"/>
    </style:style>
    <style:style style:name="P296" style:family="paragraph" style:parent-style-name="Standard">
      <style:paragraph-properties fo:text-align="justify" style:justify-single-word="false"/>
      <style:text-properties officeooo:rsid="00a257b5" officeooo:paragraph-rsid="009fa0eb"/>
    </style:style>
    <style:style style:name="P297" style:family="paragraph" style:parent-style-name="Standard">
      <style:paragraph-properties fo:text-align="justify" style:justify-single-word="false"/>
      <style:text-properties officeooo:rsid="00a257b5" officeooo:paragraph-rsid="00a257b5"/>
    </style:style>
    <style:style style:name="P298" style:family="paragraph" style:parent-style-name="Standard">
      <style:paragraph-properties fo:text-align="justify" style:justify-single-word="false"/>
      <style:text-properties officeooo:rsid="00a257b5" officeooo:paragraph-rsid="00b1b7d9"/>
    </style:style>
    <style:style style:name="P299" style:family="paragraph" style:parent-style-name="Standard">
      <style:paragraph-properties fo:text-align="justify" style:justify-single-word="false"/>
      <style:text-properties officeooo:rsid="00a257b5" officeooo:paragraph-rsid="00cc1c4c"/>
    </style:style>
    <style:style style:name="P300" style:family="paragraph" style:parent-style-name="Standard">
      <style:paragraph-properties fo:text-align="justify" style:justify-single-word="false"/>
      <style:text-properties officeooo:rsid="00a257b5" officeooo:paragraph-rsid="00d3a383"/>
    </style:style>
    <style:style style:name="P301" style:family="paragraph" style:parent-style-name="Standard">
      <style:paragraph-properties fo:text-align="justify" style:justify-single-word="false"/>
      <style:text-properties officeooo:rsid="00a257b5" officeooo:paragraph-rsid="00d83d57"/>
    </style:style>
    <style:style style:name="P302" style:family="paragraph" style:parent-style-name="Standard">
      <style:paragraph-properties fo:text-align="justify" style:justify-single-word="false"/>
      <style:text-properties officeooo:rsid="00a257b5" officeooo:paragraph-rsid="00f24af6"/>
    </style:style>
    <style:style style:name="P303" style:family="paragraph" style:parent-style-name="Standard">
      <style:paragraph-properties fo:text-align="justify" style:justify-single-word="false"/>
      <style:text-properties officeooo:rsid="00a257b5" officeooo:paragraph-rsid="00f6c32b"/>
    </style:style>
    <style:style style:name="P304" style:family="paragraph" style:parent-style-name="Standard">
      <style:text-properties officeooo:paragraph-rsid="00a621ab"/>
    </style:style>
    <style:style style:name="P305" style:family="paragraph" style:parent-style-name="Standard">
      <style:text-properties officeooo:paragraph-rsid="00b1b7d9"/>
    </style:style>
    <style:style style:name="P306" style:family="paragraph" style:parent-style-name="Standard">
      <style:text-properties officeooo:paragraph-rsid="00d3a383"/>
    </style:style>
    <style:style style:name="P307" style:family="paragraph" style:parent-style-name="Standard">
      <style:text-properties officeooo:paragraph-rsid="00f2f124"/>
    </style:style>
    <style:style style:name="P30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text-properties officeooo:paragraph-rsid="00f7637d"/>
    </style:style>
    <style:style style:name="P315" style:family="paragraph" style:parent-style-name="Standard">
      <style:text-properties officeooo:paragraph-rsid="010b0562"/>
    </style:style>
    <style:style style:name="P316" style:family="paragraph" style:parent-style-name="Standard">
      <style:text-properties officeooo:rsid="010fdc29" officeooo:paragraph-rsid="010fdc29"/>
    </style:style>
    <style:style style:name="P317" style:family="paragraph" style:parent-style-name="Standard">
      <style:paragraph-properties fo:text-align="justify" style:justify-single-word="false"/>
      <style:text-properties officeooo:rsid="011b7554" officeooo:paragraph-rsid="011b7554"/>
    </style:style>
    <style:style style:name="P318" style:family="paragraph" style:parent-style-name="Standard">
      <style:paragraph-properties fo:text-align="justify" style:justify-single-word="false"/>
      <style:text-properties officeooo:rsid="011b7554" officeooo:paragraph-rsid="011d3de9"/>
    </style:style>
    <style:style style:name="P319" style:family="paragraph" style:parent-style-name="Standard">
      <style:paragraph-properties fo:text-align="justify" style:justify-single-word="false"/>
      <style:text-properties officeooo:rsid="011b7554" officeooo:paragraph-rsid="0129def4"/>
    </style:style>
    <style:style style:name="P320" style:family="paragraph" style:parent-style-name="Standard">
      <style:paragraph-properties fo:text-align="justify" style:justify-single-word="false"/>
      <style:text-properties officeooo:rsid="011b7554" officeooo:paragraph-rsid="01355a2b"/>
    </style:style>
    <style:style style:name="P321" style:family="paragraph" style:parent-style-name="Standard">
      <style:paragraph-properties fo:text-align="justify" style:justify-single-word="false"/>
      <style:text-properties officeooo:rsid="011b7554" officeooo:paragraph-rsid="0139a139"/>
    </style:style>
    <style:style style:name="P322" style:family="paragraph" style:parent-style-name="Standard">
      <style:paragraph-properties fo:text-align="justify" style:justify-single-word="false"/>
      <style:text-properties officeooo:rsid="011b7554" officeooo:paragraph-rsid="013b5d51"/>
    </style:style>
    <style:style style:name="P323" style:family="paragraph" style:parent-style-name="Standard">
      <style:paragraph-properties fo:text-align="justify" style:justify-single-word="false"/>
      <style:text-properties officeooo:rsid="011b7554" officeooo:paragraph-rsid="015b0446"/>
    </style:style>
    <style:style style:name="P324" style:family="paragraph" style:parent-style-name="Standard">
      <style:paragraph-properties fo:text-align="start" style:justify-single-word="false"/>
      <style:text-properties officeooo:rsid="011b7554" officeooo:paragraph-rsid="015da402"/>
    </style:style>
    <style:style style:name="P325" style:family="paragraph" style:parent-style-name="Standard">
      <style:paragraph-properties fo:text-align="start" style:justify-single-word="false"/>
      <style:text-properties officeooo:rsid="011b7554" officeooo:paragraph-rsid="01645a86"/>
    </style:style>
    <style:style style:name="P326" style:family="paragraph" style:parent-style-name="Standard">
      <style:paragraph-properties fo:text-align="start" style:justify-single-word="false"/>
      <style:text-properties officeooo:rsid="011b7554" officeooo:paragraph-rsid="016656a5"/>
    </style:style>
    <style:style style:name="P327" style:family="paragraph" style:parent-style-name="Standard">
      <style:paragraph-properties fo:text-align="start" style:justify-single-word="false"/>
      <style:text-properties officeooo:rsid="011b7554" officeooo:paragraph-rsid="0174bad4"/>
    </style:style>
    <style:style style:name="P328" style:family="paragraph" style:parent-style-name="Standard">
      <style:paragraph-properties fo:text-align="start" style:justify-single-word="false"/>
      <style:text-properties officeooo:rsid="011b7554" officeooo:paragraph-rsid="017acb36"/>
    </style:style>
    <style:style style:name="P329" style:family="paragraph" style:parent-style-name="Standard">
      <style:paragraph-properties fo:text-align="start" style:justify-single-word="false"/>
      <style:text-properties officeooo:rsid="011b7554" officeooo:paragraph-rsid="018f6cd1"/>
    </style:style>
    <style:style style:name="P330" style:family="paragraph" style:parent-style-name="Standard">
      <style:paragraph-properties fo:text-align="start" style:justify-single-word="false"/>
      <style:text-properties officeooo:rsid="011b7554" officeooo:paragraph-rsid="01925ec7"/>
    </style:style>
    <style:style style:name="P331" style:family="paragraph" style:parent-style-name="Standard">
      <style:paragraph-properties fo:text-align="justify" style:justify-single-word="false"/>
      <style:text-properties officeooo:rsid="011d3de9" officeooo:paragraph-rsid="011d3de9"/>
    </style:style>
    <style:style style:name="P332" style:family="paragraph" style:parent-style-name="Standard">
      <style:paragraph-properties fo:text-align="justify" style:justify-single-word="false"/>
      <style:text-properties officeooo:rsid="011d3de9" officeooo:paragraph-rsid="0129def4"/>
    </style:style>
    <style:style style:name="P333" style:family="paragraph" style:parent-style-name="Standard">
      <style:text-properties officeooo:rsid="01211eb1" officeooo:paragraph-rsid="01211eb1"/>
    </style:style>
    <style:style style:name="P334" style:family="paragraph" style:parent-style-name="Standard">
      <style:text-properties officeooo:rsid="01211eb1" officeooo:paragraph-rsid="012b4856"/>
    </style:style>
    <style:style style:name="P335" style:family="paragraph" style:parent-style-name="Standard">
      <style:paragraph-properties fo:text-align="justify" style:justify-single-word="false"/>
      <style:text-properties style:text-underline-style="none"/>
    </style:style>
    <style:style style:name="P336" style:family="paragraph" style:parent-style-name="Standard">
      <style:paragraph-properties fo:text-align="justify" style:justify-single-word="false"/>
      <style:text-properties style:text-underline-style="none" officeooo:paragraph-rsid="012b4856"/>
    </style:style>
    <style:style style:name="P337" style:family="paragraph" style:parent-style-name="Standard">
      <style:text-properties officeooo:rsid="00964fe4" officeooo:paragraph-rsid="013b0ce7"/>
    </style:style>
    <style:style style:name="P338" style:family="paragraph" style:parent-style-name="Standard">
      <style:text-properties officeooo:rsid="00964fe4" officeooo:paragraph-rsid="015b0446"/>
    </style:style>
    <style:style style:name="P339" style:family="paragraph" style:parent-style-name="Standard">
      <style:text-properties officeooo:rsid="00964fe4" officeooo:paragraph-rsid="017010d7"/>
    </style:style>
    <style:style style:name="P340" style:family="paragraph" style:parent-style-name="Standard">
      <style:text-properties officeooo:rsid="00964fe4" officeooo:paragraph-rsid="0174bad4"/>
    </style:style>
    <style:style style:name="P341" style:family="paragraph" style:parent-style-name="Standard">
      <style:text-properties officeooo:rsid="00964fe4" officeooo:paragraph-rsid="017acb36"/>
    </style:style>
    <style:style style:name="P342" style:family="paragraph" style:parent-style-name="Standard">
      <style:paragraph-properties fo:text-align="justify" style:justify-single-word="false"/>
      <style:text-properties officeooo:rsid="013b5d51" officeooo:paragraph-rsid="013b5d51"/>
    </style:style>
    <style:style style:name="P343" style:family="paragraph" style:parent-style-name="Standard">
      <style:paragraph-properties fo:text-align="justify" style:justify-single-word="false"/>
      <style:text-properties officeooo:rsid="013b5d51" officeooo:paragraph-rsid="015b0446"/>
    </style:style>
    <style:style style:name="P344" style:family="paragraph" style:parent-style-name="Standard">
      <style:paragraph-properties fo:text-align="justify" style:justify-single-word="false"/>
      <style:text-properties officeooo:rsid="013b5d51" officeooo:paragraph-rsid="015da402"/>
    </style:style>
    <style:style style:name="P345" style:family="paragraph" style:parent-style-name="Standard">
      <style:paragraph-properties fo:text-align="justify" style:justify-single-word="false"/>
      <style:text-properties officeooo:rsid="013b5d51" officeooo:paragraph-rsid="01645a86"/>
    </style:style>
    <style:style style:name="P346" style:family="paragraph" style:parent-style-name="Standard">
      <style:paragraph-properties fo:text-align="justify" style:justify-single-word="false"/>
      <style:text-properties officeooo:rsid="013b5d51" officeooo:paragraph-rsid="016656a5"/>
    </style:style>
    <style:style style:name="P347" style:family="paragraph" style:parent-style-name="Standard">
      <style:paragraph-properties fo:text-align="justify" style:justify-single-word="false"/>
      <style:text-properties officeooo:rsid="013b5d51" officeooo:paragraph-rsid="0174bad4"/>
    </style:style>
    <style:style style:name="P348" style:family="paragraph" style:parent-style-name="Standard">
      <style:paragraph-properties fo:text-align="justify" style:justify-single-word="false"/>
      <style:text-properties officeooo:rsid="013b5d51" officeooo:paragraph-rsid="017acb36"/>
    </style:style>
    <style:style style:name="P349" style:family="paragraph" style:parent-style-name="Standard">
      <style:paragraph-properties fo:text-align="justify" style:justify-single-word="false"/>
      <style:text-properties officeooo:rsid="013b5d51" officeooo:paragraph-rsid="018f6cd1"/>
    </style:style>
    <style:style style:name="P350" style:family="paragraph" style:parent-style-name="Standard">
      <style:paragraph-properties fo:text-align="justify" style:justify-single-word="false"/>
      <style:text-properties officeooo:rsid="013b5d51" officeooo:paragraph-rsid="01925ec7"/>
    </style:style>
    <style:style style:name="P351" style:family="paragraph" style:parent-style-name="Standard">
      <style:text-properties officeooo:paragraph-rsid="014b74a5"/>
    </style:style>
    <style:style style:name="P35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5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2" style:family="paragraph" style:parent-style-name="Footer">
      <style:text-properties style:font-name="Calibri" fo:font-size="11pt" fo:language="ca" fo:country="ES" officeooo:paragraph-rsid="001dc238" style:font-size-asian="11pt" style:font-size-complex="11pt"/>
    </style:style>
    <style:style style:name="P36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6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65"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66"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7" style:family="paragraph" style:parent-style-name="Standard">
      <style:paragraph-properties fo:margin-top="0.499cm" fo:margin-bottom="0.199cm" style:contextual-spacing="false" fo:text-align="end" style:justify-single-word="false"/>
      <style:text-properties officeooo:paragraph-rsid="001bba47"/>
    </style:style>
    <style:style style:name="P36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6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4" style:family="paragraph" style:parent-style-name="Standard">
      <style:paragraph-properties fo:margin-left="0cm" fo:margin-right="0cm" fo:text-align="start" style:justify-single-word="false" fo:text-indent="0cm" style:auto-text-indent="false"/>
    </style:style>
    <style:style style:name="P37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7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0"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1"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2"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3"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4" style:family="paragraph" style:parent-style-name="Standard">
      <style:paragraph-properties fo:margin-left="0cm" fo:margin-right="0cm" fo:text-align="start" style:justify-single-word="false" fo:text-indent="0cm" style:auto-text-indent="false"/>
      <style:text-properties style:text-underline-style="none"/>
    </style:style>
    <style:style style:name="P42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7" style:family="paragraph" style:parent-style-name="Text_20_body">
      <style:paragraph-properties fo:text-align="justify" style:justify-single-word="false"/>
      <style:text-properties officeooo:rsid="00511cfb" officeooo:paragraph-rsid="00511cfb"/>
    </style:style>
    <style:style style:name="P428" style:family="paragraph" style:parent-style-name="Contents_20_1">
      <style:paragraph-properties>
        <style:tab-stops>
          <style:tab-stop style:position="17cm" style:type="right" style:leader-style="dotted" style:leader-text="."/>
        </style:tab-stops>
      </style:paragraph-properties>
    </style:style>
    <style:style style:name="P429" style:family="paragraph" style:parent-style-name="Contents_20_2">
      <style:paragraph-properties>
        <style:tab-stops>
          <style:tab-stop style:position="17cm" style:type="right" style:leader-style="dotted" style:leader-text="."/>
        </style:tab-stops>
      </style:paragraph-properties>
    </style:style>
    <style:style style:name="P430" style:family="paragraph" style:parent-style-name="Heading_20_1" style:master-page-name="Cos">
      <style:paragraph-properties fo:text-align="center" style:justify-single-word="false" style:page-number="auto"/>
    </style:style>
    <style:style style:name="P431" style:family="paragraph" style:parent-style-name="Heading_20_1">
      <style:paragraph-properties fo:break-before="page"/>
      <style:text-properties officeooo:rsid="002e6a31" officeooo:paragraph-rsid="002e6a31"/>
    </style:style>
    <style:style style:name="P432" style:family="paragraph" style:parent-style-name="Heading_20_2">
      <style:text-properties officeooo:rsid="00469a69" officeooo:paragraph-rsid="002e6a31"/>
    </style:style>
    <style:style style:name="P433" style:family="paragraph" style:parent-style-name="Heading_20_2">
      <style:text-properties officeooo:rsid="00469a69" officeooo:paragraph-rsid="00490514"/>
    </style:style>
    <style:style style:name="P434" style:family="paragraph" style:parent-style-name="Heading_20_2">
      <style:text-properties officeooo:rsid="00469a69" officeooo:paragraph-rsid="0051d571"/>
    </style:style>
    <style:style style:name="P435" style:family="paragraph" style:parent-style-name="Heading_20_2">
      <style:text-properties officeooo:rsid="00469a69" officeooo:paragraph-rsid="0053a1b3"/>
    </style:style>
    <style:style style:name="P436" style:family="paragraph" style:parent-style-name="Heading_20_2">
      <style:text-properties officeooo:rsid="00469a69" officeooo:paragraph-rsid="005fc6ef"/>
    </style:style>
    <style:style style:name="P437" style:family="paragraph" style:parent-style-name="Heading_20_2">
      <style:text-properties officeooo:rsid="00469a69" officeooo:paragraph-rsid="0067e248"/>
    </style:style>
    <style:style style:name="P438" style:family="paragraph" style:parent-style-name="Heading_20_2">
      <style:text-properties officeooo:rsid="00469a69" officeooo:paragraph-rsid="006cc756"/>
    </style:style>
    <style:style style:name="P439" style:family="paragraph" style:parent-style-name="Heading_20_2">
      <style:text-properties officeooo:rsid="00469a69" officeooo:paragraph-rsid="006ecd82"/>
    </style:style>
    <style:style style:name="P440" style:family="paragraph" style:parent-style-name="Heading_20_2">
      <style:text-properties officeooo:rsid="00469a69" officeooo:paragraph-rsid="0078fc16"/>
    </style:style>
    <style:style style:name="P441" style:family="paragraph" style:parent-style-name="Heading_20_2">
      <style:paragraph-properties fo:text-align="justify" style:justify-single-word="false"/>
      <style:text-properties officeooo:rsid="00469a69" officeooo:paragraph-rsid="007ddfe8"/>
    </style:style>
    <style:style style:name="P442" style:family="paragraph" style:parent-style-name="Heading_20_2">
      <style:paragraph-properties fo:text-align="justify" style:justify-single-word="false"/>
      <style:text-properties officeooo:rsid="00469a69" officeooo:paragraph-rsid="0083578d"/>
    </style:style>
    <style:style style:name="P443" style:family="paragraph" style:parent-style-name="Heading_20_2">
      <style:text-properties officeooo:rsid="00469a69" officeooo:paragraph-rsid="0108b8e9"/>
    </style:style>
    <style:style style:name="P444" style:family="paragraph" style:parent-style-name="Heading_20_2">
      <style:paragraph-properties fo:text-align="justify" style:justify-single-word="false"/>
      <style:text-properties officeooo:paragraph-rsid="0087d185"/>
    </style:style>
    <style:style style:name="P445" style:family="paragraph" style:parent-style-name="Heading_20_2">
      <style:paragraph-properties fo:text-align="justify" style:justify-single-word="false"/>
      <style:text-properties officeooo:paragraph-rsid="008c37e8"/>
    </style:style>
    <style:style style:name="P446" style:family="paragraph" style:parent-style-name="Heading_20_2">
      <style:paragraph-properties fo:text-align="justify" style:justify-single-word="false"/>
      <style:text-properties officeooo:paragraph-rsid="00964fe4"/>
    </style:style>
    <style:style style:name="P447" style:family="paragraph" style:parent-style-name="Heading_20_2">
      <style:paragraph-properties fo:text-align="justify" style:justify-single-word="false"/>
      <style:text-properties officeooo:paragraph-rsid="009e01e9"/>
    </style:style>
    <style:style style:name="P448" style:family="paragraph" style:parent-style-name="Heading_20_2">
      <style:paragraph-properties fo:text-align="justify" style:justify-single-word="false"/>
      <style:text-properties officeooo:paragraph-rsid="009fa0eb"/>
    </style:style>
    <style:style style:name="P449" style:family="paragraph" style:parent-style-name="Heading_20_2">
      <style:paragraph-properties fo:text-align="justify" style:justify-single-word="false"/>
      <style:text-properties officeooo:paragraph-rsid="00a18b49"/>
    </style:style>
    <style:style style:name="P450" style:family="paragraph" style:parent-style-name="Heading_20_2">
      <style:paragraph-properties fo:text-align="justify" style:justify-single-word="false"/>
      <style:text-properties officeooo:paragraph-rsid="00b1b7d9"/>
    </style:style>
    <style:style style:name="P451" style:family="paragraph" style:parent-style-name="Heading_20_2">
      <style:paragraph-properties fo:text-align="justify" style:justify-single-word="false"/>
      <style:text-properties officeooo:paragraph-rsid="00c0adb5"/>
    </style:style>
    <style:style style:name="P452" style:family="paragraph" style:parent-style-name="Heading_20_2">
      <style:paragraph-properties fo:text-align="justify" style:justify-single-word="false"/>
      <style:text-properties officeooo:paragraph-rsid="00cc1c4c"/>
    </style:style>
    <style:style style:name="P453" style:family="paragraph" style:parent-style-name="Heading_20_2">
      <style:paragraph-properties fo:text-align="justify" style:justify-single-word="false"/>
      <style:text-properties officeooo:paragraph-rsid="00d823ce"/>
    </style:style>
    <style:style style:name="P454" style:family="paragraph" style:parent-style-name="Heading_20_2">
      <style:paragraph-properties fo:text-align="justify" style:justify-single-word="false"/>
      <style:text-properties officeooo:paragraph-rsid="00d83d57"/>
    </style:style>
    <style:style style:name="P455" style:family="paragraph" style:parent-style-name="Heading_20_2">
      <style:paragraph-properties fo:text-align="justify" style:justify-single-word="false"/>
      <style:text-properties officeooo:paragraph-rsid="00f24af6"/>
    </style:style>
    <style:style style:name="P456" style:family="paragraph" style:parent-style-name="Heading_20_2">
      <style:paragraph-properties fo:text-align="justify" style:justify-single-word="false"/>
      <style:text-properties officeooo:paragraph-rsid="00f6c32b"/>
    </style:style>
    <style:style style:name="P457" style:family="paragraph" style:parent-style-name="Heading_20_2">
      <style:paragraph-properties fo:text-align="justify" style:justify-single-word="false"/>
      <style:text-properties officeooo:paragraph-rsid="011b3c62"/>
    </style:style>
    <style:style style:name="P458" style:family="paragraph" style:parent-style-name="Heading_20_2">
      <style:paragraph-properties fo:text-align="justify" style:justify-single-word="false"/>
      <style:text-properties officeooo:paragraph-rsid="011d3de9"/>
    </style:style>
    <style:style style:name="P459" style:family="paragraph" style:parent-style-name="Heading_20_2">
      <style:paragraph-properties fo:text-align="justify" style:justify-single-word="false"/>
      <style:text-properties officeooo:paragraph-rsid="0129def4"/>
    </style:style>
    <style:style style:name="P460" style:family="paragraph" style:parent-style-name="Heading_20_2">
      <style:paragraph-properties fo:text-align="justify" style:justify-single-word="false"/>
      <style:text-properties officeooo:paragraph-rsid="01355a2b"/>
    </style:style>
    <style:style style:name="P461" style:family="paragraph" style:parent-style-name="Heading_20_2">
      <style:paragraph-properties fo:text-align="justify" style:justify-single-word="false"/>
      <style:text-properties officeooo:paragraph-rsid="0139a139"/>
    </style:style>
    <style:style style:name="P462" style:family="paragraph" style:parent-style-name="Heading_20_2">
      <style:paragraph-properties fo:text-align="justify" style:justify-single-word="false"/>
      <style:text-properties officeooo:paragraph-rsid="013b0ce7"/>
    </style:style>
    <style:style style:name="P463" style:family="paragraph" style:parent-style-name="Heading_20_2">
      <style:paragraph-properties fo:text-align="justify" style:justify-single-word="false"/>
      <style:text-properties officeooo:paragraph-rsid="015b0446"/>
    </style:style>
    <style:style style:name="P464" style:family="paragraph" style:parent-style-name="Heading_20_2">
      <style:paragraph-properties fo:text-align="justify" style:justify-single-word="false"/>
      <style:text-properties officeooo:paragraph-rsid="015da402"/>
    </style:style>
    <style:style style:name="P465" style:family="paragraph" style:parent-style-name="Heading_20_2">
      <style:paragraph-properties fo:text-align="justify" style:justify-single-word="false"/>
      <style:text-properties officeooo:paragraph-rsid="01645a86"/>
    </style:style>
    <style:style style:name="P466" style:family="paragraph" style:parent-style-name="Heading_20_2">
      <style:paragraph-properties fo:text-align="justify" style:justify-single-word="false"/>
      <style:text-properties officeooo:paragraph-rsid="016656a5"/>
    </style:style>
    <style:style style:name="P467" style:family="paragraph" style:parent-style-name="Heading_20_2">
      <style:paragraph-properties fo:text-align="justify" style:justify-single-word="false"/>
      <style:text-properties officeooo:paragraph-rsid="0174bad4"/>
    </style:style>
    <style:style style:name="P468" style:family="paragraph" style:parent-style-name="Heading_20_2">
      <style:paragraph-properties fo:text-align="justify" style:justify-single-word="false"/>
      <style:text-properties officeooo:paragraph-rsid="017acb36"/>
    </style:style>
    <style:style style:name="P469" style:family="paragraph" style:parent-style-name="Heading_20_2">
      <style:paragraph-properties fo:text-align="justify" style:justify-single-word="false"/>
      <style:text-properties officeooo:paragraph-rsid="018f6cd1"/>
    </style:style>
    <style:style style:name="P470" style:family="paragraph" style:parent-style-name="Heading_20_2">
      <style:paragraph-properties fo:text-align="justify" style:justify-single-word="false"/>
      <style:text-properties officeooo:paragraph-rsid="01925ec7"/>
    </style:style>
    <style:style style:name="P471" style:family="paragraph" style:parent-style-name="Heading_20_2">
      <style:text-properties officeooo:paragraph-rsid="010b0562"/>
    </style:style>
    <style:style style:name="P472" style:family="paragraph" style:parent-style-name="Standard" style:list-style-name="L1">
      <style:text-properties officeooo:paragraph-rsid="0042eb09"/>
    </style:style>
    <style:style style:name="P473" style:family="paragraph" style:parent-style-name="Standard" style:list-style-name="L1">
      <style:text-properties officeooo:paragraph-rsid="0051d571"/>
    </style:style>
    <style:style style:name="P474" style:family="paragraph" style:parent-style-name="Standard" style:list-style-name="L2">
      <style:text-properties officeooo:rsid="00272da6" officeooo:paragraph-rsid="00272da6"/>
    </style:style>
    <style:style style:name="P475" style:family="paragraph" style:parent-style-name="Standard" style:list-style-name="L6">
      <style:text-properties officeooo:rsid="00272da6" officeooo:paragraph-rsid="0051d571"/>
    </style:style>
    <style:style style:name="P476" style:family="paragraph" style:parent-style-name="Standard" style:list-style-name="L8">
      <style:text-properties officeooo:rsid="00272da6" officeooo:paragraph-rsid="0053a1b3"/>
    </style:style>
    <style:style style:name="P477" style:family="paragraph" style:parent-style-name="Standard" style:list-style-name="L10">
      <style:text-properties officeooo:rsid="00272da6" officeooo:paragraph-rsid="005fc6ef"/>
    </style:style>
    <style:style style:name="P478" style:family="paragraph" style:parent-style-name="Standard" style:list-style-name="L11">
      <style:paragraph-properties fo:text-align="justify" style:justify-single-word="false"/>
      <style:text-properties officeooo:rsid="00272da6" officeooo:paragraph-rsid="005fc6ef"/>
    </style:style>
    <style:style style:name="P479" style:family="paragraph" style:parent-style-name="Standard" style:list-style-name="L13">
      <style:paragraph-properties fo:text-align="justify" style:justify-single-word="false"/>
      <style:text-properties officeooo:rsid="00272da6" officeooo:paragraph-rsid="0067e248"/>
    </style:style>
    <style:style style:name="P480" style:family="paragraph" style:parent-style-name="Standard" style:list-style-name="L21">
      <style:paragraph-properties fo:text-align="justify" style:justify-single-word="false"/>
      <style:text-properties officeooo:rsid="00272da6" officeooo:paragraph-rsid="0078fc16"/>
    </style:style>
    <style:style style:name="P481" style:family="paragraph" style:parent-style-name="Standard">
      <style:paragraph-properties fo:text-align="justify" style:justify-single-word="false"/>
      <style:text-properties officeooo:rsid="00272da6" officeooo:paragraph-rsid="01925ec7"/>
    </style:style>
    <style:style style:name="P482" style:family="paragraph" style:parent-style-name="Standard" style:list-style-name="L3">
      <style:paragraph-properties fo:text-align="justify" style:justify-single-word="false"/>
      <style:text-properties officeooo:rsid="0042eb09" officeooo:paragraph-rsid="0042eb09"/>
    </style:style>
    <style:style style:name="P483" style:family="paragraph" style:parent-style-name="Standard" style:list-style-name="L7">
      <style:paragraph-properties fo:text-align="justify" style:justify-single-word="false"/>
      <style:text-properties officeooo:rsid="0042eb09" officeooo:paragraph-rsid="0051d571"/>
    </style:style>
    <style:style style:name="P484" style:family="paragraph" style:parent-style-name="Standard" style:list-style-name="L1">
      <style:text-properties officeooo:rsid="00490514" officeooo:paragraph-rsid="005003b0"/>
    </style:style>
    <style:style style:name="P485" style:family="paragraph" style:parent-style-name="Standard" style:list-style-name="L1">
      <style:text-properties officeooo:rsid="00490514" officeooo:paragraph-rsid="00490514"/>
    </style:style>
    <style:style style:name="P486" style:family="paragraph" style:parent-style-name="Standard" style:list-style-name="L4">
      <style:text-properties officeooo:rsid="004b4673" officeooo:paragraph-rsid="004b4673"/>
    </style:style>
    <style:style style:name="P487" style:family="paragraph" style:parent-style-name="Standard" style:list-style-name="L1">
      <style:text-properties officeooo:rsid="0103ba70" officeooo:paragraph-rsid="0053a1b3"/>
    </style:style>
    <style:style style:name="P488" style:family="paragraph" style:parent-style-name="Standard" style:list-style-name="L60">
      <style:text-properties officeooo:rsid="0103ba70" officeooo:paragraph-rsid="01109b75"/>
    </style:style>
    <style:style style:name="P489" style:family="paragraph" style:parent-style-name="Standard" style:list-style-name="L60">
      <style:text-properties officeooo:rsid="0103ba70" officeooo:paragraph-rsid="0111991b"/>
    </style:style>
    <style:style style:name="P490" style:family="paragraph" style:parent-style-name="Standard" style:list-style-name="L9">
      <style:paragraph-properties fo:text-align="justify" style:justify-single-word="false"/>
      <style:text-properties officeooo:rsid="00570fd3" officeooo:paragraph-rsid="00570fd3"/>
    </style:style>
    <style:style style:name="P491" style:family="paragraph" style:parent-style-name="Standard" style:list-style-name="L1">
      <style:text-properties officeooo:rsid="005fc6ef" officeooo:paragraph-rsid="007dfd8c"/>
    </style:style>
    <style:style style:name="P492" style:family="paragraph" style:parent-style-name="Standard" style:list-style-name="L1">
      <style:text-properties officeooo:rsid="005fc6ef" officeooo:paragraph-rsid="0067e248"/>
    </style:style>
    <style:style style:name="P493" style:family="paragraph" style:parent-style-name="Standard" style:list-style-name="L1">
      <style:text-properties officeooo:rsid="005fc6ef" officeooo:paragraph-rsid="0078fc16"/>
    </style:style>
    <style:style style:name="P494" style:family="paragraph" style:parent-style-name="Standard" style:list-style-name="L1">
      <style:text-properties officeooo:rsid="005fc6ef" officeooo:paragraph-rsid="0108b8e9"/>
    </style:style>
    <style:style style:name="P495" style:family="paragraph" style:parent-style-name="Standard" style:list-style-name="L14">
      <style:text-properties officeooo:rsid="005fc6ef" officeooo:paragraph-rsid="006cc756"/>
    </style:style>
    <style:style style:name="P496" style:family="paragraph" style:parent-style-name="Standard" style:list-style-name="L14">
      <style:text-properties officeooo:rsid="005fc6ef" officeooo:paragraph-rsid="00709e6b"/>
    </style:style>
    <style:style style:name="P497" style:family="paragraph" style:parent-style-name="Standard" style:list-style-name="L61">
      <style:text-properties officeooo:rsid="005fc6ef" officeooo:paragraph-rsid="0111991b"/>
    </style:style>
    <style:style style:name="P498" style:family="paragraph" style:parent-style-name="Standard" style:list-style-name="L61">
      <style:text-properties officeooo:rsid="005fc6ef" officeooo:paragraph-rsid="01147293"/>
    </style:style>
    <style:style style:name="P499" style:family="paragraph" style:parent-style-name="Standard" style:list-style-name="L1">
      <style:text-properties officeooo:rsid="00631401" officeooo:paragraph-rsid="007dfd8c"/>
    </style:style>
    <style:style style:name="P500" style:family="paragraph" style:parent-style-name="Standard" style:list-style-name="L12">
      <style:text-properties officeooo:rsid="00684807" officeooo:paragraph-rsid="00684807"/>
    </style:style>
    <style:style style:name="P501" style:family="paragraph" style:parent-style-name="Standard" style:list-style-name="L15">
      <style:text-properties officeooo:rsid="00684807" officeooo:paragraph-rsid="006cc756"/>
    </style:style>
    <style:style style:name="P502" style:family="paragraph" style:parent-style-name="Standard" style:list-style-name="L12">
      <style:text-properties officeooo:rsid="006ae1bd" officeooo:paragraph-rsid="006ae1bd"/>
    </style:style>
    <style:style style:name="P503" style:family="paragraph" style:parent-style-name="Standard" style:list-style-name="L16">
      <style:text-properties officeooo:rsid="006d183d" officeooo:paragraph-rsid="006d183d"/>
    </style:style>
    <style:style style:name="P504" style:family="paragraph" style:parent-style-name="Standard" style:list-style-name="L17">
      <style:paragraph-properties fo:text-align="justify" style:justify-single-word="false"/>
      <style:text-properties officeooo:rsid="006d183d" officeooo:paragraph-rsid="006d183d"/>
    </style:style>
    <style:style style:name="P505" style:family="paragraph" style:parent-style-name="Standard" style:list-style-name="L19">
      <style:paragraph-properties fo:text-align="justify" style:justify-single-word="false"/>
      <style:text-properties officeooo:rsid="006d183d" officeooo:paragraph-rsid="006ecd82"/>
    </style:style>
    <style:style style:name="P506" style:family="paragraph" style:parent-style-name="Standard" style:list-style-name="L43">
      <style:paragraph-properties fo:text-align="justify" style:justify-single-word="false"/>
      <style:text-properties officeooo:rsid="006d183d" officeooo:paragraph-rsid="00b556d5"/>
    </style:style>
    <style:style style:name="P507" style:family="paragraph" style:parent-style-name="Standard" style:list-style-name="L42">
      <style:paragraph-properties fo:text-align="justify" style:justify-single-word="false"/>
      <style:text-properties officeooo:rsid="006d183d" officeooo:paragraph-rsid="00d83d57"/>
    </style:style>
    <style:style style:name="P508" style:family="paragraph" style:parent-style-name="Standard" style:list-style-name="L57">
      <style:paragraph-properties fo:text-align="justify" style:justify-single-word="false"/>
      <style:text-properties officeooo:rsid="006d183d" officeooo:paragraph-rsid="00f6c32b"/>
    </style:style>
    <style:style style:name="P509" style:family="paragraph" style:parent-style-name="Standard" style:list-style-name="L18">
      <style:text-properties officeooo:rsid="00736b32" officeooo:paragraph-rsid="00736b32"/>
    </style:style>
    <style:style style:name="P510" style:family="paragraph" style:parent-style-name="Standard" style:list-style-name="L18">
      <style:text-properties officeooo:rsid="00736b32" officeooo:paragraph-rsid="007f9b52"/>
    </style:style>
    <style:style style:name="P511" style:family="paragraph" style:parent-style-name="Standard" style:list-style-name="L28">
      <style:text-properties officeooo:rsid="00736b32" officeooo:paragraph-rsid="008c37e8"/>
    </style:style>
    <style:style style:name="P512" style:family="paragraph" style:parent-style-name="Standard" style:list-style-name="L20">
      <style:text-properties officeooo:rsid="00799b55" officeooo:paragraph-rsid="00799b55"/>
    </style:style>
    <style:style style:name="P513" style:family="paragraph" style:parent-style-name="Standard" style:list-style-name="L20">
      <style:paragraph-properties fo:text-align="justify" style:justify-single-word="false"/>
      <style:text-properties officeooo:rsid="00799b55" officeooo:paragraph-rsid="007e7cc1"/>
    </style:style>
    <style:style style:name="P514" style:family="paragraph" style:parent-style-name="Standard" style:list-style-name="L23">
      <style:paragraph-properties fo:text-align="justify" style:justify-single-word="false"/>
      <style:text-properties officeooo:rsid="00799b55" officeooo:paragraph-rsid="00866800"/>
    </style:style>
    <style:style style:name="P515" style:family="paragraph" style:parent-style-name="Standard" style:list-style-name="L24">
      <style:paragraph-properties fo:text-align="justify" style:justify-single-word="false"/>
      <style:text-properties officeooo:rsid="00799b55" officeooo:paragraph-rsid="0083578d"/>
    </style:style>
    <style:style style:name="P516" style:family="paragraph" style:parent-style-name="Standard" style:list-style-name="L26">
      <style:paragraph-properties fo:text-align="justify" style:justify-single-word="false"/>
      <style:text-properties officeooo:rsid="00799b55" officeooo:paragraph-rsid="0087d185"/>
    </style:style>
    <style:style style:name="P517" style:family="paragraph" style:parent-style-name="Standard" style:list-style-name="L29">
      <style:paragraph-properties fo:text-align="justify" style:justify-single-word="false"/>
      <style:text-properties officeooo:rsid="00799b55" officeooo:paragraph-rsid="008c37e8"/>
    </style:style>
    <style:style style:name="P518" style:family="paragraph" style:parent-style-name="Standard" style:list-style-name="L31">
      <style:paragraph-properties fo:text-align="justify" style:justify-single-word="false"/>
      <style:text-properties officeooo:rsid="00799b55" officeooo:paragraph-rsid="00964fe4"/>
    </style:style>
    <style:style style:name="P519" style:family="paragraph" style:parent-style-name="Standard" style:list-style-name="L33">
      <style:paragraph-properties fo:text-align="justify" style:justify-single-word="false"/>
      <style:text-properties officeooo:rsid="00799b55" officeooo:paragraph-rsid="009e01e9"/>
    </style:style>
    <style:style style:name="P520" style:family="paragraph" style:parent-style-name="Standard" style:list-style-name="L35">
      <style:paragraph-properties fo:text-align="justify" style:justify-single-word="false"/>
      <style:text-properties officeooo:rsid="00799b55" officeooo:paragraph-rsid="009fa0eb"/>
    </style:style>
    <style:style style:name="P521" style:family="paragraph" style:parent-style-name="Standard" style:list-style-name="L38">
      <style:paragraph-properties fo:text-align="justify" style:justify-single-word="false"/>
      <style:text-properties officeooo:rsid="00799b55" officeooo:paragraph-rsid="00a18b49"/>
    </style:style>
    <style:style style:name="P522" style:family="paragraph" style:parent-style-name="Standard" style:list-style-name="L43">
      <style:paragraph-properties fo:text-align="justify" style:justify-single-word="false"/>
      <style:text-properties officeooo:rsid="00799b55" officeooo:paragraph-rsid="00b1b7d9"/>
    </style:style>
    <style:style style:name="P523" style:family="paragraph" style:parent-style-name="Standard" style:list-style-name="L58">
      <style:text-properties officeooo:rsid="00799b55" officeooo:paragraph-rsid="0108b8e9"/>
    </style:style>
    <style:style style:name="P524" style:family="paragraph" style:parent-style-name="Standard" style:list-style-name="L62">
      <style:text-properties officeooo:rsid="00799b55" officeooo:paragraph-rsid="010b0562"/>
    </style:style>
    <style:style style:name="P525" style:family="paragraph" style:parent-style-name="Standard" style:list-style-name="L62">
      <style:text-properties officeooo:rsid="00799b55" officeooo:paragraph-rsid="019a1d62"/>
    </style:style>
    <style:style style:name="P526" style:family="paragraph" style:parent-style-name="Standard" style:list-style-name="L22">
      <style:paragraph-properties fo:text-align="justify" style:justify-single-word="false"/>
      <style:text-properties officeooo:rsid="007ddfe8" officeooo:paragraph-rsid="007ddfe8"/>
    </style:style>
    <style:style style:name="P527" style:family="paragraph" style:parent-style-name="Standard" style:list-style-name="L22">
      <style:paragraph-properties fo:text-align="justify" style:justify-single-word="false"/>
      <style:text-properties officeooo:rsid="007ddfe8" officeooo:paragraph-rsid="007e7cc1"/>
    </style:style>
    <style:style style:name="P528" style:family="paragraph" style:parent-style-name="Standard" style:list-style-name="L22">
      <style:paragraph-properties fo:text-align="justify" style:justify-single-word="false"/>
      <style:text-properties officeooo:rsid="007ddfe8" officeooo:paragraph-rsid="00847eb0"/>
    </style:style>
    <style:style style:name="P529" style:family="paragraph" style:parent-style-name="Standard" style:list-style-name="L22">
      <style:paragraph-properties fo:text-align="justify" style:justify-single-word="false"/>
      <style:text-properties officeooo:rsid="007ddfe8" officeooo:paragraph-rsid="0088989a"/>
    </style:style>
    <style:style style:name="P530" style:family="paragraph" style:parent-style-name="Standard" style:list-style-name="L22">
      <style:paragraph-properties fo:text-align="justify" style:justify-single-word="false"/>
      <style:text-properties officeooo:rsid="007ddfe8" officeooo:paragraph-rsid="008c37e8"/>
    </style:style>
    <style:style style:name="P531" style:family="paragraph" style:parent-style-name="Standard" style:list-style-name="L22">
      <style:paragraph-properties fo:text-align="justify" style:justify-single-word="false"/>
      <style:text-properties officeooo:rsid="007ddfe8" officeooo:paragraph-rsid="008f574f"/>
    </style:style>
    <style:style style:name="P532" style:family="paragraph" style:parent-style-name="Standard" style:list-style-name="L22">
      <style:paragraph-properties fo:text-align="justify" style:justify-single-word="false"/>
      <style:text-properties officeooo:rsid="007ddfe8" officeooo:paragraph-rsid="009246f4"/>
    </style:style>
    <style:style style:name="P533" style:family="paragraph" style:parent-style-name="Standard" style:list-style-name="L22">
      <style:paragraph-properties fo:text-align="justify" style:justify-single-word="false"/>
      <style:text-properties officeooo:rsid="007ddfe8" officeooo:paragraph-rsid="0093ceaf"/>
    </style:style>
    <style:style style:name="P534" style:family="paragraph" style:parent-style-name="Standard" style:list-style-name="L22">
      <style:paragraph-properties fo:text-align="justify" style:justify-single-word="false"/>
      <style:text-properties officeooo:rsid="007ddfe8" officeooo:paragraph-rsid="009a3c41"/>
    </style:style>
    <style:style style:name="P535" style:family="paragraph" style:parent-style-name="Standard" style:list-style-name="L22">
      <style:paragraph-properties fo:text-align="justify" style:justify-single-word="false"/>
      <style:text-properties officeooo:rsid="007ddfe8" officeooo:paragraph-rsid="009d0b72"/>
    </style:style>
    <style:style style:name="P536" style:family="paragraph" style:parent-style-name="Standard" style:list-style-name="L22">
      <style:paragraph-properties fo:text-align="justify" style:justify-single-word="false"/>
      <style:text-properties officeooo:rsid="007ddfe8" officeooo:paragraph-rsid="009e01e9"/>
    </style:style>
    <style:style style:name="P537" style:family="paragraph" style:parent-style-name="Standard" style:list-style-name="L22">
      <style:paragraph-properties fo:text-align="justify" style:justify-single-word="false"/>
      <style:text-properties officeooo:rsid="007ddfe8" officeooo:paragraph-rsid="009fa0eb"/>
    </style:style>
    <style:style style:name="P538" style:family="paragraph" style:parent-style-name="Standard" style:list-style-name="L22">
      <style:paragraph-properties fo:text-align="justify" style:justify-single-word="false"/>
      <style:text-properties officeooo:rsid="007ddfe8" officeooo:paragraph-rsid="00a257b5"/>
    </style:style>
    <style:style style:name="P539" style:family="paragraph" style:parent-style-name="Standard" style:list-style-name="L22">
      <style:paragraph-properties fo:text-align="justify" style:justify-single-word="false"/>
      <style:text-properties officeooo:rsid="007ddfe8" officeooo:paragraph-rsid="00a4587a"/>
    </style:style>
    <style:style style:name="P540" style:family="paragraph" style:parent-style-name="Standard" style:list-style-name="L22">
      <style:paragraph-properties fo:text-align="justify" style:justify-single-word="false"/>
      <style:text-properties officeooo:rsid="007ddfe8" officeooo:paragraph-rsid="00aa1124"/>
    </style:style>
    <style:style style:name="P541" style:family="paragraph" style:parent-style-name="Standard" style:list-style-name="L22">
      <style:paragraph-properties fo:text-align="justify" style:justify-single-word="false"/>
      <style:text-properties officeooo:rsid="007ddfe8" officeooo:paragraph-rsid="00d823ce"/>
    </style:style>
    <style:style style:name="P542" style:family="paragraph" style:parent-style-name="Standard" style:list-style-name="L39">
      <style:paragraph-properties fo:text-align="justify" style:justify-single-word="false"/>
      <style:text-properties officeooo:rsid="007ddfe8" officeooo:paragraph-rsid="00b1b7d9"/>
    </style:style>
    <style:style style:name="P543" style:family="paragraph" style:parent-style-name="Standard" style:list-style-name="L45">
      <style:paragraph-properties fo:text-align="justify" style:justify-single-word="false"/>
      <style:text-properties officeooo:rsid="007ddfe8" officeooo:paragraph-rsid="00d3a383"/>
    </style:style>
    <style:style style:name="P544" style:family="paragraph" style:parent-style-name="Standard" style:list-style-name="L64">
      <style:paragraph-properties fo:text-align="justify" style:justify-single-word="false"/>
      <style:text-properties officeooo:rsid="007ddfe8" officeooo:paragraph-rsid="01355a2b"/>
    </style:style>
    <style:style style:name="P545" style:family="paragraph" style:parent-style-name="Standard" style:list-style-name="L64">
      <style:paragraph-properties fo:text-align="justify" style:justify-single-word="false"/>
      <style:text-properties officeooo:rsid="007ddfe8" officeooo:paragraph-rsid="0139a139"/>
    </style:style>
    <style:style style:name="P546" style:family="paragraph" style:parent-style-name="Standard" style:list-style-name="L64">
      <style:paragraph-properties fo:text-align="justify" style:justify-single-word="false"/>
      <style:text-properties officeooo:rsid="007ddfe8" officeooo:paragraph-rsid="013c628d"/>
    </style:style>
    <style:style style:name="P547" style:family="paragraph" style:parent-style-name="Standard" style:list-style-name="L80">
      <style:paragraph-properties fo:text-align="justify" style:justify-single-word="false"/>
      <style:text-properties officeooo:rsid="007ddfe8" officeooo:paragraph-rsid="015b0446"/>
    </style:style>
    <style:style style:name="P548" style:family="paragraph" style:parent-style-name="Standard" style:list-style-name="L25">
      <style:text-properties officeooo:paragraph-rsid="0087d185"/>
    </style:style>
    <style:style style:name="P549" style:family="paragraph" style:parent-style-name="Standard" style:list-style-name="L27">
      <style:paragraph-properties fo:text-align="justify" style:justify-single-word="false"/>
      <style:text-properties officeooo:rsid="008afe7f" officeooo:paragraph-rsid="008afe7f"/>
    </style:style>
    <style:style style:name="P55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5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6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0" style:family="paragraph" style:parent-style-name="Standard" style:list-style-name="L28">
      <style:paragraph-properties fo:text-align="start" style:justify-single-word="false"/>
      <style:text-properties officeooo:paragraph-rsid="008c37e8"/>
    </style:style>
    <style:style style:name="P571" style:family="paragraph" style:parent-style-name="Standard" style:list-style-name="L28">
      <style:paragraph-properties fo:text-align="start" style:justify-single-word="false"/>
      <style:text-properties officeooo:paragraph-rsid="00a621ab"/>
    </style:style>
    <style:style style:name="P572" style:family="paragraph" style:parent-style-name="Standard" style:list-style-name="L41">
      <style:paragraph-properties fo:text-align="start" style:justify-single-word="false"/>
      <style:text-properties officeooo:paragraph-rsid="00b1b7d9"/>
    </style:style>
    <style:style style:name="P573" style:family="paragraph" style:parent-style-name="Standard" style:list-style-name="L47">
      <style:paragraph-properties fo:text-align="start" style:justify-single-word="false"/>
      <style:text-properties officeooo:paragraph-rsid="00d3a383"/>
    </style:style>
    <style:style style:name="P574" style:family="paragraph" style:parent-style-name="Standard" style:list-style-name="L56">
      <style:paragraph-properties fo:text-align="start" style:justify-single-word="false"/>
      <style:text-properties officeooo:paragraph-rsid="00f2f124"/>
    </style:style>
    <style:style style:name="P575" style:family="paragraph" style:parent-style-name="Standard" style:list-style-name="L56">
      <style:paragraph-properties fo:text-align="start" style:justify-single-word="false"/>
      <style:text-properties officeooo:paragraph-rsid="00f7637d"/>
    </style:style>
    <style:style style:name="P576" style:family="paragraph" style:parent-style-name="Standard" style:list-style-name="L77">
      <style:paragraph-properties fo:text-align="start" style:justify-single-word="false"/>
      <style:text-properties officeooo:paragraph-rsid="015b0446"/>
    </style:style>
    <style:style style:name="P577" style:family="paragraph" style:parent-style-name="Standard" style:list-style-name="L77">
      <style:paragraph-properties fo:text-align="start" style:justify-single-word="false"/>
      <style:text-properties officeooo:paragraph-rsid="015da402"/>
    </style:style>
    <style:style style:name="P578" style:family="paragraph" style:parent-style-name="Standard" style:list-style-name="L83">
      <style:paragraph-properties fo:text-align="start" style:justify-single-word="false"/>
      <style:text-properties officeooo:paragraph-rsid="015da402"/>
    </style:style>
    <style:style style:name="P579" style:family="paragraph" style:parent-style-name="Standard" style:list-style-name="L86">
      <style:paragraph-properties fo:text-align="start" style:justify-single-word="false"/>
      <style:text-properties officeooo:paragraph-rsid="01645a86"/>
    </style:style>
    <style:style style:name="P580" style:family="paragraph" style:parent-style-name="Standard" style:list-style-name="L89">
      <style:paragraph-properties fo:text-align="start" style:justify-single-word="false"/>
      <style:text-properties officeooo:paragraph-rsid="016656a5"/>
    </style:style>
    <style:style style:name="P581" style:family="paragraph" style:parent-style-name="Standard" style:list-style-name="L91">
      <style:paragraph-properties fo:text-align="start" style:justify-single-word="false"/>
      <style:text-properties officeooo:paragraph-rsid="0174bad4"/>
    </style:style>
    <style:style style:name="P582" style:family="paragraph" style:parent-style-name="Standard" style:list-style-name="L94">
      <style:paragraph-properties fo:text-align="start" style:justify-single-word="false"/>
      <style:text-properties officeooo:paragraph-rsid="017c571b"/>
    </style:style>
    <style:style style:name="P583" style:family="paragraph" style:parent-style-name="Standard" style:list-style-name="L94">
      <style:paragraph-properties fo:text-align="start" style:justify-single-word="false"/>
      <style:text-properties officeooo:paragraph-rsid="017c2425"/>
    </style:style>
    <style:style style:name="P584" style:family="paragraph" style:parent-style-name="Standard" style:list-style-name="L94">
      <style:paragraph-properties fo:text-align="start" style:justify-single-word="false"/>
      <style:text-properties officeooo:paragraph-rsid="017ca942"/>
    </style:style>
    <style:style style:name="P585" style:family="paragraph" style:parent-style-name="Standard" style:list-style-name="L30">
      <style:text-properties officeooo:rsid="00964fe4" officeooo:paragraph-rsid="00964fe4"/>
    </style:style>
    <style:style style:name="P586" style:family="paragraph" style:parent-style-name="Standard" style:list-style-name="L32">
      <style:text-properties officeooo:rsid="00964fe4" officeooo:paragraph-rsid="009e01e9"/>
    </style:style>
    <style:style style:name="P587" style:family="paragraph" style:parent-style-name="Standard" style:list-style-name="L34">
      <style:text-properties officeooo:rsid="00964fe4" officeooo:paragraph-rsid="009fa0eb"/>
    </style:style>
    <style:style style:name="P588" style:family="paragraph" style:parent-style-name="Standard" style:list-style-name="L37">
      <style:text-properties officeooo:rsid="00964fe4" officeooo:paragraph-rsid="00a621ab"/>
    </style:style>
    <style:style style:name="P589" style:family="paragraph" style:parent-style-name="Standard" style:list-style-name="L40">
      <style:text-properties officeooo:rsid="00964fe4" officeooo:paragraph-rsid="00b1b7d9"/>
    </style:style>
    <style:style style:name="P590" style:family="paragraph" style:parent-style-name="Standard" style:list-style-name="L46">
      <style:text-properties officeooo:rsid="00964fe4" officeooo:paragraph-rsid="00d3a383"/>
    </style:style>
    <style:style style:name="P591" style:family="paragraph" style:parent-style-name="Standard" style:list-style-name="L51">
      <style:text-properties officeooo:rsid="00964fe4" officeooo:paragraph-rsid="00d823ce"/>
    </style:style>
    <style:style style:name="P592" style:family="paragraph" style:parent-style-name="Standard" style:list-style-name="L54">
      <style:text-properties officeooo:rsid="00964fe4" officeooo:paragraph-rsid="00d83d57"/>
    </style:style>
    <style:style style:name="P593" style:family="paragraph" style:parent-style-name="Standard" style:list-style-name="L65">
      <style:text-properties officeooo:rsid="00964fe4" officeooo:paragraph-rsid="011b3c62"/>
    </style:style>
    <style:style style:name="P594" style:family="paragraph" style:parent-style-name="Standard" style:list-style-name="L73">
      <style:text-properties officeooo:rsid="00964fe4" officeooo:paragraph-rsid="01355a2b"/>
    </style:style>
    <style:style style:name="P595" style:family="paragraph" style:parent-style-name="Standard" style:list-style-name="L75">
      <style:text-properties officeooo:rsid="00964fe4" officeooo:paragraph-rsid="0139a139"/>
    </style:style>
    <style:style style:name="P596" style:family="paragraph" style:parent-style-name="Standard" style:list-style-name="L78">
      <style:text-properties officeooo:rsid="00964fe4" officeooo:paragraph-rsid="013b0ce7"/>
    </style:style>
    <style:style style:name="P597" style:family="paragraph" style:parent-style-name="Standard" style:list-style-name="L81">
      <style:text-properties officeooo:rsid="00964fe4" officeooo:paragraph-rsid="015b0446"/>
    </style:style>
    <style:style style:name="P598" style:family="paragraph" style:parent-style-name="Standard" style:list-style-name="L81">
      <style:text-properties officeooo:rsid="00964fe4" officeooo:paragraph-rsid="017010d7"/>
    </style:style>
    <style:style style:name="P599" style:family="paragraph" style:parent-style-name="Standard" style:list-style-name="L92">
      <style:text-properties officeooo:rsid="00964fe4" officeooo:paragraph-rsid="0174bad4"/>
    </style:style>
    <style:style style:name="P600" style:family="paragraph" style:parent-style-name="Standard" style:list-style-name="L95">
      <style:text-properties officeooo:rsid="00964fe4" officeooo:paragraph-rsid="017acb36"/>
    </style:style>
    <style:style style:name="P601" style:family="paragraph" style:parent-style-name="Standard" style:list-style-name="L30">
      <style:text-properties officeooo:rsid="009bafdc" officeooo:paragraph-rsid="009bafdc"/>
    </style:style>
    <style:style style:name="P602" style:family="paragraph" style:parent-style-name="Standard" style:list-style-name="L30">
      <style:text-properties officeooo:rsid="009d0b72" officeooo:paragraph-rsid="009d0b72"/>
    </style:style>
    <style:style style:name="P603" style:family="paragraph" style:parent-style-name="Standard" style:list-style-name="L31">
      <style:paragraph-properties fo:text-align="justify" style:justify-single-word="false"/>
      <style:text-properties officeooo:paragraph-rsid="00964fe4"/>
    </style:style>
    <style:style style:name="P604" style:family="paragraph" style:parent-style-name="Standard" style:list-style-name="L31">
      <style:paragraph-properties fo:text-align="justify" style:justify-single-word="false"/>
      <style:text-properties officeooo:paragraph-rsid="00a6388c"/>
    </style:style>
    <style:style style:name="P605" style:family="paragraph" style:parent-style-name="Standard" style:list-style-name="L31">
      <style:paragraph-properties fo:text-align="justify" style:justify-single-word="false"/>
      <style:text-properties officeooo:paragraph-rsid="010e0880"/>
    </style:style>
    <style:style style:name="P606" style:family="paragraph" style:parent-style-name="Standard" style:list-style-name="L36">
      <style:paragraph-properties fo:text-align="justify" style:justify-single-word="false"/>
      <style:text-properties officeooo:paragraph-rsid="00b1b7d9"/>
    </style:style>
    <style:style style:name="P607" style:family="paragraph" style:parent-style-name="Standard" style:list-style-name="L55">
      <style:paragraph-properties fo:text-align="justify" style:justify-single-word="false"/>
      <style:text-properties officeooo:paragraph-rsid="00f6c32b"/>
    </style:style>
    <style:style style:name="P608" style:family="paragraph" style:parent-style-name="Standard" style:list-style-name="L64">
      <style:paragraph-properties fo:text-align="justify" style:justify-single-word="false"/>
      <style:text-properties officeooo:paragraph-rsid="011b3c62"/>
    </style:style>
    <style:style style:name="P609" style:family="paragraph" style:parent-style-name="Standard" style:list-style-name="L64">
      <style:paragraph-properties fo:text-align="justify" style:justify-single-word="false"/>
      <style:text-properties officeooo:paragraph-rsid="011d8806"/>
    </style:style>
    <style:style style:name="P610" style:family="paragraph" style:parent-style-name="Standard" style:list-style-name="L64">
      <style:paragraph-properties fo:text-align="justify" style:justify-single-word="false"/>
      <style:text-properties officeooo:paragraph-rsid="011f737e"/>
    </style:style>
    <style:style style:name="P611" style:family="paragraph" style:parent-style-name="Standard" style:list-style-name="L71">
      <style:paragraph-properties fo:text-align="justify" style:justify-single-word="false"/>
      <style:text-properties officeooo:paragraph-rsid="0129def4"/>
    </style:style>
    <style:style style:name="P612" style:family="paragraph" style:parent-style-name="Standard" style:list-style-name="L71">
      <style:paragraph-properties fo:text-align="justify" style:justify-single-word="false"/>
      <style:text-properties officeooo:paragraph-rsid="0133f9a7"/>
    </style:style>
    <style:style style:name="P613" style:family="paragraph" style:parent-style-name="Standard" style:list-style-name="L77">
      <style:paragraph-properties fo:text-align="justify" style:justify-single-word="false"/>
      <style:text-properties officeooo:paragraph-rsid="013e3671"/>
    </style:style>
    <style:style style:name="P614" style:family="paragraph" style:parent-style-name="Standard" style:list-style-name="L77">
      <style:paragraph-properties fo:text-align="justify" style:justify-single-word="false"/>
      <style:text-properties officeooo:paragraph-rsid="01402bef"/>
    </style:style>
    <style:style style:name="P615" style:family="paragraph" style:parent-style-name="Standard" style:list-style-name="L77">
      <style:paragraph-properties fo:text-align="justify" style:justify-single-word="false"/>
      <style:text-properties officeooo:paragraph-rsid="0141f80b"/>
    </style:style>
    <style:style style:name="P616" style:family="paragraph" style:parent-style-name="Standard" style:list-style-name="L77">
      <style:paragraph-properties fo:text-align="justify" style:justify-single-word="false"/>
      <style:text-properties officeooo:paragraph-rsid="015b0446"/>
    </style:style>
    <style:style style:name="P617" style:family="paragraph" style:parent-style-name="Standard" style:list-style-name="L82">
      <style:paragraph-properties fo:text-align="justify" style:justify-single-word="false"/>
      <style:text-properties officeooo:paragraph-rsid="015b0446"/>
    </style:style>
    <style:style style:name="P618" style:family="paragraph" style:parent-style-name="Standard" style:list-style-name="L90">
      <style:paragraph-properties fo:text-align="justify" style:justify-single-word="false"/>
      <style:text-properties officeooo:paragraph-rsid="017010d7"/>
    </style:style>
    <style:style style:name="P619" style:family="paragraph" style:parent-style-name="Standard" style:list-style-name="L93">
      <style:paragraph-properties fo:text-align="justify" style:justify-single-word="false"/>
      <style:text-properties officeooo:paragraph-rsid="0174bad4"/>
    </style:style>
    <style:style style:name="P620" style:family="paragraph" style:parent-style-name="Standard" style:list-style-name="L96">
      <style:paragraph-properties fo:text-align="justify" style:justify-single-word="false"/>
      <style:text-properties officeooo:paragraph-rsid="017acb36"/>
    </style:style>
    <style:style style:name="P621" style:family="paragraph" style:parent-style-name="Standard" style:list-style-name="L36">
      <style:paragraph-properties fo:text-align="justify" style:justify-single-word="false"/>
      <style:text-properties officeooo:rsid="00a257b5" officeooo:paragraph-rsid="00a4587a"/>
    </style:style>
    <style:style style:name="P622" style:family="paragraph" style:parent-style-name="Standard" style:list-style-name="L36">
      <style:paragraph-properties fo:text-align="justify" style:justify-single-word="false"/>
      <style:text-properties officeooo:rsid="00a257b5" officeooo:paragraph-rsid="00a393eb"/>
    </style:style>
    <style:style style:name="P623" style:family="paragraph" style:parent-style-name="Standard" style:list-style-name="L36">
      <style:paragraph-properties fo:text-align="justify" style:justify-single-word="false"/>
      <style:text-properties officeooo:rsid="00a257b5" officeooo:paragraph-rsid="00b1b7d9"/>
    </style:style>
    <style:style style:name="P624" style:family="paragraph" style:parent-style-name="Standard" style:list-style-name="L36">
      <style:paragraph-properties fo:text-align="justify" style:justify-single-word="false"/>
      <style:text-properties officeooo:rsid="00a257b5" officeooo:paragraph-rsid="00cc1c4c"/>
    </style:style>
    <style:style style:name="P625" style:family="paragraph" style:parent-style-name="Standard" style:list-style-name="L36">
      <style:paragraph-properties fo:text-align="justify" style:justify-single-word="false"/>
      <style:text-properties officeooo:rsid="00a257b5" officeooo:paragraph-rsid="00d83d57"/>
    </style:style>
    <style:style style:name="P626" style:family="paragraph" style:parent-style-name="Standard" style:list-style-name="L36">
      <style:paragraph-properties fo:text-align="justify" style:justify-single-word="false"/>
      <style:text-properties officeooo:rsid="00a257b5" officeooo:paragraph-rsid="00ec8d5c"/>
    </style:style>
    <style:style style:name="P627" style:family="paragraph" style:parent-style-name="Standard" style:list-style-name="L44">
      <style:paragraph-properties fo:text-align="justify" style:justify-single-word="false"/>
      <style:text-properties officeooo:rsid="00a257b5" officeooo:paragraph-rsid="00d3a383"/>
    </style:style>
    <style:style style:name="P628" style:family="paragraph" style:parent-style-name="Standard" style:list-style-name="L36">
      <style:paragraph-properties fo:text-align="start" style:justify-single-word="false"/>
      <style:text-properties officeooo:rsid="00a257b5" officeooo:paragraph-rsid="00a4587a"/>
    </style:style>
    <style:style style:name="P629" style:family="paragraph" style:parent-style-name="Standard" style:list-style-name="L31">
      <style:paragraph-properties fo:text-align="justify" style:justify-single-word="false"/>
      <style:text-properties officeooo:rsid="00a899dc" officeooo:paragraph-rsid="00a899dc"/>
    </style:style>
    <style:style style:name="P630" style:family="paragraph" style:parent-style-name="Standard" style:list-style-name="L42">
      <style:paragraph-properties fo:text-align="justify" style:justify-single-word="false"/>
      <style:text-properties officeooo:rsid="00bd84ae" officeooo:paragraph-rsid="00bbeaf7"/>
    </style:style>
    <style:style style:name="P63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3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3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37" style:family="paragraph" style:parent-style-name="Standard" style:list-style-name="L55">
      <style:paragraph-properties fo:text-align="justify" style:justify-single-word="false"/>
      <style:text-properties officeooo:rsid="00e5e3fc" officeooo:paragraph-rsid="00e5e3fc"/>
    </style:style>
    <style:style style:name="P638" style:family="paragraph" style:parent-style-name="Standard" style:list-style-name="L55">
      <style:paragraph-properties fo:text-align="justify" style:justify-single-word="false"/>
      <style:text-properties officeooo:rsid="00e5e3fc" officeooo:paragraph-rsid="00f6c32b"/>
    </style:style>
    <style:style style:name="P639" style:family="paragraph" style:parent-style-name="Standard" style:list-style-name="L55">
      <style:paragraph-properties fo:text-align="justify" style:justify-single-word="false"/>
      <style:text-properties officeooo:rsid="010503bc" officeooo:paragraph-rsid="010503bc"/>
    </style:style>
    <style:style style:name="P640" style:family="paragraph" style:parent-style-name="Standard" style:list-style-name="L59">
      <style:paragraph-properties fo:text-align="justify" style:justify-single-word="false"/>
      <style:text-properties officeooo:rsid="0108b8e9" officeooo:paragraph-rsid="0108b8e9"/>
    </style:style>
    <style:style style:name="P641" style:family="paragraph" style:parent-style-name="Standard" style:list-style-name="L63">
      <style:paragraph-properties fo:text-align="justify" style:justify-single-word="false"/>
      <style:text-properties officeooo:rsid="0108b8e9" officeooo:paragraph-rsid="0113c6d3"/>
    </style:style>
    <style:style style:name="P642" style:family="paragraph" style:parent-style-name="Standard" style:list-style-name="L62">
      <style:text-properties officeooo:rsid="0113c6d3" officeooo:paragraph-rsid="0113c6d3"/>
    </style:style>
    <style:style style:name="P643" style:family="paragraph" style:parent-style-name="Standard" style:list-style-name="L62">
      <style:text-properties officeooo:rsid="0113c6d3" officeooo:paragraph-rsid="019a1d62"/>
    </style:style>
    <style:style style:name="P644" style:family="paragraph" style:parent-style-name="Standard" style:list-style-name="L67">
      <style:paragraph-properties fo:text-align="justify" style:justify-single-word="false"/>
      <style:text-properties officeooo:rsid="011d3de9" officeooo:paragraph-rsid="011d8806"/>
    </style:style>
    <style:style style:name="P645" style:family="paragraph" style:parent-style-name="Standard" style:list-style-name="L67">
      <style:paragraph-properties fo:text-align="justify" style:justify-single-word="false"/>
      <style:text-properties officeooo:rsid="011d3de9" officeooo:paragraph-rsid="011f737e"/>
    </style:style>
    <style:style style:name="P646" style:family="paragraph" style:parent-style-name="Standard" style:list-style-name="L67">
      <style:paragraph-properties fo:text-align="justify" style:justify-single-word="false"/>
      <style:text-properties officeooo:rsid="011d3de9" officeooo:paragraph-rsid="0129def4"/>
    </style:style>
    <style:style style:name="P647" style:family="paragraph" style:parent-style-name="Standard" style:list-style-name="L68">
      <style:text-properties officeooo:rsid="01211eb1" officeooo:paragraph-rsid="01211eb1"/>
    </style:style>
    <style:style style:name="P648" style:family="paragraph" style:parent-style-name="Standard" style:list-style-name="L68">
      <style:text-properties officeooo:rsid="01211eb1" officeooo:paragraph-rsid="012b4856"/>
    </style:style>
    <style:style style:name="P649" style:family="paragraph" style:parent-style-name="Standard" style:list-style-name="L77">
      <style:paragraph-properties fo:text-align="justify" style:justify-single-word="false"/>
      <style:text-properties officeooo:rsid="011b7554" officeooo:paragraph-rsid="013b5d51"/>
    </style:style>
    <style:style style:name="P650" style:family="paragraph" style:parent-style-name="Standard" style:list-style-name="L77">
      <style:paragraph-properties fo:text-align="justify" style:justify-single-word="false"/>
      <style:text-properties officeooo:rsid="011b7554" officeooo:paragraph-rsid="013e3671"/>
    </style:style>
    <style:style style:name="P6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4" style:family="paragraph" style:parent-style-name="Standard" style:list-style-name="L84">
      <style:text-properties officeooo:rsid="015da402" officeooo:paragraph-rsid="015da402"/>
    </style:style>
    <style:style style:name="P655" style:family="paragraph" style:parent-style-name="Standard" style:list-style-name="L87">
      <style:text-properties officeooo:rsid="015da402" officeooo:paragraph-rsid="01645a86"/>
    </style:style>
    <style:style style:name="P656" style:family="paragraph" style:parent-style-name="Standard" style:list-style-name="L98">
      <style:text-properties officeooo:rsid="015da402" officeooo:paragraph-rsid="018f6cd1"/>
    </style:style>
    <style:style style:name="P657" style:family="paragraph" style:parent-style-name="Standard" style:list-style-name="L77">
      <style:paragraph-properties fo:text-align="start" style:justify-single-word="false"/>
      <style:text-properties officeooo:rsid="0164b540" officeooo:paragraph-rsid="0164b540"/>
    </style:style>
    <style:style style:name="P658" style:family="paragraph" style:parent-style-name="Standard" style:list-style-name="L77">
      <style:paragraph-properties fo:text-align="start" style:justify-single-word="false"/>
      <style:text-properties officeooo:rsid="0164b540" officeooo:paragraph-rsid="016656a5"/>
    </style:style>
    <style:style style:name="P659" style:family="paragraph" style:parent-style-name="Standard" style:list-style-name="L77">
      <style:paragraph-properties fo:text-align="start" style:justify-single-word="false"/>
      <style:text-properties officeooo:rsid="0164b540" officeooo:paragraph-rsid="0174bad4"/>
    </style:style>
    <style:style style:name="P660" style:family="paragraph" style:parent-style-name="Standard" style:list-style-name="L77">
      <style:paragraph-properties fo:text-align="start" style:justify-single-word="false"/>
      <style:text-properties officeooo:rsid="0164b540" officeooo:paragraph-rsid="017c571b"/>
    </style:style>
    <style:style style:name="P661" style:family="paragraph" style:parent-style-name="Standard" style:list-style-name="L77">
      <style:paragraph-properties fo:text-align="start" style:justify-single-word="false"/>
      <style:text-properties officeooo:rsid="0164b540" officeooo:paragraph-rsid="017bad5d"/>
    </style:style>
    <style:style style:name="P662" style:family="paragraph" style:parent-style-name="Standard" style:list-style-name="L77">
      <style:paragraph-properties fo:text-align="start" style:justify-single-word="false"/>
      <style:text-properties officeooo:rsid="0164b540" officeooo:paragraph-rsid="017c2425"/>
    </style:style>
    <style:style style:name="P663" style:family="paragraph" style:parent-style-name="Standard" style:list-style-name="L77">
      <style:paragraph-properties fo:text-align="start" style:justify-single-word="false"/>
      <style:text-properties officeooo:rsid="0164b540" officeooo:paragraph-rsid="017c2b0c"/>
    </style:style>
    <style:style style:name="P664" style:family="paragraph" style:parent-style-name="Standard" style:list-style-name="L77">
      <style:paragraph-properties fo:text-align="start" style:justify-single-word="false"/>
      <style:text-properties officeooo:rsid="0164b540" officeooo:paragraph-rsid="017e0f05"/>
    </style:style>
    <style:style style:name="P665" style:family="paragraph" style:parent-style-name="Standard" style:list-style-name="L94">
      <style:paragraph-properties fo:text-align="start" style:justify-single-word="false"/>
      <style:text-properties officeooo:rsid="018da8ff" officeooo:paragraph-rsid="018da8ff"/>
    </style:style>
    <style:style style:name="P666" style:family="paragraph" style:parent-style-name="Standard" style:list-style-name="L96">
      <style:paragraph-properties fo:text-align="justify" style:justify-single-word="false"/>
      <style:text-properties officeooo:rsid="018301e8" officeooo:paragraph-rsid="018301e8"/>
    </style:style>
    <style:style style:name="P667" style:family="paragraph" style:parent-style-name="Standard" style:list-style-name="L77">
      <style:paragraph-properties fo:text-align="start" style:justify-single-word="false"/>
      <style:text-properties officeooo:rsid="018f6cd1" officeooo:paragraph-rsid="018f6cd1"/>
    </style:style>
    <style:style style:name="P668" style:family="paragraph" style:parent-style-name="Standard" style:list-style-name="L77">
      <style:paragraph-properties fo:text-align="start" style:justify-single-word="false"/>
      <style:text-properties officeooo:rsid="018f6cd1" officeooo:paragraph-rsid="0197c681"/>
    </style:style>
    <style:style style:name="P669" style:family="paragraph" style:parent-style-name="Standard" style:list-style-name="L77">
      <style:paragraph-properties fo:text-align="start" style:justify-single-word="false"/>
      <style:text-properties officeooo:rsid="018f6cd1" officeooo:paragraph-rsid="019e3b38"/>
    </style:style>
    <style:style style:name="P670" style:family="paragraph" style:parent-style-name="Standard" style:list-style-name="L97">
      <style:paragraph-properties fo:text-align="start" style:justify-single-word="false"/>
      <style:text-properties officeooo:rsid="018f6cd1" officeooo:paragraph-rsid="018f6cd1"/>
    </style:style>
    <style:style style:name="P671" style:family="paragraph" style:parent-style-name="Standard" style:list-style-name="L100">
      <style:paragraph-properties fo:text-align="start" style:justify-single-word="false"/>
      <style:text-properties officeooo:rsid="018f6cd1" officeooo:paragraph-rsid="0197c681"/>
    </style:style>
    <style:style style:name="P672" style:family="paragraph" style:parent-style-name="Standard" style:list-style-name="L62">
      <style:text-properties officeooo:rsid="019a1d62" officeooo:paragraph-rsid="019a1d62"/>
    </style:style>
    <style:style style:name="P673" style:family="paragraph" style:parent-style-name="Standard" style:list-style-name="L101">
      <style:paragraph-properties fo:text-align="justify" style:justify-single-word="false"/>
      <style:text-properties officeooo:rsid="019a1d62" officeooo:paragraph-rsid="019a1d62"/>
    </style:style>
    <style:style style:name="P674" style:family="paragraph" style:parent-style-name="Standard">
      <style:paragraph-properties fo:text-align="justify" style:justify-single-word="false"/>
      <style:text-properties officeooo:rsid="01a23b4a" officeooo:paragraph-rsid="01a23b4a"/>
    </style:style>
    <style:style style:name="P675" style:family="paragraph" style:parent-style-name="Text_20_body" style:list-style-name="L5">
      <style:paragraph-properties fo:text-align="justify" style:justify-single-word="false"/>
      <style:text-properties officeooo:rsid="004161ac" officeooo:paragraph-rsid="00511cfb"/>
    </style:style>
    <style:style style:name="P676" style:family="paragraph" style:parent-style-name="Text_20_body" style:list-style-name="L5">
      <style:paragraph-properties fo:text-align="justify" style:justify-single-word="false"/>
      <style:text-properties officeooo:rsid="004a8c55" officeooo:paragraph-rsid="00511cfb"/>
    </style:style>
    <style:style style:name="P67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9e0408"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4000c8" loext:opacity="100%" style:font-name="Consolas" fo:font-size="10pt" fo:font-weight="bold" style:font-size-asian="10pt" style:font-weight-asian="bold"/>
    </style:style>
    <style:style style:name="T117" style:family="text">
      <style:text-properties fo:color="#4000c8" loext:opacity="100%" style:font-name="Consolas" fo:font-size="10pt" fo:font-weight="bold" officeooo:rsid="015951e6" style:font-size-asian="10pt" style:font-weight-asian="bold"/>
    </style:style>
    <style:style style:name="T118" style:family="text">
      <style:text-properties officeooo:rsid="0083578d"/>
    </style:style>
    <style:style style:name="T119" style:family="text">
      <style:text-properties officeooo:rsid="00847eb0"/>
    </style:style>
    <style:style style:name="T120" style:family="text">
      <style:text-properties officeooo:rsid="00469a69"/>
    </style:style>
    <style:style style:name="T121" style:family="text">
      <style:text-properties officeooo:rsid="0088989a"/>
    </style:style>
    <style:style style:name="T122" style:family="text">
      <style:text-properties officeooo:rsid="00736b32"/>
    </style:style>
    <style:style style:name="T123" style:family="text">
      <style:text-properties fo:font-style="italic" style:font-style-asian="italic" style:font-style-complex="italic"/>
    </style:style>
    <style:style style:name="T124" style:family="text">
      <style:text-properties fo:font-style="italic" officeooo:rsid="00736b32" style:font-style-asian="italic" style:font-style-complex="italic"/>
    </style:style>
    <style:style style:name="T125" style:family="text">
      <style:text-properties fo:font-style="italic" officeooo:rsid="00964fe4" style:font-style-asian="italic" style:font-style-complex="italic"/>
    </style:style>
    <style:style style:name="T126" style:family="text">
      <style:text-properties fo:font-style="italic" officeooo:rsid="00ffc0e8" style:font-style-asian="italic" style:font-style-complex="italic"/>
    </style:style>
    <style:style style:name="T127" style:family="text">
      <style:text-properties fo:font-style="italic" officeooo:rsid="010e0880" style:font-style-asian="italic" style:font-style-complex="italic"/>
    </style:style>
    <style:style style:name="T128" style:family="text">
      <style:text-properties fo:font-style="italic" fo:font-weight="normal" officeooo:rsid="01585c3e" style:font-style-asian="italic" style:font-weight-asian="normal" style:font-style-complex="italic" style:font-weight-complex="normal"/>
    </style:style>
    <style:style style:name="T129" style:family="text">
      <style:text-properties fo:font-style="italic" fo:font-weight="normal" officeooo:rsid="015951e6" style:font-style-asian="italic" style:font-weight-asian="normal" style:font-style-complex="italic" style:font-weight-complex="normal"/>
    </style:style>
    <style:style style:name="T130" style:family="text">
      <style:text-properties officeooo:rsid="008c37e8"/>
    </style:style>
    <style:style style:name="T131" style:family="text">
      <style:text-properties fo:color="#0000ff" loext:opacity="100%" style:font-name="Consolas" fo:font-size="10pt" style:font-size-asian="10pt"/>
    </style:style>
    <style:style style:name="T132" style:family="text">
      <style:text-properties fo:color="#0000ff" loext:opacity="100%" style:font-name="Consolas" fo:font-size="10pt" fo:background-color="#ceccf7" loext:char-shading-value="0" style:font-size-asian="10pt"/>
    </style:style>
    <style:style style:name="T133" style:family="text">
      <style:text-properties officeooo:rsid="008e988b"/>
    </style:style>
    <style:style style:name="T134" style:family="text">
      <style:text-properties officeooo:rsid="008f574f"/>
    </style:style>
    <style:style style:name="T135" style:family="text">
      <style:text-properties officeooo:rsid="009246f4"/>
    </style:style>
    <style:style style:name="T136" style:family="text">
      <style:text-properties officeooo:rsid="0094c775"/>
    </style:style>
    <style:style style:name="T137" style:family="text">
      <style:text-properties officeooo:rsid="00964fe4"/>
    </style:style>
    <style:style style:name="T138" style:family="text">
      <style:text-properties officeooo:rsid="0099b60c"/>
    </style:style>
    <style:style style:name="T139" style:family="text">
      <style:text-properties officeooo:rsid="00799b55"/>
    </style:style>
    <style:style style:name="T140" style:family="text">
      <style:text-properties officeooo:rsid="009a3c41"/>
    </style:style>
    <style:style style:name="T141" style:family="text">
      <style:text-properties officeooo:rsid="009bafdc"/>
    </style:style>
    <style:style style:name="T142" style:family="text">
      <style:text-properties officeooo:rsid="009d0b72"/>
    </style:style>
    <style:style style:name="T143" style:family="text">
      <style:text-properties officeooo:rsid="009e01e9"/>
    </style:style>
    <style:style style:name="T144" style:family="text">
      <style:text-properties officeooo:rsid="009fa0eb"/>
    </style:style>
    <style:style style:name="T145" style:family="text">
      <style:text-properties officeooo:rsid="00a18b49"/>
    </style:style>
    <style:style style:name="T146" style:family="text">
      <style:text-properties officeooo:rsid="00a257b5"/>
    </style:style>
    <style:style style:name="T147" style:family="text">
      <style:text-properties officeooo:rsid="00a309f2"/>
    </style:style>
    <style:style style:name="T148" style:family="text">
      <style:text-properties officeooo:rsid="00a393eb"/>
    </style:style>
    <style:style style:name="T149" style:family="text">
      <style:text-properties officeooo:rsid="00a4587a"/>
    </style:style>
    <style:style style:name="T150" style:family="text">
      <style:text-properties officeooo:rsid="00a621ab"/>
    </style:style>
    <style:style style:name="T151" style:family="text">
      <style:text-properties officeooo:rsid="00aa1124"/>
    </style:style>
    <style:style style:name="T152" style:family="text">
      <style:text-properties officeooo:rsid="00ac7603"/>
    </style:style>
    <style:style style:name="T153" style:family="text">
      <style:text-properties officeooo:rsid="00b1b7d9"/>
    </style:style>
    <style:style style:name="T154" style:family="text">
      <style:text-properties officeooo:rsid="00bb6d03"/>
    </style:style>
    <style:style style:name="T155" style:family="text">
      <style:text-properties officeooo:rsid="00c0adb5"/>
    </style:style>
    <style:style style:name="T156" style:family="text">
      <style:text-properties officeooo:rsid="00c6f0f3"/>
    </style:style>
    <style:style style:name="T157" style:family="text">
      <style:text-properties officeooo:rsid="00cc29a3"/>
    </style:style>
    <style:style style:name="T158" style:family="text">
      <style:text-properties officeooo:rsid="00ca90d1"/>
    </style:style>
    <style:style style:name="T159" style:family="text">
      <style:text-properties fo:font-weight="bold" officeooo:rsid="00ca90d1" style:font-weight-asian="bold" style:font-weight-complex="bold"/>
    </style:style>
    <style:style style:name="T160" style:family="text">
      <style:text-properties fo:font-weight="normal" style:font-weight-asian="normal" style:font-weight-complex="normal"/>
    </style:style>
    <style:style style:name="T161" style:family="text">
      <style:text-properties fo:font-weight="normal" officeooo:rsid="00ca90d1" style:font-weight-asian="normal" style:font-weight-complex="normal"/>
    </style:style>
    <style:style style:name="T162" style:family="text">
      <style:text-properties fo:color="#800000" loext:opacity="100%" style:font-name="Consolas" fo:font-size="10pt" fo:font-weight="bold" style:font-size-asian="10pt" style:font-weight-asian="bold"/>
    </style:style>
    <style:style style:name="T163" style:family="text">
      <style:text-properties fo:color="#800000" loext:opacity="100%" fo:font-weight="bold" style:font-weight-asian="bold"/>
    </style:style>
    <style:style style:name="T164" style:family="text">
      <style:text-properties fo:color="#008000" loext:opacity="100%" style:font-name="Consolas" fo:font-size="10pt" style:font-size-asian="10pt"/>
    </style:style>
    <style:style style:name="T165" style:family="text">
      <style:text-properties fo:color="#808080" loext:opacity="100%" style:font-name="Consolas" fo:font-size="10pt" style:font-size-asian="10pt"/>
    </style:style>
    <style:style style:name="T166" style:family="text">
      <style:text-properties fo:color="#000080" loext:opacity="100%" style:font-name="Consolas" fo:font-size="10pt" fo:font-weight="bold" style:font-size-asian="10pt" style:font-weight-asian="bold"/>
    </style:style>
    <style:style style:name="T167" style:family="text">
      <style:text-properties fo:color="#000080" loext:opacity="100%" style:font-name="Consolas" fo:font-size="10pt" style:font-size-asian="10pt"/>
    </style:style>
    <style:style style:name="T168" style:family="text">
      <style:text-properties fo:color="#ff0000" loext:opacity="100%"/>
    </style:style>
    <style:style style:name="T169" style:family="text">
      <style:text-properties fo:color="#ff0000" loext:opacity="100%" style:font-name="Consolas" fo:font-size="10pt" style:font-size-asian="10pt"/>
    </style:style>
    <style:style style:name="T170" style:family="text">
      <style:text-properties officeooo:rsid="00d58e78"/>
    </style:style>
    <style:style style:name="T171" style:family="text">
      <style:text-properties officeooo:rsid="00d7a81d"/>
    </style:style>
    <style:style style:name="T172" style:family="text">
      <style:text-properties officeooo:rsid="00d823ce"/>
    </style:style>
    <style:style style:name="T173" style:family="text">
      <style:text-properties officeooo:rsid="00de0860"/>
    </style:style>
    <style:style style:name="T174" style:family="text">
      <style:text-properties officeooo:rsid="007eeebb"/>
    </style:style>
    <style:style style:name="T175" style:family="text">
      <style:text-properties officeooo:rsid="00f24af6"/>
    </style:style>
    <style:style style:name="T176" style:family="text">
      <style:text-properties officeooo:rsid="00fa58a2"/>
    </style:style>
    <style:style style:name="T177" style:family="text">
      <style:text-properties officeooo:rsid="00fe1856"/>
    </style:style>
    <style:style style:name="T178" style:family="text">
      <style:text-properties officeooo:rsid="00e5e3fc"/>
    </style:style>
    <style:style style:name="T179" style:family="text">
      <style:text-properties officeooo:rsid="0100a5f0"/>
    </style:style>
    <style:style style:name="T180" style:family="text">
      <style:text-properties officeooo:rsid="01025339"/>
    </style:style>
    <style:style style:name="T181" style:family="text">
      <style:text-properties officeooo:rsid="0106bd86"/>
    </style:style>
    <style:style style:name="T182" style:family="text">
      <style:text-properties officeooo:rsid="0108b8e9"/>
    </style:style>
    <style:style style:name="T183" style:family="text">
      <style:text-properties officeooo:rsid="010fdc29"/>
    </style:style>
    <style:style style:name="T184" style:family="text">
      <style:text-properties officeooo:rsid="01109b75"/>
    </style:style>
    <style:style style:name="T185" style:family="text">
      <style:text-properties officeooo:rsid="0111991b"/>
    </style:style>
    <style:style style:name="T186" style:family="text">
      <style:text-properties officeooo:rsid="0113c6d3"/>
    </style:style>
    <style:style style:name="T187" style:family="text">
      <style:text-properties officeooo:rsid="01147293"/>
    </style:style>
    <style:style style:name="T188" style:family="text">
      <style:text-properties officeooo:rsid="007ddfe8"/>
    </style:style>
    <style:style style:name="T189" style:family="text">
      <style:text-properties officeooo:rsid="011d3de9"/>
    </style:style>
    <style:style style:name="T190" style:family="text">
      <style:text-properties officeooo:rsid="011d8806"/>
    </style:style>
    <style:style style:name="T191" style:family="text">
      <style:text-properties officeooo:rsid="011f737e"/>
    </style:style>
    <style:style style:name="T192" style:family="text">
      <style:text-properties fo:color="#408080" loext:opacity="100%" style:font-name="Consolas" fo:font-size="10pt" style:font-size-asian="10pt"/>
    </style:style>
    <style:style style:name="T193" style:family="text">
      <style:text-properties fo:color="#408080" loext:opacity="100%" style:font-name="Consolas" fo:font-size="10pt" officeooo:rsid="01245e27" style:font-size-asian="10pt"/>
    </style:style>
    <style:style style:name="T194" style:family="text">
      <style:text-properties officeooo:rsid="0123cfd2"/>
    </style:style>
    <style:style style:name="T195" style:family="text">
      <style:text-properties officeooo:rsid="0129def4"/>
    </style:style>
    <style:style style:name="T196" style:family="text">
      <style:text-properties officeooo:rsid="012b4856"/>
    </style:style>
    <style:style style:name="T197" style:family="text">
      <style:text-properties officeooo:rsid="0133f9a7"/>
    </style:style>
    <style:style style:name="T198" style:family="text">
      <style:text-properties officeooo:rsid="01355a2b"/>
    </style:style>
    <style:style style:name="T199" style:family="text">
      <style:text-properties officeooo:rsid="0139a139"/>
    </style:style>
    <style:style style:name="T200" style:family="text">
      <style:text-properties officeooo:rsid="013b0ce7"/>
    </style:style>
    <style:style style:name="T201" style:family="text">
      <style:text-properties officeooo:rsid="013b5d51"/>
    </style:style>
    <style:style style:name="T202" style:family="text">
      <style:text-properties officeooo:rsid="013e3671"/>
    </style:style>
    <style:style style:name="T203" style:family="text">
      <style:text-properties officeooo:rsid="01402bef"/>
    </style:style>
    <style:style style:name="T204" style:family="text">
      <style:text-properties officeooo:rsid="0141f80b"/>
    </style:style>
    <style:style style:name="T205" style:family="text">
      <style:text-properties officeooo:rsid="014d0c28"/>
    </style:style>
    <style:style style:name="T206" style:family="text">
      <style:text-properties officeooo:rsid="0155d46d"/>
    </style:style>
    <style:style style:name="T207" style:family="text">
      <style:text-properties officeooo:rsid="015b0446"/>
    </style:style>
    <style:style style:name="T208" style:family="text">
      <style:text-properties officeooo:rsid="015bd1d9"/>
    </style:style>
    <style:style style:name="T209" style:family="text">
      <style:text-properties officeooo:rsid="011b7554"/>
    </style:style>
    <style:style style:name="T210" style:family="text">
      <style:text-properties officeooo:rsid="015da402"/>
    </style:style>
    <style:style style:name="T211" style:family="text">
      <style:text-properties officeooo:rsid="01648e83"/>
    </style:style>
    <style:style style:name="T212" style:family="text">
      <style:text-properties officeooo:rsid="016656a5"/>
    </style:style>
    <style:style style:name="T213" style:family="text">
      <style:text-properties officeooo:rsid="016eecbc"/>
    </style:style>
    <style:style style:name="T214" style:family="text">
      <style:text-properties officeooo:rsid="017010d7"/>
    </style:style>
    <style:style style:name="T215" style:family="text">
      <style:text-properties officeooo:rsid="0174bad4"/>
    </style:style>
    <style:style style:name="T216" style:family="text">
      <style:text-properties officeooo:rsid="017669a9"/>
    </style:style>
    <style:style style:name="T217" style:family="text">
      <style:text-properties officeooo:rsid="01786de4"/>
    </style:style>
    <style:style style:name="T218" style:family="text">
      <style:text-properties officeooo:rsid="017a9219"/>
    </style:style>
    <style:style style:name="T219" style:family="text">
      <style:text-properties officeooo:rsid="017bad5d"/>
    </style:style>
    <style:style style:name="T220" style:family="text">
      <style:text-properties officeooo:rsid="017c2425"/>
    </style:style>
    <style:style style:name="T221" style:family="text">
      <style:text-properties officeooo:rsid="017c2b0c"/>
    </style:style>
    <style:style style:name="T222" style:family="text">
      <style:text-properties officeooo:rsid="017c571b"/>
    </style:style>
    <style:style style:name="T223" style:family="text">
      <style:text-properties officeooo:rsid="017ca942"/>
    </style:style>
    <style:style style:name="T224" style:family="text">
      <style:text-properties officeooo:rsid="017e0f05"/>
    </style:style>
    <style:style style:name="T225" style:family="text">
      <style:text-properties officeooo:rsid="01805081"/>
    </style:style>
    <style:style style:name="T226" style:family="text">
      <style:text-properties officeooo:rsid="0182dee1"/>
    </style:style>
    <style:style style:name="T227" style:family="text">
      <style:text-properties officeooo:rsid="01866533"/>
    </style:style>
    <style:style style:name="T228" style:family="text">
      <style:text-properties officeooo:rsid="018e0abb"/>
    </style:style>
    <style:style style:name="T229" style:family="text">
      <style:text-properties officeooo:rsid="018ec257"/>
    </style:style>
    <style:style style:name="T230" style:family="text">
      <style:text-properties officeooo:rsid="018f6cd1"/>
    </style:style>
    <style:style style:name="T231" style:family="text">
      <style:text-properties officeooo:rsid="0194ea44"/>
    </style:style>
    <style:style style:name="T232" style:family="text">
      <style:text-properties officeooo:rsid="0197c681"/>
    </style:style>
    <style:style style:name="T233" style:family="text">
      <style:text-properties officeooo:rsid="019a1d62"/>
    </style:style>
    <style:style style:name="T234" style:family="text">
      <style:text-properties officeooo:rsid="019aa4f4"/>
    </style:style>
    <style:style style:name="T235" style:family="text">
      <style:text-properties officeooo:rsid="019bdb2b"/>
    </style:style>
    <style:style style:name="T236" style:family="text">
      <style:text-properties officeooo:rsid="019e0408"/>
    </style:style>
    <style:style style:name="T237" style:family="text">
      <style:text-properties officeooo:rsid="019e3b38"/>
    </style:style>
    <style:style style:name="T238" style:family="text">
      <style:text-properties officeooo:rsid="019f34fe"/>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6">Control de versions <text:span text:style-name="T8">de DISTRIBUCIO</text:span></text:p>
      <text:p text:style-name="P367"><text:span text:style-name="T69">12</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3">Serveis d’Administració Electrònica en el Govern de les Illes Balears</text:p>
      <text:p text:style-name="P364">Lot 3 (Serveis de tramitació d’expedients electrònics)</text:p>
      <text:p text:style-name="P364"/>
      <text:p text:style-name="P364"/>
      <text:p text:style-name="P364"/>
      <text:p text:style-name="P364"/>
      <text:p text:style-name="P365">Oficina Tècnica de Direcció de Projecte</text:p>
      <text:list xml:id="list3473760203" text:style-name="Outline">
        <text:list-header>
          <text:h text:style-name="P4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68">Control de Canvis</text:p>
          </table:table-cell>
          <table:covered-table-cell/>
          <table:covered-table-cell/>
          <table:covered-table-cell/>
        </table:table-row>
        <table:table-row table:style-name="Taula1.1">
          <table:table-cell table:style-name="Taula1.A2" office:value-type="string">
            <text:p text:style-name="P369">Data</text:p>
          </table:table-cell>
          <table:table-cell table:style-name="Taula1.B2" office:value-type="string">
            <text:p text:style-name="P370">Autor</text:p>
          </table:table-cell>
          <table:table-cell table:style-name="Taula1.B2" office:value-type="string">
            <text:p text:style-name="P370">Versió</text:p>
          </table:table-cell>
          <table:table-cell table:style-name="Taula1.D2" office:value-type="string">
            <text:p text:style-name="P370">Canvis</text:p>
          </table:table-cell>
        </table:table-row>
        <table:table-row table:style-name="Taula1.1">
          <table:table-cell table:style-name="Taula1.A3" office:value-type="string">
            <text:p text:style-name="P371"><text:span text:style-name="T9">04</text:span>/<text:span text:style-name="T9">02</text:span>/<text:span text:style-name="T5">2019</text:span></text:p>
          </table:table-cell>
          <table:table-cell table:style-name="Taula1.B3" office:value-type="string">
            <text:p text:style-name="P372">Limit Tecnologies</text:p>
          </table:table-cell>
          <table:table-cell table:style-name="Taula1.C3" office:value-type="string">
            <text:p text:style-name="P371">v1.0</text:p>
          </table:table-cell>
          <table:table-cell table:style-name="Taula1.D3" office:value-type="string">
            <text:p text:style-name="P371">Versió inicial</text:p>
          </table:table-cell>
        </table:table-row>
        <table:table-row table:style-name="Taula1.1">
          <table:table-cell table:style-name="Taula1.A4" office:value-type="string">
            <text:p text:style-name="P373"/>
          </table:table-cell>
          <table:table-cell table:style-name="Taula1.B4" office:value-type="string">
            <text:p text:style-name="P373"/>
          </table:table-cell>
          <table:table-cell table:style-name="Taula1.C4" office:value-type="string">
            <text:p text:style-name="P373"/>
          </table:table-cell>
          <table:table-cell table:style-name="Taula1.D4" office:value-type="string">
            <text:p text:style-name="P373"/>
          </table:table-cell>
        </table:table-row>
        <table:table-row table:style-name="Taula1.1">
          <table:table-cell table:style-name="Taula1.A5" office:value-type="string">
            <text:p text:style-name="P373"/>
          </table:table-cell>
          <table:table-cell table:style-name="Taula1.B5" office:value-type="string">
            <text:p text:style-name="P373"/>
          </table:table-cell>
          <table:table-cell table:style-name="Taula1.C5" office:value-type="string">
            <text:p text:style-name="P373"/>
          </table:table-cell>
          <table:table-cell table:style-name="Taula1.D5" office:value-type="string">
            <text:p text:style-name="P373"/>
          </table:table-cell>
        </table:table-row>
        <table:table-row table:style-name="Taula1.1">
          <table:table-cell table:style-name="Taula1.A6" office:value-type="string">
            <text:p text:style-name="P373"/>
          </table:table-cell>
          <table:table-cell table:style-name="Taula1.B6" office:value-type="string">
            <text:p text:style-name="P373"/>
          </table:table-cell>
          <table:table-cell table:style-name="Taula1.C6" office:value-type="string">
            <text:p text:style-name="P373"/>
          </table:table-cell>
          <table:table-cell table:style-name="Taula1.D6" office:value-type="string">
            <text:p text:style-name="P373"/>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68">Revisat per</text:p>
          </table:table-cell>
          <table:covered-table-cell/>
          <table:covered-table-cell/>
        </table:table-row>
        <table:table-row table:style-name="Taula2.1">
          <table:table-cell table:style-name="Taula2.A2" office:value-type="string">
            <text:p text:style-name="P369">Nom</text:p>
          </table:table-cell>
          <table:table-cell table:style-name="Taula2.B2" office:value-type="string">
            <text:p text:style-name="P370">Data</text:p>
          </table:table-cell>
          <table:table-cell table:style-name="Taula2.C2" office:value-type="string">
            <text:p text:style-name="P370">Àrea, departament o empresa</text:p>
          </table:table-cell>
        </table:table-row>
        <table:table-row table:style-name="Taula2.1">
          <table:table-cell table:style-name="Taula2.A3" office:value-type="string">
            <text:p text:style-name="P371"/>
          </table:table-cell>
          <table:table-cell table:style-name="Taula2.B3" office:value-type="string">
            <text:p text:style-name="P371"/>
          </table:table-cell>
          <table:table-cell table:style-name="Taula2.C3" office:value-type="string">
            <text:p text:style-name="P371"/>
          </table:table-cell>
        </table:table-row>
        <table:table-row table:style-name="Taula2.1">
          <table:table-cell table:style-name="Taula2.A4" office:value-type="string">
            <text:p text:style-name="P373"/>
          </table:table-cell>
          <table:table-cell table:style-name="Taula2.B4" office:value-type="string">
            <text:p text:style-name="P373"/>
          </table:table-cell>
          <table:table-cell table:style-name="Taula2.C4" office:value-type="string">
            <text:p text:style-name="P373"/>
          </table:table-cell>
        </table:table-row>
        <table:table-row table:style-name="Taula2.1">
          <table:table-cell table:style-name="Taula2.A5" office:value-type="string">
            <text:p text:style-name="P373"/>
          </table:table-cell>
          <table:table-cell table:style-name="Taula2.B5" office:value-type="string">
            <text:p text:style-name="P373"/>
          </table:table-cell>
          <table:table-cell table:style-name="Taula2.C5" office:value-type="string">
            <text:p text:style-name="P373"/>
          </table:table-cell>
        </table:table-row>
        <table:table-row table:style-name="Taula2.1">
          <table:table-cell table:style-name="Taula2.A6" office:value-type="string">
            <text:p text:style-name="P373"/>
          </table:table-cell>
          <table:table-cell table:style-name="Taula2.B6" office:value-type="string">
            <text:p text:style-name="P373"/>
          </table:table-cell>
          <table:table-cell table:style-name="Taula2.C6" office:value-type="string">
            <text:p text:style-name="P373"/>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68">Aprovat per</text:p>
          </table:table-cell>
          <table:covered-table-cell/>
          <table:covered-table-cell/>
        </table:table-row>
        <table:table-row table:style-name="Taula3.1">
          <table:table-cell table:style-name="Taula3.A2" office:value-type="string">
            <text:p text:style-name="P369">Nom</text:p>
          </table:table-cell>
          <table:table-cell table:style-name="Taula3.B2" office:value-type="string">
            <text:p text:style-name="P370">Data</text:p>
          </table:table-cell>
          <table:table-cell table:style-name="Taula3.C2" office:value-type="string">
            <text:p text:style-name="P370">Àrea, departament o empresa</text:p>
          </table:table-cell>
        </table:table-row>
        <table:table-row table:style-name="Taula3.1">
          <table:table-cell table:style-name="Taula3.A3" office:value-type="string">
            <text:p text:style-name="P371"/>
          </table:table-cell>
          <table:table-cell table:style-name="Taula3.B3" office:value-type="string">
            <text:p text:style-name="P371"/>
          </table:table-cell>
          <table:table-cell table:style-name="Taula3.C3" office:value-type="string">
            <text:p text:style-name="P371"/>
          </table:table-cell>
        </table:table-row>
        <table:table-row table:style-name="Taula3.1">
          <table:table-cell table:style-name="Taula3.A4" office:value-type="string">
            <text:p text:style-name="P373"/>
          </table:table-cell>
          <table:table-cell table:style-name="Taula3.B4" office:value-type="string">
            <text:p text:style-name="P373"/>
          </table:table-cell>
          <table:table-cell table:style-name="Taula3.C4" office:value-type="string">
            <text:p text:style-name="P373"/>
          </table:table-cell>
        </table:table-row>
        <table:table-row table:style-name="Taula3.1">
          <table:table-cell table:style-name="Taula3.A5" office:value-type="string">
            <text:p text:style-name="P373"/>
          </table:table-cell>
          <table:table-cell table:style-name="Taula3.B5" office:value-type="string">
            <text:p text:style-name="P373"/>
          </table:table-cell>
          <table:table-cell table:style-name="Taula3.C5" office:value-type="string">
            <text:p text:style-name="P373"/>
          </table:table-cell>
        </table:table-row>
        <table:table-row table:style-name="Taula3.1">
          <table:table-cell table:style-name="Taula3.A6" office:value-type="string">
            <text:p text:style-name="P373"/>
          </table:table-cell>
          <table:table-cell table:style-name="Taula3.B6" office:value-type="string">
            <text:p text:style-name="P373"/>
          </table:table-cell>
          <table:table-cell table:style-name="Taula3.C6" office:value-type="string">
            <text:p text:style-name="P373"/>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68">Llista de distribució</text:p>
          </table:table-cell>
          <table:covered-table-cell/>
          <table:covered-table-cell/>
        </table:table-row>
        <table:table-row table:style-name="Taula6.1">
          <table:table-cell table:style-name="Taula6.A2" office:value-type="string">
            <text:p text:style-name="P369">Nom</text:p>
          </table:table-cell>
          <table:table-cell table:style-name="Taula6.B2" office:value-type="string">
            <text:p text:style-name="P370">Àrea, departament o empresa</text:p>
          </table:table-cell>
          <table:table-cell table:style-name="Taula6.C2" office:value-type="string">
            <text:p text:style-name="P370">Correu electrònic</text:p>
          </table:table-cell>
        </table:table-row>
        <table:table-row table:style-name="Taula6.1">
          <table:table-cell table:style-name="Taula6.A3" office:value-type="string">
            <text:p text:style-name="P371"/>
          </table:table-cell>
          <table:table-cell table:style-name="Taula6.B3" office:value-type="string">
            <text:p text:style-name="P371"/>
          </table:table-cell>
          <table:table-cell table:style-name="Taula6.C3" office:value-type="string">
            <text:p text:style-name="P371"/>
          </table:table-cell>
        </table:table-row>
        <table:table-row table:style-name="Taula6.1">
          <table:table-cell table:style-name="Taula6.A4" office:value-type="string">
            <text:p text:style-name="P373"/>
          </table:table-cell>
          <table:table-cell table:style-name="Taula6.B4" office:value-type="string">
            <text:p text:style-name="P373"/>
          </table:table-cell>
          <table:table-cell table:style-name="Taula6.C4" office:value-type="string">
            <text:p text:style-name="P373"/>
          </table:table-cell>
        </table:table-row>
        <table:table-row table:style-name="Taula6.1">
          <table:table-cell table:style-name="Taula6.A5" office:value-type="string">
            <text:p text:style-name="P373"/>
          </table:table-cell>
          <table:table-cell table:style-name="Taula6.B5" office:value-type="string">
            <text:p text:style-name="P373"/>
          </table:table-cell>
          <table:table-cell table:style-name="Taula6.C5" office:value-type="string">
            <text:p text:style-name="P373"/>
          </table:table-cell>
        </table:table-row>
        <table:table-row table:style-name="Taula6.1">
          <table:table-cell table:style-name="Taula6.A6" office:value-type="string">
            <text:p text:style-name="P373"/>
          </table:table-cell>
          <table:table-cell table:style-name="Taula6.B6" office:value-type="string">
            <text:p text:style-name="P373"/>
          </table:table-cell>
          <table:table-cell table:style-name="Taula6.C6" office:value-type="string">
            <text:p text:style-name="P373"/>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8"><text:a xlink:type="simple" xlink:href="#__RefHeading___Toc21421_3940995463" text:style-name="Index_20_Link" text:visited-style-name="Index_20_Link">Control de versions del document<text:tab/>2</text:a></text:p>
          <text:p text:style-name="P428"><text:a xlink:type="simple" xlink:href="#__RefHeading___Toc21295_3940995463" text:style-name="Index_20_Link" text:visited-style-name="Index_20_Link">1. Històric de versions<text:tab/>5</text:a></text:p>
          <text:p text:style-name="P429"><text:a xlink:type="simple" xlink:href="#__RefHeading___Toc19787_3508694843" text:style-name="Index_20_Link" text:visited-style-name="Index_20_Link">Versió 0.9.18<text:tab/>5</text:a></text:p>
          <text:p text:style-name="P429"><text:a xlink:type="simple" xlink:href="#__RefHeading___Toc17655_2825458360" text:style-name="Index_20_Link" text:visited-style-name="Index_20_Link">Versió 0.9.19<text:tab/>5</text:a></text:p>
          <text:p text:style-name="P429"><text:a xlink:type="simple" xlink:href="#__RefHeading___Toc70927_588639221" text:style-name="Index_20_Link" text:visited-style-name="Index_20_Link">Versió 0.9.20<text:tab/>6</text:a></text:p>
          <text:p text:style-name="P429"><text:a xlink:type="simple" xlink:href="#__RefHeading___Toc18370_3439170243" text:style-name="Index_20_Link" text:visited-style-name="Index_20_Link">Versió 0.9.21<text:tab/>7</text:a></text:p>
          <text:p text:style-name="P429"><text:a xlink:type="simple" xlink:href="#__RefHeading___Toc834_417853881" text:style-name="Index_20_Link" text:visited-style-name="Index_20_Link">Versió 0.9.22<text:tab/>7</text:a></text:p>
          <text:p text:style-name="P429"><text:a xlink:type="simple" xlink:href="#__RefHeading___Toc61704_1680181998" text:style-name="Index_20_Link" text:visited-style-name="Index_20_Link">Versió 0.9.22.2<text:tab/>8</text:a></text:p>
          <text:p text:style-name="P429"><text:a xlink:type="simple" xlink:href="#__RefHeading___Toc20227_1512682159" text:style-name="Index_20_Link" text:visited-style-name="Index_20_Link">Versió 0.9.23<text:tab/>8</text:a></text:p>
          <text:p text:style-name="P429"><text:a xlink:type="simple" xlink:href="#__RefHeading___Toc20229_1512682159" text:style-name="Index_20_Link" text:visited-style-name="Index_20_Link">Versió 0.9.24<text:tab/>9</text:a></text:p>
          <text:p text:style-name="P429"><text:a xlink:type="simple" xlink:href="#__RefHeading___Toc424222_3031935846" text:style-name="Index_20_Link" text:visited-style-name="Index_20_Link">Versió 0.9.24.1<text:tab/>10</text:a></text:p>
          <text:p text:style-name="P429"><text:a xlink:type="simple" xlink:href="#__RefHeading___Toc96292_1762273572" text:style-name="Index_20_Link" text:visited-style-name="Index_20_Link">Versió 0.9.25<text:tab/>11</text:a></text:p>
          <text:p text:style-name="P429"><text:a xlink:type="simple" xlink:href="#__RefHeading___Toc27894_1180952855" text:style-name="Index_20_Link" text:visited-style-name="Index_20_Link">Versió 0.9.25.1 Processar anotacions amb error o pendents d'Arxiu<text:tab/>12</text:a></text:p>
          <text:p text:style-name="P42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2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2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2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2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2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2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2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2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2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2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2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2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29"><text:a xlink:type="simple" xlink:href="#__RefHeading___Toc685445_83721363" text:style-name="Index_20_Link" text:visited-style-name="Index_20_Link">Versió 0.9.34.1 Correcció llistat usuaris<text:tab/>32</text:a></text:p>
          <text:p text:style-name="P42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2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2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2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2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2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2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2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2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2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2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2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2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2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2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64824124579908" text:continue-numbering="true" text:style-name="Outline">
        <text:list-item>
          <text:h text:style-name="P431" text:outline-level="1"><text:bookmark-start text:name="__RefHeading___Toc21295_3940995463"/>Històric de versions<text:bookmark-end text:name="__RefHeading___Toc21295_3940995463"/></text:h>
          <text:list>
            <text:list-header>
              <text:h text:style-name="P432"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808224769" text:style-name="L1">
        <text:list-item>
          <text:p text:style-name="P47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4159510523" text:style-name="L2">
        <text:list-item>
          <text:p text:style-name="P474">Sense canvis</text:p>
        </text:list-item>
      </text:list>
      <text:p text:style-name="P50"/>
      <text:p text:style-name="P10"><text:span text:style-name="T6">Propietats globals</text:span>: </text:p>
      <text:list xml:id="list4006194665" text:style-name="L3">
        <text:list-item>
          <text:p text:style-name="P482">Sense canvis</text:p>
        </text:list-item>
      </text:list>
      <text:p text:style-name="P124"/>
      <text:list xml:id="list164823631786379" text:continue-list="list164824124579908" text:style-name="Outline">
        <text:list-item>
          <text:list>
            <text:list-header>
              <text:h text:style-name="P433"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6"><text:tab/>Mesures correctores per diversos errors en el tractament de l'alta d'anotacions. Millores per poder veure les anotacions pendents amb errors.</text:p>
      <text:p text:style-name="P94"><text:tab/></text:p>
      <text:p text:style-name="P94"/>
      <text:p text:style-name="P12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4823088546649" text:continue-list="list1808224769" text:style-name="L1">
        <text:list-item>
          <text:p text:style-name="P48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4"><text:a xlink:type="simple" xlink:href="https://github.com/GovernIB/distribucio/issues/39" text:style-name="Internet_20_link" text:visited-style-name="Visited_20_Internet_20_Link">#39</text:a> Millorar els estats de les anotacions</text:p>
        </text:list-item>
        <text:list-item>
          <text:p text:style-name="P484"><text:a xlink:type="simple" xlink:href="https://github.com/GovernIB/distribucio/issues/42" text:style-name="Internet_20_link" text:visited-style-name="Visited_20_Internet_20_Link">#42</text:a> Marcar anotacions com a no processades després de reenviar-les </text:p>
        </text:list-item>
        <text:list-item>
          <text:p text:style-name="P484"><text:a xlink:type="simple" xlink:href="https://github.com/GovernIB/distribucio/issues/47" text:style-name="Internet_20_link" text:visited-style-name="Visited_20_Internet_20_Link">#47</text:a> Intentar guardar tots els annexos a dins l'arxiu</text:p>
        </text:list-item>
        <text:list-item>
          <text:p text:style-name="P484"><text:a xlink:type="simple" xlink:href="https://github.com/GovernIB/distribucio/issues/50" text:style-name="Internet_20_link" text:visited-style-name="Visited_20_Internet_20_Link">#50</text:a> Error esborrant bústia amb continguts</text:p>
        </text:list-item>
        <text:list-item>
          <text:p text:style-name="P485"><text:a xlink:type="simple" xlink:href="https://github.com/GovernIB/distribucio/issues/51" text:style-name="Internet_20_link" text:visited-style-name="Visited_20_Internet_20_Link">#51</text:a> Revisar els filtres quan es prem INTRO</text:p>
        </text:list-item>
        <text:list-item>
          <text:p text:style-name="P485"><text:a xlink:type="simple" xlink:href="https://github.com/GovernIB/distribucio/issues/52" text:style-name="Internet_20_link" text:visited-style-name="Visited_20_Internet_20_Link">#52</text:a> Error esborrant regles</text:p>
        </text:list-item>
        <text:list-item>
          <text:p text:style-name="P485"><text:a xlink:type="simple" xlink:href="https://github.com/GovernIB/distribucio/issues/53" text:style-name="Internet_20_link" text:visited-style-name="Visited_20_Internet_20_Link">#53</text:a> Problemes de cerca amb accents en els camps de cerca</text:p>
        </text:list-item>
        <text:list-item>
          <text:p text:style-name="P485"><text:a xlink:type="simple" xlink:href="https://github.com/GovernIB/distribucio/issues/58" text:style-name="Internet_20_link" text:visited-style-name="Visited_20_Internet_20_Link">#58</text:a> Descarregar versió imprimible documents annexos</text:p>
        </text:list-item>
        <text:list-item>
          <text:p text:style-name="P485"><text:a xlink:type="simple" xlink:href="https://github.com/GovernIB/distribucio/issues/60" text:style-name="Internet_20_link" text:visited-style-name="Visited_20_Internet_20_Link">#60</text:a> Revisar errors amb el plugin de destió documental</text:p>
        </text:list-item>
        <text:list-item>
          <text:p text:style-name="P48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5"><text:a xlink:type="simple" xlink:href="https://github.com/GovernIB/distribucio/issues/64" text:style-name="Internet_20_link" text:visited-style-name="Visited_20_Internet_20_Link">#64</text:a> Mostrar errors integracions als logs</text:p>
        </text:list-item>
        <text:list-item>
          <text:p text:style-name="P485"><text:a xlink:type="simple" xlink:href="https://github.com/GovernIB/distribucio/issues/65" text:style-name="Internet_20_link" text:visited-style-name="Visited_20_Internet_20_Link">#65</text:a> Ajuntar canvis de la branca desenv</text:p>
        </text:list-item>
        <text:list-item>
          <text:p text:style-name="P485"><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2052059811" text:style-name="L4">
        <text:list-item>
          <text:p text:style-name="P486">Actualització dels literals pels estats i ampliació de la columna del nom del fitxer pels annexos i les firmes.</text:p>
          <text:list>
            <text:list-item>
              <text:p text:style-name="P486">distribucio_update_0.9.19.sql</text:p>
            </text:list-item>
          </text:list>
        </text:list-item>
      </text:list>
      <text:p text:style-name="P52"/>
      <text:p text:style-name="P11"><text:span text:style-name="T6">Propietats globals</text:span>: </text:p>
      <text:list xml:id="list2905637245" text:style-name="L5">
        <text:list-item>
          <text:p text:style-name="P675"><text:span text:style-name="T26">distribucio_update_0.9.19</text:span>.properties: </text:p>
          <text:list>
            <text:list-item>
              <text:p text:style-name="P676">Url base del context per generar els enllaços dins els mails que envia distribució</text:p>
            </text:list-item>
            <text:list-item>
              <text:p text:style-name="P677">Propietats per la distribució i aplicació de regles:</text:p>
              <text:list>
                <text:list-item>
                  <text:p text:style-name="P6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6"># ESBORRADA es.caib.distribucio.tasca.dist.anotacio.pendent.periode.execucio</text:p>
            <text:p text:style-name="P146"># ESBORRADA es.caib.distribucio.tasca.dist.anotacio.pendent.max.reintents</text:p>
            <text:p text:style-name="P148"># ESBORRADA es.caib.distribucio.tasca.dist.anotacio.asincrona</text:p>
          </table:table-cell>
        </table:table-row>
      </table:table>
      <text:list xml:id="list164823848019378" text:continue-numbering="true" text:style-name="L5">
        <text:list-item>
          <text:list>
            <text:list-item>
              <text:list>
                <text:list-header>
                  <text:p text:style-name="P677"/>
                </text:list-header>
                <text:list-item>
                  <text:p text:style-name="P6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7"><text:span text:style-name="T41">es.caib.distribucio.tasca.guardar.annexos.temps.espera.execucio=</text:span><text:span text:style-name="T34">60000</text:span></text:p>
            <text:p text:style-name="P374"><text:span text:style-name="T29">es.caib.distribucio.tasca.guardar.annexos.max.reintents=</text:span><text:span text:style-name="T34">2</text:span></text:p>
            <text:p text:style-name="P374"><text:span text:style-name="T29">es.caib.distribucio.tasca.aplicar.regles.temps.espera.execucio=</text:span><text:span text:style-name="T34">300000</text:span></text:p>
            <text:p text:style-name="P374"><text:span text:style-name="T29">es.caib.distribucio.tasca.aplicar.regles.max.reintents=</text:span><text:span text:style-name="T34">2</text:span></text:p>
            <text:p text:style-name="P127"><text:span text:style-name="T41">es.caib.distribucio.tasca.tancar.contenidors.temps.espera.execucio=</text:span><text:span text:style-name="T34">600000</text:span></text:p>
            <text:p text:style-name="P127"><text:span text:style-name="T42">es.caib.distribucio.anotacio.processament.asincron=</text:span><text:span text:style-name="T39">true</text:span></text:p>
          </table:table-cell>
        </table:table-row>
      </table:table>
      <text:p text:style-name="P427"/>
      <text:list xml:id="list164822354796934" text:continue-list="list164823631786379" text:style-name="Outline">
        <text:list-item>
          <text:list>
            <text:list-header>
              <text:h text:style-name="P434"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4823222015407" text:continue-list="list164823088546649" text:style-name="L1">
        <text:list-item>
          <text:p text:style-name="P473"><text:a xlink:type="simple" xlink:href="https://github.com/GovernIB/distribucio/issues/73" text:style-name="Internet_20_link" text:visited-style-name="Visited_20_Internet_20_Link">#73</text:a> Revisar notificacions a usuaris per rol</text:p>
        </text:list-item>
        <text:list-item>
          <text:p text:style-name="P47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3"><text:a xlink:type="simple" xlink:href="https://github.com/GovernIB/distribucio/issues/71" text:style-name="Internet_20_link" text:visited-style-name="Visited_20_Internet_20_Link">#71</text:a> Modificar posició spinner quan una taula carrega dades</text:p>
        </text:list-item>
        <text:list-item>
          <text:p text:style-name="P473"><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3"><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3940449711" text:style-name="L6">
        <text:list-item>
          <text:p text:style-name="P475">Sense canvis</text:p>
        </text:list-item>
      </text:list>
      <text:p text:style-name="P53"/>
      <text:p text:style-name="P12"><text:span text:style-name="T6">Propietats globals</text:span>: </text:p>
      <text:list xml:id="list3549621275" text:style-name="L7">
        <text:list-item>
          <text:p text:style-name="P483">Sense canvis</text:p>
        </text:list-item>
      </text:list>
      <text:p text:style-name="P125"/>
      <text:p text:style-name="P125"/>
      <text:p text:style-name="P125"/>
      <text:p text:style-name="P125"/>
      <text:list xml:id="list164823795191391" text:continue-list="list164822354796934" text:style-name="Outline">
        <text:list-item>
          <text:list>
            <text:list-header>
              <text:h text:style-name="P435"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4822939505271" text:continue-list="list164823222015407" text:style-name="L1">
        <text:list-item>
          <text:p text:style-name="P48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251606417" text:style-name="L8">
        <text:list-item>
          <text:p text:style-name="P476">Sense canvis</text:p>
        </text:list-item>
      </text:list>
      <text:p text:style-name="P54"/>
      <text:p text:style-name="P13"><text:span text:style-name="T6">Propietats globals</text:span>: </text:p>
      <text:list xml:id="list3122511406" text:style-name="L9">
        <text:list-item>
          <text:p text:style-name="P4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6"># ###</text:p>
            <text:p text:style-name="P374"><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4"># ###</text:p>
            <text:p text:style-name="P127"><text:span text:style-name="T41">es.caib.distribucio.concsv.base.url=</text:span><text:span text:style-name="T34">https://dev.caib.es/concsv</text:span></text:p>
          </table:table-cell>
        </table:table-row>
      </table:table>
      <text:p text:style-name="P155"/>
      <text:list xml:id="list164822965860294" text:continue-list="list164823795191391" text:style-name="Outline">
        <text:list-item>
          <text:list>
            <text:list-header>
              <text:h text:style-name="P436"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4824014995680" text:continue-list="list164822939505271" text:style-name="L1">
        <text:list-item>
          <text:p text:style-name="P4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1"><text:a xlink:type="simple" xlink:href="https://github.com/GovernIB/distribucio/issues/83" text:style-name="Internet_20_link" text:visited-style-name="Visited_20_Internet_20_Link">#83</text:a>: Error accés usuaris sense permís a bústies</text:p>
        </text:list-item>
        <text:list-item>
          <text:p text:style-name="P491"><text:a xlink:type="simple" xlink:href="https://github.com/GovernIB/distribucio/issues/84" text:style-name="Internet_20_link" text:visited-style-name="Visited_20_Internet_20_Link">#84</text:a>: Anotacions que queden pendents de enviar annexos a l'Arxiu</text:p>
        </text:list-item>
        <text:list-item>
          <text:p text:style-name="P491"><text:a xlink:type="simple" xlink:href="https://github.com/GovernIB/distribucio/issues/85" text:style-name="Internet_20_link" text:visited-style-name="Visited_20_Internet_20_Link">#85</text:a>: Emplenar les metadades ENI relatives al registre pels annexos</text:p>
        </text:list-item>
        <text:list-item>
          <text:p text:style-name="P4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99"><text:a xlink:type="simple" xlink:href="https://github.com/GovernIB/distribucio/issues/90" text:style-name="Internet_20_link" text:visited-style-name="Visited_20_Internet_20_Link">#90</text:a>: Error sincronitzant UO</text:p>
        </text:list-item>
        <text:list-item>
          <text:p text:style-name="P499"><text:a xlink:type="simple" xlink:href="https://github.com/GovernIB/distribucio/issues/91" text:style-name="Internet_20_link" text:visited-style-name="Visited_20_Internet_20_Link">#91</text:a>: Error creant regla. La bústia no s'associa correctament</text:p>
        </text:list-item>
      </text:list>
      <text:p text:style-name="P157"/>
      <text:p text:style-name="P55">Base de dades:<text:span text:style-name="T5"> </text:span></text:p>
      <text:list xml:id="list993523522" text:style-name="L10">
        <text:list-item>
          <text:p text:style-name="P477">Sense canvis</text:p>
        </text:list-item>
      </text:list>
      <text:p text:style-name="P55"/>
      <text:p text:style-name="P14"><text:span text:style-name="T6">Propietats globals</text:span>: </text:p>
      <text:list xml:id="list3521369189" text:style-name="L11">
        <text:list-item>
          <text:p text:style-name="P478">Sense canvis</text:p>
        </text:list-item>
      </text:list>
      <text:p text:style-name="P155"/>
      <text:p text:style-name="P155"/>
      <text:list xml:id="list164823276362863" text:continue-list="list164822965860294" text:style-name="Outline">
        <text:list-item>
          <text:list>
            <text:list-header>
              <text:h text:style-name="P437"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4823826154678" text:continue-list="list164824014995680" text:style-name="L1">
        <text:list-item>
          <text:p text:style-name="P492"><text:a xlink:type="simple" xlink:href="https://github.com/GovernIB/ripea/issues/102" text:style-name="Internet_20_link" text:visited-style-name="Visited_20_Internet_20_Link"><text:span text:style-name="T52">#102</text:span></text:a>: Error enviant anotacions per email</text:p>
        </text:list-item>
        <text:list-item>
          <text:p text:style-name="P492"><text:a xlink:type="simple" xlink:href="https://github.com/GovernIB/distribucio/issues/106" text:style-name="Internet_20_link" text:visited-style-name="Visited_20_Internet_20_Link">#106</text:a> Error consultant bústia per defecte</text:p>
        </text:list-item>
      </text:list>
      <text:p text:style-name="P158"/>
      <text:p text:style-name="P56">Base de dades:<text:span text:style-name="T5"> </text:span></text:p>
      <text:list xml:id="list2570518976" text:style-name="L12">
        <text:list-item>
          <text:p text:style-name="P500">distribucio_update_0.9.22.<text:span text:style-name="T53">2</text:span>.sql:</text:p>
          <text:list>
            <text:list-header>
              <text:p text:style-name="P500">Script d'actualització per corregir les dades d'annexos i firmes d'annexos.</text:p>
              <text:p text:style-name="P502">Corregeix també els codis d'unitat orgànica de les bústies</text:p>
            </text:list-header>
          </text:list>
          <text:p text:style-name="P500"/>
        </text:list-item>
      </text:list>
      <text:p text:style-name="P56"/>
      <text:p text:style-name="P15"><text:span text:style-name="T6">Propietats globals</text:span>: </text:p>
      <text:list xml:id="list2023669065" text:style-name="L13">
        <text:list-item>
          <text:p text:style-name="P479">Sense canvis</text:p>
        </text:list-item>
      </text:list>
      <text:p text:style-name="P100"/>
      <text:list xml:id="list164823467744462" text:continue-list="list164823276362863" text:style-name="Outline">
        <text:list-item>
          <text:list>
            <text:list-header>
              <text:h text:style-name="P438"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7"><text:tab/></text:p>
      <text:p text:style-name="P11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7"><text:soft-page-break/></text:p>
      <text:p text:style-name="P16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997559901" text:style-name="L14">
        <text:list-item>
          <text:p text:style-name="P4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5"><text:a xlink:type="simple" xlink:href="https://github.com/GovernIB/distribucio/issues/107" text:style-name="Internet_20_link" text:visited-style-name="Visited_20_Internet_20_Link">#107</text:a> Poder veure el contingut de bústies innactives</text:p>
        </text:list-item>
        <text:list-item>
          <text:p text:style-name="P4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5"><text:a xlink:type="simple" xlink:href="https://github.com/GovernIB/distribucio/issues/88" text:style-name="Internet_20_link" text:visited-style-name="Visited_20_Internet_20_Link">#88</text:a> Backoffices asíncrons</text:p>
        </text:list-item>
        <text:list-item>
          <text:p text:style-name="P495"><text:a xlink:type="simple" xlink:href="https://github.com/GovernIB/distribucio/issues/99" text:style-name="Internet_20_link" text:visited-style-name="Visited_20_Internet_20_Link">#99</text:a> Compatibilitat amb regles a partir del codi assumpte</text:p>
        </text:list-item>
        <text:list-item>
          <text:p text:style-name="P495"><text:a xlink:type="simple" xlink:href="https://github.com/GovernIB/distribucio/issues/98" text:style-name="Internet_20_link" text:visited-style-name="Visited_20_Internet_20_Link">#98</text:a> Eliminar informació de la data de còpia en el número de registre</text:p>
        </text:list-item>
        <text:list-item>
          <text:p text:style-name="P4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5"><text:a xlink:type="simple" xlink:href="https://github.com/GovernIB/distribucio/issues/95" text:style-name="Internet_20_link" text:visited-style-name="Visited_20_Internet_20_Link">#95</text:a> Error botó tancar detall anotació sense modal</text:p>
        </text:list-item>
        <text:list-item>
          <text:p text:style-name="P495"><text:a xlink:type="simple" xlink:href="https://github.com/GovernIB/distribucio/issues/93" text:style-name="Internet_20_link" text:visited-style-name="Visited_20_Internet_20_Link">#93</text:a> NullPointerException reintentant processament</text:p>
        </text:list-item>
        <text:list-item>
          <text:p text:style-name="P495"><text:a xlink:type="simple" xlink:href="https://github.com/GovernIB/distribucio/issues/92" text:style-name="Internet_20_link" text:visited-style-name="Visited_20_Internet_20_Link">#92</text:a> Error nodes duplicats a l'Arxiu</text:p>
        </text:list-item>
        <text:list-item>
          <text:p text:style-name="P495"><text:a xlink:type="simple" xlink:href="https://github.com/GovernIB/distribucio/issues/89" text:style-name="Internet_20_link" text:visited-style-name="Visited_20_Internet_20_Link">#89</text:a> Tractar firmar amb CADEs els PDF que arribin sense firmar</text:p>
        </text:list-item>
        <text:list-item>
          <text:p text:style-name="P495"><text:a xlink:type="simple" xlink:href="https://github.com/GovernIB/distribucio/issues/59" text:style-name="Internet_20_link" text:visited-style-name="Visited_20_Internet_20_Link">#59</text:a> Regles a partir del codi SIA</text:p>
        </text:list-item>
      </text:list>
      <text:p text:style-name="P159"/>
      <text:p text:style-name="P57">Base de dades:<text:span text:style-name="T5"> </text:span></text:p>
      <text:list xml:id="list2056537605" text:style-name="L15">
        <text:list-item>
          <text:p text:style-name="P501">distribucio_update_0.9.2<text:span text:style-name="T56">3</text:span>.sql:</text:p>
        </text:list-item>
      </text:list>
      <text:list xml:id="list459220263" text:style-name="L16">
        <text:list-item>
          <text:p text:style-name="P503">Canvis per tenir el codi de procediment SIA de l'anotació.</text:p>
        </text:list-item>
        <text:list-item>
          <text:p text:style-name="P503">Script per treure la data del número de registre en el cas de les còpies d'anotacions.</text:p>
        </text:list-item>
        <text:list-item>
          <text:p text:style-name="P503">Canvis per poder treballar amb backoffices de Distribució.</text:p>
        </text:list-item>
      </text:list>
      <text:list xml:id="list164822332702290" text:continue-list="list2056537605" text:style-name="L15">
        <text:list-header>
          <text:p text:style-name="P501"/>
        </text:list-header>
      </text:list>
      <text:p text:style-name="P57"/>
      <text:p text:style-name="P16"><text:span text:style-name="T6">Propietats globals</text:span>: </text:p>
      <text:list xml:id="list187012792" text:style-name="L17">
        <text:list-item>
          <text:p text:style-name="P504">Noves propietats afegides pels backoffices de Distribució. Les propietats que contenen "test" són per provar els backoffices amb la propia aplicació de Distribució.</text:p>
          <text:list>
            <text:list-item>
              <text:p text:style-name="P504">distribucio_update_0.9.23.properties:</text:p>
            </text:list-item>
          </text:list>
        </text:list-item>
      </text:list>
      <text:p text:style-name="P166"/>
      <table:table table:name="Tabla4" table:style-name="Tabla4">
        <table:table-column table:style-name="Tabla4.A"/>
        <table:table-row table:style-name="Tabla4.1">
          <table:table-cell table:style-name="Tabla4.A1" office:value-type="string">
            <text:p text:style-name="P146"># ################### #</text:p>
            <text:p text:style-name="P384"># PROPERTIES AFEGIDES #</text:p>
            <text:p text:style-name="P384"># ################### #</text:p>
            <text:p text:style-name="P390"/>
            <text:p text:style-name="P374"><text:span text:style-name="T45"># </text:span><text:span text:style-name="T48">Backoffices</text:span><text:span text:style-name="T45"> </text:span><text:span text:style-name="T48">asíncrons</text:span></text:p>
            <text:p text:style-name="P374"><text:span text:style-name="T29">es.caib.distribucio.tasca.enviar.anotacions.backoffice.temps.espera.execucio=</text:span><text:span text:style-name="T34">60000</text:span></text:p>
            <text:p text:style-name="P374"><text:span text:style-name="T29">es.caib.distribucio.backoffice.integracio.clau=</text:span><text:span text:style-name="T34">clauSecreta</text:span></text:p>
            <text:p text:style-name="P374"><text:span text:style-name="T29">es.caib.distribucio.backoffice.integracio.retornarAnnexIFirmaContingut=</text:span><text:span text:style-name="T34">false</text:span></text:p>
            <text:p text:style-name="P390"/>
            <text:p text:style-name="P374"><text:span text:style-name="T29">es.caib.distribucio.backoffice.test.backofficeIntegracio.url=</text:span><text:span text:style-name="T34">https://dev.caib.es/distribucio/ws/backofficeIntegracio</text:span></text:p>
            <text:p text:style-name="P374"><text:span text:style-name="T29">es.caib.distribucio.backoffice.test.backofficeIntegracio.usuari=</text:span><text:span text:style-name="T34">USUARI</text:span></text:p>
            <text:p text:style-name="P127"><text:span text:style-name="T41">es.caib.distribucio.backoffice.test.backofficeIntegracio.contrasenya=</text:span><text:span text:style-name="T34">CONTRASENYA</text:span></text:p>
          </table:table-cell>
        </table:table-row>
      </table:table>
      <text:p text:style-name="P166"/>
      <text:p text:style-name="P166"/>
      <text:list xml:id="list164823660652693" text:continue-list="list164823467744462" text:style-name="Outline">
        <text:list-item>
          <text:list>
            <text:list-header>
              <text:h text:style-name="P439"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8"><text:tab/></text:p>
      <text:p text:style-name="P11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8"/>
      <text:p text:style-name="P16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4824299116508" text:continue-list="list2997559901" text:style-name="L14">
        <text:list-item>
          <text:p text:style-name="P496"><text:a xlink:type="simple" xlink:href="https://github.com/GovernIB/distribucio/issues/101" text:style-name="Internet_20_link" text:visited-style-name="Visited_20_Internet_20_Link">#101</text:a> 00107_DIST_classificació</text:p>
        </text:list-item>
        <text:list-item>
          <text:p text:style-name="P496"><text:a xlink:type="simple" xlink:href="https://github.com/GovernIB/distribucio/issues/110" text:style-name="Internet_20_link" text:visited-style-name="Visited_20_Internet_20_Link">#110</text:a> Afegir camp ntiEstadoElaboracion als annexos del WS de backoffice</text:p>
        </text:list-item>
        <text:list-item>
          <text:p text:style-name="P496"><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6"><text:a xlink:type="simple" xlink:href="https://github.com/GovernIB/distribucio/issues/113" text:style-name="Internet_20_link" text:visited-style-name="Visited_20_Internet_20_Link">#113</text:a> Error en la pàgina de monitor d'integracions</text:p>
        </text:list-item>
        <text:list-item>
          <text:p text:style-name="P49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0"/>
      <text:p text:style-name="P58">Base de dades:<text:span text:style-name="T5"> </text:span></text:p>
      <text:list xml:id="list1385575992" text:style-name="L18">
        <text:list-item>
          <text:p text:style-name="P509">Canvis per ampliar el camp d'observacions del backoffice i per incloure els codis de pais, província i municipi en les anotacions de registre.</text:p>
          <text:list>
            <text:list-item>
              <text:p text:style-name="P50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7"><text:span text:style-name="T59">ALTER</text:span><text:span text:style-name="T41"> </text:span><text:span text:style-name="T59">TABLE</text:span><text:span text:style-name="T41"> DIS_REGISTRE MODIFY BACK_OBSERVACIONS VARCHAR2(4000);</text:span></text:p>
            <text:p text:style-name="P390"/>
            <text:p text:style-name="P396">-- #109 Afegir codis de municipi, país i província a les anotacions de registre </text:p>
            <text:p text:style-name="P396">-- amplia la columna de la descripció del país</text:p>
            <text:p text:style-name="P374"><text:span text:style-name="T59">ALTER</text:span><text:span text:style-name="T29"> </text:span><text:span text:style-name="T59">TABLE</text:span><text:span text:style-name="T29"> DIS_REGISTRE_INTER MODIFY PAIS VARCHAR2(100);</text:span></text:p>
            <text:p text:style-name="P396">-- afegeix les noves columnes</text:p>
            <text:p text:style-name="P374"><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4"><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69"/>
      <text:p text:style-name="P58"/>
      <text:p text:style-name="P17"><text:span text:style-name="T6">Propietats globals</text:span>: </text:p>
      <text:list xml:id="list2382492007" text:style-name="L19">
        <text:list-item>
          <text:p text:style-name="P505">Noves propietats afegides <text:span text:style-name="T58">per configurar el plugin de procediments de consulta a Rolsac</text:span>.</text:p>
          <text:list>
            <text:list-item>
              <text:p text:style-name="P505">distribucio_update_0.9.2<text:span text:style-name="T58">4</text:span>.properties:</text:p>
            </text:list-item>
          </text:list>
        </text:list-item>
      </text:list>
      <text:p text:style-name="P167"/>
      <table:table table:name="Tabla5" table:style-name="Tabla5">
        <table:table-column table:style-name="Tabla5.A"/>
        <table:table-row table:style-name="Tabla5.1">
          <table:table-cell table:style-name="Tabla5.A1" office:value-type="string">
            <text:p text:style-name="P147"># ################### #</text:p>
            <text:p text:style-name="P384"># PROPERTIES AFEGIDES #</text:p>
            <text:p text:style-name="P384"># ################### #</text:p>
            <text:p text:style-name="P390"/>
            <text:p text:style-name="P374"><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4"><text:span text:style-name="T29">es.caib.distribucio.plugin.procediment.class=</text:span><text:span text:style-name="T34">es.caib.distribucio.plugin.caib.procediment.ProcedimentPluginRolsac</text:span></text:p>
            <text:p text:style-name="P374"><text:span text:style-name="T29">es.caib.distribucio.plugin.procediment.rolsac.service.url=</text:span><text:span text:style-name="T34">https://proves.caib.es/rolsac/api/rest/v1/procedimientos</text:span></text:p>
            <text:p text:style-name="P374"><text:span text:style-name="T29">es.caib.distribucio.plugin.procediment.rolsac.service.username=</text:span><text:span text:style-name="T34">$distribucio_rolsac</text:span></text:p>
            <text:p text:style-name="P128"><text:span text:style-name="T41">es.caib.distribucio.plugin.procediment.rolsac.service.password=</text:span><text:span text:style-name="T35">********</text:span><text:span text:style-name="T41"> </text:span></text:p>
          </table:table-cell>
        </table:table-row>
      </table:table>
      <text:p text:style-name="P167"/>
      <text:p text:style-name="P167"/>
      <text:list xml:id="list164824054420855" text:continue-list="list164823660652693" text:style-name="Outline">
        <text:list-item>
          <text:list>
            <text:list-header>
              <text:h text:style-name="P440"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19"><text:soft-page-break/><text:tab/></text:p>
      <text:p text:style-name="P11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9"/>
      <text:p text:style-name="P17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4823711165637" text:continue-list="list164823826154678" text:style-name="L1">
        <text:list-item>
          <text:p text:style-name="P493"><text:a xlink:type="simple" xlink:href="https://github.com/GovernIB/distribucio/issues/127" text:style-name="Internet_20_link" text:visited-style-name="Visited_20_Internet_20_Link">#127</text:a> No s'envien els enviaments d'avisos de nous elements a les busties</text:p>
        </text:list-item>
        <text:list-item>
          <text:p text:style-name="P49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1"/>
      <text:p text:style-name="P59">Base de dades:<text:span text:style-name="T5"> </text:span></text:p>
      <text:list xml:id="list2214859264" text:style-name="L20">
        <text:list-item>
          <text:p text:style-name="P512">Sense canvis</text:p>
        </text:list-item>
      </text:list>
      <text:p text:style-name="P59"/>
      <text:p text:style-name="P18"><text:span text:style-name="T6">Propietats globals</text:span>: </text:p>
      <text:list xml:id="list747248803" text:style-name="L21">
        <text:list-item>
          <text:p text:style-name="P480">Sense canvis</text:p>
        </text:list-item>
      </text:list>
      <text:p text:style-name="P18"/>
      <text:list xml:id="list164823809857145" text:continue-list="list164824054420855" text:style-name="Outline">
        <text:list-item>
          <text:list>
            <text:list-header>
              <text:h text:style-name="P44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0"/>
      <text:p text:style-name="P23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995277274" text:style-name="L22">
        <text:list-item>
          <text:p text:style-name="P526"><text:a xlink:type="simple" xlink:href="https://github.com/GovernIB/distribucio/issues/82" text:style-name="Internet_20_link" text:visited-style-name="Visited_20_Internet_20_Link">#82</text:a> Usuaris puguin veure anotacions amb errors</text:p>
        </text:list-item>
        <text:list-item>
          <text:p text:style-name="P526"><text:a xlink:type="simple" xlink:href="https://github.com/GovernIB/distribucio/issues/94" text:style-name="Internet_20_link" text:visited-style-name="Visited_20_Internet_20_Link">#94</text:a> Implementació d'un sistema d'avisos</text:p>
        </text:list-item>
        <text:list-item>
          <text:p text:style-name="P526"><text:a xlink:type="simple" xlink:href="https://github.com/GovernIB/distribucio/issues/100" text:style-name="Internet_20_link" text:visited-style-name="Visited_20_Internet_20_Link">#100</text:a> <text:s/>Nou filtre en localitzador d'anotacions </text:p>
        </text:list-item>
        <text:list-item>
          <text:p text:style-name="P526"><text:a xlink:type="simple" xlink:href="https://github.com/GovernIB/distribucio/issues/103" text:style-name="Internet_20_link" text:visited-style-name="Visited_20_Internet_20_Link">#103</text:a> Afegir el camp "backoffice" a les anotacions de registre</text:p>
        </text:list-item>
        <text:list-item>
          <text:p text:style-name="P526"><text:a xlink:type="simple" xlink:href="https://github.com/GovernIB/distribucio/issues/104" text:style-name="Internet_20_link" text:visited-style-name="Visited_20_Internet_20_Link">#104</text:a> Múltiples codis SIA a les regles</text:p>
        </text:list-item>
        <text:list-item>
          <text:p text:style-name="P526"><text:a xlink:type="simple" xlink:href="https://github.com/GovernIB/distribucio/issues/105" text:style-name="Internet_20_link" text:visited-style-name="Visited_20_Internet_20_Link">#105</text:a> Informació unificada d'accions sobre una anotació</text:p>
        </text:list-item>
        <text:list-item>
          <text:p text:style-name="P526"><text:a xlink:type="simple" xlink:href="https://github.com/GovernIB/distribucio/issues/112" text:style-name="Internet_20_link" text:visited-style-name="Visited_20_Internet_20_Link">#112</text:a> Corregir informació interessats i representants a l'email</text:p>
        </text:list-item>
        <text:list-item>
          <text:p text:style-name="P526"><text:a xlink:type="simple" xlink:href="https://github.com/GovernIB/distribucio/issues/115" text:style-name="Internet_20_link" text:visited-style-name="Visited_20_Internet_20_Link">#115</text:a> Posar <text:s/>les pantalles de l'aplicació a pantalla completa</text:p>
        </text:list-item>
        <text:list-item>
          <text:p text:style-name="P526"><text:a xlink:type="simple" xlink:href="https://github.com/GovernIB/distribucio/issues/116" text:style-name="Internet_20_link" text:visited-style-name="Visited_20_Internet_20_Link">#116</text:a> Canvis pantalla principal</text:p>
        </text:list-item>
        <text:list-item>
          <text:p text:style-name="P526"><text:a xlink:type="simple" xlink:href="https://github.com/GovernIB/distribucio/issues/117" text:style-name="Internet_20_link" text:visited-style-name="Visited_20_Internet_20_Link">#117</text:a> Classificació permetre consultar procediments en UOs filles</text:p>
        </text:list-item>
        <text:list-item>
          <text:p text:style-name="P526"><text:a xlink:type="simple" xlink:href="https://github.com/GovernIB/distribucio/issues/118" text:style-name="Internet_20_link" text:visited-style-name="Visited_20_Internet_20_Link">#118</text:a> Nous camps pel WS d'alta d'anotacions de registre</text:p>
        </text:list-item>
        <text:list-item>
          <text:p text:style-name="P5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6"><text:a xlink:type="simple" xlink:href="https://github.com/GovernIB/distribucio/issues/120" text:style-name="Internet_20_link" text:visited-style-name="Visited_20_Internet_20_Link">#120</text:a> Lentitud en la càrrega de diferents pantalles</text:p>
        </text:list-item>
        <text:list-item>
          <text:p text:style-name="P526"><text:a xlink:type="simple" xlink:href="https://github.com/GovernIB/distribucio/issues/121" text:style-name="Internet_20_link" text:visited-style-name="Visited_20_Internet_20_Link">#121</text:a> Problema amb l’enviament de correus</text:p>
        </text:list-item>
        <text:list-item>
          <text:p text:style-name="P526"><text:a xlink:type="simple" xlink:href="https://github.com/GovernIB/distribucio/issues/123" text:style-name="Internet_20_link" text:visited-style-name="Visited_20_Internet_20_Link">#123</text:a> Eliminar obligatorietat del camp Tipo Asunto</text:p>
        </text:list-item>
        <text:list-item>
          <text:p text:style-name="P5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6"><text:a xlink:type="simple" xlink:href="https://github.com/GovernIB/distribucio/issues/125" text:style-name="Internet_20_link" text:visited-style-name="Visited_20_Internet_20_Link">#125</text:a> Errors trobats durant la validació 2019.08.25</text:p>
        </text:list-item>
        <text:list-item>
          <text:p text:style-name="P5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6"><text:a xlink:type="simple" xlink:href="https://github.com/GovernIB/distribucio/issues/129" text:style-name="Internet_20_link" text:visited-style-name="Visited_20_Internet_20_Link">#129</text:a> Millora enviament avisos noves anotacions</text:p>
        </text:list-item>
        <text:list-item>
          <text:p text:style-name="P5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6"><text:a xlink:type="simple" xlink:href="https://github.com/GovernIB/distribucio/issues/131" text:style-name="Internet_20_link" text:visited-style-name="Visited_20_Internet_20_Link">#131</text:a> Nou camp tipusES pel WS d'alta d'anotacions de registre</text:p>
        </text:list-item>
        <text:list-item>
          <text:p text:style-name="P5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7"><text:a xlink:type="simple" xlink:href="https://github.com/GovernIB/distribucio/issues/134" text:style-name="Internet_20_link" text:visited-style-name="Visited_20_Internet_20_Link">#134</text:a> Posar els reenviaments a l'històric d'accions</text:p>
        </text:list-item>
      </text:list>
      <text:p text:style-name="P171"/>
      <text:p text:style-name="P60">Base de dades:<text:span text:style-name="T5"> </text:span></text:p>
      <text:list xml:id="list164822941780095" text:continue-list="list1385575992" text:style-name="L18">
        <text:list-item>
          <text:p text:style-name="P510">Nova taula pel sistema d'avisos. Noves columnes pels nous camps del WS d'alta. Camp pel codi de backoffice en les regles. Camp tipus assumpte ara pot ser null.</text:p>
          <text:list>
            <text:list-item>
              <text:p text:style-name="P51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4">-- #94 Implementació d'un sistema d'avisos </text:p>
            <text:p text:style-name="P374"><text:span text:style-name="T59">CREATE</text:span><text:span text:style-name="T29"> </text:span><text:span text:style-name="T59">TABLE</text:span><text:span text:style-name="T29"> DIS_AVIS</text:span></text:p>
            <text:p text:style-name="P406">(</text:p>
            <text:p text:style-name="P374"><text:span text:style-name="T29"><text:s text:c="2"/>ID <text:s text:c="18"/>NUMBER(19) <text:s text:c="14"/></text:span><text:span text:style-name="T59">NOT</text:span><text:span text:style-name="T29"> </text:span><text:span text:style-name="T116">NULL</text:span><text:span text:style-name="T29">,</text:span></text:p>
            <text:p text:style-name="P374"><text:span text:style-name="T29"><text:s text:c="2"/>ASSUMPTE <text:s text:c="12"/>VARCHAR2(256) <text:s text:c="11"/></text:span><text:span text:style-name="T59">NOT</text:span><text:span text:style-name="T29"> </text:span><text:span text:style-name="T116">NULL</text:span><text:span text:style-name="T29">,</text:span></text:p>
            <text:p text:style-name="P374"><text:span text:style-name="T29"><text:s text:c="2"/>MISSATGE <text:s text:c="12"/>VARCHAR2(2048) <text:s text:c="10"/></text:span><text:span text:style-name="T59">NOT</text:span><text:span text:style-name="T29"> </text:span><text:span text:style-name="T116">NULL</text:span><text:span text:style-name="T29">,</text:span></text:p>
            <text:p text:style-name="P374"><text:span text:style-name="T29"><text:s text:c="2"/>DATA_INICI <text:s text:c="10"/></text:span><text:span text:style-name="T59">TIMESTAMP</text:span><text:span text:style-name="T29">(6) <text:s text:c="12"/></text:span><text:span text:style-name="T59">NOT</text:span><text:span text:style-name="T29"> </text:span><text:span text:style-name="T116">NULL</text:span><text:span text:style-name="T29">,</text:span></text:p>
            <text:p text:style-name="P374"><text:span text:style-name="T29"><text:s text:c="2"/>DATA_FINAL <text:s text:c="10"/></text:span><text:span text:style-name="T59">TIMESTAMP</text:span><text:span text:style-name="T29">(6) <text:s text:c="12"/></text:span><text:span text:style-name="T59">NOT</text:span><text:span text:style-name="T29"> </text:span><text:span text:style-name="T116">NULL</text:span><text:span text:style-name="T29">,</text:span></text:p>
            <text:p text:style-name="P374"><text:span text:style-name="T29"><text:s text:c="2"/>ACTIU <text:s text:c="15"/>NUMBER(1) <text:s text:c="15"/></text:span><text:span text:style-name="T59">NOT</text:span><text:span text:style-name="T29"> </text:span><text:span text:style-name="T116">NULL</text:span><text:span text:style-name="T29">,</text:span></text:p>
            <text:p text:style-name="P374"><text:span text:style-name="T29"><text:s text:c="2"/>AVIS_NIVELL <text:s text:c="8"/>VARCHAR2(10) <text:s text:c="12"/></text:span><text:span text:style-name="T59">NOT</text:span><text:span text:style-name="T29"> </text:span><text:span text:style-name="T116">NULL</text:span><text:span text:style-name="T29">,</text:span></text:p>
            <text:p text:style-name="P406"><text:s text:c="2"/>CREATEDBY_CODI <text:s text:c="6"/>VARCHAR2(64),</text:p>
            <text:p text:style-name="P374"><text:span text:style-name="T29"><text:s text:c="2"/>CREATEDDATE <text:s text:c="9"/></text:span><text:span text:style-name="T59">TIMESTAMP</text:span><text:span text:style-name="T29">(6),</text:span></text:p>
            <text:p text:style-name="P406"><text:s text:c="2"/>LASTMODIFIEDBY_CODI <text:s/>VARCHAR2(64),</text:p>
            <text:p text:style-name="P374"><text:span text:style-name="T29"><text:s text:c="2"/>LASTMODIFIEDDATE <text:s text:c="4"/></text:span><text:span text:style-name="T59">TIMESTAMP</text:span><text:span text:style-name="T29">(6)</text:span></text:p>
            <text:p text:style-name="P406">);</text:p>
            <text:p text:style-name="P390"/>
            <text:p text:style-name="P374"><text:span text:style-name="T59">ALTER</text:span><text:span text:style-name="T29"> </text:span><text:span text:style-name="T59">TABLE</text:span><text:span text:style-name="T29"> DIS_AVIS </text:span><text:span text:style-name="T59">ADD</text:span><text:span text:style-name="T29"> (</text:span></text:p>
            <text:p text:style-name="P374"><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0"/>
            <text:p text:style-name="P374"><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4"><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0"/>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0"/>
            <text:p text:style-name="P390"/>
            <text:p text:style-name="P396">-- #103 Afegir el camp "backoffice" a les anotacions de registre i a les regles</text:p>
            <text:p text:style-name="P374"><text:span text:style-name="T59">ALTER</text:span><text:span text:style-name="T29"> </text:span><text:span text:style-name="T59">TABLE</text:span><text:span text:style-name="T29"> DIS_REGLA </text:span><text:span text:style-name="T59">ADD</text:span><text:span text:style-name="T29"> BACKOFFICE_CODI VARCHAR2(20);</text:span></text:p>
            <text:p text:style-name="P374"><text:span text:style-name="T59">ALTER</text:span><text:span text:style-name="T29"> </text:span><text:span text:style-name="T59">TABLE</text:span><text:span text:style-name="T29"> DIS_REGISTRE </text:span><text:span text:style-name="T59">ADD</text:span><text:span text:style-name="T29"> BACK_CODI VARCHAR2(20);</text:span></text:p>
            <text:p text:style-name="P390"/>
            <text:p text:style-name="P390"/>
            <text:p text:style-name="P396">-- #118: Nous camps pel WS d'alta d'anotacions de registre </text:p>
            <text:p text:style-name="P374"><text:span text:style-name="T59">ALTER</text:span><text:span text:style-name="T29"> </text:span><text:span text:style-name="T59">TABLE</text:span><text:span text:style-name="T29"> DIS_REGISTRE </text:span><text:span text:style-name="T59">ADD</text:span><text:span text:style-name="T29"> PRESENCIAL NUMBER(1);</text:span></text:p>
            <text:p text:style-name="P374"><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0"/>
            <text:p text:style-name="P396">-- #123 Eliminar obligatorietat del camp Tipo Asunto</text:p>
            <text:p text:style-name="P374"><text:span text:style-name="T59">ALTER</text:span><text:span text:style-name="T29"> </text:span><text:span text:style-name="T59">TABLE</text:span><text:span text:style-name="T29"> DIS_REGISTRE MODIFY (ASSUMPTE_TIPUS_CODI </text:span><text:span text:style-name="T116">NULL</text:span><text:span text:style-name="T29">);</text:span></text:p>
          </table:table-cell>
        </table:table-row>
      </table:table>
      <text:p text:style-name="P196"/>
      <text:p text:style-name="P60"/>
      <text:p text:style-name="P19"><text:span text:style-name="T6">Propietats globals</text:span>: </text:p>
      <text:list xml:id="list164823813024030" text:continue-list="list2214859264" text:style-name="L20">
        <text:list-item>
          <text:p text:style-name="P513">Sense canvis</text:p>
        </text:list-item>
      </text:list>
      <text:list xml:id="list164824173853027" text:continue-list="list164823809857145" text:style-name="Outline">
        <text:list-item>
          <text:list>
            <text:list-header>
              <text:h text:style-name="P442" text:outline-level="2" text:is-list-header="true"><text:bookmark-start text:name="__RefHeading___Toc27894_1180952855"/>Versió 0.9.25<text:span text:style-name="T118">.1 Processar anotacions amb error o pendents d'Arxiu</text:span><text:bookmark-end text:name="__RefHeading___Toc27894_1180952855"/></text:h>
            </text:list-header>
          </text:list>
        </text:list-item>
      </text:list>
      <text:p text:style-name="P21">Data: 15/10/2019</text:p>
      <text:p text:style-name="P201"/>
      <text:p text:style-name="P232"><text:soft-page-break/>Resum: Correcció per poder marcar com a processades anotacions amb error o pendents de guardar els annexos a l'Arxiu. Es corregeix perquè l'opció apareixia deshabilitada a l'usuari.</text:p>
      <text:p text:style-name="P21"/>
      <text:list xml:id="list164823417770451" text:continue-list="list3995277274" text:style-name="L22">
        <text:list-item>
          <text:p text:style-name="P528"><text:a xlink:type="simple" xlink:href="https://github.com/GovernIB/distribucio/issues/144" text:style-name="Internet_20_link" text:visited-style-name="Visited_20_Internet_20_Link">#144</text:a><text:span text:style-name="T119"> </text:span>Permetre marcar com a processades les anotacions amb error o pendents de l'Arxiu</text:p>
        </text:list-item>
      </text:list>
      <text:p text:style-name="P172"/>
      <text:p text:style-name="P61">Base de dades:<text:span text:style-name="T5"> </text:span></text:p>
      <text:list xml:id="list3897089580" text:style-name="L23">
        <text:list-item>
          <text:p text:style-name="P514">Sense canvis</text:p>
        </text:list-item>
      </text:list>
      <text:p text:style-name="P61"/>
      <text:p text:style-name="P21"><text:span text:style-name="T6">Propietats globals</text:span>: </text:p>
      <text:list xml:id="list664695982" text:style-name="L24">
        <text:list-item>
          <text:p text:style-name="P515">Sense canvis</text:p>
        </text:list-item>
      </text:list>
      <text:list xml:id="list164824059538239" text:continue-list="list164824173853027" text:style-name="Outline">
        <text:list-item>
          <text:list>
            <text:list-header>
              <text:h text:style-name="P444" text:outline-level="2" text:is-list-header="true"><text:bookmark-start text:name="__RefHeading___Toc85863_1909005118"/><text:span text:style-name="T120">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202"/>
      <text:p text:style-name="P233">Resum: Resolució de diferents errors i nova llibreria d'utilitats per backoffices de DISTRIBUCIO.</text:p>
      <text:p text:style-name="P22"/>
      <text:list xml:id="list164824353208912" text:continue-list="list164823417770451" text:style-name="L22">
        <text:list-item>
          <text:p text:style-name="P529"><text:a xlink:type="simple" xlink:href="https://github.com/GovernIB/distribucio/issues/133" text:style-name="Internet_20_link" text:visited-style-name="Visited_20_Internet_20_Link">#133</text:a><text:span text:style-name="T121"> </text:span><text:s/>Llibreria integració Backoffice - Arxiu</text:p>
        </text:list-item>
        <text:list-item>
          <text:p text:style-name="P529"><text:a xlink:type="simple" xlink:href="https://github.com/GovernIB/distribucio/issues/149" text:style-name="Internet_20_link" text:visited-style-name="Visited_20_Internet_20_Link">#149</text:a><text:span text:style-name="T121"> </text:span>Error guardant annexos a l'Arxiu</text:p>
        </text:list-item>
        <text:list-item>
          <text:p text:style-name="P529"><text:a xlink:type="simple" xlink:href="https://github.com/GovernIB/distribucio/issues/148" text:style-name="Internet_20_link" text:visited-style-name="Visited_20_Internet_20_Link">#148</text:a><text:span text:style-name="T121"> </text:span>Enllaç erroni email notificació noves anotacions</text:p>
        </text:list-item>
        <text:list-item>
          <text:p text:style-name="P529"><text:a xlink:type="simple" xlink:href="https://github.com/GovernIB/distribucio/issues/146" text:style-name="Internet_20_link" text:visited-style-name="Visited_20_Internet_20_Link">#146</text:a><text:span text:style-name="T121"> </text:span>Error AJAX: [0] abort</text:p>
        </text:list-item>
        <text:list-item>
          <text:p text:style-name="P529"><text:a xlink:type="simple" xlink:href="https://github.com/GovernIB/distribucio/issues/145" text:style-name="Internet_20_link" text:visited-style-name="Visited_20_Internet_20_Link">#145</text:a><text:span text:style-name="T121"> </text:span>Error reprocessant anotacions pendents de backoffices</text:p>
        </text:list-item>
        <text:list-item>
          <text:p text:style-name="P529"><text:a xlink:type="simple" xlink:href="https://github.com/GovernIB/distribucio/issues/147" text:style-name="Internet_20_link" text:visited-style-name="Visited_20_Internet_20_Link">#147</text:a><text:span text:style-name="T121"> </text:span>Revisió i correcció de diferents aspectes de Distribució</text:p>
        </text:list-item>
        <text:list-item>
          <text:p text:style-name="P529"><text:a xlink:type="simple" xlink:href="https://github.com/GovernIB/distribucio/issues/143" text:style-name="Internet_20_link" text:visited-style-name="Visited_20_Internet_20_Link">#143</text:a><text:span text:style-name="T121"> </text:span>Error DIS_CONTINGUT_MULT_UK creant bústies</text:p>
        </text:list-item>
      </text:list>
      <text:p text:style-name="P173"/>
      <text:p text:style-name="P62">Base de dades:<text:span text:style-name="T5"> </text:span></text:p>
      <text:list xml:id="list4122748280" text:style-name="L25">
        <text:list-item>
          <text:p text:style-name="P548"><text:span text:style-name="T122">Eliminació de la restricció de clau única</text:span><text:span text:style-name="T124"> DIS_CONTINGUT_MULT_UK</text:span><text:span text:style-name="T12"> que no permetia crear bústies amb el mateix nom</text:span><text:span text:style-name="T124"> </text:span><text:span text:style-name="T12">per a diferents unitats orgániques</text:span><text:span text:style-name="T122">.</text:span></text:p>
          <text:list>
            <text:list-item>
              <text:p text:style-name="P548"><text:a xlink:type="simple" xlink:href="https://github.com/GovernIB/distribucio/blob/dis-0.9/scripts/bbdd/1.0/oracle/updates/distribucio_update_0.9.26.sql" text:style-name="Internet_20_link" text:visited-style-name="Visited_20_Internet_20_Link"><text:span text:style-name="T122">distribucio_update_0.9.26.sql</text:span></text:a><text:span text:style-name="T122"> (Oracle)</text:span></text:p>
            </text:list-item>
          </text:list>
        </text:list-item>
      </text:list>
      <text:p text:style-name="P257"/>
      <table:table table:name="Table2" table:style-name="Table2">
        <table:table-column table:style-name="Table2.A"/>
        <table:table-row table:style-name="Table2.1">
          <table:table-cell table:style-name="Table2.A1" office:value-type="string">
            <text:p text:style-name="P245">-- #143 Error DIS_CONTINGUT_MULT_UK creant bústies</text:p>
            <text:p text:style-name="P396">-- Elimina la restricció de la taula de continguts</text:p>
            <text:p text:style-name="P390"/>
            <text:p text:style-name="P258"><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7"/>
      <text:p text:style-name="P62"/>
      <text:p text:style-name="P22"><text:span text:style-name="T6">Propietats globals</text:span>: </text:p>
      <text:list xml:id="list3349296228" text:style-name="L26">
        <text:list-item>
          <text:p text:style-name="P516">Sense canvis</text:p>
        </text:list-item>
      </text:list>
      <text:p text:style-name="P250"/>
      <text:p text:style-name="P267">Canvis a les llibreries:</text:p>
      <text:list xml:id="list4114235779" text:style-name="L27">
        <text:list-item>
          <text:p text:style-name="P549"><text:span text:style-name="T123">distribucio-backoffice-utils</text:span><text:span text:style-name="T11">: Nova llibreria amb utilitats pels </text:span><text:span text:style-name="T123">backoffices</text:span><text:span text:style-name="T11"> de DISTRIBUCIO</text:span></text:p>
          <text:list>
            <text:list-item>
              <text:p text:style-name="P550">Versió: 0.9.26</text:p>
            </text:list-item>
          </text:list>
        </text:list-item>
      </text:list>
      <text:p text:style-name="P268"/>
      <text:list xml:id="list164824115879806" text:continue-list="list164824059538239" text:style-name="Outline">
        <text:list-item>
          <text:list>
            <text:list-header>
              <text:h text:style-name="P445" text:outline-level="2" text:is-list-header="true"><text:bookmark-start text:name="__RefHeading___Toc85865_1909005118"/><text:soft-page-break/><text:span text:style-name="T120">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203">Data: 0<text:span text:style-name="T135">3</text:span>/06/2020</text:p>
      <text:p text:style-name="P203"/>
      <text:p text:style-name="P234">Resum: <text:span text:style-name="T130">Millora de la consulta de registres d'usuaris per evitar errors de problemes de rendiment</text:span>.<text:span text:style-name="T133"> També es resolen altres errors com annexos amb el mateix nom provinents de Regweb o alta d'anotacions amb documents sense firmes.</text:span></text:p>
      <text:p text:style-name="P23"/>
      <text:list xml:id="list164824014721929" text:continue-list="list164824353208912" text:style-name="L22">
        <text:list-item>
          <text:p text:style-name="P5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0">7</text:span></text:a><text:span text:style-name="T130"> </text:span>Distribucio es queda sense connexions a BBDD</text:p>
        </text:list-item>
        <text:list-item>
          <text:p text:style-name="P530"><text:a xlink:type="simple" xlink:href="https://github.com/GovernIB/distribucio/issues/154" text:style-name="Internet_20_link" text:visited-style-name="Visited_20_Internet_20_Link">#154</text:a><text:span text:style-name="T130"> </text:span>Error al guardar annexes de registre quan tenen el mateix nom </text:p>
        </text:list-item>
        <text:list-item>
          <text:p text:style-name="P530"><text:a xlink:type="simple" xlink:href="https://github.com/GovernIB/distribucio/issues/150" text:style-name="Internet_20_link" text:visited-style-name="Visited_20_Internet_20_Link">#150</text:a><text:span text:style-name="T130"> </text:span>Millorar velocitat de càrrega de la pantalla d'usuari </text:p>
        </text:list-item>
        <text:list-item>
          <text:p text:style-name="P530"><text:a xlink:type="simple" xlink:href="https://github.com/GovernIB/distribucio/issues/158" text:style-name="Internet_20_link" text:visited-style-name="Visited_20_Internet_20_Link">#158</text:a><text:span text:style-name="T130"> </text:span>Optimitzar el temps que arriba l’anotació fins a la bústia. </text:p>
        </text:list-item>
        <text:list-item>
          <text:p text:style-name="P531"><text:a xlink:type="simple" xlink:href="https://github.com/GovernIB/distribucio/issues/156" text:style-name="Internet_20_link" text:visited-style-name="Visited_20_Internet_20_Link">#156</text:a><text:span text:style-name="T134"> </text:span>Error recuperant annexos sense firma des de Ripea com a backoffice de Distribució </text:p>
        </text:list-item>
        <text:list-item>
          <text:p text:style-name="P532"><text:a xlink:type="simple" xlink:href="https://github.com/GovernIB/distribucio/issues/169" text:style-name="Internet_20_link" text:visited-style-name="Visited_20_Internet_20_Link">#169</text:a><text:span text:style-name="T135"> </text:span>Error de compilació. Afegir la versió al plugin jaxws-maven-plugin </text:p>
        </text:list-item>
        <text:list-item>
          <text:p text:style-name="P533"><text:a xlink:type="simple" xlink:href="https://github.com/GovernIB/distribucio/issues/171" text:style-name="Internet_20_link" text:visited-style-name="Visited_20_Internet_20_Link">#171</text:a><text:span text:style-name="T136"> </text:span>Modificar tamany de camps de la taula DIS_REGISTRE </text:p>
        </text:list-item>
      </text:list>
      <text:p text:style-name="P174"/>
      <text:p text:style-name="P63">Base de dades:<text:span text:style-name="T5"> </text:span></text:p>
      <text:list xml:id="list1789914423" text:style-name="L28">
        <text:list-item>
          <text:p text:style-name="P511">Nova columna per determinar si una anotació de registre està pendent de processament o està processada per millorar el rendiment de les consultes.</text:p>
          <text:list>
            <text:list-item>
              <text:p text:style-name="P570"><text:a xlink:type="simple" xlink:href="https://github.com/GovernIB/distribucio/blob/dis-0.9/scripts/bbdd/1.0/oracle/updates/distribucio_update_0.9.27.sql" text:style-name="Internet_20_link" text:visited-style-name="Visited_20_Internet_20_Link"><text:span text:style-name="T122">distribucio_update_0.9.27.sql</text:span></text:a><text:span text:style-name="T122"> (Oracle)</text:span></text:p>
            </text:list-item>
          </text:list>
        </text:list-item>
      </text:list>
      <text:p text:style-name="P295"/>
      <table:table table:name="Table3" table:style-name="Table3">
        <table:table-column table:style-name="Table3.A"/>
        <table:table-row table:style-name="Table3.1">
          <table:table-cell table:style-name="Table3.A1" office:value-type="string">
            <text:p text:style-name="P246">-- #157 Distribucio es queda sense connexions a BBDD </text:p>
            <text:p text:style-name="P396">-- S'ha de millorar la consulta de registres. Es crea una columna nova per determinar si està pendent</text:p>
            <text:p text:style-name="P390"/>
            <text:p text:style-name="P396">-- Afegeix una columna de processament</text:p>
            <text:p text:style-name="P374"><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6">NULL</text:span><text:span text:style-name="T29">;</text:span></text:p>
            <text:p text:style-name="P396">-- Posa com a processades les que tinguin l'estat de processat</text:p>
            <text:p text:style-name="P374"><text:span text:style-name="T59">UPDATE</text:span><text:span text:style-name="T29"> DIS_REGISTRE </text:span><text:span text:style-name="T59">SET</text:span><text:span text:style-name="T29"> PENDENT = 0</text:span></text:p>
            <text:p text:style-name="P374"><text:span text:style-name="T59">WHERE</text:span><text:span text:style-name="T29"> PROCES_ESTAT </text:span><text:span text:style-name="T59">IN</text:span><text:span text:style-name="T29"> (</text:span><text:span text:style-name="T131">'BUSTIA_PROCESSADA'</text:span><text:span text:style-name="T29">, </text:span><text:span text:style-name="T131">'BACK_PENDENT'</text:span><text:span text:style-name="T29">, </text:span><text:span text:style-name="T131">'BACK_REBUDA'</text:span><text:span text:style-name="T29">, </text:span><text:span text:style-name="T131">'BACK_PROCESSADA'</text:span><text:span text:style-name="T29">, </text:span><text:span text:style-name="T131">'BACK_REBUTJADA'</text:span><text:span text:style-name="T29">, </text:span><text:span text:style-name="T131">'BACK_ERROR'</text:span><text:span text:style-name="T29">);</text:span></text:p>
            <text:p text:style-name="P396">-- Crea un índex per a la nova columna </text:p>
            <text:p text:style-name="P259"><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0"/>
            <text:p text:style-name="P246">-- #171 Modificar tamany de camps de la taula DIS_REGISTRE </text:p>
            <text:p text:style-name="P396">-- S'han d'igualar els camps EXPOSA, SOLICITA, MOTIU_REBUIG al regweb3</text:p>
            <text:p text:style-name="P396">-- i posar-los com a LOB.</text:p>
            <text:p text:style-name="P390"/>
            <text:p text:style-name="P396">-- Per canviar el tipus de la columna:</text:p>
            <text:p text:style-name="P390"/>
            <text:p text:style-name="P396">-- 1 Canvia el nom de la columna actual</text:p>
            <text:p text:style-name="P374"><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4"><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4"><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6">-- 2 Afegeix les noves columnes</text:p>
            <text:p text:style-name="P374"><text:span text:style-name="T59">ALTER</text:span><text:span text:style-name="T29"> </text:span><text:span text:style-name="T59">TABLE</text:span><text:span text:style-name="T29"> DIS_REGISTRE </text:span><text:span text:style-name="T59">ADD</text:span><text:span text:style-name="T29"> (EXPOSA CLOB);</text:span></text:p>
            <text:p text:style-name="P374"><text:span text:style-name="T59">ALTER</text:span><text:span text:style-name="T29"> </text:span><text:span text:style-name="T59">TABLE</text:span><text:span text:style-name="T29"> DIS_REGISTRE </text:span><text:span text:style-name="T59">ADD</text:span><text:span text:style-name="T29"> (SOLICITA CLOB);</text:span></text:p>
            <text:p text:style-name="P374"><text:span text:style-name="T59">ALTER</text:span><text:span text:style-name="T29"> </text:span><text:span text:style-name="T59">TABLE</text:span><text:span text:style-name="T29"> DIS_REGISTRE </text:span><text:span text:style-name="T59">ADD</text:span><text:span text:style-name="T29"> (MOTIU_REBUIG CLOB);</text:span></text:p>
            <text:p text:style-name="P396">-- 3 Copia les dades</text:p>
            <text:p text:style-name="P374"><text:span text:style-name="T59">UPDATE</text:span><text:span text:style-name="T29"> DIS_REGISTRE </text:span><text:span text:style-name="T59">SET</text:span><text:span text:style-name="T29"> EXPOSA=EXPOSA2;</text:span></text:p>
            <text:p text:style-name="P374"><text:span text:style-name="T59">UPDATE</text:span><text:span text:style-name="T29"> DIS_REGISTRE </text:span><text:span text:style-name="T59">SET</text:span><text:span text:style-name="T29"> SOLICITA=SOLICITA2;</text:span></text:p>
            <text:p text:style-name="P374"><text:soft-page-break/><text:span text:style-name="T59">UPDATE</text:span><text:span text:style-name="T29"> DIS_REGISTRE </text:span><text:span text:style-name="T59">SET</text:span><text:span text:style-name="T29"> MOTIU_REBUIG=MOTIU_REBUIG2;</text:span></text:p>
            <text:p text:style-name="P396">-- 4 Esborra les columnes antigues</text:p>
            <text:p text:style-name="P37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4"><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6">-- 5 Refà l'índex</text:p>
            <text:p text:style-name="P259"><text:span text:style-name="T59">ALTER</text:span><text:span text:style-name="T29"> </text:span><text:span text:style-name="T59">INDEX</text:span><text:span text:style-name="T29"> DIS_REGISTRE_PK REBUILD;</text:span></text:p>
          </table:table-cell>
        </table:table-row>
      </table:table>
      <text:p text:style-name="P198"/>
      <text:p text:style-name="P63"/>
      <text:p text:style-name="P23"><text:span text:style-name="T6">Propietats globals</text:span>: </text:p>
      <text:list xml:id="list3548515474" text:style-name="L29">
        <text:list-item>
          <text:p text:style-name="P517">Sense canvis</text:p>
        </text:list-item>
      </text:list>
      <text:p text:style-name="P251"/>
      <text:p text:style-name="P251"/>
      <text:list xml:id="list164823445757161" text:continue-list="list164824115879806" text:style-name="Outline">
        <text:list-item>
          <text:list>
            <text:list-header>
              <text:h text:style-name="P446" text:outline-level="2" text:is-list-header="true"><text:bookmark-start text:name="__RefHeading___Toc294707_93553639"/><text:span text:style-name="T120">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204">Data: <text:span text:style-name="T138">03</text:span>/0<text:span text:style-name="T137">7</text:span>/2020</text:p>
      <text:p text:style-name="P204"/>
      <text:p text:style-name="P235">Resum: Modificació de l'enviament d'anotacions per correu electrònic. Llistats d'usuaris per bústia.<text:span text:style-name="T140"> Marcar anotacions enviades per email.</text:span> Nova utilitat pels backoffices de Distribució per interpretar documents annexos tècnics de sistra2 de formularis i pagaments.</text:p>
      <text:p text:style-name="P24"/>
      <text:list xml:id="list164824387532082" text:continue-list="list164824014721929" text:style-name="L22">
        <text:list-item>
          <text:p text:style-name="P534"><text:a xlink:type="simple" xlink:href="https://github.com/GovernIB/distribucio/issues/151" text:style-name="Internet_20_link" text:visited-style-name="Visited_20_Internet_20_Link"><text:span text:style-name="T140">#151</text:span></text:a><text:span text:style-name="T140"> </text:span>Rendiment de l'enviament per email d'una anotació de registre</text:p>
        </text:list-item>
        <text:list-item>
          <text:p text:style-name="P534"><text:a xlink:type="simple" xlink:href="https://github.com/GovernIB/distribucio/issues/175" text:style-name="Internet_20_link" text:visited-style-name="Visited_20_Internet_20_Link"><text:span text:style-name="T140">#175</text:span></text:a><text:span text:style-name="T140"> </text:span>Guardar informació de firmes d'annexos per no haver-els de consultar cada vegada</text:p>
        </text:list-item>
        <text:list-item>
          <text:p text:style-name="P534"><text:a xlink:type="simple" xlink:href="https://github.com/GovernIB/distribucio/issues/142" text:style-name="Internet_20_link" text:visited-style-name="Visited_20_Internet_20_Link"><text:span text:style-name="T140">#142</text:span></text:a><text:span text:style-name="T140"> </text:span>Revisar i corregir llargades dels camps de les anotacions</text:p>
        </text:list-item>
        <text:list-item>
          <text:p text:style-name="P534"><text:a xlink:type="simple" xlink:href="https://github.com/GovernIB/distribucio/issues/140" text:style-name="Internet_20_link" text:visited-style-name="Visited_20_Internet_20_Link"><text:span text:style-name="T140">#140</text:span></text:a><text:span text:style-name="T140"> </text:span>Revisar enumerats a la BBDD</text:p>
        </text:list-item>
        <text:list-item>
          <text:p text:style-name="P534"><text:a xlink:type="simple" xlink:href="https://github.com/GovernIB/distribucio/issues/165" text:style-name="Internet_20_link" text:visited-style-name="Visited_20_Internet_20_Link"><text:span text:style-name="T140">#165</text:span></text:a><text:span text:style-name="T140"> </text:span>Desenvolupar llibreria per poder obtenir les dades dels fitxers tècnics que venen de registres</text:p>
        </text:list-item>
        <text:list-item>
          <text:p text:style-name="P534"><text:a xlink:type="simple" xlink:href="https://github.com/GovernIB/distribucio/issues/168" text:style-name="Internet_20_link" text:visited-style-name="Visited_20_Internet_20_Link"><text:span text:style-name="T140">#168</text:span></text:a><text:span text:style-name="T140"> </text:span>Llistat d'usuaris en el detall d'una bústia i fulla exportable d'usuaris per bústia i unitat orgànica</text:p>
        </text:list-item>
        <text:list-item>
          <text:p text:style-name="P534"><text:a xlink:type="simple" xlink:href="https://github.com/GovernIB/distribucio/issues/153" text:style-name="Internet_20_link" text:visited-style-name="Visited_20_Internet_20_Link"><text:span text:style-name="T140">#153</text:span></text:a><text:span text:style-name="T140"> </text:span>Revisar el marcador d'anotacions pendents de processar</text:p>
        </text:list-item>
        <text:list-item>
          <text:p text:style-name="P534"><text:a xlink:type="simple" xlink:href="https://github.com/GovernIB/distribucio/issues/152" text:style-name="Internet_20_link" text:visited-style-name="Visited_20_Internet_20_Link">#152</text:a><text:span text:style-name="T140"> </text:span>Marcar les anotacions de registre que s'han enviat per email </text:p>
        </text:list-item>
        <text:list-item>
          <text:p text:style-name="P535"><text:a xlink:type="simple" xlink:href="https://github.com/GovernIB/distribucio/issues/184" text:style-name="Internet_20_link" text:visited-style-name="Visited_20_Internet_20_Link">#184</text:a><text:span text:style-name="T142"> </text:span>Error filtrant anotacions pendents. Apareixen anotacions processades a la bústia</text:p>
        </text:list-item>
      </text:list>
      <text:p text:style-name="P175"/>
      <text:p text:style-name="P64">Base de dades:<text:span text:style-name="T5"> </text:span></text:p>
      <text:list xml:id="list3090362915" text:style-name="L30">
        <text:list-item>
          <text:p text:style-name="P585">distribucio_update_0.9.28.sql<text:span text:style-name="T141">:</text:span></text:p>
          <text:list>
            <text:list-item>
              <text:p text:style-name="P601">Canvi d'enumerats.</text:p>
            </text:list-item>
            <text:list-item>
              <text:p text:style-name="P601">Revisió de camps llargades SICRES</text:p>
            </text:list-item>
            <text:list-item>
              <text:p text:style-name="P601">Guardar informació de les firmes</text:p>
            </text:list-item>
            <text:list-item>
              <text:p text:style-name="P601">Marcar anotacions enviades per email.</text:p>
            </text:list-item>
            <text:list-item>
              <text:p text:style-name="P602">Corregir error anotacions que apareixen com a pendents</text:p>
            </text:list-item>
          </text:list>
        </text:list-item>
      </text:list>
      <text:p text:style-name="P64"/>
      <text:p text:style-name="P24"><text:span text:style-name="T6">Propietats globals</text:span>: </text:p>
      <text:list xml:id="list3012991488" text:style-name="L31">
        <text:list-item>
          <text:p text:style-name="P518">Sense canvis</text:p>
        </text:list-item>
      </text:list>
      <text:p text:style-name="P252"/>
      <text:p text:style-name="P101">Altres: </text:p>
      <text:list xml:id="list164823963956086" text:continue-numbering="true" text:style-name="L31">
        <text:list-item>
          <text:p text:style-name="P603"><text:soft-page-break/><text:span text:style-name="T139">Nova versió 0.9.28 de la llibreria de </text:span><text:span text:style-name="T125">distribucio-backoffices-utils</text:span><text:span text:style-name="T13"> amb la separació de les utilitats de l'Arxiu i Sistra2. La classe </text:span><text:span text:style-name="T125">BackofficesUtils</text:span><text:span text:style-name="T13"> de la versió 0.9.26 passa a anomenar-se </text:span><text:span text:style-name="T125">BackofficeArxiuUtils</text:span><text:span text:style-name="T13">.</text:span></text:p>
        </text:list-item>
      </text:list>
      <text:p text:style-name="P269"/>
      <text:list xml:id="list164823306674682" text:continue-list="list164823445757161" text:style-name="Outline">
        <text:list-item>
          <text:list>
            <text:list-header>
              <text:h text:style-name="P447" text:outline-level="2" text:is-list-header="true"><text:bookmark-start text:name="__RefHeading___Toc136111_1193039826"/><text:span text:style-name="T120">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205">Data: <text:span text:style-name="T138">10</text:span>/0<text:span text:style-name="T137">7</text:span>/2020</text:p>
      <text:p text:style-name="P205"/>
      <text:p text:style-name="P236">Resum: Correcció de l'error en l'enviament via email.</text:p>
      <text:p text:style-name="P25"/>
      <text:list xml:id="list164823248815887" text:continue-list="list164824387532082" text:style-name="L22">
        <text:list-item>
          <text:p text:style-name="P536"><text:a xlink:type="simple" xlink:href="https://github.com/GovernIB/distribucio/issues/189" text:style-name="Internet_20_link" text:visited-style-name="Visited_20_Internet_20_Link">#189</text:a><text:span text:style-name="T143"> </text:span>Error de concurrència enviant anotacio via email</text:p>
        </text:list-item>
      </text:list>
      <text:p text:style-name="P176"/>
      <text:p text:style-name="P65">Base de dades:<text:span text:style-name="T5"> </text:span></text:p>
      <text:list xml:id="list375504724" text:style-name="L32">
        <text:list-item>
          <text:p text:style-name="P586">S<text:span text:style-name="T143">ense canvis</text:span></text:p>
        </text:list-item>
      </text:list>
      <text:p text:style-name="P65"/>
      <text:p text:style-name="P25"><text:span text:style-name="T6">Propietats globals</text:span>: </text:p>
      <text:list xml:id="list2616726080" text:style-name="L33">
        <text:list-item>
          <text:p text:style-name="P519">Sense canvis</text:p>
        </text:list-item>
      </text:list>
      <text:list xml:id="list164823972095419" text:continue-list="list164823306674682" text:style-name="Outline">
        <text:list-item>
          <text:list>
            <text:list-header>
              <text:h text:style-name="P448" text:outline-level="2" text:is-list-header="true"><text:bookmark-start text:name="__RefHeading___Toc468536_3846289567"/><text:span text:style-name="T120">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206">Data: <text:span text:style-name="T138">16</text:span>/0<text:span text:style-name="T137">7</text:span>/2020</text:p>
      <text:p text:style-name="P206"/>
      <text:p text:style-name="P237">Resum: Correcció de l'error que fa que es mostri el justificant com un annex.</text:p>
      <text:p text:style-name="P26"/>
      <text:list xml:id="list164823153799254" text:continue-list="list164823248815887" text:style-name="L22">
        <text:list-item>
          <text:p text:style-name="P537"><text:a xlink:type="simple" xlink:href="https://github.com/GovernIB/distribucio/issues/196" text:style-name="Internet_20_link" text:visited-style-name="Visited_20_Internet_20_Link">#196</text:a><text:span text:style-name="T144"> </text:span>Es mostra el justificant com un annex </text:p>
        </text:list-item>
      </text:list>
      <text:p text:style-name="P296"/>
      <text:p text:style-name="P177"/>
      <text:p text:style-name="P66">Base de dades:<text:span text:style-name="T5"> </text:span></text:p>
      <text:list xml:id="list3186432228" text:style-name="L34">
        <text:list-item>
          <text:p text:style-name="P587">S<text:span text:style-name="T143">ense canvis</text:span></text:p>
        </text:list-item>
      </text:list>
      <text:p text:style-name="P66"/>
      <text:p text:style-name="P26"><text:span text:style-name="T6">Propietats globals</text:span>: </text:p>
      <text:list xml:id="list728138371" text:style-name="L35">
        <text:list-item>
          <text:p text:style-name="P520">Sense canvis</text:p>
        </text:list-item>
      </text:list>
      <text:p text:style-name="P253"/>
      <text:list xml:id="list164823838210410" text:continue-list="list164823972095419" text:style-name="Outline">
        <text:list-item>
          <text:list>
            <text:list-header>
              <text:h text:style-name="P449" text:outline-level="2" text:is-list-header="true"><text:bookmark-start text:name="__RefHeading___Toc86628_3242410572"/><text:span text:style-name="T120">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207">Data: <text:span text:style-name="T138">09</text:span>/0<text:span text:style-name="T137">9</text:span>/2020<text:span text:style-name="T145"> 15:00h</text:span></text:p>
      <text:p text:style-name="P207"/>
      <text:p text:style-name="P238">Resum: Millores de rendiment i del sistema de logs. Refactorització interna per millorar el codi. Millores en la localització d'anotacions per administradors. Correcció scripts BBDD per Postgres i altres errors.</text:p>
      <text:p text:style-name="P207"/>
      <text:p text:style-name="P297">Canvis i millores:</text:p>
      <text:list xml:id="list1838075032" text:style-name="L36">
        <text:list-item>
          <text:p text:style-name="P621"><text:a xlink:type="simple" xlink:href="https://github.com/GovernIB/distribucio/issues/213" text:style-name="Internet_20_link" text:visited-style-name="Visited_20_Internet_20_Link">#213</text:a><text:span text:style-name="T149"> </text:span>Afegir filtres a la gestió de bústies </text:p>
        </text:list-item>
        <text:list-item>
          <text:p text:style-name="P621"><text:a xlink:type="simple" xlink:href="https://github.com/GovernIB/distribucio/issues/141" text:style-name="Internet_20_link" text:visited-style-name="Visited_20_Internet_20_Link">#141</text:a><text:span text:style-name="T149"> </text:span>Revisar el sistema de logs </text:p>
        </text:list-item>
        <text:list-item>
          <text:p text:style-name="P621"><text:soft-page-break/><text:a xlink:type="simple" xlink:href="https://github.com/GovernIB/distribucio/issues/207" text:style-name="Internet_20_link" text:visited-style-name="Visited_20_Internet_20_Link">#207</text:a><text:span text:style-name="T149"> </text:span>Informar a l'usuari que la petició de reintent de processament està en procés.</text:p>
        </text:list-item>
        <text:list-item>
          <text:p text:style-name="P621"><text:a xlink:type="simple" xlink:href="https://github.com/GovernIB/distribucio/issues/206" text:style-name="Internet_20_link" text:visited-style-name="Visited_20_Internet_20_Link">#206</text:a><text:span text:style-name="T149"> </text:span>Diferenciar les unitats organitzatives actives de les inactives als desplegables. </text:p>
        </text:list-item>
        <text:list-item>
          <text:p text:style-name="P621"><text:a xlink:type="simple" xlink:href="https://github.com/GovernIB/distribucio/issues/139" text:style-name="Internet_20_link" text:visited-style-name="Visited_20_Internet_20_Link">#139</text:a><text:span text:style-name="T149"> </text:span>Eliminar camp unitatOrganicaCodi de la bústia </text:p>
        </text:list-item>
        <text:list-item>
          <text:p text:style-name="P621"><text:a xlink:type="simple" xlink:href="https://github.com/GovernIB/distribucio/issues/137" text:style-name="Internet_20_link" text:visited-style-name="Visited_20_Internet_20_Link">#137</text:a><text:span text:style-name="T149"> </text:span>Refactoritzar el mètode DistribucioPluginArxiuImpl.saveAnnexosAsDocumentInArxiu</text:p>
        </text:list-item>
        <text:list-item>
          <text:p text:style-name="P621"><text:a xlink:type="simple" xlink:href="https://github.com/GovernIB/distribucio/issues/180" text:style-name="Internet_20_link" text:visited-style-name="Visited_20_Internet_20_Link">#180</text:a><text:span text:style-name="T149"> </text:span>Millorar el rendiment del canvi de vista en arbre a la gestió de bústies </text:p>
        </text:list-item>
        <text:list-item>
          <text:p text:style-name="P621"><text:a xlink:type="simple" xlink:href="https://github.com/GovernIB/distribucio/issues/138" text:style-name="Internet_20_link" text:visited-style-name="Visited_20_Internet_20_Link">#138</text:a><text:span text:style-name="T149"> </text:span>Comprovar bústia i comprovar contingut fan el mateix, unificar-les </text:p>
        </text:list-item>
        <text:list-item>
          <text:p text:style-name="P621"><text:a xlink:type="simple" xlink:href="https://github.com/GovernIB/distribucio/issues/136" text:style-name="Internet_20_link" text:visited-style-name="Visited_20_Internet_20_Link">#136</text:a><text:span text:style-name="T149"> </text:span>Netejar el mètode toContingutDto </text:p>
        </text:list-item>
        <text:list-item>
          <text:p text:style-name="P621"><text:a xlink:type="simple" xlink:href="https://github.com/GovernIB/distribucio/issues/203" text:style-name="Internet_20_link" text:visited-style-name="Visited_20_Internet_20_Link">#203</text:a><text:span text:style-name="T149"> </text:span>Opció per reintentar el processament massiu d'anotacions erròn<text:span text:style-name="T147">i</text:span>es </text:p>
        </text:list-item>
        <text:list-item>
          <text:p text:style-name="P621"><text:a xlink:type="simple" xlink:href="https://github.com/GovernIB/distribucio/issues/186" text:style-name="Internet_20_link" text:visited-style-name="Visited_20_Internet_20_Link">#186</text:a><text:span text:style-name="T149"> </text:span>Modificar els filtres que cerquen UO a DIR3 per què només cerquin unitats orgàniques actives </text:p>
        </text:list-item>
        <text:list-item>
          <text:p text:style-name="P621"><text:a xlink:type="simple" xlink:href="https://github.com/GovernIB/distribucio/issues/179" text:style-name="Internet_20_link" text:visited-style-name="Visited_20_Internet_20_Link">#179</text:a><text:span text:style-name="T149"> </text:span>Ampliar els detalls del Localitzador d'anotacions de registre </text:p>
        </text:list-item>
        <text:list-item>
          <text:p text:style-name="P621"><text:a xlink:type="simple" xlink:href="https://github.com/GovernIB/distribucio/issues/194" text:style-name="Internet_20_link" text:visited-style-name="Visited_20_Internet_20_Link">#194</text:a><text:span text:style-name="T149"> </text:span>A la pantalla de consulta d'anotacions de registre d'administrador apareix bloquejat el camp bústia del filtre </text:p>
        </text:list-item>
        <text:list-item>
          <text:p text:style-name="P621"><text:a xlink:type="simple" xlink:href="https://github.com/GovernIB/distribucio/issues/183" text:style-name="Internet_20_link" text:visited-style-name="Visited_20_Internet_20_Link">#183</text:a><text:span text:style-name="T149"> </text:span>Recordar la posició en el llistat si es produeix un error </text:p>
        </text:list-item>
        <text:list-item>
          <text:p text:style-name="P621"><text:a xlink:type="simple" xlink:href="https://github.com/GovernIB/distribucio/issues/188" text:style-name="Internet_20_link" text:visited-style-name="Visited_20_Internet_20_Link">#188</text:a><text:span text:style-name="T149"> </text:span>Alineació de l'icona de mail cap a l'esquerra </text:p>
        </text:list-item>
        <text:list-item>
          <text:p text:style-name="P621"><text:a xlink:type="simple" xlink:href="https://github.com/GovernIB/distribucio/issues/176" text:style-name="Internet_20_link" text:visited-style-name="Visited_20_Internet_20_Link">#176</text:a><text:span text:style-name="T149"> </text:span>Traducció de literals del paginador </text:p>
        </text:list-item>
        <text:list-item>
          <text:p text:style-name="P628"><text:a xlink:type="simple" xlink:href="https://github.com/GovernIB/distribucio/issues/178" text:style-name="Internet_20_link" text:visited-style-name="Visited_20_Internet_20_Link">#178</text:a><text:span text:style-name="T149"> </text:span>Eliminar els espais als filtres del Localitzador d'anotacions de registre </text:p>
        </text:list-item>
        <text:list-item>
          <text:p text:style-name="P622"><text:a xlink:type="simple" xlink:href="https://github.com/GovernIB/distribucio/issues/177" text:style-name="Internet_20_link" text:visited-style-name="Visited_20_Internet_20_Link">#177</text:a><text:span text:style-name="T148"> </text:span>Afegir filtres a la gestió d'unitats organitzatives</text:p>
        </text:list-item>
      </text:list>
      <text:p text:style-name="P297">Errors:</text:p>
      <text:p text:style-name="P27"/>
      <text:list xml:id="list164823820739215" text:continue-list="list164823153799254" text:style-name="L22">
        <text:list-item>
          <text:p text:style-name="P538"><text:a xlink:type="simple" xlink:href="https://github.com/GovernIB/distribucio/issues/202" text:style-name="Internet_20_link" text:visited-style-name="Visited_20_Internet_20_Link">#202</text:a><text:span text:style-name="T146"> </text:span>L'estat d'error no es visualitza correctament al seguiment d'integracions</text:p>
        </text:list-item>
        <text:list-item>
          <text:p text:style-name="P539"><text:a xlink:type="simple" xlink:href="https://github.com/GovernIB/distribucio/issues/215" text:style-name="Internet_20_link" text:visited-style-name="Visited_20_Internet_20_Link">#215</text:a><text:span text:style-name="T149"> </text:span>Error consulta avisos actius a PostgreSQL </text:p>
        </text:list-item>
        <text:list-item>
          <text:p text:style-name="P539"><text:a xlink:type="simple" xlink:href="https://github.com/GovernIB/distribucio/issues/191" text:style-name="Internet_20_link" text:visited-style-name="Visited_20_Internet_20_Link">#191</text:a><text:span text:style-name="T149"> </text:span>Revisar l'accés a Distribucio quan hi ha sessions amb altres aplicacions </text:p>
        </text:list-item>
        <text:list-item>
          <text:p text:style-name="P539"><text:a xlink:type="simple" xlink:href="https://github.com/GovernIB/distribucio/issues/201" text:style-name="Internet_20_link" text:visited-style-name="Visited_20_Internet_20_Link">#201</text:a><text:span text:style-name="T149"> </text:span>Evitar errors de tipus "Local address contains control or whitespace in string" </text:p>
        </text:list-item>
        <text:list-item>
          <text:p text:style-name="P539"><text:a xlink:type="simple" xlink:href="https://github.com/GovernIB/distribucio/issues/209" text:style-name="Internet_20_link" text:visited-style-name="Visited_20_Internet_20_Link">#209</text:a><text:span text:style-name="T149"> </text:span>Duplicate child name not allowed </text:p>
        </text:list-item>
        <text:list-item>
          <text:p text:style-name="P539"><text:a xlink:type="simple" xlink:href="https://github.com/GovernIB/distribucio/issues/187" text:style-name="Internet_20_link" text:visited-style-name="Visited_20_Internet_20_Link">#187</text:a><text:span text:style-name="T149"> </text:span>Actualitzar llibreria de datatables a versió 1.10+ </text:p>
        </text:list-item>
        <text:list-item>
          <text:p text:style-name="P539"><text:a xlink:type="simple" xlink:href="https://github.com/GovernIB/distribucio/issues/198" text:style-name="Internet_20_link" text:visited-style-name="Visited_20_Internet_20_Link">#198</text:a><text:span text:style-name="T149"> </text:span>Revisar si és necessari guardar la informació del justificant a la taula d'annexos </text:p>
        </text:list-item>
        <text:list-item>
          <text:p text:style-name="P539"><text:a xlink:type="simple" xlink:href="https://github.com/GovernIB/distribucio/issues/192" text:style-name="Internet_20_link" text:visited-style-name="Visited_20_Internet_20_Link">#192</text:a><text:span text:style-name="T149"> </text:span>Copiar detall de les firmes quan es reenviï una anotació amb còpia a una altra bústia </text:p>
        </text:list-item>
        <text:list-item>
          <text:p text:style-name="P539"><text:a xlink:type="simple" xlink:href="https://github.com/GovernIB/distribucio/issues/205" text:style-name="Internet_20_link" text:visited-style-name="Visited_20_Internet_20_Link">#205</text:a><text:span text:style-name="T149"> </text:span>Revisar java.lang.NullPointerException </text:p>
        </text:list-item>
        <text:list-item>
          <text:p text:style-name="P539"><text:a xlink:type="simple" xlink:href="https://github.com/GovernIB/distribucio/issues/208" text:style-name="Internet_20_link" text:visited-style-name="Visited_20_Internet_20_Link">#208</text:a><text:span text:style-name="T149"> </text:span>Error en els scripts de creació de l'esquema de BBDD per PostgreSQL </text:p>
        </text:list-item>
        <text:list-item>
          <text:p text:style-name="P539"><text:a xlink:type="simple" xlink:href="https://github.com/GovernIB/distribucio/issues/204" text:style-name="Internet_20_link" text:visited-style-name="Visited_20_Internet_20_Link">#204</text:a><text:span text:style-name="T149"> </text:span>No es pot reintentar el processament d'una anotació després d'un proxy error </text:p>
        </text:list-item>
        <text:list-item>
          <text:p text:style-name="P539"><text:a xlink:type="simple" xlink:href="https://github.com/GovernIB/distribucio/issues/185" text:style-name="Internet_20_link" text:visited-style-name="Visited_20_Internet_20_Link">#185</text:a><text:span text:style-name="T149"> </text:span>Treure el literal no traduït "Destinataris: " i destinataris repetits del log d'accions quan s'envia via email </text:p>
        </text:list-item>
        <text:list-item>
          <text:p text:style-name="P539"><text:a xlink:type="simple" xlink:href="https://github.com/GovernIB/distribucio/issues/199" text:style-name="Internet_20_link" text:visited-style-name="Visited_20_Internet_20_Link">#199</text:a><text:span text:style-name="T149"> </text:span>Errada al manual d'integració </text:p>
        </text:list-item>
        <text:list-item>
          <text:p text:style-name="P539"><text:a xlink:type="simple" xlink:href="https://github.com/GovernIB/distribucio/issues/197" text:style-name="Internet_20_link" text:visited-style-name="Visited_20_Internet_20_Link">#197</text:a><text:span text:style-name="T149"> </text:span>Investigar excepció "Caller unauthorized" </text:p>
        </text:list-item>
        <text:list-item>
          <text:p text:style-name="P539"><text:a xlink:type="simple" xlink:href="https://github.com/GovernIB/distribucio/issues/200" text:style-name="Internet_20_link" text:visited-style-name="Visited_20_Internet_20_Link">#200</text:a><text:span text:style-name="T149"> </text:span>Error accedint a l'arbre de bústies </text:p>
        </text:list-item>
        <text:list-item>
          <text:p text:style-name="P539"><text:a xlink:type="simple" xlink:href="https://github.com/GovernIB/distribucio/issues/195" text:style-name="Internet_20_link" text:visited-style-name="Visited_20_Internet_20_Link">#195</text:a><text:span text:style-name="T149"> </text:span>Investigar excepció ""java.lang.IllegalStateException: No puedo limpiar el búfer..." </text:p>
        </text:list-item>
        <text:list-item>
          <text:p text:style-name="P539"><text:a xlink:type="simple" xlink:href="https://github.com/GovernIB/distribucio/issues/181" text:style-name="Internet_20_link" text:visited-style-name="Visited_20_Internet_20_Link">#181</text:a><text:span text:style-name="T149"> </text:span>Revisar els rols de les bústies sense codi dir3 </text:p>
        </text:list-item>
        <text:list-item>
          <text:p text:style-name="P539"><text:a xlink:type="simple" xlink:href="https://github.com/GovernIB/distribucio/issues/174" text:style-name="Internet_20_link" text:visited-style-name="Visited_20_Internet_20_Link">#174</text:a><text:span text:style-name="T149"> </text:span>Revisar la paginació de monitoritzar Integracions </text:p>
        </text:list-item>
        <text:list-item>
          <text:p text:style-name="P540"><text:a xlink:type="simple" xlink:href="https://github.com/GovernIB/distribucio/issues/216" text:style-name="Internet_20_link" text:visited-style-name="Visited_20_Internet_20_Link">#216</text:a><text:span text:style-name="T151"> </text:span>Error javax.ejb.EJBAccessException: Invalid User</text:p>
        </text:list-item>
        <text:list-item>
          <text:p text:style-name="P540"><text:a xlink:type="simple" xlink:href="https://github.com/GovernIB/distribucio/issues/217" text:style-name="Internet_20_link" text:visited-style-name="Visited_20_Internet_20_Link">#217</text:a><text:span text:style-name="T151"> </text:span>Error marcant les bústies innactives a l'arbre d'administració de bústies </text:p>
        </text:list-item>
        <text:list-item>
          <text:p text:style-name="P540"><text:a xlink:type="simple" xlink:href="https://github.com/GovernIB/distribucio/issues/218" text:style-name="Internet_20_link" text:visited-style-name="Visited_20_Internet_20_Link">#218</text:a><text:span text:style-name="T151"> </text:span>Error en la llibreria distribucio-backoffcie-utils per incorporar informació de l'annex </text:p>
        </text:list-item>
      </text:list>
      <text:p text:style-name="P178"/>
      <text:p text:style-name="P67">Base de dades:<text:span text:style-name="T5"> </text:span></text:p>
      <text:list xml:id="list4268329198" text:style-name="L37">
        <text:list-header>
          <text:p text:style-name="P588"/>
        </text:list-header>
      </text:list>
      <text:list xml:id="list164823949569585" text:continue-list="list1789914423" text:style-name="L28">
        <text:list-item>
          <text:list>
            <text:list-item>
              <text:p text:style-name="P571"><text:soft-page-break/><text:a xlink:type="simple" xlink:href="https://github.com/GovernIB/distribucio/blob/dis-0.9/scripts/bbdd/1.0/oracle/updates/distribucio_update_0.9.29.sql" text:style-name="Internet_20_link" text:visited-style-name="Visited_20_Internet_20_Link"><text:span text:style-name="T150">distribucio_update_0.9.29.sql</text:span></text:a><text:span text:style-name="T150"> (Oracle)</text:span></text:p>
            </text:list-item>
          </text:list>
        </text:list-item>
      </text:list>
      <text:p text:style-name="P304"/>
      <table:table table:name="Table4" table:style-name="Table4">
        <table:table-column table:style-name="Table4.A"/>
        <table:table-row table:style-name="Table4.1">
          <table:table-cell table:style-name="Table4.A1" office:value-type="string">
            <text:p text:style-name="P247">-- #139 Eliminar camp unitatOrganicaCodi de la bústia </text:p>
            <text:p text:style-name="P390"/>
            <text:p text:style-name="P374"><text:span text:style-name="T59">ALTER</text:span><text:span text:style-name="T29"> </text:span><text:span text:style-name="T59">TABLE</text:span><text:span text:style-name="T29"> DIS_BUSTIA</text:span></text:p>
            <text:p text:style-name="P374"><text:span text:style-name="T59">DROP</text:span><text:span text:style-name="T29"> (</text:span></text:p>
            <text:p text:style-name="P406"><text:s text:c="4"/>UNITAT_CODI</text:p>
            <text:p text:style-name="P406">);</text:p>
            <text:p text:style-name="P390"/>
            <text:p text:style-name="P396">-- #141 Revisar el sistema de logs</text:p>
            <text:p text:style-name="P396">-- Creació d'una nova taula de paràmetres dels logs i traspàs de dades cap a la nova taula.</text:p>
            <text:p text:style-name="P406"><text:s/></text:p>
            <text:p text:style-name="P374"><text:span text:style-name="T59">CREATE</text:span><text:span text:style-name="T29"> </text:span><text:span text:style-name="T59">TABLE</text:span><text:span text:style-name="T29"> DIS_CONT_LOG_PARAM</text:span></text:p>
            <text:p text:style-name="P406">(</text:p>
            <text:p text:style-name="P374"><text:span text:style-name="T29"><text:s text:c="4"/>ID NUMBER(19) </text:span><text:span text:style-name="T59">NOT</text:span><text:span text:style-name="T29"> </text:span><text:span text:style-name="T116">NULL</text:span><text:span text:style-name="T29">,</text:span></text:p>
            <text:p text:style-name="P374"><text:span text:style-name="T29"><text:s text:c="4"/>CONT_LOG_ID NUMBER(19) </text:span><text:span text:style-name="T59">NOT</text:span><text:span text:style-name="T29"> </text:span><text:span text:style-name="T116">NULL</text:span><text:span text:style-name="T29">,</text:span></text:p>
            <text:p text:style-name="P374"><text:span text:style-name="T29"><text:s text:c="4"/>NUMERO NUMBER(19) </text:span><text:span text:style-name="T59">NOT</text:span><text:span text:style-name="T29"> </text:span><text:span text:style-name="T116">NULL</text:span><text:span text:style-name="T29">,</text:span></text:p>
            <text:p text:style-name="P374"><text:span text:style-name="T29"><text:s text:c="4"/>VALOR VARCHAR2(256) </text:span><text:span text:style-name="T59">NOT</text:span><text:span text:style-name="T29"> </text:span><text:span text:style-name="T116">NULL</text:span><text:span text:style-name="T29">,</text:span></text:p>
            <text:p text:style-name="P406"><text:s text:c="4"/>CREATEDBY_CODI VARCHAR2(64),</text:p>
            <text:p text:style-name="P374"><text:span text:style-name="T29"><text:s text:c="4"/>CREATEDDATE </text:span><text:span text:style-name="T59">TIMESTAMP</text:span><text:span text:style-name="T29">(6),</text:span></text:p>
            <text:p text:style-name="P406"><text:s text:c="4"/>LASTMODIFIEDBY_CODI VARCHAR2(64),</text:p>
            <text:p text:style-name="P374"><text:span text:style-name="T29"><text:s text:c="4"/>LASTMODIFIEDDATE </text:span><text:span text:style-name="T59">TIMESTAMP</text:span><text:span text:style-name="T29">(6)</text:span></text:p>
            <text:p text:style-name="P406">);</text:p>
            <text:p text:style-name="P374"><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4"><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0"/>
            <text:p text:style-name="P374"><text:span text:style-name="T59">insert</text:span><text:span text:style-name="T29"> </text:span><text:span text:style-name="T59">into</text:span><text:span text:style-name="T29"> DIS_CONT_LOG_PARAM (ID, CONT_LOG_ID, NUMERO, VALOR) </text:span></text:p>
            <text:p text:style-name="P406">(</text:p>
            <text:p text:style-name="P374"><text:span text:style-name="T29"><text:tab/></text:span><text:span text:style-name="T59">SELECT</text:span><text:span text:style-name="T29"> </text:span></text:p>
            <text:p text:style-name="P406"><text:tab/><text:tab/><text:tab/><text:span text:style-name="T152">DIS_H</text:span>IBERNATE_SEQ.nextval,</text:p>
            <text:p text:style-name="P406"><text:tab/><text:tab/><text:tab/>l.id,</text:p>
            <text:p text:style-name="P374"><text:span text:style-name="T29"><text:tab/><text:tab/><text:tab/>1 </text:span><text:span text:style-name="T59">AS</text:span><text:span text:style-name="T29"> numero,</text:span></text:p>
            <text:p text:style-name="P374"><text:span text:style-name="T29"><text:tab/><text:tab/><text:tab/>l.PARAM1 </text:span><text:span text:style-name="T59">AS</text:span><text:span text:style-name="T29"> valor</text:span></text:p>
            <text:p text:style-name="P374"><text:span text:style-name="T29"><text:tab/></text:span><text:span text:style-name="T59">FROM</text:span><text:span text:style-name="T29"> DIS_CONT_LOG l</text:span></text:p>
            <text:p text:style-name="P374"><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6">NULL</text:span></text:p>
            <text:p text:style-name="P406">);</text:p>
            <text:p text:style-name="P390"/>
            <text:p text:style-name="P374"><text:span text:style-name="T59">insert</text:span><text:span text:style-name="T29"> </text:span><text:span text:style-name="T59">into</text:span><text:span text:style-name="T29"> DIS_CONT_LOG_PARAM (ID, CONT_LOG_ID, NUMERO, VALOR) </text:span></text:p>
            <text:p text:style-name="P406">(</text:p>
            <text:p text:style-name="P374"><text:span text:style-name="T29"><text:tab/></text:span><text:span text:style-name="T59">SELECT</text:span><text:span text:style-name="T29"> </text:span></text:p>
            <text:p text:style-name="P407"><text:tab/><text:tab/><text:tab/><text:span text:style-name="T152">DIS_H</text:span>IBERNATE_SEQ.nextval,</text:p>
            <text:p text:style-name="P406"><text:tab/><text:tab/><text:tab/>l.id,</text:p>
            <text:p text:style-name="P374"><text:span text:style-name="T29"><text:tab/><text:tab/><text:tab/>2 </text:span><text:span text:style-name="T59">AS</text:span><text:span text:style-name="T29"> numero,</text:span></text:p>
            <text:p text:style-name="P374"><text:span text:style-name="T29"><text:tab/><text:tab/><text:tab/>l.PARAM2 </text:span><text:span text:style-name="T59">AS</text:span><text:span text:style-name="T29"> valor</text:span></text:p>
            <text:p text:style-name="P374"><text:span text:style-name="T29"><text:tab/></text:span><text:span text:style-name="T59">FROM</text:span><text:span text:style-name="T29"> DIS_CONT_LOG l</text:span></text:p>
            <text:p text:style-name="P374"><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6">NULL</text:span></text:p>
            <text:p text:style-name="P131">);</text:p>
          </table:table-cell>
        </table:table-row>
      </table:table>
      <text:p text:style-name="P68"/>
      <text:p text:style-name="P67"/>
      <text:p text:style-name="P27"><text:span text:style-name="T6">Propietats globals</text:span>: </text:p>
      <text:list xml:id="list339893696" text:style-name="L38">
        <text:list-item>
          <text:p text:style-name="P521">Sense canvis</text:p>
        </text:list-item>
      </text:list>
      <text:p text:style-name="P254"/>
      <text:p text:style-name="P102"><text:soft-page-break/>Altres: </text:p>
      <text:list xml:id="list164823338845957" text:continue-list="list164823963956086" text:style-name="L31">
        <text:list-item>
          <text:p text:style-name="P604"><text:span text:style-name="T139">Nova versió 0.9.29 de la llibreria de </text:span><text:span text:style-name="T12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9"><text:span text:style-name="T15">A</text:span><text:span text:style-name="T11">ssegurar que està definida la propietat </text:span><text:span text:style-name="T123">es.caib.distribucio.default.user.language</text:span><text:span text:style-name="T11"> al fitxer de propietats per evitar errors amb nous usuaris.</text:span></text:p>
        </text:list-item>
      </text:list>
      <text:p text:style-name="P270"/>
      <text:p text:style-name="P270"/>
      <text:list xml:id="list164823029548253" text:continue-list="list164823838210410" text:style-name="Outline">
        <text:list-item>
          <text:list>
            <text:list-header>
              <text:h text:style-name="P450" text:outline-level="2" text:is-list-header="true"><text:bookmark-start text:name="__RefHeading___Toc90703_2906097068"/><text:span text:style-name="T120">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208">Data: <text:span text:style-name="T138">10</text:span>/0<text:span text:style-name="T153">7</text:span>/2020<text:span text:style-name="T145"> 15:00h</text:span></text:p>
      <text:p text:style-name="P208"/>
      <text:p text:style-name="P239">Resum: <text:span text:style-name="T15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8"/>
      <text:p text:style-name="P298">Canvis i millores:</text:p>
      <text:list xml:id="list164823008381670" text:continue-list="list1838075032" text:style-name="L36">
        <text:list-item>
          <text:p text:style-name="P623"><text:a xlink:type="simple" xlink:href="https://github.com/GovernIB/distribucio/issues/230" text:style-name="Internet_20_link" text:visited-style-name="Visited_20_Internet_20_Link">#230</text:a> Adaptar el plugin d'Arxiu per poder guardar al sistema de fitxers</text:p>
        </text:list-item>
        <text:list-item>
          <text:p text:style-name="P6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3"><text:a xlink:type="simple" xlink:href="https://github.com/GovernIB/distribucio/issues/211" text:style-name="Internet_20_link" text:visited-style-name="Visited_20_Internet_20_Link">#211</text:a> Afegir manual d'usuari</text:p>
        </text:list-item>
        <text:list-item>
          <text:p text:style-name="P6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6"><text:a xlink:type="simple" xlink:href="https://github.com/GovernIB/distribucio/issues/223" text:style-name="Internet_20_link" text:visited-style-name="Visited_20_Internet_20_Link"><text:span text:style-name="T146">#223</text:span></text:a><text:span text:style-name="T146"> Acció detalls per defecte</text:span></text:p>
        </text:list-item>
        <text:list-item>
          <text:p text:style-name="P6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3"><text:a xlink:type="simple" xlink:href="https://github.com/GovernIB/distribucio/issues/182" text:style-name="Internet_20_link" text:visited-style-name="Visited_20_Internet_20_Link">#182</text:a> Afegir monitor per les mètriques</text:p>
        </text:list-item>
        <text:list-item>
          <text:p text:style-name="P623"><text:a xlink:type="simple" xlink:href="https://github.com/GovernIB/distribucio/issues/224" text:style-name="Internet_20_link" text:visited-style-name="Visited_20_Internet_20_Link">#224</text:a> Mostrar el codi DIR3 en l'arbre de bústies</text:p>
        </text:list-item>
      </text:list>
      <text:p text:style-name="P298">Errors:</text:p>
      <text:p text:style-name="P28"/>
      <text:list xml:id="list145657440" text:style-name="L39">
        <text:list-item>
          <text:p text:style-name="P5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2"><text:a xlink:type="simple" xlink:href="https://github.com/GovernIB/distribucio/issues/229" text:style-name="Internet_20_link" text:visited-style-name="Visited_20_Internet_20_Link">#229</text:a> Investigar per què ha fallat un script de migració de dades</text:p>
        </text:list-item>
        <text:list-item>
          <text:p text:style-name="P542"><text:a xlink:type="simple" xlink:href="https://github.com/GovernIB/distribucio/issues/219" text:style-name="Internet_20_link" text:visited-style-name="Visited_20_Internet_20_Link">#219</text:a> Eliminar Wa<text:span text:style-name="T154">r</text:span>nings de Maven</text:p>
        </text:list-item>
        <text:list-item>
          <text:p text:style-name="P542"><text:a xlink:type="simple" xlink:href="https://github.com/GovernIB/distribucio/issues/227" text:style-name="Internet_20_link" text:visited-style-name="Visited_20_Internet_20_Link">#227</text:a><text:span text:style-name="T154"> </text:span>Revisar scripts de BBDD per a que la seqüència utilitzada sigui DIS_HIBERNATE_SEQ</text:p>
        </text:list-item>
        <text:list-item>
          <text:p text:style-name="P5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2"><text:a xlink:type="simple" xlink:href="https://github.com/GovernIB/distribucio/issues/226" text:style-name="Internet_20_link" text:visited-style-name="Visited_20_Internet_20_Link">#226</text:a><text:span text:style-name="T154"> </text:span>Errors diversos de Distribucio amb BBDD Postgres</text:p>
        </text:list-item>
      </text:list>
      <text:p text:style-name="P179"/>
      <text:p text:style-name="P69">Base de dades:<text:span text:style-name="T5"> </text:span></text:p>
      <text:list xml:id="list3909808686" text:style-name="L40">
        <text:list-item>
          <text:p text:style-name="P589">Script per afegir nou camp per guardar noves metadades de digitalització en format JSON i per modificar el tipus de tots dels VARCHAR2 que s'han creat amb tipus per defecte BYTE.</text:p>
        </text:list-item>
      </text:list>
      <text:list xml:id="list2607351330" text:style-name="L41">
        <text:list-item>
          <text:list>
            <text:list-item>
              <text:p text:style-name="P572"><text:a xlink:type="simple" xlink:href="https://github.com/GovernIB/distribucio/blob/dis-0.9/scripts/bbdd/1.0/oracle/updates/distribucio_update_0.9.30.sql" text:style-name="Internet_20_link" text:visited-style-name="Visited_20_Internet_20_Link"><text:span text:style-name="T150">distribucio_update_0.9.30.sql</text:span></text:a><text:span text:style-name="T150"> (Oracle)</text:span></text:p>
            </text:list-item>
          </text:list>
        </text:list-item>
      </text:list>
      <text:p text:style-name="P305"/>
      <table:table table:name="Tabela1" table:style-name="Tabela1">
        <table:table-column table:style-name="Tabela1.A"/>
        <table:table-row table:style-name="Tabela1.1">
          <table:table-cell table:style-name="Tabela1.A1" office:value-type="string">
            <text:p text:style-name="P248">-- #155: Actualitzar interficie d'integració amb registre per tractar metadades de digitalització </text:p>
            <text:p text:style-name="P390"/>
            <text:p text:style-name="P374"><text:span text:style-name="T59">ALTER</text:span><text:span text:style-name="T29"> </text:span><text:span text:style-name="T59">TABLE</text:span><text:span text:style-name="T29"> DIS_REGISTRE_ANNEX</text:span></text:p>
            <text:p text:style-name="P374"><text:span text:style-name="T59">ADD</text:span><text:span text:style-name="T29"> (</text:span></text:p>
            <text:p text:style-name="P406"><text:s text:c="4"/>META_DADES VARCHAR2(4000)</text:p>
            <text:p text:style-name="P406">);</text:p>
            <text:p text:style-name="P390"/>
            <text:p text:style-name="P396">-- #228: Error en altes d'anotacions amb observacions de més de 50 caràcters</text:p>
            <text:p text:style-name="P390"/>
            <text:p text:style-name="P374"><text:span text:style-name="T59">ALTER</text:span><text:span text:style-name="T29"> </text:span><text:span text:style-name="T59">TABLE</text:span><text:span text:style-name="T29"> DIS_ALERTA MODIFY </text:span></text:p>
            <text:p text:style-name="P406">(</text:p>
            <text:p text:style-name="P374"><text:span text:style-name="T29"><text:s text:c="2"/>TEXT <text:s text:c="16"/><text:tab/>VARCHAR2(256 </text:span><text:span text:style-name="T59">CHAR</text:span><text:span text:style-name="T29">),</text:span></text:p>
            <text:p text:style-name="P374"><text:span text:style-name="T29"><text:s text:c="2"/>ERROR <text:s text:c="15"/><text:tab/>VARCHAR2(2048 </text:span><text:span text:style-name="T59">CHAR</text:span><text:span text:style-name="T29">),</text:span></text:p>
            <text:p text:style-name="P374"><text:span text:style-name="T29"><text:s text:c="2"/>CREATEDBY_CODI <text:s text:c="6"/><text:tab/>VARCHAR2(64 </text:span><text:span text:style-name="T59">CHAR</text:span><text:span text:style-name="T29">),</text:span></text:p>
            <text:p text:style-name="P374"><text:span text:style-name="T29"><text:s text:c="2"/>LASTMODIFIEDBY_CODI <text:s/><text:tab/>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USUARI MODIFY</text:span></text:p>
            <text:p text:style-name="P406">(</text:p>
            <text:p text:style-name="P374"><text:span text:style-name="T29"><text:s text:c="2"/>CODI <text:s text:c="9"/><text:tab/><text:tab/>VARCHAR2(64 </text:span><text:span text:style-name="T59">CHAR</text:span><text:span text:style-name="T29">),</text:span></text:p>
            <text:p text:style-name="P374"><text:span text:style-name="T29"><text:s text:c="2"/>NIF <text:s text:c="10"/><text:tab/><text:tab/>VARCHAR2(9 </text:span><text:span text:style-name="T59">CHAR</text:span><text:span text:style-name="T29">),</text:span></text:p>
            <text:p text:style-name="P374"><text:span text:style-name="T29"><text:s text:c="2"/>NOM <text:s text:c="10"/><text:tab/><text:tab/>VARCHAR2(200 </text:span><text:span text:style-name="T59">CHAR</text:span><text:span text:style-name="T29">),</text:span></text:p>
            <text:p text:style-name="P374"><text:span text:style-name="T29"><text:s text:c="2"/>EMAIL <text:s text:c="8"/><text:tab/><text:tab/>VARCHAR2(200 </text:span><text:span text:style-name="T59">CHAR</text:span><text:span text:style-name="T29">),</text:span></text:p>
            <text:p text:style-name="P374"><text:span text:style-name="T29"><text:s text:c="2"/>IDIOMA<text:tab/><text:tab/><text:tab/><text:tab/>VARCHAR2(2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ENTITAT MODIFY</text:span></text:p>
            <text:p text:style-name="P406">(</text:p>
            <text:p text:style-name="P374"><text:span text:style-name="T29"><text:s text:c="2"/>CODI <text:s text:c="16"/>VARCHAR2(64 </text:span><text:span text:style-name="T59">CHAR</text:span><text:span text:style-name="T29">),</text:span></text:p>
            <text:p text:style-name="P374"><text:span text:style-name="T29"><text:s text:c="2"/>NOM <text:s text:c="17"/>VARCHAR2(256 </text:span><text:span text:style-name="T59">CHAR</text:span><text:span text:style-name="T29">),</text:span></text:p>
            <text:p text:style-name="P374"><text:span text:style-name="T29"><text:s text:c="2"/>DESCRIPCIO <text:s text:c="10"/>VARCHAR2(1024 </text:span><text:span text:style-name="T59">CHAR</text:span><text:span text:style-name="T29">),</text:span></text:p>
            <text:p text:style-name="P374"><text:span text:style-name="T29"><text:s text:c="2"/>CIF <text:s text:c="17"/>VARCHAR2(9 </text:span><text:span text:style-name="T59">CHAR</text:span><text:span text:style-name="T29">),</text:span></text:p>
            <text:p text:style-name="P374"><text:span text:style-name="T29"><text:s text:c="2"/>CODI_DIR3 <text:s text:c="11"/>VARCHAR2(9 </text:span><text:span text:style-name="T59">CHAR</text:span><text:span text:style-name="T29">),</text:span></text:p>
            <text:p text:style-name="P374"><text:span text:style-name="T29"><text:s text:c="2"/>CREATEDBY_CODI <text:s text:c="6"/>VARCHAR2(64 </text:span><text:span text:style-name="T59">CHAR</text:span><text:span text:style-name="T29">),</text:span></text:p>
            <text:p text:style-name="P374"><text:span text:style-name="T29"><text:s text:c="2"/>LASTMODIFIEDBY_CODI <text:s/>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CONTINGUT MODIFY</text:span></text:p>
            <text:p text:style-name="P406">(</text:p>
            <text:p text:style-name="P374"><text:span text:style-name="T29"><text:s text:c="2"/>NOM <text:s text:c="17"/>VARCHAR2(1024 </text:span><text:span text:style-name="T59">CHAR</text:span><text:span text:style-name="T29">),</text:span></text:p>
            <text:p text:style-name="P374"><text:span text:style-name="T29"><text:s text:c="2"/>TIPUS <text:s text:c="15"/>VARCHAR2(8 </text:span><text:span text:style-name="T59">CHAR</text:span><text:span text:style-name="T29">),</text:span></text:p>
            <text:p text:style-name="P374"><text:span text:style-name="T29"><text:s text:c="2"/>ARXIU_UUID <text:s text:c="10"/>VARCHAR2(36 </text:span><text:span text:style-name="T59">CHAR</text:span><text:span text:style-name="T29">),</text:span></text:p>
            <text:p text:style-name="P374"><text:span text:style-name="T29"><text:s text:c="2"/>CREATEDBY_CODI <text:s text:c="6"/>VARCHAR2(64 </text:span><text:span text:style-name="T59">CHAR</text:span><text:span text:style-name="T29">),</text:span></text:p>
            <text:p text:style-name="P374"><text:span text:style-name="T29"><text:s text:c="2"/>LASTMODIFIEDBY_CODI <text:s/>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CONT_MOV MODIFY</text:span></text:p>
            <text:p text:style-name="P406">(</text:p>
            <text:p text:style-name="P374"><text:span text:style-name="T29"><text:s text:c="2"/>REMITENT_CODI <text:s text:c="7"/>VARCHAR2(64 </text:span><text:span text:style-name="T59">CHAR</text:span><text:span text:style-name="T29">),</text:span></text:p>
            <text:p text:style-name="P374"><text:span text:style-name="T29"><text:s text:c="2"/>COMENTARI <text:s text:c="11"/>VARCHAR2(256 </text:span><text:span text:style-name="T59">CHAR</text:span><text:span text:style-name="T29">),</text:span></text:p>
            <text:p text:style-name="P374"><text:span text:style-name="T29"><text:s text:c="2"/>CREATEDBY_CODI <text:s text:c="6"/>VARCHAR2(64 </text:span><text:span text:style-name="T59">CHAR</text:span><text:span text:style-name="T29">),</text:span></text:p>
            <text:p text:style-name="P374"><text:span text:style-name="T29"><text:s text:c="2"/>LASTMODIFIEDBY_CODI <text:s/>VARCHAR2(64 </text:span><text:span text:style-name="T59">CHAR</text:span><text:span text:style-name="T29">)</text:span></text:p>
            <text:p text:style-name="P406">);</text:p>
            <text:p text:style-name="P390"/>
            <text:p text:style-name="P390"/>
            <text:p text:style-name="P374"><text:soft-page-break/><text:span text:style-name="T59">ALTER</text:span><text:span text:style-name="T29"> </text:span><text:span text:style-name="T59">TABLE</text:span><text:span text:style-name="T29"> DIS_CONT_MOV_EMAIL MODIFY </text:span></text:p>
            <text:p text:style-name="P406">(</text:p>
            <text:p text:style-name="P374"><text:span text:style-name="T29"><text:s text:c="2"/>DESTINATARI_CODI<text:tab/><text:tab/>VARCHAR2(64 </text:span><text:span text:style-name="T59">CHAR</text:span><text:span text:style-name="T29">),</text:span></text:p>
            <text:p text:style-name="P374"><text:span text:style-name="T29"><text:s text:c="2"/>DESTINATARI_EMAIL<text:tab/><text:tab/>VARCHAR2(256 </text:span><text:span text:style-name="T59">CHAR</text:span><text:span text:style-name="T29">),</text:span></text:p>
            <text:p text:style-name="P374"><text:span text:style-name="T29"><text:s text:c="2"/>UNITAT_ORGANITZATIVA <text:tab/>VARCHAR2(256 </text:span><text:span text:style-name="T59">CHAR</text:span><text:span text:style-name="T29">),</text:span></text:p>
            <text:p text:style-name="P374"><text:span text:style-name="T29"><text:s text:c="2"/>CREATEDBY_CODI <text:s text:c="6"/><text:tab/>VARCHAR2(64 </text:span><text:span text:style-name="T59">CHAR</text:span><text:span text:style-name="T29">),</text:span></text:p>
            <text:p text:style-name="P374"><text:span text:style-name="T29"><text:s text:c="2"/>LASTMODIFIEDBY_CODI <text:s/><text:tab/>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CONT_LOG MODIFY</text:span></text:p>
            <text:p text:style-name="P406">(</text:p>
            <text:p text:style-name="P374"><text:span text:style-name="T29"><text:s text:c="2"/>TIPUS <text:s text:c="15"/>VARCHAR2(30 </text:span><text:span text:style-name="T59">CHAR</text:span><text:span text:style-name="T29">),</text:span></text:p>
            <text:p text:style-name="P374"><text:span text:style-name="T29"><text:s text:c="2"/>OBJECTE_ID <text:s text:c="10"/>VARCHAR2(256 </text:span><text:span text:style-name="T59">CHAR</text:span><text:span text:style-name="T29">),</text:span></text:p>
            <text:p text:style-name="P374"><text:span text:style-name="T29"><text:s text:c="2"/>OBJECTE_LOG_TIPUS <text:s text:c="3"/>VARCHAR2(30 </text:span><text:span text:style-name="T59">CHAR</text:span><text:span text:style-name="T29">),</text:span></text:p>
            <text:p text:style-name="P374"><text:span text:style-name="T29"><text:s text:c="2"/>OBJECTE_TIPUS <text:s text:c="7"/>VARCHAR2(12 </text:span><text:span text:style-name="T59">CHAR</text:span><text:span text:style-name="T29">),</text:span></text:p>
            <text:p text:style-name="P374"><text:span text:style-name="T29"><text:s text:c="2"/>PARAM1 <text:s text:c="14"/>VARCHAR2(256 </text:span><text:span text:style-name="T59">CHAR</text:span><text:span text:style-name="T29">),</text:span></text:p>
            <text:p text:style-name="P374"><text:span text:style-name="T29"><text:s text:c="2"/>PARAM2 <text:s text:c="14"/>VARCHAR2(256 </text:span><text:span text:style-name="T59">CHAR</text:span><text:span text:style-name="T29">),</text:span></text:p>
            <text:p text:style-name="P374"><text:span text:style-name="T29"><text:s text:c="2"/>CREATEDBY_CODI <text:s text:c="6"/>VARCHAR2(64 </text:span><text:span text:style-name="T59">CHAR</text:span><text:span text:style-name="T29">),</text:span></text:p>
            <text:p text:style-name="P374"><text:span text:style-name="T29"><text:s text:c="2"/>LASTMODIFIEDBY_CODI <text:s/>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REGISTRE MODIFY</text:span></text:p>
            <text:p text:style-name="P406">(</text:p>
            <text:p text:style-name="P374"><text:span text:style-name="T29"><text:s text:c="2"/>TIPUS <text:s text:c="17"/>VARCHAR2(1 </text:span><text:span text:style-name="T59">CHAR</text:span><text:span text:style-name="T29">),</text:span></text:p>
            <text:p text:style-name="P374"><text:span text:style-name="T29"><text:s text:c="2"/>UNITAT_ADM <text:s text:c="12"/>VARCHAR2(21 </text:span><text:span text:style-name="T59">CHAR</text:span><text:span text:style-name="T29">),</text:span></text:p>
            <text:p text:style-name="P374"><text:span text:style-name="T29"><text:s text:c="2"/>UNITAT_ADM_DESC <text:s text:c="7"/>VARCHAR2(100 </text:span><text:span text:style-name="T59">CHAR</text:span><text:span text:style-name="T29">),</text:span></text:p>
            <text:p text:style-name="P374"><text:span text:style-name="T29"><text:s text:c="2"/>NUMERO <text:s text:c="16"/>VARCHAR2(255 </text:span><text:span text:style-name="T59">CHAR</text:span><text:span text:style-name="T29">),</text:span></text:p>
            <text:p text:style-name="P374"><text:span text:style-name="T29"><text:s text:c="2"/>IDENTIFICADOR <text:s text:c="9"/>VARCHAR2(100 </text:span><text:span text:style-name="T59">CHAR</text:span><text:span text:style-name="T29">),</text:span></text:p>
            <text:p text:style-name="P374"><text:span text:style-name="T29"><text:s text:c="2"/>ENTITAT_CODI <text:s text:c="10"/>VARCHAR2(255 </text:span><text:span text:style-name="T59">CHAR</text:span><text:span text:style-name="T29">),</text:span></text:p>
            <text:p text:style-name="P374"><text:span text:style-name="T29"><text:s text:c="2"/>ENTITAT_DESC <text:s text:c="10"/>VARCHAR2(255 </text:span><text:span text:style-name="T59">CHAR</text:span><text:span text:style-name="T29">),</text:span></text:p>
            <text:p text:style-name="P374"><text:span text:style-name="T29"><text:s text:c="2"/>OFICINA_CODI <text:s text:c="10"/>VARCHAR2(21 </text:span><text:span text:style-name="T59">CHAR</text:span><text:span text:style-name="T29">),</text:span></text:p>
            <text:p text:style-name="P374"><text:span text:style-name="T29"><text:s text:c="2"/>OFICINA_DESC <text:s text:c="10"/>VARCHAR2(300 </text:span><text:span text:style-name="T59">CHAR</text:span><text:span text:style-name="T29">),</text:span></text:p>
            <text:p text:style-name="P374"><text:span text:style-name="T29"><text:s text:c="2"/>LLIBRE_CODI <text:s text:c="11"/>VARCHAR2(4 </text:span><text:span text:style-name="T59">CHAR</text:span><text:span text:style-name="T29">),</text:span></text:p>
            <text:p text:style-name="P374"><text:span text:style-name="T29"><text:s text:c="2"/>LLIBRE_DESC <text:s text:c="11"/>VARCHAR2(255 </text:span><text:span text:style-name="T59">CHAR</text:span><text:span text:style-name="T29">),</text:span></text:p>
            <text:p text:style-name="P374"><text:span text:style-name="T29"><text:s text:c="2"/>EXTRACTE <text:s text:c="14"/>VARCHAR2(240 </text:span><text:span text:style-name="T59">CHAR</text:span><text:span text:style-name="T29">),</text:span></text:p>
            <text:p text:style-name="P374"><text:span text:style-name="T29"><text:s text:c="2"/>ASSUMPTE_TIPUS_CODI <text:s text:c="3"/>VARCHAR2(16 </text:span><text:span text:style-name="T59">CHAR</text:span><text:span text:style-name="T29">),</text:span></text:p>
            <text:p text:style-name="P374"><text:span text:style-name="T29"><text:s text:c="2"/>ASSUMPTE_TIPUS_DESC <text:s text:c="3"/>VARCHAR2(100 </text:span><text:span text:style-name="T59">CHAR</text:span><text:span text:style-name="T29">),</text:span></text:p>
            <text:p text:style-name="P374"><text:span text:style-name="T29"><text:s text:c="2"/>ASSUMPTE_CODI <text:s text:c="9"/>VARCHAR2(16 </text:span><text:span text:style-name="T59">CHAR</text:span><text:span text:style-name="T29">),</text:span></text:p>
            <text:p text:style-name="P374"><text:span text:style-name="T29"><text:s text:c="2"/>ASSUMPTE_DESC <text:s text:c="9"/>VARCHAR2(255 </text:span><text:span text:style-name="T59">CHAR</text:span><text:span text:style-name="T29">),</text:span></text:p>
            <text:p text:style-name="P374"><text:span text:style-name="T29"><text:s text:c="2"/>PROCEDIMENT_CODI <text:s text:c="6"/>VARCHAR2(64 </text:span><text:span text:style-name="T59">CHAR</text:span><text:span text:style-name="T29">),</text:span></text:p>
            <text:p text:style-name="P374"><text:span text:style-name="T29"><text:s text:c="2"/>REFERENCIA <text:s text:c="12"/>VARCHAR2(16 </text:span><text:span text:style-name="T59">CHAR</text:span><text:span text:style-name="T29">),</text:span></text:p>
            <text:p text:style-name="P374"><text:span text:style-name="T29"><text:s text:c="2"/>EXPEDIENT_NUM <text:s text:c="9"/>VARCHAR2(80 </text:span><text:span text:style-name="T59">CHAR</text:span><text:span text:style-name="T29">),</text:span></text:p>
            <text:p text:style-name="P374"><text:span text:style-name="T29"><text:s text:c="2"/>NUM_ORIG <text:tab/><text:tab/><text:tab/> <text:s text:c="4"/>VARCHAR2(80 </text:span><text:span text:style-name="T59">CHAR</text:span><text:span text:style-name="T29">),</text:span></text:p>
            <text:p text:style-name="P374"><text:span text:style-name="T29"><text:s text:c="2"/>IDIOMA_CODI <text:s text:c="11"/>VARCHAR2(19 </text:span><text:span text:style-name="T59">CHAR</text:span><text:span text:style-name="T29">),</text:span></text:p>
            <text:p text:style-name="P374"><text:span text:style-name="T29"><text:s text:c="2"/>IDIOMA_DESC <text:s text:c="11"/>VARCHAR2(100 </text:span><text:span text:style-name="T59">CHAR</text:span><text:span text:style-name="T29">),</text:span></text:p>
            <text:p text:style-name="P374"><text:span text:style-name="T29"><text:s text:c="2"/>TRANSPORT_TIPUS_CODI <text:s text:c="2"/>VARCHAR2(20 </text:span><text:span text:style-name="T59">CHAR</text:span><text:span text:style-name="T29">),</text:span></text:p>
            <text:p text:style-name="P374"><text:span text:style-name="T29"><text:s text:c="2"/>TRANSPORT_TIPUS_DESC <text:s text:c="2"/>VARCHAR2(100 </text:span><text:span text:style-name="T59">CHAR</text:span><text:span text:style-name="T29">),</text:span></text:p>
            <text:p text:style-name="P374"><text:span text:style-name="T29"><text:s text:c="2"/>TRANSPORT_NUM <text:s text:c="9"/>VARCHAR2(20 </text:span><text:span text:style-name="T59">CHAR</text:span><text:span text:style-name="T29">),</text:span></text:p>
            <text:p text:style-name="P374"><text:span text:style-name="T29"><text:s text:c="2"/>USUARI_CODI <text:s text:c="11"/>VARCHAR2(20 </text:span><text:span text:style-name="T59">CHAR</text:span><text:span text:style-name="T29">),</text:span></text:p>
            <text:p text:style-name="P374"><text:span text:style-name="T29"><text:s text:c="2"/>USUARI_NOM <text:s text:c="12"/>VARCHAR2(767 </text:span><text:span text:style-name="T59">CHAR</text:span><text:span text:style-name="T29">),</text:span></text:p>
            <text:p text:style-name="P374"><text:span text:style-name="T29"><text:s text:c="2"/>USUARI_CONTACTE <text:s text:c="7"/>VARCHAR2(255 </text:span><text:span text:style-name="T59">CHAR</text:span><text:span text:style-name="T29">),</text:span></text:p>
            <text:p text:style-name="P374"><text:span text:style-name="T29"><text:s text:c="2"/>APLICACIO_CODI <text:s text:c="8"/>VARCHAR2(255 </text:span><text:span text:style-name="T59">CHAR</text:span><text:span text:style-name="T29">),</text:span></text:p>
            <text:p text:style-name="P374"><text:span text:style-name="T29"><text:s text:c="2"/>APLICACIO_VERSIO <text:s text:c="6"/>VARCHAR2(255 </text:span><text:span text:style-name="T59">CHAR</text:span><text:span text:style-name="T29">),</text:span></text:p>
            <text:p text:style-name="P374"><text:span text:style-name="T29"><text:s text:c="2"/>DOCFIS_CODI <text:s text:c="11"/>VARCHAR2(19 </text:span><text:span text:style-name="T59">CHAR</text:span><text:span text:style-name="T29">),</text:span></text:p>
            <text:p text:style-name="P374"><text:span text:style-name="T29"><text:s text:c="2"/>DOCFIS_DESC <text:s text:c="11"/>VARCHAR2(100 </text:span><text:span text:style-name="T59">CHAR</text:span><text:span text:style-name="T29">),</text:span></text:p>
            <text:p text:style-name="P374"><text:span text:style-name="T29"><text:s text:c="2"/>OBSERVACIONS <text:s text:c="10"/>VARCHAR2(50 </text:span><text:span text:style-name="T59">CHAR</text:span><text:span text:style-name="T29">),</text:span></text:p>
            <text:p text:style-name="P374"><text:soft-page-break/><text:span text:style-name="T29"><text:s text:c="2"/>PROCES_ESTAT <text:s text:c="10"/>VARCHAR2(64 </text:span><text:span text:style-name="T59">CHAR</text:span><text:span text:style-name="T29">),</text:span></text:p>
            <text:p text:style-name="P374"><text:span text:style-name="T29"><text:s text:c="2"/>PROCES_ERROR <text:s text:c="10"/>VARCHAR2(1024 </text:span><text:span text:style-name="T59">CHAR</text:span><text:span text:style-name="T29">),</text:span></text:p>
            <text:p text:style-name="P374"><text:span text:style-name="T29"><text:s text:c="2"/>CREATEDBY_CODI <text:s text:c="8"/>VARCHAR2(256 </text:span><text:span text:style-name="T59">CHAR</text:span><text:span text:style-name="T29">),</text:span></text:p>
            <text:p text:style-name="P374"><text:span text:style-name="T29"><text:s text:c="2"/>LASTMODIFIEDBY_CODI <text:s text:c="3"/>VARCHAR2(256 </text:span><text:span text:style-name="T59">CHAR</text:span><text:span text:style-name="T29">),</text:span></text:p>
            <text:p text:style-name="P374"><text:span text:style-name="T29"><text:s text:c="2"/>PROCES_ESTAT_SISTRA <text:s text:c="3"/>VARCHAR2(16 </text:span><text:span text:style-name="T59">CHAR</text:span><text:span text:style-name="T29">),</text:span></text:p>
            <text:p text:style-name="P374"><text:span text:style-name="T29"><text:s text:c="2"/>SISTRA_ID_TRAM <text:tab/> <text:s text:c="4"/>VARCHAR2(20 </text:span><text:span text:style-name="T59">CHAR</text:span><text:span text:style-name="T29">),</text:span></text:p>
            <text:p text:style-name="P374"><text:span text:style-name="T29"><text:s text:c="2"/>SISTRA_ID_PROC <text:tab/> <text:s text:c="4"/>VARCHAR2(100 </text:span><text:span text:style-name="T59">CHAR</text:span><text:span text:style-name="T29">),</text:span></text:p>
            <text:p text:style-name="P374"><text:span text:style-name="T29"><text:s text:c="2"/>OFICINA_ORIG_CODI <text:s text:c="5"/>VARCHAR2(21 </text:span><text:span text:style-name="T59">CHAR</text:span><text:span text:style-name="T29">),</text:span></text:p>
            <text:p text:style-name="P374"><text:span text:style-name="T29"><text:s text:c="2"/>OFICINA_ORIG_DESC <text:s text:c="5"/>VARCHAR2(100 </text:span><text:span text:style-name="T59">CHAR</text:span><text:span text:style-name="T29">),</text:span></text:p>
            <text:p text:style-name="P374"><text:span text:style-name="T29"><text:s text:c="2"/>JUSTIFICANT_ARXIU_UUID VARCHAR2(256 </text:span><text:span text:style-name="T59">CHAR</text:span><text:span text:style-name="T29">),</text:span></text:p>
            <text:p text:style-name="P374"><text:span text:style-name="T29"><text:s text:c="2"/>EXPEDIENT_ARXIU_UUID <text:s text:c="2"/>VARCHAR2(100 </text:span><text:span text:style-name="T59">CHAR</text:span><text:span text:style-name="T29">),</text:span></text:p>
            <text:p text:style-name="P374"><text:span text:style-name="T29"><text:s text:c="2"/>BACK_OBSERVACIONS <text:tab/>VARCHAR2(4000 </text:span><text:span text:style-name="T59">CHAR</text:span><text:span text:style-name="T29">),</text:span></text:p>
            <text:p text:style-name="P374"><text:span text:style-name="T29"><text:s text:c="2"/>BACK_CODI <text:tab/><text:tab/><text:tab/>VARCHAR2(20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REGISTRE_ANNEX MODIFY</text:span></text:p>
            <text:p text:style-name="P406">(</text:p>
            <text:p text:style-name="P374"><text:span text:style-name="T29"><text:s text:c="2"/>TITOL <text:s text:c="15"/>VARCHAR2(200 </text:span><text:span text:style-name="T59">CHAR</text:span><text:span text:style-name="T29">),</text:span></text:p>
            <text:p text:style-name="P374"><text:span text:style-name="T29"><text:s text:c="2"/>FITXER_NOM <text:s text:c="10"/>VARCHAR2(256 </text:span><text:span text:style-name="T59">CHAR</text:span><text:span text:style-name="T29">),</text:span></text:p>
            <text:p text:style-name="P374"><text:span text:style-name="T29"><text:s text:c="2"/>FITXER_MIME <text:s text:c="9"/>VARCHAR2(100 </text:span><text:span text:style-name="T59">CHAR</text:span><text:span text:style-name="T29">),</text:span></text:p>
            <text:p text:style-name="P374"><text:span text:style-name="T29"><text:s text:c="2"/>FITXER_ARXIU_UUID <text:s text:c="3"/>VARCHAR2(256 </text:span><text:span text:style-name="T59">CHAR</text:span><text:span text:style-name="T29">),</text:span></text:p>
            <text:p text:style-name="P374"><text:span text:style-name="T29"><text:s text:c="2"/>LOCALITZACIO <text:s text:c="8"/>VARCHAR2(80 </text:span><text:span text:style-name="T59">CHAR</text:span><text:span text:style-name="T29">),</text:span></text:p>
            <text:p text:style-name="P374"><text:span text:style-name="T29"><text:s text:c="2"/>ORIGEN_CIUADM <text:s text:c="7"/>VARCHAR2(1 </text:span><text:span text:style-name="T59">CHAR</text:span><text:span text:style-name="T29">),</text:span></text:p>
            <text:p text:style-name="P374"><text:span text:style-name="T29"><text:s text:c="2"/>NTI_TIPUS_DOC <text:s text:c="7"/>VARCHAR2(4 </text:span><text:span text:style-name="T59">CHAR</text:span><text:span text:style-name="T29">),</text:span></text:p>
            <text:p text:style-name="P374"><text:span text:style-name="T29"><text:s text:c="2"/>SICRES_TIPUS_DOC <text:s text:c="4"/>VARCHAR2(2 </text:span><text:span text:style-name="T59">CHAR</text:span><text:span text:style-name="T29">),</text:span></text:p>
            <text:p text:style-name="P374"><text:span text:style-name="T29"><text:s text:c="2"/>NTI_ELABORACIO_ESTAT VARCHAR2(4 </text:span><text:span text:style-name="T59">CHAR</text:span><text:span text:style-name="T29">),</text:span></text:p>
            <text:p text:style-name="P374"><text:span text:style-name="T29"><text:s text:c="2"/>OBSERVACIONS <text:s text:c="8"/>VARCHAR2(50 </text:span><text:span text:style-name="T59">CHAR</text:span><text:span text:style-name="T29">),</text:span></text:p>
            <text:p text:style-name="P374"><text:span text:style-name="T29"><text:s text:c="2"/>FIRMA_FITXER_NOM <text:s text:c="4"/>VARCHAR2(80 </text:span><text:span text:style-name="T59">CHAR</text:span><text:span text:style-name="T29">),</text:span></text:p>
            <text:p text:style-name="P374"><text:span text:style-name="T29"><text:s text:c="2"/>FIRMA_FITXER_MIME <text:s text:c="3"/>VARCHAR2(30 </text:span><text:span text:style-name="T59">CHAR</text:span><text:span text:style-name="T29">),</text:span></text:p>
            <text:p text:style-name="P374"><text:span text:style-name="T29"><text:s text:c="2"/>FIRMA_FITXER_ARXIU_UUID <text:s/>VARCHAR2(100 </text:span><text:span text:style-name="T59">CHAR</text:span><text:span text:style-name="T29">),</text:span></text:p>
            <text:p text:style-name="P374"><text:span text:style-name="T29"><text:s text:c="2"/>FIRMA_CSV <text:s text:c="11"/>VARCHAR2(256 </text:span><text:span text:style-name="T59">CHAR</text:span><text:span text:style-name="T29">),</text:span></text:p>
            <text:p text:style-name="P374"><text:span text:style-name="T29"><text:s text:c="2"/></text:span><text:span text:style-name="T59">TIMESTAMP</text:span><text:span text:style-name="T29"> <text:s text:c="11"/>VARCHAR2(100 </text:span><text:span text:style-name="T59">CHAR</text:span><text:span text:style-name="T29">),</text:span></text:p>
            <text:p text:style-name="P374"><text:span text:style-name="T29"><text:s text:c="2"/>VALIDACIO_OCSP <text:s text:c="6"/>VARCHAR2(100 </text:span><text:span text:style-name="T59">CHAR</text:span><text:span text:style-name="T29">),</text:span></text:p>
            <text:p text:style-name="P374"><text:span text:style-name="T29"><text:s text:c="2"/>CREATEDBY_CODI <text:s text:c="6"/>VARCHAR2(256 </text:span><text:span text:style-name="T59">CHAR</text:span><text:span text:style-name="T29">),</text:span></text:p>
            <text:p text:style-name="P374"><text:span text:style-name="T29"><text:s text:c="2"/>LASTMODIFIEDBY_CODI <text:s/>VARCHAR2(256 </text:span><text:span text:style-name="T59">CHAR</text:span><text:span text:style-name="T29">),</text:span></text:p>
            <text:p text:style-name="P374"><text:span text:style-name="T29"><text:s text:c="2"/>GESDOC_DOC_ID <text:tab/> <text:s text:c="2"/>VARCHAR2(50 </text:span><text:span text:style-name="T59">CHAR</text:span><text:span text:style-name="T29">),</text:span></text:p>
            <text:p text:style-name="P374"><text:span text:style-name="T29"><text:s text:c="2"/>META_DADES <text:tab/><text:tab/> <text:s text:c="2"/>VARCHAR2(4000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REGISTRE_ANNEX_FIRMA MODIFY</text:span></text:p>
            <text:p text:style-name="P406">(</text:p>
            <text:p text:style-name="P374"><text:span text:style-name="T29"><text:s text:c="2"/>TIPUS<text:tab/><text:tab/> <text:s text:c="10"/>VARCHAR2(30 </text:span><text:span text:style-name="T59">CHAR</text:span><text:span text:style-name="T29">),</text:span></text:p>
            <text:p text:style-name="P374"><text:span text:style-name="T29"><text:s text:c="2"/>PERFIL <text:s text:c="3"/><text:tab/> <text:s text:c="6"/>VARCHAR2(30 </text:span><text:span text:style-name="T59">CHAR</text:span><text:span text:style-name="T29">),</text:span></text:p>
            <text:p text:style-name="P374"><text:span text:style-name="T29"><text:s text:c="2"/>FITXER_NOM <text:s text:c="10"/>VARCHAR2(256 </text:span><text:span text:style-name="T59">CHAR</text:span><text:span text:style-name="T29">),</text:span></text:p>
            <text:p text:style-name="P374"><text:span text:style-name="T29"><text:s text:c="2"/>TIPUS_MIME <text:s text:c="10"/>VARCHAR2(30 </text:span><text:span text:style-name="T59">CHAR</text:span><text:span text:style-name="T29">),</text:span></text:p>
            <text:p text:style-name="P374"><text:span text:style-name="T29"><text:s text:c="2"/>CSV_REGULACIO<text:tab/><text:tab/> <text:s text:c="2"/>VARCHAR2(640 </text:span><text:span text:style-name="T59">CHAR</text:span><text:span text:style-name="T29">),</text:span></text:p>
            <text:p text:style-name="P374"><text:span text:style-name="T29"><text:s text:c="2"/>CREATEDBY_CODI <text:s text:c="6"/>VARCHAR2(256 </text:span><text:span text:style-name="T59">CHAR</text:span><text:span text:style-name="T29">),</text:span></text:p>
            <text:p text:style-name="P374"><text:span text:style-name="T29"><text:s text:c="2"/>LASTMODIFIEDBY_CODI <text:s/>VARCHAR2(256 </text:span><text:span text:style-name="T59">CHAR</text:span><text:span text:style-name="T29">),</text:span></text:p>
            <text:p text:style-name="P374"><text:span text:style-name="T29"><text:s text:c="2"/>GESDOC_FIR_ID <text:tab/> <text:s text:c="2"/>VARCHAR2(50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REGISTRE_FIRMA_DETALL MODIFY</text:span></text:p>
            <text:p text:style-name="P406">(</text:p>
            <text:p text:style-name="P374"><text:span text:style-name="T29"><text:s text:c="4"/>RESPONSABLE_NIF VARCHAR2(30 </text:span><text:span text:style-name="T59">CHAR</text:span><text:span text:style-name="T29">),</text:span></text:p>
            <text:p text:style-name="P374"><text:span text:style-name="T29"><text:s text:c="4"/>RESPONSABLE_NOM VARCHAR2(256 </text:span><text:span text:style-name="T59">CHAR</text:span><text:span text:style-name="T29">),</text:span></text:p>
            <text:p text:style-name="P374"><text:span text:style-name="T29"><text:s text:c="4"/>EMISSOR_CERTIFICAT VARCHAR2(2000 </text:span><text:span text:style-name="T59">CHAR</text:span><text:span text:style-name="T29">),</text:span></text:p>
            <text:p text:style-name="P374"><text:soft-page-break/><text:span text:style-name="T29"><text:s text:c="4"/>CREATEDBY_CODI <text:s text:c="6"/><text:tab/>VARCHAR2(64 </text:span><text:span text:style-name="T59">CHAR</text:span><text:span text:style-name="T29">),</text:span></text:p>
            <text:p text:style-name="P374"><text:span text:style-name="T29"><text:s text:c="4"/>LASTMODIFIEDBY_CODI <text:s/><text:tab/>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REGISTRE_INTER MODIFY</text:span></text:p>
            <text:p text:style-name="P406">(</text:p>
            <text:p text:style-name="P374"><text:span text:style-name="T29"><text:s text:c="2"/>ADRESA <text:s text:c="14"/>VARCHAR2(640 </text:span><text:span text:style-name="T59">CHAR</text:span><text:span text:style-name="T29">),</text:span></text:p>
            <text:p text:style-name="P374"><text:span text:style-name="T29"><text:s text:c="2"/>CANAL_PREF <text:s text:c="10"/>VARCHAR2(8 </text:span><text:span text:style-name="T59">CHAR</text:span><text:span text:style-name="T29">),</text:span></text:p>
            <text:p text:style-name="P374"><text:span text:style-name="T29"><text:s text:c="2"/>CODI_POSTAL <text:s text:c="9"/>VARCHAR2(20 </text:span><text:span text:style-name="T59">CHAR</text:span><text:span text:style-name="T29">),</text:span></text:p>
            <text:p text:style-name="P374"><text:span text:style-name="T29"><text:s text:c="2"/>DOC_NUM <text:s text:c="13"/>VARCHAR2(68 </text:span><text:span text:style-name="T59">CHAR</text:span><text:span text:style-name="T29">),</text:span></text:p>
            <text:p text:style-name="P374"><text:span text:style-name="T29"><text:s text:c="2"/>DOC_TIPUS <text:s text:c="11"/>VARCHAR2(4 </text:span><text:span text:style-name="T59">CHAR</text:span><text:span text:style-name="T29">),</text:span></text:p>
            <text:p text:style-name="P374"><text:span text:style-name="T29"><text:s text:c="2"/>EMAIL <text:s text:c="15"/>VARCHAR2(640 </text:span><text:span text:style-name="T59">CHAR</text:span><text:span text:style-name="T29">),</text:span></text:p>
            <text:p text:style-name="P374"><text:span text:style-name="T29"><text:s text:c="2"/>EMAIL_HAB <text:s text:c="11"/>VARCHAR2(640 </text:span><text:span text:style-name="T59">CHAR</text:span><text:span text:style-name="T29">),</text:span></text:p>
            <text:p text:style-name="P374"><text:span text:style-name="T29"><text:s text:c="2"/>LLINATGE1 <text:s text:c="11"/>VARCHAR2(255 </text:span><text:span text:style-name="T59">CHAR</text:span><text:span text:style-name="T29">),</text:span></text:p>
            <text:p text:style-name="P374"><text:span text:style-name="T29"><text:s text:c="2"/>LLINATGE2 <text:s text:c="11"/>VARCHAR2(255 </text:span><text:span text:style-name="T59">CHAR</text:span><text:span text:style-name="T29">),</text:span></text:p>
            <text:p text:style-name="P374"><text:span text:style-name="T29"><text:s text:c="2"/>NOM <text:s text:c="17"/>VARCHAR2(255 </text:span><text:span text:style-name="T59">CHAR</text:span><text:span text:style-name="T29">),</text:span></text:p>
            <text:p text:style-name="P374"><text:span text:style-name="T29"><text:s text:c="2"/>OBSERVACIONS <text:s text:c="8"/>VARCHAR2(640 </text:span><text:span text:style-name="T59">CHAR</text:span><text:span text:style-name="T29">),</text:span></text:p>
            <text:p text:style-name="P374"><text:span text:style-name="T29"><text:s text:c="2"/>PAIS <text:s text:c="16"/>VARCHAR2(100 </text:span><text:span text:style-name="T59">CHAR</text:span><text:span text:style-name="T29">),</text:span></text:p>
            <text:p text:style-name="P374"><text:span text:style-name="T29"><text:s text:c="2"/>PAIS_CODI <text:s text:c="11"/>VARCHAR2(4 </text:span><text:span text:style-name="T59">CHAR</text:span><text:span text:style-name="T29">),</text:span></text:p>
            <text:p text:style-name="P374"><text:span text:style-name="T29"><text:s text:c="2"/>PROVINCIA <text:s text:c="11"/>VARCHAR2(100 </text:span><text:span text:style-name="T59">CHAR</text:span><text:span text:style-name="T29">),</text:span></text:p>
            <text:p text:style-name="P374"><text:span text:style-name="T29"><text:s text:c="2"/>PROVINCIA_CODI <text:s text:c="6"/>VARCHAR2(4 </text:span><text:span text:style-name="T59">CHAR</text:span><text:span text:style-name="T29">),</text:span></text:p>
            <text:p text:style-name="P374"><text:span text:style-name="T29"><text:s text:c="2"/>MUNICIPI <text:s text:c="12"/>VARCHAR2(100 </text:span><text:span text:style-name="T59">CHAR</text:span><text:span text:style-name="T29">),</text:span></text:p>
            <text:p text:style-name="P374"><text:span text:style-name="T29"><text:s text:c="2"/>MUNICIPI_CODI <text:s text:c="7"/>VARCHAR2(4 </text:span><text:span text:style-name="T59">CHAR</text:span><text:span text:style-name="T29">),</text:span></text:p>
            <text:p text:style-name="P374"><text:span text:style-name="T29"><text:s text:c="2"/>RAO_SOCIAL <text:s text:c="10"/>VARCHAR2(2000 </text:span><text:span text:style-name="T59">CHAR</text:span><text:span text:style-name="T29">),</text:span></text:p>
            <text:p text:style-name="P374"><text:span text:style-name="T29"><text:s text:c="2"/>TELEFON <text:s text:c="13"/>VARCHAR2(80 </text:span><text:span text:style-name="T59">CHAR</text:span><text:span text:style-name="T29">),</text:span></text:p>
            <text:p text:style-name="P374"><text:span text:style-name="T29"><text:s text:c="2"/>TIPUS <text:s text:c="15"/>VARCHAR2(19 </text:span><text:span text:style-name="T59">CHAR</text:span><text:span text:style-name="T29">),</text:span></text:p>
            <text:p text:style-name="P374"><text:span text:style-name="T29"><text:s text:c="2"/>CREATEDBY_CODI <text:s text:c="6"/>VARCHAR2(256 </text:span><text:span text:style-name="T59">CHAR</text:span><text:span text:style-name="T29">),</text:span></text:p>
            <text:p text:style-name="P374"><text:span text:style-name="T29"><text:s text:c="2"/>LASTMODIFIEDBY_CODI <text:s/>VARCHAR2(256 </text:span><text:span text:style-name="T59">CHAR</text:span><text:span text:style-name="T29">),</text:span></text:p>
            <text:p text:style-name="P374"><text:span text:style-name="T29"><text:s text:c="2"/>CODI_DIRE <text:tab/><text:tab/><text:tab/>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REGLA MODIFY</text:span></text:p>
            <text:p text:style-name="P406">(</text:p>
            <text:p text:style-name="P374"><text:span text:style-name="T29"><text:s text:c="2"/>ASSUMPTE_CODI <text:s text:c="7"/>VARCHAR2(16 </text:span><text:span text:style-name="T59">CHAR</text:span><text:span text:style-name="T29">),</text:span></text:p>
            <text:p text:style-name="P374"><text:span text:style-name="T29"><text:s text:c="2"/>DESCRIPCIO <text:s text:c="10"/>VARCHAR2(1024 </text:span><text:span text:style-name="T59">CHAR</text:span><text:span text:style-name="T29">),</text:span></text:p>
            <text:p text:style-name="P374"><text:span text:style-name="T29"><text:s text:c="2"/>NOM <text:s text:c="17"/>VARCHAR2(256 </text:span><text:span text:style-name="T59">CHAR</text:span><text:span text:style-name="T29">),</text:span></text:p>
            <text:p text:style-name="P374"><text:span text:style-name="T29"><text:s text:c="2"/>TIPUS <text:s text:c="15"/>VARCHAR2(32 </text:span><text:span text:style-name="T59">CHAR</text:span><text:span text:style-name="T29">),</text:span></text:p>
            <text:p text:style-name="P374"><text:span text:style-name="T29"><text:s text:c="2"/>UNITAT_CODI <text:s text:c="9"/>VARCHAR2(9 </text:span><text:span text:style-name="T59">CHAR</text:span><text:span text:style-name="T29">),</text:span></text:p>
            <text:p text:style-name="P374"><text:span text:style-name="T29"><text:s text:c="2"/>CREATEDBY_CODI <text:s text:c="6"/>VARCHAR2(256 </text:span><text:span text:style-name="T59">CHAR</text:span><text:span text:style-name="T29">),</text:span></text:p>
            <text:p text:style-name="P374"><text:span text:style-name="T29"><text:s text:c="2"/>LASTMODIFIEDBY_CODI <text:s/>VARCHAR2(256 </text:span><text:span text:style-name="T59">CHAR</text:span><text:span text:style-name="T29">),</text:span></text:p>
            <text:p text:style-name="P374"><text:span text:style-name="T29"><text:s text:c="2"/>CONTRASENYA <text:s text:c="9"/>VARCHAR2(64 </text:span><text:span text:style-name="T59">CHAR</text:span><text:span text:style-name="T29">),</text:span></text:p>
            <text:p text:style-name="P374"><text:span text:style-name="T29"><text:s text:c="2"/>TIPUS_BACKOFFICE <text:s text:c="4"/>VARCHAR2(255 </text:span><text:span text:style-name="T59">CHAR</text:span><text:span text:style-name="T29">),</text:span></text:p>
            <text:p text:style-name="P374"><text:span text:style-name="T29"><text:s text:c="2"/>URL <text:s text:c="17"/>VARCHAR2(256 </text:span><text:span text:style-name="T59">CHAR</text:span><text:span text:style-name="T29">),</text:span></text:p>
            <text:p text:style-name="P374"><text:span text:style-name="T29"><text:s text:c="2"/>USUARI <text:s text:c="14"/>VARCHAR2(64 </text:span><text:span text:style-name="T59">CHAR</text:span><text:span text:style-name="T29">),</text:span></text:p>
            <text:p text:style-name="P374"><text:span text:style-name="T29"><text:s text:c="2"/>PROCEDIMENT_CODI <text:s text:c="4"/>VARCHAR2(64 </text:span><text:span text:style-name="T59">CHAR</text:span><text:span text:style-name="T29">),</text:span></text:p>
            <text:p text:style-name="P374"><text:span text:style-name="T29"><text:s text:c="2"/>BACKOFFICE_CODI <text:s text:c="4"/>VARCHAR2(20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ACL_CLASS MODIFY</text:span></text:p>
            <text:p text:style-name="P406">(</text:p>
            <text:p text:style-name="P374"><text:span text:style-name="T29"><text:s text:c="2"/>CLASS <text:s/>VARCHAR2(100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ACL_SID MODIFY</text:span></text:p>
            <text:p text:style-name="P406">(</text:p>
            <text:p text:style-name="P374"><text:span text:style-name="T29"><text:s text:c="2"/>SID <text:s text:c="7"/>VARCHAR2(100 </text:span><text:span text:style-name="T59">CHAR</text:span><text:span text:style-name="T29">)</text:span></text:p>
            <text:p text:style-name="P406"><text:soft-page-break/>);</text:p>
            <text:p text:style-name="P390"/>
            <text:p text:style-name="P374"><text:span text:style-name="T59">ALTER</text:span><text:span text:style-name="T29"> </text:span><text:span text:style-name="T59">TABLE</text:span><text:span text:style-name="T29"> DIS_CONT_COMMENT MODIFY</text:span></text:p>
            <text:p text:style-name="P406">(</text:p>
            <text:p text:style-name="P374"><text:span text:style-name="T29"><text:s text:c="2"/>TEXT<text:tab/><text:tab/><text:tab/><text:tab/> <text:s text:c="2"/>VARCHAR2 (1024 </text:span><text:span text:style-name="T59">CHAR</text:span><text:span text:style-name="T29">),</text:span></text:p>
            <text:p text:style-name="P374"><text:span text:style-name="T29"><text:s text:c="2"/>CREATEDBY_CODI <text:s text:c="6"/>VARCHAR2(64 </text:span><text:span text:style-name="T59">CHAR</text:span><text:span text:style-name="T29">),</text:span></text:p>
            <text:p text:style-name="P374"><text:span text:style-name="T29"><text:s text:c="2"/>LASTMODIFIEDBY_CODI <text:s/>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UNITAT_ORGANITZATIVA MODIFY </text:span></text:p>
            <text:p text:style-name="P406">(</text:p>
            <text:p text:style-name="P374"><text:span text:style-name="T29"><text:s text:c="2"/>CODI <text:tab/><text:tab/><text:tab/><text:tab/><text:tab/><text:tab/>VARCHAR2(9 </text:span><text:span text:style-name="T59">CHAR</text:span><text:span text:style-name="T29">),</text:span></text:p>
            <text:p text:style-name="P374"><text:span text:style-name="T29"><text:s text:c="2"/>DENOMINACIO <text:tab/><text:tab/><text:tab/><text:tab/>VARCHAR2(300 </text:span><text:span text:style-name="T59">CHAR</text:span><text:span text:style-name="T29">),</text:span></text:p>
            <text:p text:style-name="P374"><text:span text:style-name="T29"><text:s text:c="2"/>NIF_CIF <text:tab/><text:tab/><text:tab/><text:tab/><text:tab/>VARCHAR2(9 </text:span><text:span text:style-name="T59">CHAR</text:span><text:span text:style-name="T29">),</text:span></text:p>
            <text:p text:style-name="P374"><text:span text:style-name="T29"><text:s text:c="2"/>CODI_UNITAT_SUPERIOR <text:tab/><text:tab/>VARCHAR2(9 </text:span><text:span text:style-name="T59">CHAR</text:span><text:span text:style-name="T29">),</text:span></text:p>
            <text:p text:style-name="P374"><text:span text:style-name="T29"><text:s text:c="2"/>CODI_UNITAT_ARREL <text:tab/><text:tab/>VARCHAR2(9 </text:span><text:span text:style-name="T59">CHAR</text:span><text:span text:style-name="T29">),</text:span></text:p>
            <text:p text:style-name="P374"><text:span text:style-name="T29"><text:s text:c="2"/>ESTAT <text:tab/><text:tab/><text:tab/><text:tab/><text:tab/>VARCHAR2(1 </text:span><text:span text:style-name="T59">CHAR</text:span><text:span text:style-name="T29">),</text:span></text:p>
            <text:p text:style-name="P374"><text:span text:style-name="T29"><text:s text:c="2"/>CODI_PAIS <text:tab/><text:tab/><text:tab/><text:tab/>VARCHAR2(3 </text:span><text:span text:style-name="T59">CHAR</text:span><text:span text:style-name="T29">),</text:span></text:p>
            <text:p text:style-name="P374"><text:span text:style-name="T29"><text:s text:c="2"/>CODI_COMUNITAT <text:tab/><text:tab/><text:tab/>VARCHAR2(2 </text:span><text:span text:style-name="T59">CHAR</text:span><text:span text:style-name="T29">),</text:span></text:p>
            <text:p text:style-name="P374"><text:span text:style-name="T29"><text:s text:c="2"/>CODI_PROVINCIA <text:tab/><text:tab/><text:tab/>VARCHAR2(2 </text:span><text:span text:style-name="T59">CHAR</text:span><text:span text:style-name="T29">),</text:span></text:p>
            <text:p text:style-name="P374"><text:span text:style-name="T29"><text:s text:c="2"/>CODI_POSTAL <text:tab/><text:tab/><text:tab/><text:tab/>VARCHAR2(5 </text:span><text:span text:style-name="T59">CHAR</text:span><text:span text:style-name="T29">),</text:span></text:p>
            <text:p text:style-name="P374"><text:span text:style-name="T29"><text:s text:c="2"/>NOM_LOCALITAT <text:tab/><text:tab/><text:tab/>VARCHAR2(50 </text:span><text:span text:style-name="T59">CHAR</text:span><text:span text:style-name="T29">),</text:span></text:p>
            <text:p text:style-name="P374"><text:span text:style-name="T29"><text:s text:c="2"/>LOCALITAT <text:tab/><text:tab/><text:tab/><text:tab/>VARCHAR2(40 </text:span><text:span text:style-name="T59">CHAR</text:span><text:span text:style-name="T29">),</text:span></text:p>
            <text:p text:style-name="P374"><text:span text:style-name="T29"><text:s text:c="2"/>ADRESSA <text:tab/><text:tab/><text:tab/><text:tab/><text:tab/>VARCHAR2(70 </text:span><text:span text:style-name="T59">CHAR</text:span><text:span text:style-name="T29">),</text:span></text:p>
            <text:p text:style-name="P374"><text:span text:style-name="T29"><text:s text:c="2"/>NOM_VIA <text:tab/><text:tab/><text:tab/><text:tab/><text:tab/>VARCHAR2(200 </text:span><text:span text:style-name="T59">CHAR</text:span><text:span text:style-name="T29">),</text:span></text:p>
            <text:p text:style-name="P374"><text:span text:style-name="T29"><text:s text:c="2"/>NUM_VIA <text:tab/><text:tab/><text:tab/><text:tab/><text:tab/>VARCHAR2(100 </text:span><text:span text:style-name="T59">CHAR</text:span><text:span text:style-name="T29">),</text:span></text:p>
            <text:p text:style-name="P374"><text:span text:style-name="T29"><text:s text:c="2"/>TIPUS_TRANSICIO <text:tab/><text:tab/> <text:s text:c="3"/>VARCHAR2(12 </text:span><text:span text:style-name="T59">CHAR</text:span><text:span text:style-name="T29">),</text:span></text:p>
            <text:p text:style-name="P374"><text:span text:style-name="T29"><text:s text:c="2"/>CREATEDBY_CODI <text:s text:c="6"/><text:tab/><text:tab/>VARCHAR2(256 </text:span><text:span text:style-name="T59">CHAR</text:span><text:span text:style-name="T29">),</text:span></text:p>
            <text:p text:style-name="P374"><text:span text:style-name="T29"><text:s text:c="2"/>LASTMODIFIEDBY_CODI <text:s/><text:tab/><text:tab/>VARCHAR2(256 </text:span><text:span text:style-name="T59">CHAR</text:span><text:span text:style-name="T29">),</text:span></text:p>
            <text:p text:style-name="P374"><text:span text:style-name="T29"><text:s text:c="2"/>CODI_DIR3_ENTITAT<text:tab/><text:tab/> <text:tab/>VARCHAR2(9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AVIS MODIFY</text:span></text:p>
            <text:p text:style-name="P406">(</text:p>
            <text:p text:style-name="P374"><text:span text:style-name="T29"><text:s text:c="2"/>ASSUMPTE <text:s text:c="12"/>VARCHAR2(256 </text:span><text:span text:style-name="T59">CHAR</text:span><text:span text:style-name="T29">),</text:span></text:p>
            <text:p text:style-name="P374"><text:span text:style-name="T29"><text:s text:c="2"/>MISSATGE <text:s text:c="12"/>VARCHAR2(2048 </text:span><text:span text:style-name="T59">CHAR</text:span><text:span text:style-name="T29">),</text:span></text:p>
            <text:p text:style-name="P374"><text:span text:style-name="T29"><text:s text:c="2"/>AVIS_NIVELL <text:s text:c="8"/>VARCHAR2(10 </text:span><text:span text:style-name="T59">CHAR</text:span><text:span text:style-name="T29">),</text:span></text:p>
            <text:p text:style-name="P374"><text:span text:style-name="T29"><text:s text:c="2"/>CREATEDBY_CODI <text:s text:c="6"/>VARCHAR2(64 </text:span><text:span text:style-name="T59">CHAR</text:span><text:span text:style-name="T29">),</text:span></text:p>
            <text:p text:style-name="P374"><text:span text:style-name="T29"><text:s text:c="2"/>LASTMODIFIEDBY_CODI <text:s/>VARCHAR2(6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CONT_LOG_PARAM MODIFY</text:span></text:p>
            <text:p text:style-name="P406">(</text:p>
            <text:p text:style-name="P374"><text:span text:style-name="T29"><text:s text:c="4"/>VALOR VARCHAR2(256 </text:span><text:span text:style-name="T59">CHAR</text:span><text:span text:style-name="T29">),</text:span></text:p>
            <text:p text:style-name="P374"><text:span text:style-name="T29"><text:s text:c="4"/>CREATEDBY_CODI VARCHAR2(64 </text:span><text:span text:style-name="T59">CHAR</text:span><text:span text:style-name="T29">),</text:span></text:p>
            <text:p text:style-name="P374"><text:span text:style-name="T29"><text:s text:c="4"/>LASTMODIFIEDBY_CODI VARCHAR2(64 </text:span><text:span text:style-name="T59">CHAR</text:span><text:span text:style-name="T29">)</text:span></text:p>
            <text:p text:style-name="P132">);</text:p>
            <text:p text:style-name="P417"/>
            <text:p text:style-name="P408"/>
          </table:table-cell>
        </table:table-row>
      </table:table>
      <text:p text:style-name="P69"/>
      <text:p text:style-name="P69"/>
      <text:p text:style-name="P28"><text:span text:style-name="T6">Propietats globals</text:span>: </text:p>
      <text:list xml:id="list296130931" text:style-name="L42">
        <text:list-item>
          <text:p text:style-name="P630">En cas de voler utilitzar el plugin de filesystem d'Arxiu en comptes de l'Arxiu de la CAIB s'han de configurar les següents propietats.</text:p>
        </text:list-item>
      </text:list>
      <text:list xml:id="list1729973148" text:style-name="L43">
        <text:list-header>
          <text:p text:style-name="P506"/>
        </text:list-header>
      </text:list>
      <table:table table:name="Tabela2" table:style-name="Tabela2">
        <table:table-column table:style-name="Tabela2.A"/>
        <text:soft-page-break/>
        <table:table-row table:style-name="Tabela2.1">
          <table:table-cell table:style-name="Tabela2.A1" office:value-type="string">
            <text:p text:style-name="P149"># ################### #</text:p>
            <text:p text:style-name="P384"># PROPERTIES AFEGIDES #</text:p>
            <text:p text:style-name="P384"># ################### #</text:p>
            <text:p text:style-name="P390"/>
            <text:p text:style-name="P374"><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6"/>
            <text:p text:style-name="P376"><text:span text:style-name="T45">#</text:span><text:span text:style-name="T46"> Configuració del plugin de Distribució d'Arxiu per guardar documents al filesystem</text:span><text:span text:style-name="T47"> utilitzant la implementació del plugin del filesystem</text:span></text:p>
            <text:p text:style-name="P376"><text:span text:style-name="T30">es.caib.distribucio.plugin.arxiu.class=</text:span><text:span text:style-name="T37">es.caib.plugins.arxiu.caib.</text:span><text:span text:style-name="T38">ArxiuPluginFilesystem</text:span></text:p>
            <text:p text:style-name="P375"><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0"><text:span text:style-name="T29">es.caib.distribucio.plugin.arxiu.filesystem.organ.codi.dir3=</text:span><text:span text:style-name="T34">A0</text:span><text:span text:style-name="T36">0000000</text:span></text:p>
          </table:table-cell>
        </table:table-row>
      </table:table>
      <text:list xml:id="list164822673887565" text:continue-numbering="true" text:style-name="L43">
        <text:list-header>
          <text:p text:style-name="P522"/>
        </text:list-header>
      </text:list>
      <text:p text:style-name="P271"/>
      <text:p text:style-name="P271"/>
      <text:list xml:id="list164824300077536" text:continue-list="list164823029548253" text:style-name="Outline">
        <text:list-item>
          <text:list>
            <text:list-header>
              <text:h text:style-name="P451" text:outline-level="2" text:is-list-header="true"><text:bookmark-start text:name="__RefHeading___Toc104146_3965979134"/><text:span text:style-name="T120">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10">Data: <text:span text:style-name="T138">25</text:span>/<text:span text:style-name="T155">11</text:span>/2020<text:span text:style-name="T145"> 15:00h</text:span></text:p>
      <text:p text:style-name="P210"/>
      <text:p text:style-name="P241">Resum: Millora de regles, actualitza<text:span text:style-name="T156">ció</text:span> ma<text:span text:style-name="T156">n</text:span>ual d'usuari, revisar anotacions al log<text:span text:style-name="T156">s</text:span>.<text:span text:style-name="T158"> Actualització de la referència al plugin Arxiu CAIB de la 2.0.5 a la 2.0.7.1.</text:span></text:p>
      <text:p text:style-name="P210"/>
      <text:p text:style-name="P300">Canvis i millores:</text:p>
      <text:list xml:id="list995657896" text:style-name="L44">
        <text:list-item>
          <text:p text:style-name="P627"><text:a xlink:type="simple" xlink:href="https://github.com/GovernIB/distribucio/issues/159" text:style-name="Internet_20_link" text:visited-style-name="Visited_20_Internet_20_Link">#159</text:a>: Millora de regles. Regles enca<text:span text:style-name="T156">d</text:span>e<text:span text:style-name="T156">n</text:span>ades</text:p>
        </text:list-item>
        <text:list-item>
          <text:p text:style-name="P627"><text:a xlink:type="simple" xlink:href="https://github.com/GovernIB/distribucio/issues/236" text:style-name="Internet_20_link" text:visited-style-name="Visited_20_Internet_20_Link">#236</text:a>: Millora de regles. Nou tipus de regla "reenviar a UO"</text:p>
        </text:list-item>
        <text:list-item>
          <text:p text:style-name="P627"><text:a xlink:type="simple" xlink:href="https://github.com/GovernIB/distribucio/issues/237" text:style-name="Internet_20_link" text:visited-style-name="Visited_20_Internet_20_Link">#237</text:a>: Millora de regles. Modificar definició de la regla</text:p>
        </text:list-item>
        <text:list-item>
          <text:p text:style-name="P6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7"><text:a xlink:type="simple" xlink:href="https://github.com/GovernIB/distribucio/issues/235" text:style-name="Internet_20_link" text:visited-style-name="Visited_20_Internet_20_Link">#235</text:a>: Millora de regles. Manteniment de backoffices</text:p>
        </text:list-item>
        <text:list-item>
          <text:p text:style-name="P627"><text:a xlink:type="simple" xlink:href="https://github.com/GovernIB/distribucio/issues/193" text:style-name="Internet_20_link" text:visited-style-name="Visited_20_Internet_20_Link">#193</text:a>: Actualitzar manual d'usuari</text:p>
        </text:list-item>
        <text:list-item>
          <text:p text:style-name="P627"><text:a xlink:type="simple" xlink:href="https://github.com/GovernIB/distribucio/issues/231" text:style-name="Internet_20_link" text:visited-style-name="Visited_20_Internet_20_Link">#231</text:a>: Revisar anotacions al log</text:p>
        </text:list-item>
        <text:list-item>
          <text:p text:style-name="P627"><text:a xlink:type="simple" xlink:href="https://github.com/GovernIB/distribucio/issues/233" text:style-name="Internet_20_link" text:visited-style-name="Visited_20_Internet_20_Link">#233</text:a>: Informació de les metadades de signatura dels documents</text:p>
        </text:list-item>
      </text:list>
      <text:p text:style-name="P300">Errors:</text:p>
      <text:p text:style-name="P30"/>
      <text:list xml:id="list3458568146" text:style-name="L45">
        <text:list-item>
          <text:p text:style-name="P543"><text:a xlink:type="simple" xlink:href="https://github.com/GovernIB/distribucio/issues/250" text:style-name="Internet_20_link" text:visited-style-name="Visited_20_Internet_20_Link">#250</text:a>: Corregir la llargada del camp DIS_REGISTRE.UNITAT_ADM_DESC</text:p>
        </text:list-item>
      </text:list>
      <text:p text:style-name="P180"/>
      <text:p text:style-name="P70">Base de dades:<text:span text:style-name="T5"> </text:span></text:p>
      <text:list xml:id="list3193733342" text:style-name="L46">
        <text:list-item>
          <text:p text:style-name="P590">Script per afegir nous camps de regles i nova taula de backoffice per millorar funcionalitat de regles.<text:span text:style-name="T158"> </text:span><text:span text:style-name="T159">Atenció!:</text:span><text:span text:style-name="T161"> S'ha de posar un codi d'usuari que existeixi en la inserció de registres en la taula DIS_BACKOFFICE.</text:span></text:p>
        </text:list-item>
      </text:list>
      <text:list xml:id="list3123988099" text:style-name="L47">
        <text:list-item>
          <text:list>
            <text:list-item>
              <text:p text:style-name="P573"><text:a xlink:type="simple" xlink:href="https://github.com/GovernIB/distribucio/blob/dis-0.9/scripts/bbdd/1.0/oracle/updates/distribucio_update_0.9.31.sql" text:style-name="Internet_20_link" text:visited-style-name="Visited_20_Internet_20_Link"><text:span text:style-name="T150">distribucio_update_0.9.31.sql</text:span></text:a><text:span text:style-name="T150"> (Oracle)</text:span></text:p>
            </text:list-item>
          </text:list>
        </text:list-item>
      </text:list>
      <text:p text:style-name="P306"/>
      <table:table table:name="Table5" table:style-name="Table5">
        <table:table-column table:style-name="Table5.A"/>
        <table:table-row table:style-name="Table5.1">
          <table:table-cell table:style-name="Table5.A1" office:value-type="string">
            <text:p text:style-name="P138"/>
            <text:p text:style-name="P397">-- #235: Millora de regles. Manteniment de backoffices</text:p>
            <text:p text:style-name="P421">-- ! posar un codi d'usuari que existeixi </text:p>
            <text:p text:style-name="P391"/>
            <text:p text:style-name="P377"><text:span text:style-name="T59">CREATE</text:span><text:span text:style-name="T29"> </text:span><text:span text:style-name="T59">TABLE</text:span><text:span text:style-name="T29"> DIS_BACKOFFICE</text:span></text:p>
            <text:p text:style-name="P409">(</text:p>
            <text:p text:style-name="P377"><text:span text:style-name="T29"><text:s text:c="4"/>ID NUMBER(19) </text:span><text:span text:style-name="T59">NOT</text:span><text:span text:style-name="T29"> </text:span><text:span text:style-name="T116">NULL</text:span><text:span text:style-name="T29">,</text:span></text:p>
            <text:p text:style-name="P377"><text:soft-page-break/><text:span text:style-name="T29"><text:s text:c="4"/>TIPUS VARCHAR2(256 </text:span><text:span text:style-name="T59">CHAR</text:span><text:span text:style-name="T29">) </text:span><text:span text:style-name="T59">NOT</text:span><text:span text:style-name="T29"> </text:span><text:span text:style-name="T116">NULL</text:span><text:span text:style-name="T29">,</text:span></text:p>
            <text:p text:style-name="P377"><text:span text:style-name="T29"><text:s text:c="4"/>CODI VARCHAR2(20 </text:span><text:span text:style-name="T59">CHAR</text:span><text:span text:style-name="T29">) </text:span><text:span text:style-name="T59">NOT</text:span><text:span text:style-name="T29"> </text:span><text:span text:style-name="T116">NULL</text:span><text:span text:style-name="T29">,</text:span></text:p>
            <text:p text:style-name="P377"><text:span text:style-name="T29"><text:s text:c="4"/>NOM VARCHAR2(64 </text:span><text:span text:style-name="T59">CHAR</text:span><text:span text:style-name="T29">) </text:span><text:span text:style-name="T59">NOT</text:span><text:span text:style-name="T29"> </text:span><text:span text:style-name="T116">NULL</text:span><text:span text:style-name="T29">,</text:span></text:p>
            <text:p text:style-name="P377"><text:span text:style-name="T29"><text:s text:c="4"/>URL VARCHAR2(256 </text:span><text:span text:style-name="T59">CHAR</text:span><text:span text:style-name="T29">) </text:span><text:span text:style-name="T59">NOT</text:span><text:span text:style-name="T29"> </text:span><text:span text:style-name="T116">NULL</text:span><text:span text:style-name="T29">,</text:span></text:p>
            <text:p text:style-name="P377"><text:span text:style-name="T29"><text:s text:c="4"/>USUARI VARCHAR2(64 </text:span><text:span text:style-name="T59">CHAR</text:span><text:span text:style-name="T29">),</text:span></text:p>
            <text:p text:style-name="P377"><text:span text:style-name="T29"><text:s text:c="4"/>CONTRASENYA VARCHAR2(64 </text:span><text:span text:style-name="T59">CHAR</text:span><text:span text:style-name="T29">),</text:span></text:p>
            <text:p text:style-name="P409"><text:s text:c="4"/>INTENTS NUMBER(10,0),</text:p>
            <text:p text:style-name="P409"><text:s text:c="4"/>TEMPS_ENTRE_INTENTS NUMBER(10,0),</text:p>
            <text:p text:style-name="P377"><text:span text:style-name="T29"><text:s text:c="4"/>ENTITAT_ID NUMBER(19) </text:span><text:span text:style-name="T59">NOT</text:span><text:span text:style-name="T29"> </text:span><text:span text:style-name="T116">NULL</text:span><text:span text:style-name="T29">,</text:span></text:p>
            <text:p text:style-name="P377"><text:span text:style-name="T29"><text:s text:c="4"/>CREATEDBY_CODI VARCHAR2(64 </text:span><text:span text:style-name="T59">CHAR</text:span><text:span text:style-name="T29">),</text:span></text:p>
            <text:p text:style-name="P377"><text:span text:style-name="T29"><text:s text:c="4"/>CREATEDDATE </text:span><text:span text:style-name="T59">TIMESTAMP</text:span><text:span text:style-name="T29">(6),</text:span></text:p>
            <text:p text:style-name="P377"><text:span text:style-name="T29"><text:s text:c="4"/>LASTMODIFIEDBY_CODI VARCHAR2(64 </text:span><text:span text:style-name="T59">CHAR</text:span><text:span text:style-name="T29">),</text:span></text:p>
            <text:p text:style-name="P377"><text:span text:style-name="T29"><text:s text:c="4"/>LASTMODIFIEDDATE </text:span><text:span text:style-name="T59">TIMESTAMP</text:span><text:span text:style-name="T29">(6)</text:span></text:p>
            <text:p text:style-name="P409">);</text:p>
            <text:p text:style-name="P391"/>
            <text:p text:style-name="P377"><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7"><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1"/>
            <text:p text:style-name="P37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1"/>
            <text:p text:style-name="P397">-- 1 Afegeix els nous backoffices a la taula de backoffices</text:p>
            <text:p text:style-name="P377"><text:span text:style-name="T162">INSERT</text:span><text:span text:style-name="T29"> </text:span><text:span text:style-name="T162">INTO</text:span><text:span text:style-name="T29"> DIS_BACKOFFICE</text:span></text:p>
            <text:p text:style-name="P409">(</text:p>
            <text:p text:style-name="P409"><text:s text:c="4"/>ID,</text:p>
            <text:p text:style-name="P409"><text:s text:c="4"/>TIPUS,</text:p>
            <text:p text:style-name="P409"><text:s text:c="4"/>CODI,</text:p>
            <text:p text:style-name="P409"><text:s text:c="4"/>NOM,</text:p>
            <text:p text:style-name="P409"><text:s text:c="4"/>URL,</text:p>
            <text:p text:style-name="P409"><text:s text:c="4"/>USUARI,</text:p>
            <text:p text:style-name="P409"><text:s text:c="4"/>CONTRASENYA,</text:p>
            <text:p text:style-name="P409"><text:s text:c="4"/>INTENTS,</text:p>
            <text:p text:style-name="P409"><text:s text:c="4"/>TEMPS_ENTRE_INTENTS,</text:p>
            <text:p text:style-name="P409"><text:s text:c="4"/>ENTITAT_ID,</text:p>
            <text:p text:style-name="P409"><text:s text:c="4"/>CREATEDBY_CODI,</text:p>
            <text:p text:style-name="P409"><text:s text:c="4"/>CREATEDDATE</text:p>
            <text:p text:style-name="P409">)</text:p>
            <text:p text:style-name="P409">(</text:p>
            <text:p text:style-name="P377"><text:span text:style-name="T29"><text:tab/></text:span><text:span text:style-name="T162">SELECT</text:span></text:p>
            <text:p text:style-name="P409"><text:tab/><text:tab/>DIS_HIBERNATE_SEQ.nextval,</text:p>
            <text:p text:style-name="P409"><text:tab/> <text:s text:c="3"/>TIPUS,</text:p>
            <text:p text:style-name="P409"><text:tab/> <text:s text:c="3"/>CODI,</text:p>
            <text:p text:style-name="P409"><text:tab/> <text:s text:c="3"/>CODI,</text:p>
            <text:p text:style-name="P409"><text:tab/> <text:s text:c="3"/>URL,</text:p>
            <text:p text:style-name="P409"><text:tab/> <text:s text:c="3"/>USUARI,</text:p>
            <text:p text:style-name="P409"><text:tab/> <text:s text:c="3"/>CONTRASENYA,</text:p>
            <text:p text:style-name="P409"><text:tab/> <text:s text:c="3"/>INTENTS,</text:p>
            <text:p text:style-name="P409"><text:tab/> <text:s text:c="3"/>TEMPS_ENTRE_INTENTS,</text:p>
            <text:p text:style-name="P409"><text:tab/> <text:s text:c="3"/>ENTITAT_ID,</text:p>
            <text:p text:style-name="P377"><text:span text:style-name="T29"><text:tab/> <text:s text:c="3"/></text:span><text:span text:style-name="T164">'u81599'</text:span><text:span text:style-name="T29">, </text:span><text:span text:style-name="T165">-- CREATEDBY_CODI: ! posar un codi d'usuari que existeixi</text:span></text:p>
            <text:p text:style-name="P377"><text:span text:style-name="T29"><text:tab/> <text:s text:c="3"/></text:span><text:span text:style-name="T162">SYSDATE</text:span></text:p>
            <text:p text:style-name="P377"><text:span text:style-name="T29"><text:tab/></text:span><text:span text:style-name="T162">FROM</text:span><text:span text:style-name="T29"> (</text:span></text:p>
            <text:p text:style-name="P377"><text:span text:style-name="T29"><text:tab/><text:tab/></text:span><text:span text:style-name="T162">SELECT</text:span><text:span text:style-name="T29"> </text:span><text:span text:style-name="T162">DISTINCT</text:span></text:p>
            <text:p text:style-name="P377"><text:span text:style-name="T29"><text:tab/><text:tab/> <text:s text:c="3"/></text:span><text:span text:style-name="T166">NVL</text:span><text:span text:style-name="T29">(r.TIPUS_BACKOFFICE, </text:span><text:span text:style-name="T164">'DISTRIBUCIO'</text:span><text:span text:style-name="T29">) TIPUS ,</text:span></text:p>
            <text:p text:style-name="P377"><text:span text:style-name="T29"><text:tab/><text:tab/> <text:s text:c="3"/></text:span><text:span text:style-name="T166">NVL</text:span><text:span text:style-name="T29">(r.BACKOFFICE_CODI, </text:span><text:span text:style-name="T164">'Backoffice_'</text:span><text:span text:style-name="T29">||rownum) CODI,</text:span></text:p>
            <text:p text:style-name="P377"><text:span text:style-name="T29"><text:tab/><text:tab/> <text:s text:c="3"/></text:span><text:span text:style-name="T166">NVL</text:span><text:span text:style-name="T29">(URL, </text:span><text:span text:style-name="T164">'http://camp.obligatori'</text:span><text:span text:style-name="T29">) URL,</text:span></text:p>
            <text:p text:style-name="P409"><text:soft-page-break/><text:tab/><text:tab/> <text:s text:c="3"/>USUARI,</text:p>
            <text:p text:style-name="P409"><text:tab/><text:tab/> <text:s text:c="3"/>CONTRASENYA,</text:p>
            <text:p text:style-name="P409"><text:tab/><text:tab/> <text:s text:c="3"/>INTENTS,</text:p>
            <text:p text:style-name="P409"><text:tab/><text:tab/> <text:s text:c="3"/>TEMPS_ENTRE_INTENTS,</text:p>
            <text:p text:style-name="P409"><text:tab/><text:tab/> <text:s text:c="3"/>ENTITAT_ID</text:p>
            <text:p text:style-name="P377"><text:span text:style-name="T29"><text:tab/><text:tab/></text:span><text:span text:style-name="T162">FROM</text:span><text:span text:style-name="T29"> DIS_REGLA r</text:span></text:p>
            <text:p text:style-name="P377"><text:span text:style-name="T29"><text:tab/><text:tab/></text:span><text:span text:style-name="T162">WHERE</text:span><text:span text:style-name="T29"> r.TIPUS = </text:span><text:span text:style-name="T164">'BACKOFFICE'</text:span></text:p>
            <text:p text:style-name="P409"><text:tab/>)</text:p>
            <text:p text:style-name="P377"><text:span text:style-name="T29">)</text:span><text:span text:style-name="T169">;</text:span></text:p>
            <text:p text:style-name="P391"/>
            <text:p text:style-name="P421">-- 2 Actualitza la referència de les regles tipus bakcoffice amb el registre que li toqui</text:p>
            <text:p text:style-name="P377"><text:span text:style-name="T162">UPDATE</text:span><text:span text:style-name="T29"> DIS_REGLA r </text:span><text:span text:style-name="T162">SET</text:span><text:span text:style-name="T29"> BACKOFFICE_DESTI_ID = </text:span></text:p>
            <text:p text:style-name="P409">( </text:p>
            <text:p text:style-name="P377"><text:span text:style-name="T29"><text:tab/></text:span><text:span text:style-name="T162">SELECT</text:span><text:span text:style-name="T29"> ID </text:span></text:p>
            <text:p text:style-name="P377"><text:span text:style-name="T29"><text:tab/></text:span><text:span text:style-name="T162">FROM</text:span><text:span text:style-name="T29"> DIS_BACKOFFICE b</text:span></text:p>
            <text:p text:style-name="P377"><text:span text:style-name="T29"><text:tab/></text:span><text:span text:style-name="T162">WHERE</text:span><text:span text:style-name="T29"> ROWNUM = </text:span><text:span text:style-name="T131">1</text:span></text:p>
            <text:p text:style-name="P377"><text:span text:style-name="T29"><text:tab/> <text:tab/></text:span><text:span text:style-name="T162">AND</text:span><text:span text:style-name="T29"> r.TIPUS_BACKOFFICE = b.TIPUS </text:span></text:p>
            <text:p text:style-name="P377"><text:span text:style-name="T29"><text:tab/> <text:tab/></text:span><text:span text:style-name="T162">AND</text:span><text:span text:style-name="T29"> (r.BACKOFFICE_CODI = b.CODI)</text:span></text:p>
            <text:p text:style-name="P377"><text:span text:style-name="T29"><text:tab/> <text:tab/></text:span><text:span text:style-name="T162">AND</text:span><text:span text:style-name="T29"> r.URL = b.URL </text:span></text:p>
            <text:p text:style-name="P377"><text:span text:style-name="T29"><text:tab/> <text:tab/></text:span><text:span text:style-name="T162">AND</text:span><text:span text:style-name="T29"> r.ENTITAT_ID = b.ENTITAT_ID</text:span></text:p>
            <text:p text:style-name="P377"><text:span text:style-name="T29"><text:tab/> <text:tab/></text:span><text:span text:style-name="T162">AND</text:span><text:span text:style-name="T29"> ((r.USUARI = b.USUARI ) </text:span><text:span text:style-name="T162">OR</text:span><text:span text:style-name="T29"> (r.USUARI </text:span><text:span text:style-name="T162">IS</text:span><text:span text:style-name="T29"> </text:span><text:span text:style-name="T162">NULL</text:span><text:span text:style-name="T29"> </text:span><text:span text:style-name="T162">AND</text:span><text:span text:style-name="T29"> b.USUARI </text:span><text:span text:style-name="T162">IS</text:span><text:span text:style-name="T29"> </text:span><text:span text:style-name="T162">NULL</text:span><text:span text:style-name="T29">))</text:span></text:p>
            <text:p text:style-name="P377"><text:span text:style-name="T29"><text:tab/> <text:tab/></text:span><text:span text:style-name="T162">AND</text:span><text:span text:style-name="T29"> ((r.CONTRASENYA = b.CONTRASENYA <text:s/>) </text:span><text:span text:style-name="T162">OR</text:span><text:span text:style-name="T29"> (r.CONTRASENYA </text:span><text:span text:style-name="T162">IS</text:span><text:span text:style-name="T29"> </text:span><text:span text:style-name="T162">NULL</text:span><text:span text:style-name="T29"> </text:span><text:span text:style-name="T162">AND</text:span><text:span text:style-name="T29"> b.CONTRASENYA </text:span><text:span text:style-name="T162">IS</text:span><text:span text:style-name="T29"> </text:span><text:span text:style-name="T162">NULL</text:span><text:span text:style-name="T29">))</text:span></text:p>
            <text:p text:style-name="P377"><text:span text:style-name="T29"><text:tab/> <text:tab/></text:span><text:span text:style-name="T162">AND</text:span><text:span text:style-name="T29"> ((r.INTENTS = b.INTENTS <text:s/>) </text:span><text:span text:style-name="T162">OR</text:span><text:span text:style-name="T29"> (r.INTENTS </text:span><text:span text:style-name="T162">IS</text:span><text:span text:style-name="T29"> </text:span><text:span text:style-name="T162">NULL</text:span><text:span text:style-name="T29"> </text:span><text:span text:style-name="T162">AND</text:span><text:span text:style-name="T29"> b.INTENTS </text:span><text:span text:style-name="T162">IS</text:span><text:span text:style-name="T29"> </text:span><text:span text:style-name="T162">NULL</text:span><text:span text:style-name="T29">))</text:span></text:p>
            <text:p text:style-name="P377"><text:span text:style-name="T29"><text:tab/> <text:tab/></text:span><text:span text:style-name="T162">AND</text:span><text:span text:style-name="T29"> ((r.TEMPS_ENTRE_INTENTS = b.TEMPS_ENTRE_INTENTS <text:s/>) </text:span><text:span text:style-name="T162">OR</text:span><text:span text:style-name="T29"> (r.TEMPS_ENTRE_INTENTS </text:span><text:span text:style-name="T162">IS</text:span><text:span text:style-name="T29"> </text:span><text:span text:style-name="T162">NULL</text:span><text:span text:style-name="T29"> </text:span><text:span text:style-name="T162">AND</text:span><text:span text:style-name="T29"> b.TEMPS_ENTRE_INTENTS </text:span><text:span text:style-name="T162">IS</text:span><text:span text:style-name="T29"> </text:span><text:span text:style-name="T162">NULL</text:span><text:span text:style-name="T29">))</text:span></text:p>
            <text:p text:style-name="P409">)</text:p>
            <text:p text:style-name="P409"><text:span text:style-name="T163">WHERE</text:span> R.BACKOFFICE_CODI <text:span text:style-name="T163">IS</text:span> <text:span text:style-name="T163">NOT</text:span> <text:span text:style-name="T163">NULL</text:span><text:span text:style-name="T168">;</text:span></text:p>
            <text:p text:style-name="P391"/>
            <text:p text:style-name="P397">-- #237: Millora de regles. Modificar definició de la regla</text:p>
            <text:p text:style-name="P391"/>
            <text:p text:style-name="P377"><text:span text:style-name="T59">ALTER</text:span><text:span text:style-name="T29"> </text:span><text:span text:style-name="T59">TABLE</text:span><text:span text:style-name="T29"> DIS_REGLA</text:span></text:p>
            <text:p text:style-name="P377"><text:span text:style-name="T59">ADD</text:span><text:span text:style-name="T29"> (</text:span></text:p>
            <text:p text:style-name="P409"><text:s text:c="4"/>BUSTIA_FILTRE_ID NUMBER(19),</text:p>
            <text:p text:style-name="P409"><text:s text:c="4"/>BACKOFFICE_DESTI_ID NUMBER(19)</text:p>
            <text:p text:style-name="P409">);</text:p>
            <text:p text:style-name="P391"/>
            <text:p text:style-name="P37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1"/>
            <text:p text:style-name="P391"/>
            <text:p text:style-name="P391"/>
            <text:p text:style-name="P397">-- #250: Ampliació de la columna DIS_REGISTRE.UNITAT_ADM_DESC per igualar-la a DIS_UNITAT_ORGANITZATIVA.DENOMINACIO</text:p>
            <text:p text:style-name="P391"/>
            <text:p text:style-name="P377"><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1"/>
            <text:p text:style-name="P391"/>
            <text:p text:style-name="P397">-- #236: Millora de regles. Nou tipus de regla "reenviar a UO"</text:p>
            <text:p text:style-name="P391"/>
            <text:p text:style-name="P377"><text:span text:style-name="T59">ALTER</text:span><text:span text:style-name="T29"> </text:span><text:span text:style-name="T59">TABLE</text:span><text:span text:style-name="T29"> DIS_REGLA</text:span></text:p>
            <text:p text:style-name="P377"><text:span text:style-name="T59">ADD</text:span><text:span text:style-name="T29"> (</text:span></text:p>
            <text:p text:style-name="P409"><text:soft-page-break/><text:s text:c="4"/>UNITAT_DESTI_ID NUMBER(19)</text:p>
            <text:p text:style-name="P409">);</text:p>
            <text:p text:style-name="P391"/>
            <text:p text:style-name="P377"><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8"/>
            <text:p text:style-name="P409"/>
          </table:table-cell>
        </table:table-row>
      </table:table>
      <text:p text:style-name="P70"/>
      <text:p text:style-name="P30"><text:span text:style-name="T6">Propietats globals</text:span>: </text:p>
      <text:list xml:id="list3206931426" text:style-name="L48">
        <text:list-item>
          <text:p text:style-name="P551">Sense canvis</text:p>
        </text:list-item>
      </text:list>
      <text:p text:style-name="P273"/>
      <text:list xml:id="list164823027113469" text:continue-list="list164824300077536" text:style-name="Outline">
        <text:list-item>
          <text:list>
            <text:list-header>
              <text:h text:style-name="P452" text:outline-level="2" text:is-list-header="true"><text:bookmark-start text:name="__RefHeading___Toc387429_3965979134"/><text:span text:style-name="T120">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09">Data: 2020.12.0<text:span text:style-name="T171">3</text:span> 15:00h</text:p>
      <text:p text:style-name="P209"/>
      <text:p text:style-name="P240">Resum: <text:span text:style-name="T157">M</text:span>illores visuals<text:span text:style-name="T170"> i botons d'accions i navegació en el detall de les anotacions.</text:span></text:p>
      <text:p text:style-name="P209"/>
      <text:p text:style-name="P299">Canvis i millores:</text:p>
      <text:list xml:id="list164824121385041" text:continue-list="list164823008381670" text:style-name="L36">
        <text:list-item>
          <text:p text:style-name="P624"><text:a xlink:type="simple" xlink:href="https://github.com/GovernIB/distribucio/issues/242" text:style-name="Internet_20_link" text:visited-style-name="Visited_20_Internet_20_Link">#242</text:a>: Nova pestanya de resum als detalls d'una anotació</text:p>
        </text:list-item>
        <text:list-item>
          <text:p text:style-name="P624"><text:a xlink:type="simple" xlink:href="https://github.com/GovernIB/distribucio/issues/240" text:style-name="Internet_20_link" text:visited-style-name="Visited_20_Internet_20_Link">#240</text:a>: Navegació entre registres</text:p>
        </text:list-item>
        <text:list-item>
          <text:p text:style-name="P6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4"><text:a xlink:type="simple" xlink:href="https://github.com/GovernIB/distribucio/issues/239" text:style-name="Internet_20_link" text:visited-style-name="Visited_20_Internet_20_Link">#239</text:a>: Afegir accions en els detalls</text:p>
        </text:list-item>
        <text:list-item>
          <text:p text:style-name="P624"><text:a xlink:type="simple" xlink:href="https://github.com/GovernIB/distribucio/issues/247" text:style-name="Internet_20_link" text:visited-style-name="Visited_20_Internet_20_Link">#247</text:a>: Opció per descarregar tots els documents d'una anotació</text:p>
        </text:list-item>
        <text:list-item>
          <text:p text:style-name="P624"><text:a xlink:type="simple" xlink:href="https://github.com/GovernIB/distribucio/issues/244" text:style-name="Internet_20_link" text:visited-style-name="Visited_20_Internet_20_Link">#244</text:a>: Poder filtrar dins del desplegable de bústies i que surtin ordenades</text:p>
          <text:p text:style-name="P624"/>
        </text:list-item>
      </text:list>
      <text:p text:style-name="P299">Errors:</text:p>
      <text:list xml:id="list3138385294" text:style-name="L49">
        <text:list-item>
          <text:p text:style-name="P553"><text:a xlink:type="simple" xlink:href="https://github.com/GovernIB/distribucio/issues/238" text:style-name="Internet_20_link" text:visited-style-name="Visited_20_Internet_20_Link">#238</text:a>: Error obrint l'enllaç de comunicació de nova anotació</text:p>
        </text:list-item>
        <text:list-item>
          <text:p text:style-name="P55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4"><text:a xlink:type="simple" xlink:href="https://github.com/GovernIB/distribucio/issues/257" text:style-name="Internet_20_link" text:visited-style-name="Visited_20_Internet_20_Link">#257</text:a><text:span text:style-name="T171"> </text:span>Error sincronitzant canvi de noms d'unitats orgániques amb el DIR3 </text:p>
        </text:list-item>
      </text:list>
      <text:p text:style-name="P274"/>
      <text:p text:style-name="P278">Base de dades:<text:span text:style-name="T5"> </text:span></text:p>
      <text:list xml:id="list2787624801" text:style-name="L50">
        <text:list-item>
          <text:p text:style-name="P552">Sense canvis</text:p>
        </text:list-item>
      </text:list>
      <text:p text:style-name="P272"/>
      <text:p text:style-name="P29"><text:span text:style-name="T6">Propietats globals</text:span>: </text:p>
      <text:list xml:id="list164822576338675" text:continue-numbering="true" text:style-name="L50">
        <text:list-item>
          <text:p text:style-name="P552">Sense canvis</text:p>
        </text:list-item>
      </text:list>
      <text:list xml:id="list164824540843297" text:continue-list="list164823027113469" text:style-name="Outline">
        <text:list-item>
          <text:list>
            <text:list-header>
              <text:h text:style-name="P453" text:outline-level="2" text:is-list-header="true"><text:bookmark-start text:name="__RefHeading___Toc210152_2228722299"/><text:span text:style-name="T120">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11">Data: <text:span text:style-name="T172">13</text:span>/0<text:span text:style-name="T172">1</text:span>/202<text:span text:style-name="T172">1</text:span></text:p>
      <text:p text:style-name="P31"/>
      <text:list xml:id="list164824486118805" text:continue-list="list164823820739215" text:style-name="L22">
        <text:list-item>
          <text:p text:style-name="P541"><text:a xlink:type="simple" xlink:href="https://github.com/GovernIB/distribucio/issues/261" text:style-name="Internet_20_link" text:visited-style-name="Visited_20_Internet_20_Link"><text:span text:style-name="T172">#</text:span></text:a><text:a xlink:type="simple" xlink:href="https://github.com/GovernIB/distribucio/issues/261" text:style-name="Internet_20_link" text:visited-style-name="Visited_20_Internet_20_Link">261</text:a><text:span text:style-name="T144"> Problema amb la descàrrega dels fitxers de les anotacions de registre</text:span></text:p>
        </text:list-item>
      </text:list>
      <text:p text:style-name="P181"/>
      <text:p text:style-name="P71">Base de dades:<text:span text:style-name="T5"> </text:span></text:p>
      <text:list xml:id="list1947004504" text:style-name="L51">
        <text:list-item>
          <text:p text:style-name="P591">S<text:span text:style-name="T143">ense canvis</text:span></text:p>
        </text:list-item>
      </text:list>
      <text:p text:style-name="P71"/>
      <text:p text:style-name="P31"><text:soft-page-break/><text:span text:style-name="T6">Propietats globals</text:span>: </text:p>
      <text:list xml:id="list1658506632" text:style-name="L52">
        <text:list-item>
          <text:p text:style-name="P556">Sense canvis</text:p>
        </text:list-item>
      </text:list>
      <text:p text:style-name="P279"/>
      <text:list xml:id="list164823874588396" text:continue-list="list164824540843297" text:style-name="Outline">
        <text:list-item>
          <text:list>
            <text:list-header>
              <text:h text:style-name="P454" text:outline-level="2" text:is-list-header="true"><text:bookmark-start text:name="__RefHeading___Toc210154_2228722299"/><text:span text:style-name="T120">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12">Data: <text:span text:style-name="T173">11</text:span>/0<text:span text:style-name="T172">2</text:span>/202<text:span text:style-name="T172">1 13:00h</text:span></text:p>
      <text:p text:style-name="P212"/>
      <text:p text:style-name="P213"><text:span text:style-name="T174">Resum: No tancar la modal després de realitzar accions. Canvi API firma. Permetre reenviar i marcar coma processades massivament. Altres millores i </text:span>correcció d'errors descarregant annexos i altres errors menors. <text:span text:style-name="T174">.</text:span></text:p>
      <text:p text:style-name="P212"/>
      <text:p text:style-name="P301">Canvis i millores:</text:p>
      <text:list xml:id="list164823263376434" text:continue-list="list164824121385041" text:style-name="L36">
        <text:list-item>
          <text:p text:style-name="P625"><text:a xlink:type="simple" xlink:href="https://github.com/GovernIB/distribucio/issues/264" text:style-name="Internet_20_link" text:visited-style-name="Visited_20_Internet_20_Link">#264</text:a> No sortir de la navegació quan es reenvia una anotació</text:p>
        </text:list-item>
        <text:list-item>
          <text:p text:style-name="P625"><text:a xlink:type="simple" xlink:href="https://github.com/GovernIB/distribucio/issues/241" text:style-name="Internet_20_link" text:visited-style-name="Visited_20_Internet_20_Link">#241</text:a> Posar un visor de documents per als annexos</text:p>
        </text:list-item>
        <text:list-item>
          <text:p text:style-name="P625"><text:a xlink:type="simple" xlink:href="https://github.com/GovernIB/distribucio/issues/243" text:style-name="Internet_20_link" text:visited-style-name="Visited_20_Internet_20_Link">#243</text:a> Canviar l'API de firma amb passarel·la per l'API de firma simple</text:p>
        </text:list-item>
        <text:list-item>
          <text:p text:style-name="P6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5"><text:a xlink:type="simple" xlink:href="https://github.com/GovernIB/distribucio/issues/266" text:style-name="Internet_20_link" text:visited-style-name="Visited_20_Internet_20_Link">#266</text:a> Afegir el remitent al contingut del correu</text:p>
        </text:list-item>
        <text:list-item>
          <text:p text:style-name="P6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5"><text:a xlink:type="simple" xlink:href="https://github.com/GovernIB/distribucio/issues/259" text:style-name="Internet_20_link" text:visited-style-name="Visited_20_Internet_20_Link">#259</text:a> Afegir accions de les anotacions als administradors</text:p>
        </text:list-item>
        <text:list-item>
          <text:p text:style-name="P6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5"/>
        </text:list-item>
      </text:list>
      <text:p text:style-name="P301">Errors:</text:p>
      <text:list xml:id="list2430890691" text:style-name="L53">
        <text:list-item>
          <text:p text:style-name="P55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1"><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2"><text:a xlink:type="simple" xlink:href="https://github.com/GovernIB/distribucio/issues/232" text:style-name="Internet_20_link" text:visited-style-name="Visited_20_Internet_20_Link">#232</text:a>: Error descarregant annex pendent de guardar-se a l'Arxiu</text:p>
        </text:list-item>
        <text:list-item>
          <text:p text:style-name="P632"><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5"/>
      <text:p text:style-name="P72">Base de dades:<text:span text:style-name="T5"> </text:span></text:p>
      <text:list xml:id="list1589778700" text:style-name="L54">
        <text:list-item>
          <text:p text:style-name="P592">S<text:span text:style-name="T143">ense canvis</text:span></text:p>
        </text:list-item>
      </text:list>
      <text:p text:style-name="P72"/>
      <text:p text:style-name="P32"><text:span text:style-name="T6">Propietats globals</text:span>: </text:p>
      <text:list xml:id="list1342496546" text:style-name="L55">
        <text:list-item>
          <text:p text:style-name="P637">Per tal d'emprar l'API de firma simple s'ha de canviar la configuració del plugin de signatura i afegir propietats d'autenticació.</text:p>
        </text:list-item>
        <text:list-item>
          <text:p text:style-name="P637">Per poder filtrar l'arbre d'unitats al reenviament s'ha afegit una propietat opcional.</text:p>
        </text:list-item>
      </text:list>
      <text:list xml:id="list164823252830364" text:continue-list="list296130931" text:style-name="L42">
        <text:list-header>
          <text:p text:style-name="P507"/>
        </text:list-header>
      </text:list>
      <table:table table:name="Tabela3" table:style-name="Tabela3">
        <table:table-column table:style-name="Tabela3.A"/>
        <text:soft-page-break/>
        <table:table-row table:style-name="Tabela3.1">
          <table:table-cell table:style-name="Tabela3.A1" office:value-type="string">
            <text:p text:style-name="P387"># ###################### #</text:p>
            <text:p text:style-name="P384"># PROPERTIES MODIFICADES #</text:p>
            <text:p text:style-name="P384"># ###################### #</text:p>
            <text:p text:style-name="P390"/>
            <text:p text:style-name="P374"><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4"><text:span text:style-name="T29">es.caib.distribucio.plugin.signatura.class=</text:span><text:span text:style-name="T34">es.caib.distribucio.plugin.caib.signatura.FirmaSimplePluginPortafib</text:span></text:p>
            <text:p text:style-name="P390"/>
            <text:p text:style-name="P390"/>
            <text:p text:style-name="P384"># ################### #</text:p>
            <text:p text:style-name="P384"># PROPERTIES AFEGIDES #</text:p>
            <text:p text:style-name="P384"># ################### #</text:p>
            <text:p text:style-name="P390"/>
            <text:p text:style-name="P374"><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4"><text:span text:style-name="T29">es.caib.distribucio.plugin.api.firma.en.servidor.simple.endpoint=</text:span><text:span text:style-name="T39">https://dev.caib.es/portafib/common/rest/apifirmaenservidorsimple/v1/</text:span></text:p>
            <text:p text:style-name="P374"><text:span text:style-name="T29">es.caib.distribucio.plugin.api.firma.en.servidor.simple.username=</text:span><text:span text:style-name="T34">USERNAME</text:span></text:p>
            <text:p text:style-name="P374"><text:span text:style-name="T29">es.caib.distribucio.plugin.api.firma.en.servidor.simple.password=</text:span><text:span text:style-name="T34">PASSWORD</text:span></text:p>
            <text:p text:style-name="P390"/>
            <text:p text:style-name="P374"><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4"><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4"><text:span text:style-name="T29">es.caib.distribucio.contingut.enviar.arbre.nivell=</text:span><text:span text:style-name="T34">1</text:span></text:p>
          </table:table-cell>
        </table:table-row>
      </table:table>
      <text:p text:style-name="P280"/>
      <text:p text:style-name="P280"/>
      <text:p text:style-name="P280"/>
      <text:p text:style-name="P280"/>
      <text:list xml:id="list164824507360181" text:continue-list="list164823874588396" text:style-name="Outline">
        <text:list-item>
          <text:list>
            <text:list-header>
              <text:h text:style-name="P455" text:outline-level="2" text:is-list-header="true"><text:bookmark-start text:name="__RefHeading___Toc182672_83721363"/><text:span text:style-name="T120">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14">Data: 05/03/2021 11:00h</text:p>
      <text:p text:style-name="P214"/>
      <text:p text:style-name="P242">Resum: Permetre realitzar accions sobre anotacions pendent d'Arxiu que hagin esgotat els reintents</text:p>
      <text:p text:style-name="P214"/>
      <text:p text:style-name="P302">Canvis i millores:</text:p>
      <text:list xml:id="list164823739076108" text:continue-list="list164823263376434" text:style-name="L36">
        <text:list-item>
          <text:p text:style-name="P633"><text:a xlink:type="simple" xlink:href="https://github.com/GovernIB/distribucio/issues/286" text:style-name="Internet_20_link" text:visited-style-name="Visited_20_Internet_20_Link">#286</text:a><text:span text:style-name="T175"> Permetre realitzar accions sobre anotacions pendent d'Arxiu que hagin esgotat els reintents</text:span></text:p>
        </text:list-item>
      </text:list>
      <text:p text:style-name="P276"/>
      <text:p text:style-name="P73">Base de dades:<text:span text:style-name="T5"> </text:span></text:p>
      <text:list xml:id="list3981649524" text:style-name="L56">
        <text:list-item>
          <text:list>
            <text:list-item>
              <text:p text:style-name="P574"><text:a xlink:type="simple" xlink:href="https://github.com/GovernIB/distribucio/blob/dis-0.9/scripts/bbdd/1.0/oracle/updates/distribucio_update_0.9.33.1.sql" text:style-name="Internet_20_link" text:visited-style-name="Visited_20_Internet_20_Link"><text:span text:style-name="T150">distribucio_update_0.9.33.1.sql</text:span></text:a><text:span text:style-name="T150"> (Oracle)</text:span></text:p>
            </text:list-item>
          </text:list>
        </text:list-item>
      </text:list>
      <text:p text:style-name="P307"/>
      <table:table table:name="Tabela4" table:style-name="Tabela4">
        <table:table-column table:style-name="Tabela4.A"/>
        <table:table-row table:style-name="Tabela4.1">
          <table:table-cell table:style-name="Tabela4.A1" office:value-type="string">
            <text:p text:style-name="P139"/>
            <text:p text:style-name="P398">-- #286: Permetre realitzar accions sobre anotacions pendent d'Arxiu que hagin esgotat els reintents</text:p>
            <text:p text:style-name="P390"/>
            <text:p text:style-name="P374"><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1">'ARXIU_PENDENT'</text:span><text:span text:style-name="T29">;</text:span></text:p>
            <text:p text:style-name="P374"><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0"><text:soft-page-break/></text:p>
            <text:p text:style-name="P392"/>
            <text:p text:style-name="P392"/>
            <text:p text:style-name="P418"/>
            <text:p text:style-name="P410"/>
          </table:table-cell>
        </table:table-row>
      </table:table>
      <text:p text:style-name="P73"/>
      <text:list xml:id="list164823138008342" text:continue-list="list164824507360181" text:style-name="Outline">
        <text:list-item>
          <text:list>
            <text:list-header>
              <text:h text:style-name="P456" text:outline-level="2" text:is-list-header="true"><text:bookmark-start text:name="__RefHeading___Toc248294_83721363"/><text:span text:style-name="T120">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15">Data: <text:span text:style-name="T181">21</text:span>/<text:span text:style-name="T180">04</text:span>/2021 <text:span text:style-name="T176">13</text:span>:00h</text:p>
      <text:p text:style-name="P215"/>
      <text:p text:style-name="P243">Resum: <text:span text:style-name="T177">Processament d'anotacions pendent d'Arxiu en paral·lel. Millores de navegació i unificació del llistat d'anotacions per usuaris i administradors.</text:span></text:p>
      <text:p text:style-name="P215"/>
      <text:p text:style-name="P303">Canvis i millores:</text:p>
      <text:list xml:id="list164824166436516" text:continue-list="list164823739076108" text:style-name="L36">
        <text:list-item>
          <text:p text:style-name="P6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4"><text:a xlink:type="simple" xlink:href="https://github.com/GovernIB/distribucio/issues/290" text:style-name="Internet_20_link" text:visited-style-name="Visited_20_Internet_20_Link">#290</text:a>: Nous perfils de firma BASELINE</text:p>
        </text:list-item>
        <text:list-item>
          <text:p text:style-name="P634"><text:a xlink:type="simple" xlink:href="https://github.com/GovernIB/distribucio/issues/289" text:style-name="Internet_20_link" text:visited-style-name="Visited_20_Internet_20_Link">#289</text:a>: Actualitzar tipus documentals EMGDE</text:p>
        </text:list-item>
        <text:list-item>
          <text:p text:style-name="P634"><text:a xlink:type="simple" xlink:href="https://github.com/GovernIB/distribucio/issues/271" text:style-name="Internet_20_link" text:visited-style-name="Visited_20_Internet_20_Link">#271</text:a>: Modificar l'aplicació per suportar el perfil de firma 'BASIC'</text:p>
        </text:list-item>
        <text:list-item>
          <text:p text:style-name="P6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4"><text:a xlink:type="simple" xlink:href="https://github.com/GovernIB/distribucio/issues/282" text:style-name="Internet_20_link" text:visited-style-name="Visited_20_Internet_20_Link">#282</text:a>: Processar anotacions pendents d'Arxiu en paral·lel</text:p>
        </text:list-item>
        <text:list-item>
          <text:p text:style-name="P634"><text:a xlink:type="simple" xlink:href="https://github.com/GovernIB/distribucio/issues/255" text:style-name="Internet_20_link" text:visited-style-name="Visited_20_Internet_20_Link">#255</text:a>: Mejora del mensaje en el resumen de acciones</text:p>
        </text:list-item>
        <text:list-item>
          <text:p text:style-name="P6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4"><text:a xlink:type="simple" xlink:href="https://github.com/GovernIB/distribucio/issues/253" text:style-name="Internet_20_link" text:visited-style-name="Visited_20_Internet_20_Link">#253</text:a>: No permetre Backoffices amb codis repetits</text:p>
        </text:list-item>
        <text:list-item>
          <text:p text:style-name="P634"><text:a xlink:type="simple" xlink:href="https://github.com/GovernIB/distribucio/issues/256" text:style-name="Internet_20_link" text:visited-style-name="Visited_20_Internet_20_Link">#256</text:a>: Añadir la columna "buzón" y crear una columna "Destino" o "Acción"</text:p>
        </text:list-item>
        <text:list-item>
          <text:p text:style-name="P634"><text:a xlink:type="simple" xlink:href="https://github.com/GovernIB/distribucio/issues/270" text:style-name="Internet_20_link" text:visited-style-name="Visited_20_Internet_20_Link">#270</text:a>: Color capçalera i el logo configurables</text:p>
        </text:list-item>
        <text:list-item>
          <text:p text:style-name="P634"><text:a xlink:type="simple" xlink:href="https://github.com/GovernIB/distribucio/issues/280" text:style-name="Internet_20_link" text:visited-style-name="Visited_20_Internet_20_Link">#280</text:a>: Posar les firmes del visor de documents en una sola línia</text:p>
        </text:list-item>
      </text:list>
      <text:p text:style-name="P144"/>
      <text:p text:style-name="P303">Errors:</text:p>
      <text:list xml:id="list164822832387721" text:continue-numbering="true" text:style-name="L36">
        <text:list-item>
          <text:p text:style-name="P635"><text:a xlink:type="simple" xlink:href="https://github.com/GovernIB/distribucio/issues/278" text:style-name="Internet_20_link" text:visited-style-name="Visited_20_Internet_20_Link">#278</text:a>: Revisar el tancament d'expedients a Distribucio</text:p>
        </text:list-item>
        <text:list-item>
          <text:p text:style-name="P6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6"><text:a xlink:type="simple" xlink:href="https://github.com/GovernIB/distribucio/issues/311" text:style-name="Internet_20_link" text:visited-style-name="Visited_20_Internet_20_Link">#311</text:a><text:span text:style-name="T179"> </text:span>Error obrint o realitzant accions amb anotacions sense bústia assignada </text:p>
        </text:list-item>
      </text:list>
      <text:p text:style-name="P277"/>
      <text:p text:style-name="P33"><text:span text:style-name="T6">Propietats globals</text:span>: </text:p>
      <text:list xml:id="list164824503075669" text:continue-list="list1342496546" text:style-name="L55">
        <text:list-item>
          <text:p text:style-name="P638">Per tal d'emprar l'API de firma simple s'ha de canviar la configuració del plugin de signatura i afegir propietats d'autenticació.</text:p>
        </text:list-item>
        <text:list-item>
          <text:p text:style-name="P607"><text:soft-page-break/><text:span text:style-name="T178">Per processar les anotacions pendents d'Arxiu en paral·lel s'ha afegit una propietat opcional per indicar el número de </text:span><text:span text:style-name="T126">threads</text:span><text:span text:style-name="T16"> que processen anotacions en paral·lel, per defecte el seu valor és 5</text:span><text:span text:style-name="T178">.</text:span></text:p>
        </text:list-item>
        <text:list-item>
          <text:p text:style-name="P639">Per especificar opcionalment el perfil de firma a emprar en la firma simple en el servidor.</text:p>
        </text:list-item>
      </text:list>
      <text:list xml:id="list2821807865" text:style-name="L57">
        <text:list-header>
          <text:p text:style-name="P508"/>
        </text:list-header>
      </text:list>
      <table:table table:name="Tabela5" table:style-name="Tabela5">
        <table:table-column table:style-name="Tabela5.A"/>
        <table:table-row table:style-name="Tabela5.1">
          <table:table-cell table:style-name="Tabela5.A1" office:value-type="string">
            <text:p text:style-name="P378"><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5"># ESBORRADA es.caib.distribucio.plugins.validatesignature.afirmacxf.ignoreservercertificates</text:p>
            <text:p text:style-name="P423"/>
            <text:p text:style-name="P423"/>
            <text:p text:style-name="P423"/>
            <text:p text:style-name="P388">#282: Processar anotacions pendents d'Arxiu en paral·lel</text:p>
            <text:p text:style-name="P425"><text:span text:style-name="T29">es.caib.distribucio.tasca.guardar.annexos.max.threads.parallel=</text:span><text:span text:style-name="T34">5</text:span></text:p>
            <text:p text:style-name="P423"/>
            <text:p text:style-name="P388">#284: Propietat opcional per especificar el perfil de firma per la firma simple en el servidor. Per defecte: "CADES_DETACHED"</text:p>
            <text:p text:style-name="P423"><text:span text:style-name="T28">es.caib.distribucio.plugin.api.firma.en.servidor.simple.perfil=</text:span>CADES_DETACHED</text:p>
            <text:p text:style-name="P423"/>
          </table:table-cell>
        </table:table-row>
      </table:table>
      <text:p text:style-name="P308"/>
      <text:p text:style-name="P74">Base de dades:<text:span text:style-name="T5"> </text:span></text:p>
      <text:list xml:id="list164824505438859" text:continue-list="list3981649524" text:style-name="L56">
        <text:list-item>
          <text:list>
            <text:list-item>
              <text:p text:style-name="P575"><text:a xlink:type="simple" xlink:href="https://github.com/GovernIB/distribucio/blob/dis-0.9/scripts/bbdd/1.0/oracle/updates/distribucio_update_0.9.34.sql" text:style-name="Internet_20_link" text:visited-style-name="Visited_20_Internet_20_Link"><text:span text:style-name="T150">distribucio_update_0.9.34.sql</text:span></text:a><text:span text:style-name="T150"> (Oracle)</text:span></text:p>
            </text:list-item>
          </text:list>
        </text:list-item>
      </text:list>
      <text:p text:style-name="P314"/>
      <table:table table:name="Tabela6" table:style-name="Tabela6">
        <table:table-column table:style-name="Tabela6.A"/>
        <table:table-row table:style-name="Tabela6.1">
          <table:table-cell table:style-name="Tabela6.A1" office:value-type="string">
            <text:p text:style-name="P140"/>
            <text:p text:style-name="P399">-- #270: Color capçalera i el logo configurables</text:p>
            <text:p text:style-name="P399"/>
            <text:p text:style-name="P374"><text:span text:style-name="T59">ALTER</text:span><text:span text:style-name="T29"> </text:span><text:span text:style-name="T59">TABLE</text:span><text:span text:style-name="T29"> DIS_ENTITAT </text:span><text:span text:style-name="T59">ADD</text:span><text:span text:style-name="T29"> LOGO_CAP BLOB;</text:span></text:p>
            <text:p text:style-name="P374"><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4"><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1"/>
          </table:table-cell>
        </table:table-row>
      </table:table>
      <text:p text:style-name="P309"/>
      <text:list xml:id="list164823255245408" text:continue-list="list164823138008342" text:style-name="Outline">
        <text:list-item>
          <text:list>
            <text:list-header>
              <text:h text:style-name="P443" text:outline-level="2" text:is-list-header="true"><text:bookmark-start text:name="__RefHeading___Toc685445_83721363"/>Versió 0.9.<text:span text:style-name="T182">34.1 Correcció llistat usuaris</text:span><text:bookmark-end text:name="__RefHeading___Toc685445_83721363"/></text:h>
            </text:list-header>
          </text:list>
        </text:list-item>
      </text:list>
      <text:p text:style-name="P75">Data: 23/04/2021 11:00h</text:p>
      <text:p text:style-name="P120"><text:tab/></text:p>
      <text:p text:style-name="P120">Resum: Correcció de seguretat en el llistat d'usuaris.</text:p>
      <text:p text:style-name="P120"/>
      <text:p text:style-name="P316">Canvis realitzats en la versió 0.9.34.1:</text:p>
      <text:list xml:id="list164822807366243" text:continue-list="list164823711165637" text:style-name="L1">
        <text:list-item>
          <text:p text:style-name="P494"><text:a xlink:type="simple" xlink:href="https://github.com/GovernIB/distribucio/issues/326" text:style-name="Internet_20_link" text:visited-style-name="Visited_20_Internet_20_Link">#326</text:a><text:span text:style-name="T182"> </text:span>Als usuaris sense cap bústia els aparexen llistades totes les anotacions </text:p>
        </text:list-item>
      </text:list>
      <text:p text:style-name="P163"/>
      <text:p text:style-name="P75">Base de dades:<text:span text:style-name="T5"> </text:span></text:p>
      <text:list xml:id="list3277735443" text:style-name="L58">
        <text:list-item>
          <text:p text:style-name="P523">Sense canvis</text:p>
        </text:list-item>
      </text:list>
      <text:p text:style-name="P75"/>
      <text:p text:style-name="P34"><text:span text:style-name="T6">Propietats globals</text:span>: </text:p>
      <text:list xml:id="list3223713316" text:style-name="L59">
        <text:list-item>
          <text:p text:style-name="P640">Sense canvis</text:p>
        </text:list-item>
      </text:list>
      <text:p text:style-name="P310"/>
      <text:list xml:id="list164823229669577" text:continue-list="list164823255245408" text:style-name="Outline">
        <text:list-item>
          <text:list>
            <text:list-header>
              <text:h text:style-name="P471" text:outline-level="2" text:is-list-header="true"><text:bookmark-start text:name="__RefHeading___Toc48625_1443764206"/><text:soft-page-break/><text:span text:style-name="T120">Versió 0.9.3</text:span><text:span text:style-name="T90">5</text:span><text:span text:style-name="T120">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315">Data: <text:span text:style-name="T183">20</text:span>/05/2021 <text:span text:style-name="T187">11</text:span>:00h</text:p>
      <text:p text:style-name="P121"><text:tab/></text:p>
      <text:p text:style-name="P121">Resum: Diverses millores i canvis d'interfícies amb vista de moviments, correcció d'errors i revisió de la quantitat de logs.</text:p>
      <text:p text:style-name="P121"/>
      <text:p text:style-name="P77">C<text:span text:style-name="T183">anvis i millores:</text:span></text:p>
      <text:list xml:id="list4216444480" text:style-name="L60">
        <text:list-item>
          <text:p text:style-name="P488"><text:a xlink:type="simple" xlink:href="https://github.com/GovernIB/distribucio/issues/331" text:style-name="Internet_20_link" text:visited-style-name="Visited_20_Internet_20_Link">#331</text:a><text:span text:style-name="T184"> </text:span>Modificar filtre pantalla de moviments</text:p>
        </text:list-item>
        <text:list-item>
          <text:p text:style-name="P488"><text:a xlink:type="simple" xlink:href="https://github.com/GovernIB/distribucio/issues/323" text:style-name="Internet_20_link" text:visited-style-name="Visited_20_Internet_20_Link">#323</text:a><text:span text:style-name="T184"> </text:span>Modificar el tractament d'annexos tipus XADES ATTACHED </text:p>
        </text:list-item>
        <text:list-item>
          <text:p text:style-name="P488"><text:a xlink:type="simple" xlink:href="https://github.com/GovernIB/distribucio/issues/317" text:style-name="Internet_20_link" text:visited-style-name="Visited_20_Internet_20_Link">#317</text:a><text:span text:style-name="T184"> </text:span>Tenir l'acció 'històric d'accions' en el desplegable de "Accions" del detall d'una anotació </text:p>
        </text:list-item>
        <text:list-item>
          <text:p text:style-name="P488"><text:a xlink:type="simple" xlink:href="https://github.com/GovernIB/distribucio/issues/316" text:style-name="Internet_20_link" text:visited-style-name="Visited_20_Internet_20_Link">#316</text:a><text:span text:style-name="T184"> </text:span>Ampliar el camp comentari de 256 caràcters a 4096 caràcters </text:p>
        </text:list-item>
        <text:list-item>
          <text:p text:style-name="P488"><text:a xlink:type="simple" xlink:href="https://github.com/GovernIB/distribucio/issues/310" text:style-name="Internet_20_link" text:visited-style-name="Visited_20_Internet_20_Link">#310</text:a><text:span text:style-name="T184"> </text:span>En la vista de moviments no han d'apareixer les opcions </text:p>
        </text:list-item>
        <text:list-item>
          <text:p text:style-name="P488"><text:a xlink:type="simple" xlink:href="https://github.com/GovernIB/distribucio/issues/309" text:style-name="Internet_20_link" text:visited-style-name="Visited_20_Internet_20_Link">#309</text:a><text:span text:style-name="T184"> </text:span>El botó de vista de moviments hauria d'estar al costat del botó 'bústies'</text:p>
        </text:list-item>
        <text:list-item>
          <text:p text:style-name="P488"><text:a xlink:type="simple" xlink:href="https://github.com/GovernIB/distribucio/issues/308" text:style-name="Internet_20_link" text:visited-style-name="Visited_20_Internet_20_Link">#308</text:a><text:span text:style-name="T184"> </text:span>Filtratge de procediments en la classificació de les anotacions </text:p>
        </text:list-item>
        <text:list-item>
          <text:p text:style-name="P488"><text:a xlink:type="simple" xlink:href="https://github.com/GovernIB/distribucio/issues/306" text:style-name="Internet_20_link" text:visited-style-name="Visited_20_Internet_20_Link">#306</text:a><text:span text:style-name="T184"> </text:span>Error quan es vol accedir a una bustia sense permis </text:p>
        </text:list-item>
        <text:list-item>
          <text:p text:style-name="P488"><text:a xlink:type="simple" xlink:href="https://github.com/GovernIB/distribucio/issues/303" text:style-name="Internet_20_link" text:visited-style-name="Visited_20_Internet_20_Link">#303</text:a><text:span text:style-name="T184"> </text:span>Modificar el client de Distribució per retornar el uuid del justificant </text:p>
        </text:list-item>
        <text:list-item>
          <text:p text:style-name="P488"><text:a xlink:type="simple" xlink:href="https://github.com/GovernIB/distribucio/issues/302" text:style-name="Internet_20_link" text:visited-style-name="Visited_20_Internet_20_Link">#302</text:a><text:span text:style-name="T184"> </text:span>Permetre descarregar annexos sense custodiar des del correu electrònic </text:p>
        </text:list-item>
        <text:list-item>
          <text:p text:style-name="P488"><text:a xlink:type="simple" xlink:href="https://github.com/GovernIB/distribucio/issues/300" text:style-name="Internet_20_link" text:visited-style-name="Visited_20_Internet_20_Link">#300</text:a><text:span text:style-name="T184"> </text:span>Poder posar comentaris amb @codi_usuari i notificar per email </text:p>
        </text:list-item>
        <text:list-item>
          <text:p text:style-name="P488"><text:a xlink:type="simple" xlink:href="https://github.com/GovernIB/distribucio/issues/299" text:style-name="Internet_20_link" text:visited-style-name="Visited_20_Internet_20_Link">#299</text:a><text:span text:style-name="T184"> </text:span>Poder reservar/agafar un assentament abans de marcar-lo com a processat </text:p>
        </text:list-item>
        <text:list-item>
          <text:p text:style-name="P488"><text:a xlink:type="simple" xlink:href="https://github.com/GovernIB/distribucio/issues/298" text:style-name="Internet_20_link" text:visited-style-name="Visited_20_Internet_20_Link">#298</text:a><text:span text:style-name="T184"> </text:span>Comentaris de reenviament en els comentaris de l'assentament </text:p>
        </text:list-item>
        <text:list-item>
          <text:p text:style-name="P488"><text:a xlink:type="simple" xlink:href="https://github.com/GovernIB/distribucio/issues/297" text:style-name="Internet_20_link" text:visited-style-name="Visited_20_Internet_20_Link">#297</text:a><text:span text:style-name="T184"> </text:span>Poder marcar bústies com a favorits </text:p>
        </text:list-item>
        <text:list-item>
          <text:p text:style-name="P489"><text:a xlink:type="simple" xlink:href="https://github.com/GovernIB/distribucio/issues/295" text:style-name="Internet_20_link" text:visited-style-name="Visited_20_Internet_20_Link">#295</text:a><text:span text:style-name="T185"> </text:span>Poder reenviar a bústies només per a coneixement </text:p>
        </text:list-item>
        <text:list-item>
          <text:p text:style-name="P489"><text:a xlink:type="simple" xlink:href="https://github.com/GovernIB/distribucio/issues/294" text:style-name="Internet_20_link" text:visited-style-name="Visited_20_Internet_20_Link">#294</text:a><text:span text:style-name="T185"> </text:span>Quan es marqui un element per Coneixement/Tramitació s'afegirà text al final dels <text:span text:style-name="T185"><text:s/></text:span>comentaris </text:p>
        </text:list-item>
        <text:list-item>
          <text:p text:style-name="P489"><text:a xlink:type="simple" xlink:href="https://github.com/GovernIB/distribucio/issues/293" text:style-name="Internet_20_link" text:visited-style-name="Visited_20_Internet_20_Link">#293</text:a><text:span text:style-name="T185"> </text:span>Afegir el plugin "checkbox plugin" per seleccionar bústies sense haver d'usar el CTRL </text:p>
        </text:list-item>
        <text:list-item>
          <text:p text:style-name="P489"><text:a xlink:type="simple" xlink:href="https://github.com/GovernIB/distribucio/issues/291" text:style-name="Internet_20_link" text:visited-style-name="Visited_20_Internet_20_Link">#291</text:a><text:span text:style-name="T185"> </text:span>Permetre que els usuaris administradors pugui operar amb anotacions sense tenir en compte el permís sobre la bústia </text:p>
        </text:list-item>
        <text:list-item>
          <text:p text:style-name="P489"><text:a xlink:type="simple" xlink:href="https://github.com/GovernIB/distribucio/issues/288" text:style-name="Internet_20_link" text:visited-style-name="Visited_20_Internet_20_Link">#288</text:a><text:span text:style-name="T185"> </text:span>Filtrat de bústies </text:p>
        </text:list-item>
        <text:list-item>
          <text:p text:style-name="P489"><text:a xlink:type="simple" xlink:href="https://github.com/GovernIB/distribucio/issues/274" text:style-name="Internet_20_link" text:visited-style-name="Visited_20_Internet_20_Link">#274</text:a><text:span text:style-name="T185"> </text:span>Permetre descarregar tots els documents des del missatge de correu </text:p>
        </text:list-item>
        <text:list-item>
          <text:p text:style-name="P489"><text:a xlink:type="simple" xlink:href="https://github.com/GovernIB/distribucio/issues/254" text:style-name="Internet_20_link" text:visited-style-name="Visited_20_Internet_20_Link">#254</text:a><text:span text:style-name="T185"> </text:span>Classificació de l'anotació de registre </text:p>
        </text:list-item>
        <text:list-item>
          <text:p text:style-name="P489"><text:a xlink:type="simple" xlink:href="https://github.com/GovernIB/distribucio/issues/338" text:style-name="Internet_20_link" text:visited-style-name="Visited_20_Internet_20_Link">#338</text:a> Posar enllaç a l'anotació al correu de menció</text:p>
        </text:list-item>
        <text:list-item>
          <text:p text:style-name="P489"><text:a xlink:type="simple" xlink:href="https://github.com/GovernIB/distribucio/issues/339" text:style-name="Internet_20_link" text:visited-style-name="Visited_20_Internet_20_Link">#339</text:a> Millores en la reserva d'assentaments </text:p>
        </text:list-item>
      </text:list>
      <text:p text:style-name="P316">Errors:</text:p>
      <text:list xml:id="list3336345839" text:style-name="L61">
        <text:list-item>
          <text:p text:style-name="P497"><text:a xlink:type="simple" xlink:href="https://github.com/GovernIB/distribucio/issues/327" text:style-name="Internet_20_link" text:visited-style-name="Visited_20_Internet_20_Link">#327</text:a><text:span text:style-name="T185"> </text:span>Programar tancament expedient en comptes de tancar quan un backoffice comuniqui l'estat de processat </text:p>
        </text:list-item>
        <text:list-item>
          <text:p text:style-name="P497"><text:a xlink:type="simple" xlink:href="https://github.com/GovernIB/distribucio/issues/324" text:style-name="Internet_20_link" text:visited-style-name="Visited_20_Internet_20_Link">#324</text:a><text:span text:style-name="T185"> </text:span>Habilitar el visor de PDFs en el resum del detall si l'arxiu té l'extensió .pdf </text:p>
        </text:list-item>
        <text:list-item>
          <text:p text:style-name="P497"><text:a xlink:type="simple" xlink:href="https://github.com/GovernIB/distribucio/issues/312" text:style-name="Internet_20_link" text:visited-style-name="Visited_20_Internet_20_Link">#312</text:a><text:span text:style-name="T185"> </text:span>Error visor PDF </text:p>
        </text:list-item>
        <text:list-item>
          <text:p text:style-name="P497"><text:a xlink:type="simple" xlink:href="https://github.com/GovernIB/distribucio/issues/305" text:style-name="Internet_20_link" text:visited-style-name="Visited_20_Internet_20_Link">#305</text:a><text:span text:style-name="T185"> </text:span>Ampliar detall d'error de custòdia del document </text:p>
        </text:list-item>
        <text:list-item>
          <text:p text:style-name="P497"><text:a xlink:type="simple" xlink:href="https://github.com/GovernIB/distribucio/issues/342" text:style-name="Internet_20_link" text:visited-style-name="Visited_20_Internet_20_Link">#342</text:a> Revisar logs de DEV per Distribucio</text:p>
        </text:list-item>
        <text:list-item>
          <text:p text:style-name="P498"><text:a xlink:type="simple" xlink:href="https://github.com/GovernIB/distribucio/issues/336" text:style-name="Internet_20_link" text:visited-style-name="Visited_20_Internet_20_Link">#336</text:a><text:span text:style-name="T187"> </text:span>Usuaris no veuen el contingut de una subbústia </text:p>
        </text:list-item>
      </text:list>
      <text:p text:style-name="P162"/>
      <text:p text:style-name="P76">Base de dades:<text:span text:style-name="T5"> </text:span></text:p>
      <text:list xml:id="list4285486749" text:style-name="L62">
        <text:list-item>
          <text:p text:style-name="P524">distribucio_update_0.9.35.sql<text:span text:style-name="T186"> (Oracle)</text:span></text:p>
          <text:list>
            <text:list-item>
              <text:p text:style-name="P6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41900816">
          <table:table-cell table:style-name="Table6.A1" office:value-type="string">
            <text:p text:style-name="P396">-- #295 Poder reenviar a bústies només per a coneixement</text:p>
            <text:p text:style-name="P390"/>
            <text:p text:style-name="P374"><text:span text:style-name="T59">ALTER</text:span><text:span text:style-name="T29"> </text:span><text:span text:style-name="T59">TABLE</text:span><text:span text:style-name="T29"> DIS_CONT_MOV </text:span><text:span text:style-name="T59">ADD</text:span><text:span text:style-name="T29"> PER_CONEIXEMENT NUMBER(1);</text:span></text:p>
            <text:p text:style-name="P390"/>
            <text:p text:style-name="P396">-- #294 Quan es marqui un element per Coneixement/Tramitació s'afegirà text al final dels comentaris</text:p>
            <text:p text:style-name="P390"/>
            <text:p text:style-name="P374"><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0"/>
            <text:p text:style-name="P396">-- #297 Poder marcar bústies com a favorits</text:p>
            <text:p text:style-name="P390"/>
            <text:p text:style-name="P374"><text:span text:style-name="T59">CREATE</text:span><text:span text:style-name="T29"> </text:span><text:span text:style-name="T59">TABLE</text:span><text:span text:style-name="T29"> DIS_BUSTIA_FAVORIT</text:span></text:p>
            <text:p text:style-name="P406">(</text:p>
            <text:p text:style-name="P374"><text:span text:style-name="T29"><text:s text:c="4"/>ID <text:s text:c="17"/>NUMBER(19,0) <text:s text:c="7"/></text:span><text:span text:style-name="T59">NOT</text:span><text:span text:style-name="T29"> </text:span><text:span text:style-name="T116">NULL</text:span><text:span text:style-name="T29">, </text:span></text:p>
            <text:p text:style-name="P374"><text:span text:style-name="T29"><text:s text:c="4"/>BUSTIA_ID <text:s text:c="10"/>NUMBER(19,0) <text:s text:c="7"/></text:span><text:span text:style-name="T59">NOT</text:span><text:span text:style-name="T29"> </text:span><text:span text:style-name="T116">NULL</text:span><text:span text:style-name="T29">, </text:span></text:p>
            <text:p text:style-name="P374"><text:span text:style-name="T29"><text:s text:c="4"/>USUARI_CODI <text:s text:c="8"/>VARCHAR2(64 </text:span><text:span text:style-name="T59">CHAR</text:span><text:span text:style-name="T29">) <text:s text:c="2"/></text:span><text:span text:style-name="T59">NOT</text:span><text:span text:style-name="T29"> </text:span><text:span text:style-name="T116">NULL</text:span><text:span text:style-name="T29">, </text:span></text:p>
            <text:p text:style-name="P374"><text:span text:style-name="T29"><text:tab/>CREATEDBY_CODI <text:s text:c="5"/>VARCHAR2(64 </text:span><text:span text:style-name="T59">CHAR</text:span><text:span text:style-name="T29">), </text:span></text:p>
            <text:p text:style-name="P374"><text:span text:style-name="T29"><text:tab/>CREATEDDATE <text:s text:c="8"/></text:span><text:span text:style-name="T59">TIMESTAMP</text:span><text:span text:style-name="T29"> (6), </text:span></text:p>
            <text:p text:style-name="P374"><text:span text:style-name="T29"><text:tab/>LASTMODIFIEDBY_CODI VARCHAR2(64 </text:span><text:span text:style-name="T59">CHAR</text:span><text:span text:style-name="T29">), </text:span></text:p>
            <text:p text:style-name="P374"><text:span text:style-name="T29"><text:tab/>LASTMODIFIEDDATE <text:s text:c="3"/></text:span><text:span text:style-name="T59">TIMESTAMP</text:span><text:span text:style-name="T29"> (6)</text:span></text:p>
            <text:p text:style-name="P406">);</text:p>
            <text:p text:style-name="P390"/>
            <text:p text:style-name="P374"><text:span text:style-name="T59">ALTER</text:span><text:span text:style-name="T29"> </text:span><text:span text:style-name="T59">TABLE</text:span><text:span text:style-name="T29"> DIS_BUSTIA_FAVORIT </text:span><text:span text:style-name="T59">ADD</text:span><text:span text:style-name="T29"> (</text:span></text:p>
            <text:p text:style-name="P374"><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4"><text:span text:style-name="T29"><text:s text:c="4"/></text:span><text:span text:style-name="T59">REFERENCES</text:span><text:span text:style-name="T29"> DIS_BUSTIA (ID),</text:span></text:p>
            <text:p text:style-name="P374"><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4"><text:span text:style-name="T29"><text:s text:c="4"/></text:span><text:span text:style-name="T59">REFERENCES</text:span><text:span text:style-name="T29"> DIS_USUARI (CODI),</text:span></text:p>
            <text:p text:style-name="P374"><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4"><text:span text:style-name="T29"><text:s text:c="4"/></text:span><text:span text:style-name="T59">REFERENCES</text:span><text:span text:style-name="T29"> DIS_USUARI (CODI),</text:span></text:p>
            <text:p text:style-name="P374"><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4"><text:span text:style-name="T29"><text:s text:c="4"/></text:span><text:span text:style-name="T59">REFERENCES</text:span><text:span text:style-name="T29"> DIS_USUARI (CODI));</text:span></text:p>
            <text:p text:style-name="P406"><text:tab/></text:p>
            <text:p text:style-name="P374"><text:span text:style-name="T59">ALTER</text:span><text:span text:style-name="T29"> </text:span><text:span text:style-name="T59">TABLE</text:span><text:span text:style-name="T29"> DIS_BUSTIA_FAVORIT </text:span></text:p>
            <text:p text:style-name="P374"><text:span text:style-name="T29"><text:tab/></text:span><text:span text:style-name="T59">ADD</text:span><text:span text:style-name="T29"> </text:span><text:span text:style-name="T59">CONSTRAINT</text:span><text:span text:style-name="T29"> DIS_BUSTIA_FAV_MULT_UK </text:span></text:p>
            <text:p text:style-name="P374"><text:span text:style-name="T29"><text:tab/></text:span><text:span text:style-name="T59">UNIQUE</text:span><text:span text:style-name="T29"> (</text:span></text:p>
            <text:p text:style-name="P406"><text:tab/><text:tab/><text:tab/>BUSTIA_ID, </text:p>
            <text:p text:style-name="P406"><text:tab/><text:tab/><text:tab/>USUARI_CODI);</text:p>
            <text:p text:style-name="P406"><text:tab/></text:p>
            <text:p text:style-name="P374"><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4"><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0"/>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0"/>
            <text:p text:style-name="P396">-- #299 Poder reservar/agafar un assentament abans de marcar-lo com a processat</text:p>
            <text:p text:style-name="P374"><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0"/>
            <text:p text:style-name="P374"><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4"><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0"/>
            <text:p text:style-name="P396">-- #316: Ampliar el camp comentari de 256 caràcters a 4096 caràcters</text:p>
            <text:p text:style-name="P374"><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4"><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0"/>
            <text:p text:style-name="P396"><text:soft-page-break/>-- #305 Ampliar detall d'error de custòdia del document</text:p>
            <text:p text:style-name="P374"><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4"><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5"/>
      <text:p text:style-name="P76"/>
      <text:p text:style-name="P76"/>
      <text:p text:style-name="P35"><text:span text:style-name="T6">Propietats globals</text:span>: </text:p>
      <text:list xml:id="list643295268" text:style-name="L63">
        <text:list-item>
          <text:p text:style-name="P641">A<text:span text:style-name="T186">fegides propietats per habilitar o deshabilitar noves funcions a nivell d'interfície i funcionament.</text:span></text:p>
        </text:list-item>
      </text:list>
      <table:table table:name="Table7" table:style-name="Table7">
        <table:table-column table:style-name="Table7.A"/>
        <table:table-row table:style-name="TableLine341901632">
          <table:table-cell table:style-name="Table7.A1" office:value-type="string">
            <text:p text:style-name="P199"><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4"><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4"><text:span text:style-name="T29">es.caib.distribucio.contingut.enviar.crear.comentari=</text:span><text:span text:style-name="T34">false</text:span></text:p>
            <text:p text:style-name="P390"/>
            <text:p text:style-name="P374"><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4"><text:span text:style-name="T29">es.caib.distribucio.contingut.enviar.coneixement=</text:span><text:span text:style-name="T34">false</text:span></text:p>
            <text:p text:style-name="P390"/>
            <text:p text:style-name="P374"><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4"><text:span text:style-name="T29">es.caib.distribucio.contingut.reenviar.favorits=</text:span><text:span text:style-name="T34">false</text:span></text:p>
            <text:p text:style-name="P390"/>
            <text:p text:style-name="P374"><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199"><text:span text:style-name="T29">es.caib.distribucio.anotacions.permetre.reservar=</text:span><text:span text:style-name="T34">false</text:span></text:p>
          </table:table-cell>
        </table:table-row>
      </table:table>
      <text:p text:style-name="P312"/>
      <text:p text:style-name="P311"/>
      <text:p text:style-name="P103">Altres: </text:p>
      <text:list xml:id="list164824598962441" text:continue-list="list164823338845957" text:style-name="L31">
        <text:list-item>
          <text:p text:style-name="P605"><text:span text:style-name="T139">Nova versió 0.9.35 de la llibreria de </text:span><text:span text:style-name="T125">distribucio-w</text:span><text:span text:style-name="T127">s</text:span><text:span text:style-name="T125">-c</text:span><text:span text:style-name="T12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1"/>
      <text:list xml:id="list164823378181098" text:continue-list="list164823229669577" text:style-name="Outline">
        <text:list-item>
          <text:list>
            <text:list-header>
              <text:h text:style-name="P457" text:outline-level="2" text:is-list-header="true"><text:bookmark-start text:name="__RefHeading___Toc47608_4047943807"/><text:span text:style-name="T120">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16">Data: <text:span text:style-name="T172">31</text:span>/0<text:span text:style-name="T172">5</text:span>/202<text:span text:style-name="T172">1</text:span></text:p>
      <text:p text:style-name="P216"/>
      <text:p text:style-name="P104">Resum: Correcció de l'error de permisos en el processament múltiple pels usuaris.</text:p>
      <text:p text:style-name="P217"/>
      <text:p text:style-name="P317">Errors resolts:</text:p>
      <text:list xml:id="list2525147496" text:style-name="L64">
        <text:list-item>
          <text:p text:style-name="P608"><text:a xlink:type="simple" xlink:href="https://github.com/GovernIB/distribucio/issues/307" text:style-name="Internet_20_link" text:visited-style-name="Visited_20_Internet_20_Link"><text:span text:style-name="T188">#307</text:span></text:a><text:span text:style-name="T188"> Error EJBAccessException processant anotacions de forma múltiple </text:span></text:p>
        </text:list-item>
      </text:list>
      <text:p text:style-name="P182"/>
      <text:p text:style-name="P78">Base de dades:<text:span text:style-name="T5"> </text:span></text:p>
      <text:list xml:id="list1249330462" text:style-name="L65">
        <text:list-item>
          <text:p text:style-name="P593">S<text:span text:style-name="T143">ense canvis</text:span></text:p>
        </text:list-item>
      </text:list>
      <text:p text:style-name="P78"/>
      <text:p text:style-name="P36"><text:span text:style-name="T6">Propietats globals</text:span>: </text:p>
      <text:list xml:id="list3429809271" text:style-name="L66">
        <text:list-item>
          <text:p text:style-name="P557">Sense canvis</text:p>
        </text:list-item>
      </text:list>
      <text:p text:style-name="P282"/>
      <text:p text:style-name="P282"/>
      <text:list xml:id="list164823334229263" text:continue-list="list164823378181098" text:style-name="Outline">
        <text:list-item>
          <text:list>
            <text:list-header>
              <text:h text:style-name="P458" text:outline-level="2" text:is-list-header="true"><text:bookmark-start text:name="__RefHeading___Toc257433_4047943807"/><text:soft-page-break/><text:span text:style-name="T120">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18">Data: <text:span text:style-name="T172">01</text:span>/<text:span text:style-name="T189">07</text:span>/202<text:span text:style-name="T172">1 08:00h</text:span></text:p>
      <text:p text:style-name="P218"/>
      <text:p text:style-name="P105">Resum: Millorar regles, simulació i comportament amb backoffices. Reducció de logs. Millores visuals i correccions d'errors.</text:p>
      <text:p text:style-name="P218"/>
      <text:p text:style-name="P331">Millores incloses:</text:p>
      <text:list xml:id="list2553371365" text:style-name="L67">
        <text:list-item>
          <text:p text:style-name="P644"><text:a xlink:type="simple" xlink:href="https://github.com/GovernIB/distribucio/issues/333" text:style-name="Internet_20_link" text:visited-style-name="Visited_20_Internet_20_Link">#333</text:a><text:span text:style-name="T190"> </text:span>Modificar la definició de regles per gestionar amb backoffice</text:p>
        </text:list-item>
        <text:list-item>
          <text:p text:style-name="P644"><text:a xlink:type="simple" xlink:href="https://github.com/GovernIB/distribucio/issues/359" text:style-name="Internet_20_link" text:visited-style-name="Visited_20_Internet_20_Link">#359</text:a><text:span text:style-name="T190"> </text:span>Modificar la configuració d'autenticació dels backoffices <text:s/></text:p>
        </text:list-item>
        <text:list-item>
          <text:p text:style-name="P644"><text:a xlink:type="simple" xlink:href="https://github.com/GovernIB/distribucio/issues/361" text:style-name="Internet_20_link" text:visited-style-name="Visited_20_Internet_20_Link">#361</text:a><text:span text:style-name="T190"> </text:span>L'arbre de reenviament no surt ordenada alfabèticament </text:p>
        </text:list-item>
        <text:list-item>
          <text:p text:style-name="P6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0">2</text:span></text:a><text:span text:style-name="T190"> Simular regles afegint la bústia com a filtre</text:span></text:p>
        </text:list-item>
        <text:list-item>
          <text:p text:style-name="P644"><text:a xlink:type="simple" xlink:href="https://github.com/GovernIB/distribucio/issues/343" text:style-name="Internet_20_link" text:visited-style-name="Visited_20_Internet_20_Link">#343</text:a><text:span text:style-name="T190"> Descarregar fulla d'usuaris amb permís i bústia només per a les bústies que apareixen en el resultat de la cerca en la gestió de bústies</text:span></text:p>
        </text:list-item>
        <text:list-item>
          <text:p text:style-name="P644"><text:a xlink:type="simple" xlink:href="https://github.com/GovernIB/distribucio/issues/330" text:style-name="Internet_20_link" text:visited-style-name="Visited_20_Internet_20_Link">#330</text:a><text:span text:style-name="T190"> </text:span>Limitar número de reintents d'execució de regles d'enviament a Backoffice </text:p>
        </text:list-item>
        <text:list-item>
          <text:p text:style-name="P645"><text:a xlink:type="simple" xlink:href="https://github.com/GovernIB/distribucio/issues/329" text:style-name="Internet_20_link" text:visited-style-name="Visited_20_Internet_20_Link">#329</text:a><text:span text:style-name="T191"> </text:span>Afegir desplegable de Backoffice al localitzador d'anotacions del administradors </text:p>
        </text:list-item>
        <text:list-item>
          <text:p text:style-name="P645"><text:a xlink:type="simple" xlink:href="https://github.com/GovernIB/distribucio/issues/321" text:style-name="Internet_20_link" text:visited-style-name="Visited_20_Internet_20_Link">#321</text:a><text:span text:style-name="T191"> </text:span>Navegar al llistat d'anotacions quan s'esculli el rol d'Administrador </text:p>
        </text:list-item>
        <text:list-item>
          <text:p text:style-name="P645"><text:a xlink:type="simple" xlink:href="https://github.com/GovernIB/distribucio/issues/358" text:style-name="Internet_20_link" text:visited-style-name="Visited_20_Internet_20_Link">#358</text:a><text:span text:style-name="T191"> </text:span>Reduir el número de logs tipus DEBUG</text:p>
        </text:list-item>
        <text:list-item>
          <text:p text:style-name="P645"><text:a xlink:type="simple" xlink:href="https://github.com/GovernIB/distribucio/issues/357" text:style-name="Internet_20_link" text:visited-style-name="Visited_20_Internet_20_Link">#357</text:a><text:span text:style-name="T191"> </text:span>Error al intentar guardar annexes a l'arxiu quan els documents tenen un punt (.) al nom del fitxer</text:p>
        </text:list-item>
        <text:list-item>
          <text:p text:style-name="P645"><text:a xlink:type="simple" xlink:href="https://github.com/GovernIB/distribucio/issues/345" text:style-name="Internet_20_link" text:visited-style-name="Visited_20_Internet_20_Link">#345</text:a><text:span text:style-name="T191"> </text:span>Ajustar estils pantalla reenviament</text:p>
        </text:list-item>
        <text:list-item>
          <text:p text:style-name="P645"><text:a xlink:type="simple" xlink:href="https://github.com/GovernIB/distribucio/issues/344" text:style-name="Internet_20_link" text:visited-style-name="Visited_20_Internet_20_Link">#344</text:a><text:span text:style-name="T191"> </text:span>La pantalla de reenviament massiu i de reenviament individual haurien de ser la mateixa </text:p>
        </text:list-item>
        <text:list-item>
          <text:p text:style-name="P645"><text:a xlink:type="simple" xlink:href="https://github.com/GovernIB/distribucio/issues/346" text:style-name="Internet_20_link" text:visited-style-name="Visited_20_Internet_20_Link">#346</text:a><text:span text:style-name="T191"> </text:span>Canviar ordre dels botons de favorit i "per a coneixement" </text:p>
        </text:list-item>
        <text:list-item>
          <text:p text:style-name="P645"><text:a xlink:type="simple" xlink:href="https://github.com/GovernIB/distribucio/issues/320" text:style-name="Internet_20_link" text:visited-style-name="Visited_20_Internet_20_Link">#320</text:a><text:span text:style-name="T191"> </text:span>Posar el número d'errors en les pipelles del monitor d'integració </text:p>
        </text:list-item>
        <text:list-item>
          <text:p text:style-name="P645"><text:a xlink:type="simple" xlink:href="https://github.com/GovernIB/distribucio/issues/340" text:style-name="Internet_20_link" text:visited-style-name="Visited_20_Internet_20_Link">#340</text:a><text:span text:style-name="T191"> </text:span>Millores en el llistat d'assentaments </text:p>
        </text:list-item>
      </text:list>
      <text:p text:style-name="P318">Errors resolts:</text:p>
      <text:list xml:id="list164824370582088" text:continue-list="list2525147496" text:style-name="L64">
        <text:list-item>
          <text:p text:style-name="P609"><text:a xlink:type="simple" xlink:href="https://github.com/GovernIB/distribucio/issues/348" text:style-name="Internet_20_link" text:visited-style-name="Visited_20_Internet_20_Link"><text:span text:style-name="T188">#348</text:span></text:a><text:span text:style-name="T188"> Error consultant el document a l'hora de guardar les firmes del document </text:span></text:p>
        </text:list-item>
        <text:list-item>
          <text:p text:style-name="P609"><text:a xlink:type="simple" xlink:href="https://github.com/GovernIB/distribucio/issues/352" text:style-name="Internet_20_link" text:visited-style-name="Visited_20_Internet_20_Link">#352</text:a><text:span text:style-name="T190"> </text:span>Les bústies apareixen solapades en la vista d'arbre </text:p>
        </text:list-item>
        <text:list-item>
          <text:p text:style-name="P609"><text:a xlink:type="simple" xlink:href="https://github.com/GovernIB/distribucio/issues/341" text:style-name="Internet_20_link" text:visited-style-name="Visited_20_Internet_20_Link">#341</text:a><text:span text:style-name="T190"> </text:span>Error al generar un .zip amb els annexes i el justificant </text:p>
        </text:list-item>
        <text:list-item>
          <text:p text:style-name="P609"><text:a xlink:type="simple" xlink:href="https://github.com/GovernIB/distribucio/issues/334" text:style-name="Internet_20_link" text:visited-style-name="Visited_20_Internet_20_Link">#334</text:a><text:span text:style-name="T190"> </text:span>Generació de .zip a una anotació amb més d'un document amb el mateix nom </text:p>
        </text:list-item>
        <text:list-item>
          <text:p text:style-name="P609"><text:a xlink:type="simple" xlink:href="https://github.com/GovernIB/distribucio/issues/360" text:style-name="Internet_20_link" text:visited-style-name="Visited_20_Internet_20_Link">#360</text:a><text:span text:style-name="T190"> </text:span>Revisar regles encadenades després de "moure a bústia" </text:p>
        </text:list-item>
        <text:list-item>
          <text:p text:style-name="P610"><text:a xlink:type="simple" xlink:href="https://github.com/GovernIB/distribucio/issues/314" text:style-name="Internet_20_link" text:visited-style-name="Visited_20_Internet_20_Link">#314</text:a><text:span text:style-name="T191"> </text:span>Fixar l'ample de columna màxim pel títol de les anotacions </text:p>
        </text:list-item>
        <text:list-item>
          <text:p text:style-name="P610"><text:a xlink:type="simple" xlink:href="https://github.com/GovernIB/distribucio/issues/335" text:style-name="Internet_20_link" text:visited-style-name="Visited_20_Internet_20_Link">#335</text:a><text:span text:style-name="T191"> </text:span>Cuando se genera un .zip de una anotación sin documentación adjunta ni anexos, el zip creado es vacío </text:p>
        </text:list-item>
        <text:list-item>
          <text:p text:style-name="P610"><text:a xlink:type="simple" xlink:href="https://github.com/GovernIB/distribucio/issues/337" text:style-name="Internet_20_link" text:visited-style-name="Visited_20_Internet_20_Link">#337</text:a><text:span text:style-name="T191"> </text:span>En la pantalla de Moviments dóna error d'ajax al marcar elements </text:p>
        </text:list-item>
        <text:list-item>
          <text:p text:style-name="P610"><text:a xlink:type="simple" xlink:href="https://github.com/GovernIB/distribucio/issues/355" text:style-name="Internet_20_link" text:visited-style-name="Visited_20_Internet_20_Link">#355</text:a><text:span text:style-name="T191"> </text:span>Revisar per què no s'envien anotacions amb enllaços cap a ConCSV </text:p>
        </text:list-item>
        <text:list-item>
          <text:p text:style-name="P610"><text:a xlink:type="simple" xlink:href="https://github.com/GovernIB/distribucio/issues/357" text:style-name="Internet_20_link" text:visited-style-name="Visited_20_Internet_20_Link">#357</text:a><text:span text:style-name="T191"> </text:span>Error al intentar guardar annexes a l'arxiu quan els documents tenen un punt (.) al nom del fitxer </text:p>
        </text:list-item>
        <text:list-item>
          <text:p text:style-name="P610"><text:a xlink:type="simple" xlink:href="https://github.com/GovernIB/distribucio/issues/349" text:style-name="Internet_20_link" text:visited-style-name="Visited_20_Internet_20_Link">#349</text:a><text:span text:style-name="T191"> </text:span>NullPointer a l'hora d'alliberar una anotació d'un usuari sense correu </text:p>
        </text:list-item>
        <text:list-item>
          <text:p text:style-name="P610"><text:a xlink:type="simple" xlink:href="https://github.com/GovernIB/distribucio/issues/347" text:style-name="Internet_20_link" text:visited-style-name="Visited_20_Internet_20_Link">#347</text:a><text:span text:style-name="T191"> </text:span>Al classificar dóna un error (warning) però a al final ho acaba classificant </text:p>
        </text:list-item>
      </text:list>
      <text:p text:style-name="P183"/>
      <text:p text:style-name="P79">Base de dades:<text:span text:style-name="T5"> </text:span></text:p>
      <text:list xml:id="list1754984001" text:style-name="L68">
        <text:list-item>
          <text:p text:style-name="P647">distribucio_update_0.9.36.sql (Oracle)</text:p>
          <text:list>
            <text:list-item>
              <text:p text:style-name="P647"><text:soft-page-break/>Ampliació dels camps usuari i password dels backoffices per poder-hi guardar entrades al fitxer de propietats.</text:p>
            </text:list-item>
          </text:list>
        </text:list-item>
      </text:list>
      <text:p text:style-name="P333"/>
      <table:table table:name="Table8" table:style-name="Table8">
        <table:table-column table:style-name="Table8.A"/>
        <table:table-row table:style-name="TableLine341902992">
          <table:table-cell table:style-name="Table8.A1" office:value-type="string">
            <text:p text:style-name="P374"><text:span text:style-name="T192">-</text:span><text:span text:style-name="T193">-</text:span><text:span text:style-name="T192">#359 Modificar la configuració d'autenticació dels backoffices: ampliar usuari y contrasenya de 64 a 255 caracteres</text:span></text:p>
            <text:p text:style-name="P374"><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4"><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6"/>
          </table:table-cell>
        </table:table-row>
      </table:table>
      <text:p text:style-name="P333"/>
      <text:p text:style-name="P79"/>
      <text:p text:style-name="P37"><text:span text:style-name="T6">Propietats globals</text:span>: </text:p>
      <text:list xml:id="list2683287322" text:style-name="L69">
        <text:list-item>
          <text:p text:style-name="P558">N<text:span text:style-name="T194">ova propietat opcional per limitar el nombre de reintents d'enviament d'avís de noves anotacions a backoffices de Distribucio.</text:span></text:p>
        </text:list-item>
      </text:list>
      <text:p text:style-name="P283"/>
      <table:table table:name="Table9" table:style-name="Table9">
        <table:table-column table:style-name="Table9.A"/>
        <table:table-row table:style-name="TableLine341916592">
          <table:table-cell table:style-name="Table9.A1" office:value-type="string">
            <text:p text:style-name="P150">#330 Limitar número de reintents d'execució de regles d'enviament a Backoffice </text:p>
            <text:p text:style-name="P335"><text:span text:style-name="T29">es.caib.distribucio.tasca.enviar.anotacions.max.reintents=</text:span><text:span text:style-name="T34">2</text:span></text:p>
          </table:table-cell>
        </table:table-row>
      </table:table>
      <text:p text:style-name="P283"/>
      <text:list xml:id="list265816596" text:style-name="L70">
        <text:list-item>
          <text:p text:style-name="P56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4">taula. <text:span text:style-name="T160">Exemple de usuari i passord per un backoffice a nivell de propietats.</text:span></text:p>
      <table:table table:name="Table10" table:style-name="Table10">
        <table:table-column table:style-name="Table10.A"/>
        <table:table-row table:style-name="TableLine341920400">
          <table:table-cell table:style-name="Table10.A1" office:value-type="string">
            <text:p text:style-name="P150"># Propietats per ususaris i contrasenyes de backoffices de DistribucioDS</text:p>
            <text:p text:style-name="P424"><text:span text:style-name="T29">es.caib.distribucio.backoffice.helium.usuari=</text:span><text:span text:style-name="T34">admin</text:span></text:p>
            <text:p text:style-name="P424"><text:span text:style-name="T29">es.caib.distribucio.backoffice.helium.contrasenya=</text:span><text:span text:style-name="T34">admin</text:span></text:p>
            <text:p text:style-name="P335"/>
          </table:table-cell>
        </table:table-row>
      </table:table>
      <text:p text:style-name="P286"/>
      <text:p text:style-name="P285">fig.<text:span text:style-name="T160"> Exemple de configuració amb claus cap al fitxer de propietats.</text:span></text:p>
      <text:p text:style-name="P287"><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64823969147418" text:continue-list="list164823334229263" text:style-name="Outline">
        <text:list-item>
          <text:list>
            <text:list-header>
              <text:h text:style-name="P459" text:outline-level="2" text:is-list-header="true"><text:bookmark-start text:name="__RefHeading___Toc60504_2052141439"/><text:span text:style-name="T120">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19">Data: <text:span text:style-name="T195">08</text:span>/<text:span text:style-name="T189">09</text:span>/202<text:span text:style-name="T172">1 12:00h</text:span></text:p>
      <text:p text:style-name="P219"/>
      <text:p text:style-name="P106">Resum: Configuració via aplicació, fitxers tècnics ocults per l'usuari, vista de moviments, millores de navegació</text:p>
      <text:p text:style-name="P219"/>
      <text:p text:style-name="P332">Millores incloses:</text:p>
      <text:list xml:id="list164823250861004" text:continue-list="list2553371365" text:style-name="L67">
        <text:list-item>
          <text:p text:style-name="P646"><text:a xlink:type="simple" xlink:href="https://github.com/GovernIB/distribucio/issues/378" text:style-name="Internet_20_link" text:visited-style-name="Visited_20_Internet_20_Link">#378</text:a>: Problema per definir regla amb múltiples SIAs</text:p>
        </text:list-item>
        <text:list-item>
          <text:p text:style-name="P6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6"><text:a xlink:type="simple" xlink:href="https://github.com/GovernIB/distribucio/issues/374" text:style-name="Internet_20_link" text:visited-style-name="Visited_20_Internet_20_Link">#374</text:a>: Posar el logo de l'entitat a FileSystem</text:p>
        </text:list-item>
        <text:list-item>
          <text:p text:style-name="P646"><text:a xlink:type="simple" xlink:href="https://github.com/GovernIB/distribucio/issues/373" text:style-name="Internet_20_link" text:visited-style-name="Visited_20_Internet_20_Link">#373</text:a>: Veure els comentaris des del detall d'anotació</text:p>
        </text:list-item>
        <text:list-item>
          <text:p text:style-name="P646"><text:a xlink:type="simple" xlink:href="https://github.com/GovernIB/distribucio/issues/371" text:style-name="Internet_20_link" text:visited-style-name="Visited_20_Internet_20_Link">#371</text:a>: Eliminar espais en blanc en els formularis</text:p>
        </text:list-item>
        <text:list-item>
          <text:p text:style-name="P646"><text:a xlink:type="simple" xlink:href="https://github.com/GovernIB/distribucio/issues/368" text:style-name="Internet_20_link" text:visited-style-name="Visited_20_Internet_20_Link">#368</text:a>: Poder reenviar moviments en la vista de moviments</text:p>
        </text:list-item>
        <text:list-item>
          <text:p text:style-name="P646"><text:a xlink:type="simple" xlink:href="https://github.com/GovernIB/distribucio/issues/367" text:style-name="Internet_20_link" text:visited-style-name="Visited_20_Internet_20_Link">#367</text:a>: Mostrar tots els moviments en la vista de moviments</text:p>
        </text:list-item>
        <text:list-item>
          <text:p text:style-name="P6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6"><text:a xlink:type="simple" xlink:href="https://github.com/GovernIB/distribucio/issues/318" text:style-name="Internet_20_link" text:visited-style-name="Visited_20_Internet_20_Link">#318</text:a>: Opció per enviar i processar els registres de manera massiva</text:p>
        </text:list-item>
        <text:list-item>
          <text:p text:style-name="P646"><text:a xlink:type="simple" xlink:href="https://github.com/GovernIB/distribucio/issues/319" text:style-name="Internet_20_link" text:visited-style-name="Visited_20_Internet_20_Link">#319</text:a>: Posar el focus en el primer control i fer submit en prémer INTRO</text:p>
        </text:list-item>
        <text:list-item>
          <text:p text:style-name="P646"><text:a xlink:type="simple" xlink:href="https://github.com/GovernIB/distribucio/issues/350" text:style-name="Internet_20_link" text:visited-style-name="Visited_20_Internet_20_Link">#350</text:a>: Eliminar el camp "Tipus" en la gestió dels backoffices</text:p>
        </text:list-item>
        <text:list-item>
          <text:p text:style-name="P646"><text:a xlink:type="simple" xlink:href="https://github.com/GovernIB/distribucio/issues/313" text:style-name="Internet_20_link" text:visited-style-name="Visited_20_Internet_20_Link">#313</text:a>: Afegir monitor del sistema</text:p>
        </text:list-item>
        <text:list-item>
          <text:p text:style-name="P6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6"/>
        </text:list-item>
      </text:list>
      <text:p text:style-name="P319">Errors resolts:</text:p>
      <text:list xml:id="list182839335" text:style-name="L71">
        <text:list-header>
          <text:p text:style-name="P611"/>
        </text:list-header>
        <text:list-item>
          <text:p text:style-name="P61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2"><text:a xlink:type="simple" xlink:href="https://github.com/GovernIB/distribucio/issues/384" text:style-name="Internet_20_link" text:visited-style-name="Visited_20_Internet_20_Link">#384</text:a><text:span text:style-name="T197">: </text:span>A la pipella d'Accions de l'històric d'accions al clicar per a amagar detalls, desapareixen moviments</text:p>
        </text:list-item>
      </text:list>
      <text:p text:style-name="P184"/>
      <text:p text:style-name="P80">Base de dades:<text:span text:style-name="T5"> </text:span></text:p>
      <text:list xml:id="list164823047706898" text:continue-list="list1754984001" text:style-name="L68">
        <text:list-item>
          <text:p text:style-name="P648">distribucio_update_0.9.3<text:span text:style-name="T196">7</text:span>.sql (Oracle)</text:p>
        </text:list-item>
      </text:list>
      <text:p text:style-name="P334"/>
      <table:table table:name="Tabela7" table:style-name="Tabela7">
        <table:table-column table:style-name="Tabela7.A"/>
        <table:table-row table:style-name="TableLine427628640">
          <table:table-cell table:style-name="Tabela7.A1" office:value-type="string">
            <text:p text:style-name="P400">-- #287 Posar com a pendents les anotacions rebutjades pels backoffices per poder processar-les</text:p>
            <text:p text:style-name="P374"><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1">'BACK_REBUTJADA'</text:span><text:span text:style-name="T29">;</text:span></text:p>
            <text:p text:style-name="P374"><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1">'BACK_ERROR'</text:span><text:span text:style-name="T29">;</text:span></text:p>
            <text:p text:style-name="P390"/>
            <text:p text:style-name="P396">--#350 Eliminar el camp "Tipus" en la gestió dels backoffices</text:p>
            <text:p text:style-name="P374"><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0"/>
            <text:p text:style-name="P396">-- #354 Implementar una nova secció de configuració general de l'aplicació</text:p>
            <text:p text:style-name="P374"><text:span text:style-name="T59">CREATE</text:span><text:span text:style-name="T29"> </text:span><text:span text:style-name="T59">TABLE</text:span><text:span text:style-name="T29"> DIS_CONFIG</text:span></text:p>
            <text:p text:style-name="P406">(</text:p>
            <text:p text:style-name="P374"><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6">NULL</text:span><text:span text:style-name="T29">,</text:span></text:p>
            <text:p text:style-name="P374"><text:span text:style-name="T29"><text:s text:c="4"/></text:span><text:span text:style-name="T59">VALUE</text:span><text:span text:style-name="T29"> <text:s text:c="15"/>VARCHAR2(2048 </text:span><text:span text:style-name="T59">CHAR</text:span><text:span text:style-name="T29">),</text:span></text:p>
            <text:p text:style-name="P374"><text:span text:style-name="T29"><text:s text:c="4"/>DESCRIPTION <text:s text:c="9"/>VARCHAR2(2048 </text:span><text:span text:style-name="T59">CHAR</text:span><text:span text:style-name="T29">),</text:span></text:p>
            <text:p text:style-name="P374"><text:span text:style-name="T29"><text:s text:c="4"/>GROUP_CODE <text:s text:c="10"/>VARCHAR2(128 </text:span><text:span text:style-name="T59">CHAR</text:span><text:span text:style-name="T29">) <text:s text:c="4"/></text:span><text:span text:style-name="T59">NOT</text:span><text:span text:style-name="T29"> </text:span><text:span text:style-name="T116">NULL</text:span><text:span text:style-name="T29">,</text:span></text:p>
            <text:p text:style-name="P374"><text:span text:style-name="T29"><text:s text:c="4"/>POSITION <text:s text:c="12"/>NUMBER(3) <text:s text:c="13"/></text:span><text:span text:style-name="T59">DEFAULT</text:span><text:span text:style-name="T29"> 0 </text:span><text:span text:style-name="T59">NOT</text:span><text:span text:style-name="T29"> </text:span><text:span text:style-name="T116">NULL</text:span><text:span text:style-name="T29">,</text:span></text:p>
            <text:p text:style-name="P374"><text:span text:style-name="T29"><text:s text:c="4"/>JBOSS_PROPERTY <text:s text:c="6"/>NUMBER(1) <text:s text:c="13"/></text:span><text:span text:style-name="T59">DEFAULT</text:span><text:span text:style-name="T29"> 0 </text:span><text:span text:style-name="T59">NOT</text:span><text:span text:style-name="T29"> </text:span><text:span text:style-name="T116">NULL</text:span><text:span text:style-name="T29">,</text:span></text:p>
            <text:p text:style-name="P374"><text:span text:style-name="T29"><text:s text:c="4"/>TYPE_CODE <text:s text:c="11"/>VARCHAR2(128 </text:span><text:span text:style-name="T59">CHAR</text:span><text:span text:style-name="T29">) <text:s text:c="4"/></text:span><text:span text:style-name="T59">DEFAULT</text:span><text:span text:style-name="T29"> </text:span><text:span text:style-name="T131">'TEXT'</text:span><text:span text:style-name="T29">,</text:span></text:p>
            <text:p text:style-name="P406"><text:s text:c="4"/>LASTMODIFIEDBY_CODI <text:s/>VARCHAR2(64),</text:p>
            <text:p text:style-name="P374"><text:span text:style-name="T29"><text:s text:c="4"/>LASTMODIFIEDDATE <text:s text:c="4"/></text:span><text:span text:style-name="T59">TIMESTAMP</text:span><text:span text:style-name="T29">(6)</text:span></text:p>
            <text:p text:style-name="P406">);</text:p>
            <text:p text:style-name="P390"/>
            <text:p text:style-name="P374"><text:span text:style-name="T59">CREATE</text:span><text:span text:style-name="T29"> </text:span><text:span text:style-name="T59">TABLE</text:span><text:span text:style-name="T29"> DIS_CONFIG_GROUP</text:span></text:p>
            <text:p text:style-name="P406">(</text:p>
            <text:p text:style-name="P374"><text:span text:style-name="T29"><text:s text:c="4"/>CODE <text:s text:c="16"/>VARCHAR2(128 </text:span><text:span text:style-name="T59">CHAR</text:span><text:span text:style-name="T29">) <text:s text:c="4"/></text:span><text:span text:style-name="T59">NOT</text:span><text:span text:style-name="T29"> </text:span><text:span text:style-name="T116">NULL</text:span><text:span text:style-name="T29">,</text:span></text:p>
            <text:p text:style-name="P374"><text:span text:style-name="T29"><text:s text:c="4"/>PARENT_CODE <text:s text:c="9"/>VARCHAR2(128 </text:span><text:span text:style-name="T59">CHAR</text:span><text:span text:style-name="T29">) <text:s text:c="4"/></text:span><text:span text:style-name="T59">DEFAULT</text:span><text:span text:style-name="T29"> </text:span><text:span text:style-name="T116">NULL</text:span><text:span text:style-name="T29">,</text:span></text:p>
            <text:p text:style-name="P374"><text:span text:style-name="T29"><text:s text:c="4"/>POSITION <text:s text:c="12"/>NUMBER(3) <text:s text:c="13"/></text:span><text:span text:style-name="T59">DEFAULT</text:span><text:span text:style-name="T29"> 0 </text:span><text:span text:style-name="T59">NOT</text:span><text:span text:style-name="T29"> </text:span><text:span text:style-name="T116">NULL</text:span><text:span text:style-name="T29">,</text:span></text:p>
            <text:p text:style-name="P374"><text:span text:style-name="T29"><text:s text:c="4"/>DESCRIPTION <text:s text:c="9"/>VARCHAR2(512 </text:span><text:span text:style-name="T59">CHAR</text:span><text:span text:style-name="T29">) <text:s text:c="4"/></text:span><text:span text:style-name="T59">NOT</text:span><text:span text:style-name="T29"> </text:span><text:span text:style-name="T116">NULL</text:span></text:p>
            <text:p text:style-name="P406">);</text:p>
            <text:p text:style-name="P390"/>
            <text:p text:style-name="P374"><text:span text:style-name="T59">CREATE</text:span><text:span text:style-name="T29"> </text:span><text:span text:style-name="T59">TABLE</text:span><text:span text:style-name="T29"> DIS_CONFIG_TYPE</text:span></text:p>
            <text:p text:style-name="P406">(</text:p>
            <text:p text:style-name="P374"><text:span text:style-name="T29"><text:s text:c="4"/>CODE <text:s text:c="16"/>VARCHAR2(128 </text:span><text:span text:style-name="T59">CHAR</text:span><text:span text:style-name="T29">) <text:s text:c="4"/></text:span><text:span text:style-name="T59">NOT</text:span><text:span text:style-name="T29"> </text:span><text:span text:style-name="T116">NULL</text:span><text:span text:style-name="T29">,</text:span></text:p>
            <text:p text:style-name="P374"><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6">NULL</text:span></text:p>
            <text:p text:style-name="P406"><text:soft-page-break/>);</text:p>
            <text:p text:style-name="P390"/>
            <text:p text:style-name="P374"><text:span text:style-name="T59">ALTER</text:span><text:span text:style-name="T29"> </text:span><text:span text:style-name="T59">TABLE</text:span><text:span text:style-name="T29"> DIS_CONFIG </text:span><text:span text:style-name="T59">ADD</text:span><text:span text:style-name="T29"> (</text:span></text:p>
            <text:p text:style-name="P374"><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0"/>
            <text:p text:style-name="P374"><text:span text:style-name="T59">ALTER</text:span><text:span text:style-name="T29"> </text:span><text:span text:style-name="T59">TABLE</text:span><text:span text:style-name="T29"> DIS_CONFIG_GROUP </text:span><text:span text:style-name="T59">ADD</text:span><text:span text:style-name="T29"> (</text:span></text:p>
            <text:p text:style-name="P374"><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0"/>
            <text:p text:style-name="P374"><text:span text:style-name="T59">ALTER</text:span><text:span text:style-name="T29"> </text:span><text:span text:style-name="T59">TABLE</text:span><text:span text:style-name="T29"> DIS_CONFIG_TYPE </text:span><text:span text:style-name="T59">ADD</text:span><text:span text:style-name="T29"> (</text:span></text:p>
            <text:p text:style-name="P374"><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0"/>
            <text:p text:style-name="P374"><text:span text:style-name="T59">ALTER</text:span><text:span text:style-name="T29"> </text:span><text:span text:style-name="T59">TABLE</text:span><text:span text:style-name="T29"> DIS_CONFIG</text:span></text:p>
            <text:p text:style-name="P374"><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6"><text:s text:c="4"/></text:p>
            <text:p text:style-name="P390"/>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DISTRIBUCIO'</text:span><text:span text:style-name="T29">,</text:span><text:span text:style-name="T131">'PLUGINS'</text:span><text:span text:style-name="T29">,</text:span><text:span text:style-name="T131">'10'</text:span><text:span text:style-name="T29">,</text:span><text:span text:style-name="T131">'Configuració del plugin de distribució'</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GENERAL'</text:span><text:span text:style-name="T29">,</text:span><text:span text:style-name="T116">null</text:span><text:span text:style-name="T29">,</text:span><text:span text:style-name="T131">'0'</text:span><text:span text:style-name="T29">,</text:span><text:span text:style-name="T131">'Configuracions general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EMAIL'</text:span><text:span text:style-name="T29">,</text:span><text:span text:style-name="T116">null</text:span><text:span text:style-name="T29">,</text:span><text:span text:style-name="T131">'1'</text:span><text:span text:style-name="T29">,</text:span><text:span text:style-name="T131">'Enviament de correu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text:span><text:span text:style-name="T29">,</text:span><text:span text:style-name="T116">null</text:span><text:span text:style-name="T29">,</text:span><text:span text:style-name="T131">'2'</text:span><text:span text:style-name="T29">,</text:span><text:span text:style-name="T131">'Configuració de les tasques periodique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PLUGINS'</text:span><text:span text:style-name="T29">,</text:span><text:span text:style-name="T116">null</text:span><text:span text:style-name="T29">,</text:span><text:span text:style-name="T131">'3'</text:span><text:span text:style-name="T29">,</text:span><text:span text:style-name="T131">'Plugins de l''aplicació'</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GES_DOC'</text:span><text:span text:style-name="T29">,</text:span><text:span text:style-name="T131">'PLUGINS'</text:span><text:span text:style-name="T29">,</text:span><text:span text:style-name="T131">'4'</text:span><text:span text:style-name="T29">,</text:span><text:span text:style-name="T131">'Gestió documental (Sistema de fitxer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REGLES'</text:span><text:span text:style-name="T29">,</text:span><text:span text:style-name="T131">'SCHEDULLED'</text:span><text:span text:style-name="T29">,</text:span><text:span text:style-name="T131">'16'</text:span><text:span text:style-name="T29">,</text:span><text:span text:style-name="T131">'Tasca periòdica d''aplicació de regles del tipus backoffice'</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UNITATS'</text:span><text:span text:style-name="T29">,</text:span><text:span text:style-name="T131">'PLUGINS'</text:span><text:span text:style-name="T29">,</text:span><text:span text:style-name="T131">'1'</text:span><text:span text:style-name="T29">,</text:span><text:span text:style-name="T131">'Configuració del plugin d''unitats organitzative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PROCEDIMENTS'</text:span><text:span text:style-name="T29">,</text:span><text:span text:style-name="T131">'PLUGINS'</text:span><text:span text:style-name="T29">,</text:span><text:span text:style-name="T131">'11'</text:span><text:span text:style-name="T29">,</text:span><text:span text:style-name="T131">'Plugin de consulta de procediment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DADES_EXTERNES'</text:span><text:span text:style-name="T29">,</text:span><text:span text:style-name="T131">'PLUGINS'</text:span><text:span text:style-name="T29">,</text:span><text:span text:style-name="T131">'12'</text:span><text:span text:style-name="T29">,</text:span><text:span text:style-name="T131">'Plugin de dades externe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VALID_SIGN'</text:span><text:span text:style-name="T29">,</text:span><text:span text:style-name="T131">'PLUGINS'</text:span><text:span text:style-name="T29">,</text:span><text:span text:style-name="T131">'14'</text:span><text:span text:style-name="T29">,</text:span><text:span text:style-name="T131">'Plugin de validació de firme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IGNATURA'</text:span><text:span text:style-name="T29">,</text:span><text:span text:style-name="T131">'PLUGINS'</text:span><text:span text:style-name="T29">,</text:span><text:span text:style-name="T131">'13'</text:span><text:span text:style-name="T29">,</text:span><text:span text:style-name="T131">'Plugin de signatura'</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BACKOFFICE'</text:span><text:span text:style-name="T29">,</text:span><text:span text:style-name="T131">'SCHEDULLED'</text:span><text:span text:style-name="T29">,</text:span><text:span text:style-name="T131">'15'</text:span><text:span text:style-name="T29">,</text:span><text:span text:style-name="T131">'Tasca periòdica d''enviament d''annotacions al backoffice'</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TANCAR'</text:span><text:span text:style-name="T29">,</text:span><text:span text:style-name="T131">'SCHEDULLED'</text:span><text:span text:style-name="T29">,</text:span><text:span text:style-name="T131">'17'</text:span><text:span text:style-name="T29">,</text:span><text:span text:style-name="T131">'Tasca periòdica de tancar contenidors pendent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EMAILS_NO_AGRUPATS'</text:span><text:span text:style-name="T29">,</text:span><text:span text:style-name="T131">'SCHEDULLED'</text:span><text:span text:style-name="T29">,</text:span><text:span text:style-name="T131">'18'</text:span><text:span text:style-name="T29">,</text:span><text:span text:style-name="T131">'Tasca periòdica de enviar emails no agrupat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ARXIU'</text:span><text:span text:style-name="T29">,</text:span><text:span text:style-name="T131">'PLUGINS'</text:span><text:span text:style-name="T29">,</text:span><text:span text:style-name="T131">'0'</text:span><text:span text:style-name="T29">,</text:span><text:span text:style-name="T131">'Configuració de l''arxiu'</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USUARIS'</text:span><text:span text:style-name="T29">,</text:span><text:span text:style-name="T131">'PLUGINS'</text:span><text:span text:style-name="T29">,</text:span><text:span text:style-name="T131">'7'</text:span><text:span text:style-name="T29">,</text:span><text:span text:style-name="T131">'Configuració del plugin d''usuari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EMAILS_AGRUPATS'</text:span><text:span text:style-name="T29">,</text:span><text:span text:style-name="T131">'SCHEDULLED'</text:span><text:span text:style-name="T29">,</text:span><text:span text:style-name="T131">'19'</text:span><text:span text:style-name="T29">,</text:span><text:span text:style-name="T131">'Tasca periòdica de enviar emails </text:span><text:soft-page-break/><text:span text:style-name="T131">agrupats'</text:span><text:span text:style-name="T29">);</text:span></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ARXIU'</text:span><text:span text:style-name="T29">,</text:span><text:span text:style-name="T131">'SCHEDULLED'</text:span><text:span text:style-name="T29">,</text:span><text:span text:style-name="T131">'1'</text:span><text:span text:style-name="T29">,</text:span><text:span text:style-name="T131">'Tasca periòdica de guardar annexos a l''arxiu'</text:span><text:span text:style-name="T29">);</text:span></text:p>
            <text:p text:style-name="P390"/>
            <text:p text:style-name="P37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BOOL'</text:span><text:span text:style-name="T29">,</text:span><text:span text:style-name="T116">null</text:span><text:span text:style-name="T29">);</text:span></text:p>
            <text:p text:style-name="P37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TEXT'</text:span><text:span text:style-name="T29">,</text:span><text:span text:style-name="T116">null</text:span><text:span text:style-name="T29">);</text:span></text:p>
            <text:p text:style-name="P37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INT'</text:span><text:span text:style-name="T29">,</text:span><text:span text:style-name="T116">null</text:span><text:span text:style-name="T29">);</text:span></text:p>
            <text:p text:style-name="P37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FLOAT'</text:span><text:span text:style-name="T29">,</text:span><text:span text:style-name="T116">null</text:span><text:span text:style-name="T29">);</text:span></text:p>
            <text:p text:style-name="P37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CRON'</text:span><text:span text:style-name="T29">,</text:span><text:span text:style-name="T116">null</text:span><text:span text:style-name="T29">);</text:span></text:p>
            <text:p text:style-name="P374"><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1">'CREDENTIALS'</text:span><text:span text:style-name="T29">,</text:span><text:span text:style-name="T116">null</text:span><text:span text:style-name="T29">);</text:span></text:p>
            <text:p text:style-name="P390"/>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processament.asincron'</text:span><text:span text:style-name="T29">,</text:span><text:span text:style-name="T116">null</text:span><text:span text:style-name="T29">,</text:span><text:span text:style-name="T131">'Indica si les noves anotacions s''haurian de processar de manera asíncrona'</text:span><text:span text:style-name="T29">,</text:span><text:span text:style-name="T131">'SCHEDULLED'</text:span><text:span text:style-name="T29">,</text:span><text:span text:style-name="T131">'0'</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ARXIU'</text:span><text:span text:style-name="T29">,</text:span><text:span text:style-name="T13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max.reintents'</text:span><text:span text:style-name="T29">,</text:span><text:span text:style-name="T116">null</text:span><text:span text:style-name="T29">,</text:span><text:span text:style-name="T131">'Nombre de reintents de guardar annexos a l''arxiu'</text:span><text:span text:style-name="T29">,</text:span><text:span text:style-name="T131">'SCHEDULLED_ARXIU'</text:span><text:span text:style-name="T29">,</text:span><text:span text:style-name="T131">'2'</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max.threads.parallel'</text:span><text:span text:style-name="T29">,</text:span><text:span text:style-name="T116">null</text:span><text:span text:style-name="T29">,</text:span><text:span text:style-name="T131">'Nombre maxim de threads paral·lels'</text:span><text:span text:style-name="T29">,</text:span><text:span text:style-name="T131">'SCHEDULLED_ARXIU'</text:span><text:span text:style-name="T29">,</text:span><text:span text:style-name="T131">'3'</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distribucio.fitxers.class'</text:span><text:span text:style-name="T29">,</text:span><text:span text:style-name="T116">null</text:span><text:span text:style-name="T29">,</text:span><text:span text:style-name="T131">'Plugin de distribució'</text:span><text:span text:style-name="T29">,</text:span><text:span text:style-name="T131">'DISTRIBUCIO'</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document.versionable'</text:span><text:span text:style-name="T29">,</text:span><text:span text:style-name="T116">null</text:span><text:span text:style-name="T29">,</text:span><text:span text:style-name="T131">'Document versionable'</text:span><text:span text:style-name="T29">,</text:span><text:span text:style-name="T131">'ARXIU'</text:span><text:span text:style-name="T29">,</text:span><text:span text:style-name="T131">'6'</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class'</text:span><text:span text:style-name="T29">,</text:span><text:span text:style-name="T116">null</text:span><text:span text:style-name="T29">,</text:span><text:span text:style-name="T131">'Classe de plugin d''unitats organitzatives'</text:span><text:span text:style-name="T29">,</text:span><text:span text:style-name="T131">'UNITAT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url'</text:span><text:span text:style-name="T29">,</text:span><text:span text:style-name="T116">null</text:span><text:span text:style-name="T29">,</text:span><text:span text:style-name="T131">'Servei URL'</text:span><text:span text:style-name="T29">,</text:span><text:span text:style-name="T131">'UNITAT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1">'es.caib.distribucio.default.user.language'</text:span><text:span text:style-name="T29">,</text:span><text:span text:style-name="T116">null</text:span><text:span text:style-name="T29">,</text:span><text:span text:style-name="T131">'Llenguatge per defecte de l''aplicació'</text:span><text:span text:style-name="T29">,</text:span><text:span text:style-name="T131">'GENERAL'</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username'</text:span><text:span text:style-name="T29">,</text:span><text:span text:style-name="T116">null</text:span><text:span text:style-name="T29">,</text:span><text:span text:style-name="T131">'Usuari'</text:span><text:span text:style-name="T29">,</text:span><text:span text:style-name="T131">'UNITAT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service.password'</text:span><text:span text:style-name="T29">,</text:span><text:span text:style-name="T116">null</text:span><text:span text:style-name="T29">,</text:span><text:span text:style-name="T131">'Contrasenya'</text:span><text:span text:style-name="T29">,</text:span><text:span text:style-name="T131">'UNITATS'</text:span><text:span text:style-name="T29">,</text:span><text:span text:style-name="T13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connect.timeout'</text:span><text:span text:style-name="T29">,</text:span><text:span text:style-name="T116">null</text:span><text:span text:style-name="T29">,</text:span><text:span text:style-name="T131">'Connect timeout'</text:span><text:span text:style-name="T29">,</text:span><text:span text:style-name="T131">'UNITATS'</text:span><text:span text:style-name="T29">,</text:span><text:span text:style-name="T131">'4'</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unitats.organitzatives.dir3.request.timeout'</text:span><text:span text:style-name="T29">,</text:span><text:span text:style-name="T116">null</text:span><text:span text:style-name="T29">,</text:span><text:span text:style-name="T131">'Request timeout'</text:span><text:span text:style-name="T29">,</text:span><text:span text:style-name="T131">'UNITATS'</text:span><text:span text:style-name="T29">,</text:span><text:span text:style-name="T131">'5'</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class'</text:span><text:span text:style-name="T29">,</text:span><text:span text:style-name="T116">null</text:span><text:span text:style-name="T29">,</text:span><text:span text:style-name="T131">'Classe de plugin de procediments'</text:span><text:span text:style-name="T29">,</text:span><text:span text:style-name="T131">'PROCEDIMENT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pp.base.url'</text:span><text:span text:style-name="T29">,</text:span><text:span text:style-name="T116">null</text:span><text:span text:style-name="T29">,</text:span><text:span text:style-name="T131">'Especificar la URL base de l''aplicació'</text:span><text:span text:style-name="T29">,</text:span><text:span text:style-name="T131">'GENERAL'</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url'</text:span><text:span text:style-name="T29">,</text:span><text:span text:style-name="T116">null</text:span><text:span text:style-name="T29">,</text:span><text:span text:style-name="T131">'Url per a accedir procediments'</text:span><text:span text:style-name="T29">,</text:span><text:span text:style-name="T131">'PROCEDIMENT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username'</text:span><text:span text:style-name="T29">,</text:span><text:span text:style-name="T116">null</text:span><text:span text:style-name="T29">,</text:span><text:span text:style-name="T131">'Nom de l''usuari per a accedir procediments'</text:span><text:span text:style-name="T29">,</text:span><text:span text:style-name="T131">'PROCEDIMENT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procediment.rolsac.service.password'</text:span><text:span text:style-name="T29">,</text:span><text:span text:style-name="T116">null</text:span><text:span text:style-name="T29">,</text:span><text:span text:style-name="T131">'Password per a accedir procediments'</text:span><text:span text:style-name="T29">,</text:span><text:span text:style-name="T131">'PROCEDIMENTS'</text:span><text:span text:style-name="T29">,</text:span><text:span text:style-name="T13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ext.class'</text:span><text:span text:style-name="T29">,</text:span><text:span text:style-name="T116">null</text:span><text:span text:style-name="T29">,</text:span><text:span text:style-name="T131">'Classe de plugin de dades externes'</text:span><text:span text:style-name="T29">,</text:span><text:span text:style-name="T131">'DADES_EXTERNES'</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ext.service.url'</text:span><text:span text:style-name="T29">,</text:span><text:span text:style-name="T116">null</text:span><text:span text:style-name="T29">,</text:span><text:span text:style-name="T131">'Servei URL'</text:span><text:span text:style-name="T29">,</text:span><text:span text:style-name="T131">'DADES_EXTERNE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mail.jndi'</text:span><text:span text:style-name="T29">,</text:span><text:span text:style-name="T116">null</text:span><text:span text:style-name="T29">,</text:span><text:span text:style-name="T131">'JNDI email'</text:span><text:span text:style-name="T29">,</text:span><text:span text:style-name="T131">'EMAIL'</text:span><text:span text:style-name="T29">,</text:span><text:span text:style-name="T131">'0'</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mail.remitent'</text:span><text:span text:style-name="T29">,</text:span><text:span text:style-name="T116">null</text:span><text:span text:style-name="T29">,</text:span><text:span text:style-name="T131">'Remitent dels correus electronics'</text:span><text:span text:style-name="T29">,</text:span><text:span text:style-name="T131">'EMAIL'</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ignatura.class'</text:span><text:span text:style-name="T29">,</text:span><text:span text:style-name="T116">null</text:span><text:span text:style-name="T29">,</text:span><text:span text:style-name="T131">'Classe de plugin de signatura'</text:span><text:span text:style-name="T29">,</text:span><text:span text:style-name="T131">'SIGNATURA'</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ignatura.signarAnnexos'</text:span><text:span text:style-name="T29">,</text:span><text:span text:style-name="T116">null</text:span><text:span text:style-name="T29">,</text:span><text:span text:style-name="T131">'Indica si s''han de signar annexos'</text:span><text:span text:style-name="T29">,</text:span><text:span text:style-name="T131">'SIGNATURA'</text:span><text:span text:style-name="T29">,</text:span><text:span text:style-name="T13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endpoint'</text:span><text:span text:style-name="T29">,</text:span><text:span text:style-name="T116">null</text:span><text:span text:style-name="T29">,</text:span><text:span text:style-name="T131">'Endpoint'</text:span><text:span text:style-name="T29">,</text:span><text:span text:style-name="T131">'SIGNATURA'</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username'</text:span><text:span text:style-name="T29">,</text:span><text:span text:style-name="T116">null</text:span><text:span text:style-name="T29">,</text:span><text:span text:style-name="T131">'Usuari'</text:span><text:span text:style-name="T29">,</text:span><text:span text:style-name="T131">'SIGNATURA'</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password'</text:span><text:span text:style-name="T29">,</text:span><text:span text:style-name="T116">null</text:span><text:span text:style-name="T29">,</text:span><text:span text:style-name="T131">'Contrasenya'</text:span><text:span text:style-name="T29">,</text:span><text:span text:style-name="T131">'SIGNATURA'</text:span><text:span text:style-name="T29">,</text:span><text:span text:style-name="T131">'4'</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pi.firma.en.servidor.simple.perfil'</text:span><text:span text:style-name="T29">,</text:span><text:span text:style-name="T116">null</text:span><text:span text:style-name="T29">,</text:span><text:span text:style-name="T131">'Propietat opcional per especificar el perfil de firma per la firma simple en el servidor. Per defecte: "CADES_DETACHED"'</text:span><text:span text:style-name="T29">,</text:span><text:span text:style-name="T131">'SIGNATURA'</text:span><text:span text:style-name="T29">,</text:span><text:span text:style-name="T13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validatesignature.class'</text:span><text:span text:style-name="T29">,</text:span><text:span text:style-name="T116">null</text:span><text:span text:style-name="T29">,</text:span><text:span text:style-name="T131">'Classe de plugin de validació de firmes'</text:span><text:span text:style-name="T29">,</text:span><text:span text:style-name="T131">'VALID_SIGN'</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debug'</text:span><text:span text:style-name="T29">,</text:span><text:span text:style-name="T116">null</text:span><text:span text:style-name="T29">,</text:span><text:span text:style-name="T131">'Indica si s''utiliza debug mode'</text:span><text:span text:style-name="T29">,</text:span><text:span text:style-name="T131">'VALID_SIGN'</text:span><text:span text:style-name="T29">,</text:span><text:span text:style-name="T13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pplicationID'</text:span><text:span text:style-name="T29">,</text:span><text:span text:style-name="T116">null</text:span><text:span text:style-name="T29">,</text:span><text:span text:style-name="T131">'Id d''aplicació'</text:span><text:span text:style-name="T29">,</text:span><text:span text:style-name="T131">'VALID_SIGN'</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printxml'</text:span><text:span text:style-name="T29">,</text:span><text:span text:style-name="T116">null</text:span><text:span text:style-name="T29">,</text:span><text:span text:style-name="T131">'Indica si es </text:span><text:soft-page-break/><text:span text:style-name="T131">mostra xml en debug mode'</text:span><text:span text:style-name="T29">,</text:span><text:span text:style-name="T131">'VALID_SIGN'</text:span><text:span text:style-name="T29">,</text:span><text:span text:style-name="T131">'3'</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TransformersTemplatesPath'</text:span><text:span text:style-name="T29">,</text:span><text:span text:style-name="T116">null</text:span><text:span text:style-name="T29">,</text:span><text:span text:style-name="T131">'Path per transformers'</text:span><text:span text:style-name="T29">,</text:span><text:span text:style-name="T131">'VALID_SIGN'</text:span><text:span text:style-name="T29">,</text:span><text:span text:style-name="T131">'4'</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endpoint'</text:span><text:span text:style-name="T29">,</text:span><text:span text:style-name="T116">null</text:span><text:span text:style-name="T29">,</text:span><text:span text:style-name="T131">'Endpoint'</text:span><text:span text:style-name="T29">,</text:span><text:span text:style-name="T131">'VALID_SIGN'</text:span><text:span text:style-name="T29">,</text:span><text:span text:style-name="T131">'5'</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uthorization.username'</text:span><text:span text:style-name="T29">,</text:span><text:span text:style-name="T116">null</text:span><text:span text:style-name="T29">,</text:span><text:span text:style-name="T131">'Usuari'</text:span><text:span text:style-name="T29">,</text:span><text:span text:style-name="T131">'VALID_SIGN'</text:span><text:span text:style-name="T29">,</text:span><text:span text:style-name="T131">'6'</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validatesignature.afirmacxf.authorization.password'</text:span><text:span text:style-name="T29">,</text:span><text:span text:style-name="T116">null</text:span><text:span text:style-name="T29">,</text:span><text:span text:style-name="T131">'Contrasenya'</text:span><text:span text:style-name="T29">,</text:span><text:span text:style-name="T131">'VALID_SIGN'</text:span><text:span text:style-name="T29">,</text:span><text:span text:style-name="T131">'7'</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enviar.anotacions.backoffice.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BACKOFFICE'</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enviar.anotacions.max.reintents'</text:span><text:span text:style-name="T29">,</text:span><text:span text:style-name="T116">null</text:span><text:span text:style-name="T29">,</text:span><text:span text:style-name="T131">'Nombre de reintents de enviar annotacions al backoffice'</text:span><text:span text:style-name="T29">,</text:span><text:span text:style-name="T131">'SCHEDULLED_BACKOFFICE'</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aplicar.regle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REGLES'</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aplicar.regles.max.reintents'</text:span><text:span text:style-name="T29">,</text:span><text:span text:style-name="T116">null</text:span><text:span text:style-name="T29">,</text:span><text:span text:style-name="T131">'Nombre de reintents de aplicar regles'</text:span><text:span text:style-name="T29">,</text:span><text:span text:style-name="T131">'SCHEDULLED_REGLES'</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tancar.contenidors.temps.espera.execucio'</text:span><text:span text:style-name="T29">,</text:span><text:span text:style-name="T116">null</text:span><text:span text:style-name="T29">,</text:span><text:span text:style-name="T131">'Iterval de temps entre les execucions de la tasca (ms)'</text:span><text:span text:style-name="T29">,</text:span><text:span text:style-name="T131">'SCHEDULLED_TANCAR'</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egonpla.email.bustia.periode.enviament.no.agrupat'</text:span><text:span text:style-name="T29">,</text:span><text:span text:style-name="T116">null</text:span><text:span text:style-name="T29">,</text:span><text:span text:style-name="T131">'Iterval de temps entre les execucions de la tasca (ms)'</text:span><text:span text:style-name="T29">,</text:span><text:span text:style-name="T131">'SCHEDULLED_EMAILS_NO_AGRUPATS'</text:span><text:span text:style-name="T29">,</text:span><text:span text:style-name="T13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egonpla.email.bustia.cron.enviament.agrupat'</text:span><text:span text:style-name="T29">,</text:span><text:span text:style-name="T116">null</text:span><text:span text:style-name="T29">,</text:span><text:span text:style-name="T131">'Especificar l''expressió ''cron'' indicant l''interval de temps de les execucions de la tasca'</text:span><text:span text:style-name="T29">,</text:span><text:span text:style-name="T131">'SCHEDULLED_EMAILS_AGRUPATS'</text:span><text:span text:style-name="T29">,</text:span><text:span text:style-name="T131">'0'</text:span><text:span text:style-name="T29">,</text:span><text:span text:style-name="T131">'0'</text:span><text:span text:style-name="T29">,</text:span><text:span text:style-name="T131">'CRON'</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url'</text:span><text:span text:style-name="T29">,</text:span><text:span text:style-name="T116">null</text:span><text:span text:style-name="T29">,</text:span><text:span text:style-name="T131">'Url per generar versió imprimible'</text:span><text:span text:style-name="T29">,</text:span><text:span text:style-name="T131">'ARXIU'</text:span><text:span text:style-name="T29">,</text:span><text:span text:style-name="T131">'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usuari'</text:span><text:span text:style-name="T29">,</text:span><text:span text:style-name="T116">null</text:span><text:span text:style-name="T29">,</text:span><text:span text:style-name="T131">'Usuari per generar versió imprimible'</text:span><text:span text:style-name="T29">,</text:span><text:span text:style-name="T131">'ARXIU'</text:span><text:span text:style-name="T29">,</text:span><text:span text:style-name="T131">'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versio.imprimible.contrasenya'</text:span><text:span text:style-name="T29">,</text:span><text:span text:style-name="T116">null</text:span><text:span text:style-name="T29">,</text:span><text:span text:style-name="T131">'Contrasenya per generar versió imprimible'</text:span><text:span text:style-name="T29">,</text:span><text:span text:style-name="T131">'ARXIU'</text:span><text:span text:style-name="T29">,</text:span><text:span text:style-name="T131">'13'</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datasource.jndi'</text:span><text:span text:style-name="T29">,</text:span><text:span text:style-name="T116">null</text:span><text:span text:style-name="T29">,</text:span><text:span text:style-name="T131">'JNDI'</text:span><text:span text:style-name="T29">,</text:span><text:span text:style-name="T131">'GENERAL'</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dialect'</text:span><text:span text:style-name="T29">,</text:span><text:span text:style-name="T116">null</text:span><text:span text:style-name="T29">,</text:span><text:span text:style-name="T131">'Dialect'</text:span><text:span text:style-name="T29">,</text:span><text:span text:style-name="T131">'GENERAL'</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show_sql'</text:span><text:span text:style-name="T29">,</text:span><text:span text:style-name="T116">null</text:span><text:span text:style-name="T29">,</text:span><text:span text:style-name="T131">'Indica si mostrar SQL en logs'</text:span><text:span text:style-name="T29">,</text:span><text:span text:style-name="T131">'GENERAL'</text:span><text:span text:style-name="T29">,</text:span><text:span text:style-name="T131">'4'</text:span><text:span text:style-name="T29">,</text:span><text:span text:style-name="T131">'1'</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hibernate.hbm2ddl.auto'</text:span><text:span text:style-name="T29">,</text:span><text:span text:style-name="T116">null</text:span><text:span text:style-name="T29">,</text:span><text:span text:style-name="T131">'hbm2ddl'</text:span><text:span text:style-name="T29">,</text:span><text:span text:style-name="T131">'GENERAL'</text:span><text:span text:style-name="T29">,</text:span><text:span text:style-name="T131">'5'</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registre.expedient.classificacio'</text:span><text:span text:style-name="T29">,</text:span><text:span text:style-name="T116">null</text:span><text:span text:style-name="T29">,</text:span><text:span text:style-name="T131">'Classificació'</text:span><text:span text:style-name="T29">,</text:span><text:span text:style-name="T131">'ARXIU'</text:span><text:span text:style-name="T29">,</text:span><text:span text:style-name="T131">'14'</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registre.expedient.serie.documental'</text:span><text:span text:style-name="T29">,</text:span><text:span text:style-name="T116">null</text:span><text:span text:style-name="T29">,</text:span><text:span text:style-name="T131">'Serie documental'</text:span><text:span text:style-name="T29">,</text:span><text:span text:style-name="T131">'ARXIU'</text:span><text:span text:style-name="T29">,</text:span><text:span text:style-name="T131">'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backoffice.integracio.clau'</text:span><text:span text:style-name="T29">,</text:span><text:span text:style-name="T116">null</text:span><text:span text:style-name="T29">,</text:span><text:span text:style-name="T131">'Clau per xifratge'</text:span><text:span text:style-name="T29">,</text:span><text:span text:style-name="T131">'SCHEDULLED_BACKOFFICE'</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backoffice.integracio.retornarAnnexIFirmaContingut'</text:span><text:span text:style-name="T29">,</text:span><text:span text:style-name="T116">null</text:span><text:span text:style-name="T29">,</text:span><text:span text:style-name="T131">'Enviar contingut al backoffice'</text:span><text:span text:style-name="T29">,</text:span><text:span text:style-name="T131">'SCHEDULLED_BACKOFFICE'</text:span><text:span text:style-name="T29">,</text:span><text:span text:style-name="T131">'3'</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anotacions.permetre.reservar'</text:span><text:span text:style-name="T29">,</text:span><text:span text:style-name="T116">null</text:span><text:span text:style-name="T29">,</text:span><text:span text:style-name="T131">'Poder reservar/agafar un assentament abans de marcar-lo com a processat'</text:span><text:span text:style-name="T29">,</text:span><text:span text:style-name="T131">'GENERAL'</text:span><text:span text:style-name="T29">,</text:span><text:span text:style-name="T131">'6'</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s.distribucio.fitxers.duplicar.contingut.arxiu'</text:span><text:span text:style-name="T29">,</text:span><text:span text:style-name="T116">null</text:span><text:span text:style-name="T29">,</text:span><text:span text:style-name="T131">'Duplicar contingut en arxiu'</text:span><text:span text:style-name="T29">,</text:span><text:span text:style-name="T131">'GENERAL'</text:span><text:span text:style-name="T29">,</text:span><text:span text:style-name="T131">'8'</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reenviar.favorits'</text:span><text:span text:style-name="T29">,</text:span><text:span text:style-name="T116">null</text:span><text:span text:style-name="T29">,</text:span><text:span text:style-name="T131">'Favorits permes'</text:span><text:span text:style-name="T29">,</text:span><text:span text:style-name="T131">'GENERAL'</text:span><text:span text:style-name="T29">,</text:span><text:span text:style-name="T131">'9'</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enviar.coneixement'</text:span><text:span text:style-name="T29">,</text:span><text:span text:style-name="T116">null</text:span><text:span text:style-name="T29">,</text:span><text:span text:style-name="T131">'Poder reenviar a bústies només per a coneixement'</text:span><text:span text:style-name="T29">,</text:span><text:span text:style-name="T131">'GENERAL'</text:span><text:span text:style-name="T29">,</text:span><text:span text:style-name="T131">'10'</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enviar.arbre.nivell'</text:span><text:span text:style-name="T29">,</text:span><text:span text:style-name="T116">null</text:span><text:span text:style-name="T29">,</text:span><text:span text:style-name="T131">'Propietat per indicar fins a quin nivell obrir l''arbre d''unitats al reenviar una anotació (defecte = 1)'</text:span><text:span text:style-name="T29">,</text:span><text:span text:style-name="T131">'GENERAL'</text:span><text:span text:style-name="T29">,</text:span><text:span text:style-name="T131">'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lass'</text:span><text:span text:style-name="T29">,</text:span><text:span text:style-name="T116">null</text:span><text:span text:style-name="T29">,</text:span><text:span text:style-name="T131">'Classe Arxiu'</text:span><text:span text:style-name="T29">,</text:span><text:span text:style-name="T131">'ARXIU'</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entitat.logos.base.dir'</text:span><text:span text:style-name="T29">,</text:span><text:span text:style-name="T116">null</text:span><text:span text:style-name="T29">,</text:span><text:span text:style-name="T131">'Ruta de una carpeta amb Logos'</text:span><text:span text:style-name="T29">,</text:span><text:span text:style-name="T131">'GENERAL'</text:span><text:span text:style-name="T29">,</text:span><text:span text:style-name="T131">'7'</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suporta.metadades'</text:span><text:span text:style-name="T29">,</text:span><text:span text:style-name="T116">null</text:span><text:span text:style-name="T29">,</text:span><text:span text:style-name="T131">'Suporta metadades'</text:span><text:span text:style-name="T29">,</text:span><text:span text:style-name="T131">'ARXIU'</text:span><text:span text:style-name="T29">,</text:span><text:span text:style-name="T131">'7'</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aplicacio.codi'</text:span><text:span text:style-name="T29">,</text:span><text:span text:style-name="T116">null</text:span><text:span text:style-name="T29">,</text:span><text:span text:style-name="T131">'Codi aplicació'</text:span><text:span text:style-name="T29">,</text:span><text:span text:style-name="T131">'ARXIU'</text:span><text:span text:style-name="T29">,</text:span><text:span text:style-name="T131">'2'</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sv.definicio'</text:span><text:span text:style-name="T29">,</text:span><text:span text:style-name="T116">null</text:span><text:span text:style-name="T29">,</text:span><text:span text:style-name="T131">'CSV definició'</text:span><text:span text:style-name="T29">,</text:span><text:span text:style-name="T131">'ARXIU'</text:span><text:span text:style-name="T29">,</text:span><text:span text:style-name="T13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1">'es.caib.distribucio.plugin.arxiu.caib.timeout.connect'</text:span><text:span text:style-name="T29">,</text:span><text:span text:style-name="T116">null</text:span><text:span text:style-name="T29">,</text:span><text:span text:style-name="T131">'Timeout connect'</text:span><text:span text:style-name="T29">,</text:span><text:span text:style-name="T131">'ARXIU'</text:span><text:span text:style-name="T29">,</text:span><text:span text:style-name="T131">'9'</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timeout.read'</text:span><text:span text:style-name="T29">,</text:span><text:span text:style-name="T116">null</text:span><text:span text:style-name="T29">,</text:span><text:span text:style-name="T131">'Timeout read'</text:span><text:span text:style-name="T29">,</text:span><text:span text:style-name="T131">'ARXIU'</text:span><text:span text:style-name="T29">,</text:span><text:span text:style-name="T131">'10'</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sv.base.url'</text:span><text:span text:style-name="T29">,</text:span><text:span text:style-name="T116">null</text:span><text:span text:style-name="T29">,</text:span><text:span text:style-name="T131">'Url base CSV'</text:span><text:span text:style-name="T29">,</text:span><text:span text:style-name="T131">'ARXIU'</text:span><text:span text:style-name="T29">,</text:span><text:span text:style-name="T131">'8'</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base.url'</text:span><text:span text:style-name="T29">,</text:span><text:span text:style-name="T116">null</text:span><text:span text:style-name="T29">,</text:span><text:span text:style-name="T131">'Url base ARXIU'</text:span><text:span text:style-name="T29">,</text:span><text:span text:style-name="T131">'ARXIU'</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usuari'</text:span><text:span text:style-name="T29">,</text:span><text:span text:style-name="T116">null</text:span><text:span text:style-name="T29">,</text:span><text:span text:style-name="T131">'Usuari arxiu'</text:span><text:span text:style-name="T29">,</text:span><text:span text:style-name="T131">'ARXIU'</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arxiu.caib.contrasenya'</text:span><text:span text:style-name="T29">,</text:span><text:span text:style-name="T116">null</text:span><text:span text:style-name="T29">,</text:span><text:span text:style-name="T131">'Password arxiu'</text:span><text:span text:style-name="T29">,</text:span><text:span text:style-name="T131">'ARXIU'</text:span><text:span text:style-name="T29">,</text:span><text:span text:style-name="T131">'4'</text:span><text:span text:style-name="T29">,</text:span><text:span text:style-name="T131">'1'</text:span><text:span text:style-name="T29">,</text:span><text:span text:style-name="T131">'CREDENTIALS'</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gesdoc.class'</text:span><text:span text:style-name="T29">,</text:span><text:span text:style-name="T116">null</text:span><text:span text:style-name="T29">,</text:span><text:span text:style-name="T131">'Nom de la classe per a gestionar l''emmagatzament de documents'</text:span><text:span text:style-name="T29">,</text:span><text:span text:style-name="T131">'GES_DOC'</text:span><text:span text:style-name="T29">,</text:span><text:span text:style-name="T131">'0'</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gesdoc.filesystem.base.dir'</text:span><text:span text:style-name="T29">,</text:span><text:span text:style-name="T116">null</text:span><text:span text:style-name="T29">,</text:span><text:span text:style-name="T131">'Directori del sistema de fitxers on emmagatzemar els documents'</text:span><text:span text:style-name="T29">,</text:span><text:span text:style-name="T131">'GES_DOC'</text:span><text:span text:style-name="T29">,</text:span><text:span text:style-name="T131">'1'</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class'</text:span><text:span text:style-name="T29">,</text:span><text:span text:style-name="T116">null</text:span><text:span text:style-name="T29">,</text:span><text:span text:style-name="T131">'Classe per a gestionar l''accés al plugin d''usuaris'</text:span><text:span text:style-name="T29">,</text:span><text:span text:style-name="T131">'USUARIS'</text:span><text:span text:style-name="T29">,</text:span><text:span text:style-name="T131">'0'</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datasource.jndi.name'</text:span><text:span text:style-name="T29">,</text:span><text:span text:style-name="T116">null</text:span><text:span text:style-name="T29">,</text:span><text:span text:style-name="T131">'Datasource dels usuaris'</text:span><text:span text:style-name="T29">,</text:span><text:span text:style-name="T131">'USUARIS'</text:span><text:span text:style-name="T29">,</text:span><text:span text:style-name="T131">'1'</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codi'</text:span><text:span text:style-name="T29">,</text:span><text:span text:style-name="T116">null</text:span><text:span text:style-name="T29">,</text:span><text:span text:style-name="T131">'Consulta d''usuaris per codi'</text:span><text:span text:style-name="T29">,</text:span><text:span text:style-name="T131">'USUARIS'</text:span><text:span text:style-name="T29">,</text:span><text:span text:style-name="T131">'2'</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nif'</text:span><text:span text:style-name="T29">,</text:span><text:span text:style-name="T116">null</text:span><text:span text:style-name="T29">,</text:span><text:span text:style-name="T131">'Consulta d''usuaris per nif'</text:span><text:span text:style-name="T29">,</text:span><text:span text:style-name="T131">'USUARIS'</text:span><text:span text:style-name="T29">,</text:span><text:span text:style-name="T131">'3'</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rols'</text:span><text:span text:style-name="T29">,</text:span><text:span text:style-name="T116">null</text:span><text:span text:style-name="T29">,</text:span><text:span text:style-name="T131">'Consulta d''usuaris per rols'</text:span><text:span text:style-name="T29">,</text:span><text:span text:style-name="T131">'USUARIS'</text:span><text:span text:style-name="T29">,</text:span><text:span text:style-name="T131">'4'</text:span><text:span text:style-name="T29">,</text:span><text:span text:style-name="T131">'1'</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plugin.dades.usuari.jdbc.query.grup'</text:span><text:span text:style-name="T29">,</text:span><text:span text:style-name="T116">null</text:span><text:span text:style-name="T29">,</text:span><text:span text:style-name="T131">'Consulta d''usuaris per grup'</text:span><text:span text:style-name="T29">,</text:span><text:span text:style-name="T131">'USUARIS'</text:span><text:span text:style-name="T29">,</text:span><text:span text:style-name="T131">'5'</text:span><text:span text:style-name="T29">,</text:span><text:span text:style-name="T131">'1'</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90"/>
            <text:p text:style-name="P390"/>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0"/>
            <text:p text:style-name="P396">-- #362 Error esborrant bústia quan hi ha moviments de registres que hi fan referència</text:p>
            <text:p text:style-name="P396">-- Elimina las FK de la taula de moviments</text:p>
            <text:p text:style-name="P374"><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4"><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0"/>
            <text:p text:style-name="P374"><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4"><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0"/>
            <text:p text:style-name="P374"><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4"><text:span text:style-name="T59">WHERE</text:span><text:span text:style-name="T29"> ORIGEN_ID </text:span><text:span text:style-name="T59">IS</text:span><text:span text:style-name="T29"> </text:span><text:span text:style-name="T59">NOT</text:span><text:span text:style-name="T29"> </text:span><text:span text:style-name="T116">NULL</text:span><text:span text:style-name="T29">;</text:span></text:p>
            <text:p text:style-name="P390"/>
            <text:p text:style-name="P374"><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4"><text:span text:style-name="T59">WHERE</text:span><text:span text:style-name="T29"> DESTI_ID </text:span><text:span text:style-name="T59">IS</text:span><text:span text:style-name="T29"> </text:span><text:span text:style-name="T59">NOT</text:span><text:span text:style-name="T29"> </text:span><text:span text:style-name="T116">NULL</text:span><text:span text:style-name="T29">;</text:span></text:p>
            <text:p text:style-name="P390"/>
            <text:p text:style-name="P396">--#374 Posar el logo de l'entitat a FileSystem</text:p>
            <text:p text:style-name="P374"><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0"/>
            <text:p text:style-name="P396">-- #378 Problema per definir regla amb múltiples SIAs </text:p>
            <text:p text:style-name="P374"><text:span text:style-name="T59">ALTER</text:span><text:span text:style-name="T29"> </text:span><text:span text:style-name="T59">TABLE</text:span><text:span text:style-name="T29"> DIS_REGLA MODIFY PROCEDIMENT_CODI VARCHAR2(1024);</text:span></text:p>
            <text:p text:style-name="P390"/>
            <text:p text:style-name="P406"/>
          </table:table-cell>
        </table:table-row>
      </table:table>
      <text:p text:style-name="P334"/>
      <text:p text:style-name="P80"/>
      <text:p text:style-name="P38"><text:span text:style-name="T6">Propietats globals</text:span>: </text:p>
      <text:list xml:id="list1163974535" text:style-name="L72">
        <text:list-header>
          <text:p text:style-name="P559"/>
        </text:list-header>
      </text:list>
      <table:table table:name="Tabela8" table:style-name="Tabela8">
        <table:table-column table:style-name="Tabela8.A"/>
        <table:table-row table:style-name="TableLine341920672">
          <table:table-cell table:style-name="Tabela8.A1" office:value-type="string">
            <text:p text:style-name="P426"><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6"><text:span text:style-name="T29">es.caib.distribucio.entitat.logos.base.dir=</text:span><text:span text:style-name="T34">/opt/</text:span><text:span text:style-name="T40">logos</text:span></text:p>
          </table:table-cell>
        </table:table-row>
      </table:table>
      <text:p text:style-name="P288"/>
      <text:list xml:id="list164823929943580" text:continue-list="list164823969147418" text:style-name="Outline">
        <text:list-item>
          <text:list>
            <text:list-header>
              <text:h text:style-name="P460" text:outline-level="2" text:is-list-header="true"><text:bookmark-start text:name="__RefHeading___Toc51178_3323466580"/><text:span text:style-name="T120">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20">Data: <text:span text:style-name="T172">14</text:span>/0<text:span text:style-name="T172">9</text:span>/202<text:span text:style-name="T172">1 16:00h</text:span></text:p>
      <text:p text:style-name="P220"/>
      <text:p text:style-name="P107">Resum: Correcció de l'error pel qual es filtraven malament els fitxers tècnics en el detall per usuaris.</text:p>
      <text:p text:style-name="P220"/>
      <text:p text:style-name="P320"><text:soft-page-break/>Errors resolts:</text:p>
      <text:list xml:id="list164824496632183" text:continue-list="list164824370582088" text:style-name="L64">
        <text:list-item>
          <text:p text:style-name="P544">N<text:span text:style-name="T198">o es mostren els annexos de tipus document adjunt al formulari i sí es mostren els documents tècnics per a usuaris.</text:span></text:p>
        </text:list-item>
      </text:list>
      <text:p text:style-name="P185"/>
      <text:p text:style-name="P81">Base de dades:<text:span text:style-name="T5"> </text:span></text:p>
      <text:list xml:id="list1334442595" text:style-name="L73">
        <text:list-item>
          <text:p text:style-name="P594">S<text:span text:style-name="T143">ense canvis</text:span></text:p>
        </text:list-item>
      </text:list>
      <text:p text:style-name="P81"/>
      <text:p text:style-name="P39"><text:span text:style-name="T6">Propietats globals</text:span>: </text:p>
      <text:list xml:id="list2680820416" text:style-name="L74">
        <text:list-item>
          <text:p text:style-name="P561">Sense canvis</text:p>
        </text:list-item>
      </text:list>
      <text:p text:style-name="P289"/>
      <text:list xml:id="list164823294303036" text:continue-list="list164823929943580" text:style-name="Outline">
        <text:list-item>
          <text:list>
            <text:list-header>
              <text:h text:style-name="P461" text:outline-level="2" text:is-list-header="true"><text:bookmark-start text:name="__RefHeading___Toc215555_3323466580"/><text:span text:style-name="T120">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21">Data: <text:span text:style-name="T199">22</text:span>/0<text:span text:style-name="T172">9</text:span>/202<text:span text:style-name="T172">1 15:00h</text:span></text:p>
      <text:p text:style-name="P221"/>
      <text:p text:style-name="P108">Resum: Correcció de l'error pel qual no es poden processar múltiples registres per usuaris no administradors.</text:p>
      <text:p text:style-name="P221"/>
      <text:p text:style-name="P321">Errors resolts:</text:p>
      <text:list xml:id="list164824916248169" text:continue-list="list164824496632183" text:style-name="L64">
        <text:list-item>
          <text:p text:style-name="P545"><text:a xlink:type="simple" xlink:href="https://github.com/GovernIB/distribucio/issues/387" text:style-name="Internet_20_link" text:visited-style-name="Visited_20_Internet_20_Link"><text:span text:style-name="T198">#387</text:span></text:a><text:span text:style-name="T198"> S'intenta recuperar una anotació amb una cridada que requereix DIS_ADMIN al intentar fer un processament múltiple des de perfil Usuari.</text:span></text:p>
        </text:list-item>
      </text:list>
      <text:p text:style-name="P186"/>
      <text:p text:style-name="P82">Base de dades:<text:span text:style-name="T5"> </text:span></text:p>
      <text:list xml:id="list1780843383" text:style-name="L75">
        <text:list-item>
          <text:p text:style-name="P595">S<text:span text:style-name="T143">ense canvis</text:span></text:p>
        </text:list-item>
      </text:list>
      <text:p text:style-name="P82"/>
      <text:p text:style-name="P40"><text:span text:style-name="T6">Propietats globals</text:span>: </text:p>
      <text:list xml:id="list2098607388" text:style-name="L76">
        <text:list-item>
          <text:p text:style-name="P562">Sense canvis</text:p>
        </text:list-item>
      </text:list>
      <text:p text:style-name="P290"/>
      <text:list xml:id="list164824491463780" text:continue-list="list164823294303036" text:style-name="Outline">
        <text:list-item>
          <text:list>
            <text:list-header>
              <text:h text:style-name="P462" text:outline-level="2" text:is-list-header="true"><text:bookmark-start text:name="__RefHeading___Toc125562_3002973793"/><text:span text:style-name="T120">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22">Data: <text:span text:style-name="T172">19</text:span>/<text:span text:style-name="T200">11</text:span>/202<text:span text:style-name="T172">1 18:00h</text:span></text:p>
      <text:p text:style-name="P222"/>
      <text:p text:style-name="P109">Resum: Nou mòdul de consulta i recopilació de dades històriques. Reconeixement del tipus i perfil de la firma retornada pel Portasignatures. Altres millores.</text:p>
      <text:p text:style-name="P222"/>
      <text:p text:style-name="P342">Millores incloses:</text:p>
      <text:list xml:id="list3120140782" text:style-name="L77">
        <text:list-item>
          <text:p text:style-name="P649"><text:a xlink:type="simple" xlink:href="https://github.com/GovernIB/distribucio/issues/167" text:style-name="Internet_20_link" text:visited-style-name="Visited_20_Internet_20_Link">#167</text:a><text:span text:style-name="T201"> </text:span>Afegir un mòdul d’estadístiques</text:p>
        </text:list-item>
        <text:list-item>
          <text:p text:style-name="P650"><text:a xlink:type="simple" xlink:href="https://github.com/GovernIB/distribucio/issues/385" text:style-name="Internet_20_link" text:visited-style-name="Visited_20_Internet_20_Link">#385</text:a><text:span text:style-name="T202"> </text:span>Afegir desplegable al filtre per remitent </text:p>
        </text:list-item>
        <text:list-item>
          <text:p text:style-name="P650"><text:a xlink:type="simple" xlink:href="https://github.com/GovernIB/distribucio/issues/381" text:style-name="Internet_20_link" text:visited-style-name="Visited_20_Internet_20_Link">#381</text:a><text:span text:style-name="T202"> </text:span>Buidar la selecció d'anotacions en cas de nova cerca </text:p>
        </text:list-item>
        <text:list-item>
          <text:p text:style-name="P613"><text:a xlink:type="simple" xlink:href="https://github.com/GovernIB/distribucio/issues/376" text:style-name="Internet_20_link" text:visited-style-name="Visited_20_Internet_20_Link">#376</text:a><text:span text:style-name="T202"> </text:span>Recordar perfil de l'usuari </text:p>
        </text:list-item>
        <text:list-item>
          <text:p text:style-name="P613"><text:a xlink:type="simple" xlink:href="https://github.com/GovernIB/distribucio/issues/377" text:style-name="Internet_20_link" text:visited-style-name="Visited_20_Internet_20_Link">#377</text:a><text:span text:style-name="T202"> </text:span>Revisar l'accés a les seccions d'administrador i superusuari </text:p>
        </text:list-item>
        <text:list-item>
          <text:p text:style-name="P614"><text:a xlink:type="simple" xlink:href="https://github.com/GovernIB/distribucio/issues/301" text:style-name="Internet_20_link" text:visited-style-name="Visited_20_Internet_20_Link">#301</text:a><text:span text:style-name="T203"> </text:span>Poder veure que usuaris tenen permisos sobre una bústia al reenviar </text:p>
        </text:list-item>
        <text:list-item>
          <text:p text:style-name="P615"><text:a xlink:type="simple" xlink:href="https://github.com/GovernIB/distribucio/issues/383" text:style-name="Internet_20_link" text:visited-style-name="Visited_20_Internet_20_Link">#383</text:a><text:span text:style-name="T204"> </text:span>La reserva d'anotacions és molt lenta </text:p>
        </text:list-item>
        <text:list-item>
          <text:p text:style-name="P615"><text:a xlink:type="simple" xlink:href="https://github.com/GovernIB/distribucio/issues/379" text:style-name="Internet_20_link" text:visited-style-name="Visited_20_Internet_20_Link">#379</text:a><text:span text:style-name="T204"> </text:span>Canviar el format del tipus d'anotació (tramitació/coneixement) </text:p>
        </text:list-item>
        <text:list-item>
          <text:p text:style-name="P615"><text:soft-page-break/><text:a xlink:type="simple" xlink:href="https://github.com/GovernIB/distribucio/issues/380" text:style-name="Internet_20_link" text:visited-style-name="Visited_20_Internet_20_Link">#380</text:a><text:span text:style-name="T204"> </text:span>Poder seleccionar una bústia per defecte per usuari </text:p>
        </text:list-item>
        <text:list-item>
          <text:p text:style-name="P615"><text:a xlink:type="simple" xlink:href="https://github.com/GovernIB/distribucio/issues/382" text:style-name="Internet_20_link" text:visited-style-name="Visited_20_Internet_20_Link">#382</text:a><text:span text:style-name="T204"> </text:span>L'usuari que ha bloquejat un assentament hauria de poder realitzar accions sobre ell </text:p>
        </text:list-item>
      </text:list>
      <text:p text:style-name="P322"/>
      <text:p text:style-name="P322">Errors resolts:</text:p>
      <text:list xml:id="list164824812139640" text:continue-list="list164824916248169" text:style-name="L64">
        <text:list-item>
          <text:p text:style-name="P546">#391 Afegir comprovació de la signatura dels documents signats per portafib </text:p>
        </text:list-item>
      </text:list>
      <text:p text:style-name="P187"/>
      <text:p text:style-name="P83">Base de dades:<text:span text:style-name="T5"> </text:span></text:p>
      <text:list xml:id="list2084293016" text:style-name="L78">
        <text:list-item>
          <text:p text:style-name="P596">distribucio_update_0.9.38.sql (Oracle)</text:p>
        </text:list-item>
      </text:list>
      <table:table table:name="Table11" table:style-name="Table11">
        <table:table-column table:style-name="Table11.A"/>
        <table:table-row table:style-name="TableLine341914688">
          <table:table-cell table:style-name="Table11.A1" office:value-type="string">
            <text:p text:style-name="P396">--#376 Recordar perfil de l'usuari</text:p>
            <text:p text:style-name="P374"><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0"/>
            <text:p text:style-name="P396">-- # 167 Afegir un mòdul d’estadístiques</text:p>
            <text:p text:style-name="P396">-- Crear taules per anotacions, estat i busties</text:p>
            <text:p text:style-name="P390"/>
            <text:p text:style-name="P374"><text:span text:style-name="T59">CREATE</text:span><text:span text:style-name="T29"> </text:span><text:span text:style-name="T59">TABLE</text:span><text:span text:style-name="T29"> DIS_HIS_ANOTACIO</text:span></text:p>
            <text:p text:style-name="P406">(</text:p>
            <text:p text:style-name="P374"><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4"><text:span text:style-name="T29"><text:s text:c="4"/>ENTITAT_ID <text:s text:c="14"/>NUMBER(19) <text:s text:c="4"/></text:span><text:span text:style-name="T59">NOT</text:span><text:span text:style-name="T29"> </text:span><text:span text:style-name="T116">NULL</text:span><text:span text:style-name="T29">,</text:span></text:p>
            <text:p text:style-name="P406"><text:s text:c="4"/>UNITAT_ID <text:s text:c="15"/>NUMBER(19),</text:p>
            <text:p text:style-name="P374"><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4"><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4"><text:span text:style-name="T29"><text:s text:c="4"/>ANOTACIONS <text:s text:c="14"/>NUMBER(19)<text:tab/> <text:s text:c="3"/></text:span><text:span text:style-name="T59">NOT</text:span><text:span text:style-name="T29"> </text:span><text:span text:style-name="T116">NULL</text:span><text:span text:style-name="T29">,</text:span></text:p>
            <text:p text:style-name="P374"><text:span text:style-name="T29"><text:s text:c="4"/>ANOTACIONS_TOTAL <text:s text:c="8"/>NUMBER(19)<text:tab/> <text:s text:c="3"/></text:span><text:span text:style-name="T59">NOT</text:span><text:span text:style-name="T29"> </text:span><text:span text:style-name="T116">NULL</text:span><text:span text:style-name="T29">,</text:span></text:p>
            <text:p text:style-name="P374"><text:span text:style-name="T29"><text:s text:c="4"/>REENVIAMENTS <text:s text:c="12"/>NUMBER(19)<text:tab/> <text:s text:c="3"/></text:span><text:span text:style-name="T59">NOT</text:span><text:span text:style-name="T29"> </text:span><text:span text:style-name="T116">NULL</text:span><text:span text:style-name="T29">,</text:span></text:p>
            <text:p text:style-name="P374"><text:span text:style-name="T29"><text:s text:c="4"/>EMAILS <text:s text:c="18"/>NUMBER(19)<text:tab/> <text:s text:c="3"/></text:span><text:span text:style-name="T59">NOT</text:span><text:span text:style-name="T29"> </text:span><text:span text:style-name="T116">NULL</text:span><text:span text:style-name="T29">,</text:span></text:p>
            <text:p text:style-name="P374"><text:span text:style-name="T29"><text:s text:c="4"/>JUSTIFICANTS <text:s text:c="12"/>NUMBER(19)<text:tab/> <text:s text:c="3"/></text:span><text:span text:style-name="T59">NOT</text:span><text:span text:style-name="T29"> </text:span><text:span text:style-name="T116">NULL</text:span><text:span text:style-name="T29">,</text:span></text:p>
            <text:p text:style-name="P374"><text:span text:style-name="T29"><text:s text:c="4"/>ANNEXOS <text:s text:c="17"/>NUMBER(19)<text:tab/> <text:s text:c="3"/></text:span><text:span text:style-name="T59">NOT</text:span><text:span text:style-name="T29"> </text:span><text:span text:style-name="T116">NULL</text:span><text:span text:style-name="T29">,</text:span></text:p>
            <text:p text:style-name="P374"><text:span text:style-name="T29"><text:s text:c="4"/>BUSTIES <text:s text:c="17"/>NUMBER(19)<text:tab/> <text:s text:c="3"/></text:span><text:span text:style-name="T59">NOT</text:span><text:span text:style-name="T29"> </text:span><text:span text:style-name="T116">NULL</text:span><text:span text:style-name="T29">,</text:span></text:p>
            <text:p text:style-name="P374"><text:span text:style-name="T29"><text:s text:c="4"/>USUARIS <text:s text:c="17"/>NUMBER(19)<text:tab/> <text:s text:c="3"/></text:span><text:span text:style-name="T59">NOT</text:span><text:span text:style-name="T29"> </text:span><text:span text:style-name="T116">NULL</text:span></text:p>
            <text:p text:style-name="P406">);</text:p>
            <text:p text:style-name="P390"/>
            <text:p text:style-name="P374"><text:span text:style-name="T59">CREATE</text:span><text:span text:style-name="T29"> </text:span><text:span text:style-name="T59">TABLE</text:span><text:span text:style-name="T29"> DIS_HIS_ESTAT</text:span></text:p>
            <text:p text:style-name="P406">(</text:p>
            <text:p text:style-name="P374"><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4"><text:span text:style-name="T29"><text:s text:c="4"/>ENTITAT_ID <text:s text:c="14"/>NUMBER(19) <text:s text:c="4"/></text:span><text:span text:style-name="T59">NOT</text:span><text:span text:style-name="T29"> </text:span><text:span text:style-name="T116">NULL</text:span><text:span text:style-name="T29">,</text:span></text:p>
            <text:p text:style-name="P406"><text:s text:c="4"/>UNITAT_ID <text:s text:c="15"/>NUMBER(19),</text:p>
            <text:p text:style-name="P374"><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4"><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4"><text:span text:style-name="T29"><text:s text:c="4"/>ESTAT <text:s text:c="19"/>VARCHAR2(64 </text:span><text:span text:style-name="T59">CHAR</text:span><text:span text:style-name="T29">) </text:span><text:span text:style-name="T59">NOT</text:span><text:span text:style-name="T29"> </text:span><text:span text:style-name="T116">NULL</text:span><text:span text:style-name="T29">,</text:span></text:p>
            <text:p text:style-name="P374"><text:span text:style-name="T29"><text:s text:c="4"/>CORRECTE <text:s text:c="16"/>NUMBER(19)<text:tab/> <text:s text:c="3"/></text:span><text:span text:style-name="T59">NOT</text:span><text:span text:style-name="T29"> </text:span><text:span text:style-name="T116">NULL</text:span><text:span text:style-name="T29">,</text:span></text:p>
            <text:p text:style-name="P374"><text:span text:style-name="T29"><text:s text:c="4"/>CORRECTE_TOTAL <text:s text:c="10"/>NUMBER(19)<text:tab/> <text:s text:c="3"/></text:span><text:span text:style-name="T59">NOT</text:span><text:span text:style-name="T29"> </text:span><text:span text:style-name="T116">NULL</text:span><text:span text:style-name="T29">,</text:span></text:p>
            <text:p text:style-name="P374"><text:span text:style-name="T29"><text:s text:c="4"/>ERROR <text:s text:c="19"/>NUMBER(19)<text:tab/> <text:s text:c="3"/></text:span><text:span text:style-name="T59">NOT</text:span><text:span text:style-name="T29"> </text:span><text:span text:style-name="T116">NULL</text:span><text:span text:style-name="T29">,</text:span></text:p>
            <text:p text:style-name="P374"><text:span text:style-name="T29"><text:s text:c="4"/>ERROR_TOTAL <text:s text:c="13"/>NUMBER(19)<text:tab/> <text:s text:c="3"/></text:span><text:span text:style-name="T59">NOT</text:span><text:span text:style-name="T29"> </text:span><text:span text:style-name="T116">NULL</text:span><text:span text:style-name="T29">,</text:span></text:p>
            <text:p text:style-name="P374"><text:span text:style-name="T29"><text:s text:c="4"/>TOTAL <text:s text:c="19"/>NUMBER(19)<text:tab/> <text:s text:c="3"/></text:span><text:span text:style-name="T59">NOT</text:span><text:span text:style-name="T29"> </text:span><text:span text:style-name="T116">NULL</text:span></text:p>
            <text:p text:style-name="P406">);</text:p>
            <text:p text:style-name="P390"/>
            <text:p text:style-name="P374"><text:span text:style-name="T59">CREATE</text:span><text:span text:style-name="T29"> </text:span><text:span text:style-name="T59">TABLE</text:span><text:span text:style-name="T29"> DIS_HIS_BUSTIA</text:span></text:p>
            <text:p text:style-name="P406">(</text:p>
            <text:p text:style-name="P374"><text:span text:style-name="T29"><text:tab/>ID<text:tab/><text:tab/><text:tab/><text:tab/><text:tab/><text:tab/> NUMBER(19)<text:tab/> <text:s text:c="3"/></text:span><text:span text:style-name="T59">NOT</text:span><text:span text:style-name="T29"> </text:span><text:span text:style-name="T116">NULL</text:span><text:span text:style-name="T29">,</text:span></text:p>
            <text:p text:style-name="P374"><text:span text:style-name="T29"><text:s text:c="4"/>ENTITAT_ID <text:s text:c="14"/>NUMBER(19) <text:s text:c="4"/></text:span><text:span text:style-name="T59">NOT</text:span><text:span text:style-name="T29"> </text:span><text:span text:style-name="T116">NULL</text:span><text:span text:style-name="T29">,</text:span></text:p>
            <text:p text:style-name="P406"><text:s text:c="4"/>UNITAT_ID <text:s text:c="15"/>NUMBER(19),</text:p>
            <text:p text:style-name="P374"><text:span text:style-name="T29"><text:s text:c="4"/>TIPUS <text:s text:c="19"/>VARCHAR2(16 </text:span><text:span text:style-name="T59">CHAR</text:span><text:span text:style-name="T29">) </text:span><text:span text:style-name="T59">NOT</text:span><text:span text:style-name="T29"> </text:span><text:span text:style-name="T116">NULL</text:span><text:span text:style-name="T29">,</text:span></text:p>
            <text:p text:style-name="P374"><text:span text:style-name="T29"><text:s text:c="4"/>DATA <text:s text:c="20"/></text:span><text:span text:style-name="T59">TIMESTAMP</text:span><text:span text:style-name="T29">(6) <text:s text:c="2"/></text:span><text:span text:style-name="T59">NOT</text:span><text:span text:style-name="T29"> </text:span><text:span text:style-name="T116">NULL</text:span><text:span text:style-name="T29">,</text:span></text:p>
            <text:p text:style-name="P374"><text:span text:style-name="T29"><text:s text:c="4"/>BUSTIA_ID <text:s text:c="15"/>NUMBER(19) <text:s text:c="4"/></text:span><text:span text:style-name="T59">NOT</text:span><text:span text:style-name="T29"> </text:span><text:span text:style-name="T116">NULL</text:span><text:span text:style-name="T29">,</text:span></text:p>
            <text:p text:style-name="P374"><text:soft-page-break/><text:span text:style-name="T29"><text:s text:c="4"/>NOM <text:s text:c="21"/>VARCHAR2(1024 </text:span><text:span text:style-name="T59">CHAR</text:span><text:span text:style-name="T29">) </text:span><text:span text:style-name="T59">NOT</text:span><text:span text:style-name="T29"> </text:span><text:span text:style-name="T116">NULL</text:span><text:span text:style-name="T29">,</text:span></text:p>
            <text:p text:style-name="P374"><text:span text:style-name="T29"><text:s text:c="4"/>USUARIS <text:s text:c="17"/>NUMBER(19)<text:tab/> <text:s text:c="3"/></text:span><text:span text:style-name="T59">NOT</text:span><text:span text:style-name="T29"> </text:span><text:span text:style-name="T116">NULL</text:span><text:span text:style-name="T29">,</text:span></text:p>
            <text:p text:style-name="P374"><text:span text:style-name="T29"><text:s text:c="4"/>USUARIS_PERMIS <text:s text:c="10"/>NUMBER(19)<text:tab/> <text:s text:c="3"/></text:span><text:span text:style-name="T59">NOT</text:span><text:span text:style-name="T29"> </text:span><text:span text:style-name="T116">NULL</text:span><text:span text:style-name="T29">,</text:span></text:p>
            <text:p text:style-name="P374"><text:span text:style-name="T29"><text:s text:c="4"/>USUARIS_ROL <text:s text:c="13"/>NUMBER(19)<text:tab/> <text:s text:c="3"/></text:span><text:span text:style-name="T59">NOT</text:span><text:span text:style-name="T29"> </text:span><text:span text:style-name="T116">NULL</text:span></text:p>
            <text:p text:style-name="P406">);</text:p>
            <text:p text:style-name="P390"/>
            <text:p text:style-name="P396">-- PK</text:p>
            <text:p text:style-name="P374"><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4"><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4"><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0"/>
            <text:p text:style-name="P396">-- FK</text:p>
            <text:p text:style-name="P374"><text:span text:style-name="T59">ALTER</text:span><text:span text:style-name="T29"> </text:span><text:span text:style-name="T59">TABLE</text:span><text:span text:style-name="T29"> DIS_HIS_ANOTACIO </text:span></text:p>
            <text:p text:style-name="P374"><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4"><text:span text:style-name="T59">ALTER</text:span><text:span text:style-name="T29"> </text:span><text:span text:style-name="T59">TABLE</text:span><text:span text:style-name="T29"> DIS_HIS_ANOTACIO </text:span></text:p>
            <text:p text:style-name="P374"><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0"/>
            <text:p text:style-name="P374"><text:span text:style-name="T59">ALTER</text:span><text:span text:style-name="T29"> </text:span><text:span text:style-name="T59">TABLE</text:span><text:span text:style-name="T29"> DIS_HIS_ESTAT</text:span></text:p>
            <text:p text:style-name="P374"><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4"><text:span text:style-name="T59">ALTER</text:span><text:span text:style-name="T29"> </text:span><text:span text:style-name="T59">TABLE</text:span><text:span text:style-name="T29"> DIS_HIS_ESTAT</text:span></text:p>
            <text:p text:style-name="P374"><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6"><text:s text:c="4"/></text:p>
            <text:p text:style-name="P374"><text:span text:style-name="T59">ALTER</text:span><text:span text:style-name="T29"> </text:span><text:span text:style-name="T59">TABLE</text:span><text:span text:style-name="T29"> DIS_HIS_BUSTIA</text:span></text:p>
            <text:p text:style-name="P374"><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4"><text:span text:style-name="T59">ALTER</text:span><text:span text:style-name="T29"> </text:span><text:span text:style-name="T59">TABLE</text:span><text:span text:style-name="T29"> DIS_HIS_BUSTIA</text:span></text:p>
            <text:p text:style-name="P374"><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0"/>
            <text:p text:style-name="P396">-- I</text:p>
            <text:p text:style-name="P374"><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4"><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4"><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0"/>
            <text:p text:style-name="P396">-- GRANT</text:p>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0"/>
            <text:p text:style-name="P390"/>
            <text:p text:style-name="P396">-- #301 Poder veure que usuaris tenen permisos sobre una bústia al reenviar </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reenviar.mostrar.permisos'</text:span><text:span text:style-name="T29">,</text:span><text:span text:style-name="T116">null</text:span><text:span text:style-name="T29">,</text:span><text:span text:style-name="T131">'Mostrar usuaris amb permís sobre bústies al reenviar'</text:span><text:span text:style-name="T29">,</text:span><text:span text:style-name="T131">'GENERAL'</text:span><text:span text:style-name="T29">,</text:span><text:span text:style-name="T131">'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90"/>
            <text:p text:style-name="P396">-- #380 Poder seleccionar una bústia per defecte per usuari </text:p>
            <text:p text:style-name="P374"><text:span text:style-name="T59">CREATE</text:span><text:span text:style-name="T29"> </text:span><text:span text:style-name="T59">TABLE</text:span><text:span text:style-name="T29"> DIS_BUSTIA_DEFAULT</text:span></text:p>
            <text:p text:style-name="P406">(</text:p>
            <text:p text:style-name="P374"><text:span text:style-name="T29"><text:s text:c="4"/>ID <text:s text:c="21"/>NUMBER(19) <text:s text:c="12"/></text:span><text:span text:style-name="T59">NOT</text:span><text:span text:style-name="T29"> </text:span><text:span text:style-name="T116">NULL</text:span><text:span text:style-name="T29">,</text:span></text:p>
            <text:p text:style-name="P374"><text:span text:style-name="T29"><text:s text:c="4"/>ENTITAT <text:s text:c="16"/>NUMBER(19) <text:s text:c="12"/></text:span><text:span text:style-name="T59">NOT</text:span><text:span text:style-name="T29"> </text:span><text:span text:style-name="T116">NULL</text:span><text:span text:style-name="T29">,</text:span></text:p>
            <text:p text:style-name="P374"><text:soft-page-break/><text:span text:style-name="T29"><text:s text:c="4"/>BUSTIA <text:s text:c="17"/>NUMBER(19) <text:s text:c="12"/></text:span><text:span text:style-name="T59">NOT</text:span><text:span text:style-name="T29"> </text:span><text:span text:style-name="T116">NULL</text:span><text:span text:style-name="T29">,</text:span></text:p>
            <text:p text:style-name="P374"><text:span text:style-name="T29"><text:s text:c="4"/>USUARI <text:s/><text:tab/> <text:s text:c="11"/>VARCHAR2(64 </text:span><text:span text:style-name="T59">CHAR</text:span><text:span text:style-name="T29">) <text:s text:c="5"/></text:span><text:span text:style-name="T59">NOT</text:span><text:span text:style-name="T29"> </text:span><text:span text:style-name="T116">NULL</text:span><text:span text:style-name="T29">,</text:span></text:p>
            <text:p text:style-name="P374"><text:span text:style-name="T29"><text:s text:c="4"/>CREATEDDATE <text:s text:c="12"/></text:span><text:span text:style-name="T59">TIMESTAMP</text:span><text:span text:style-name="T29">(6),</text:span></text:p>
            <text:p text:style-name="P374"><text:span text:style-name="T29"><text:s text:c="4"/>LASTMODIFIEDDATE <text:s text:c="7"/></text:span><text:span text:style-name="T59">TIMESTAMP</text:span><text:span text:style-name="T29">(6)</text:span></text:p>
            <text:p text:style-name="P406">);</text:p>
            <text:p text:style-name="P390"/>
            <text:p text:style-name="P396">-- PK</text:p>
            <text:p text:style-name="P374"><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0"/>
            <text:p text:style-name="P396">-- FK</text:p>
            <text:p text:style-name="P374"><text:span text:style-name="T59">ALTER</text:span><text:span text:style-name="T29"> </text:span><text:span text:style-name="T59">TABLE</text:span><text:span text:style-name="T29"> DIS_BUSTIA_DEFAULT </text:span></text:p>
            <text:p text:style-name="P374"><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4"><text:span text:style-name="T59">ALTER</text:span><text:span text:style-name="T29"> </text:span><text:span text:style-name="T59">TABLE</text:span><text:span text:style-name="T29"> DIS_BUSTIA_DEFAULT </text:span></text:p>
            <text:p text:style-name="P374"><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4"><text:span text:style-name="T59">ALTER</text:span><text:span text:style-name="T29"> </text:span><text:span text:style-name="T59">TABLE</text:span><text:span text:style-name="T29"> DIS_BUSTIA_DEFAULT </text:span></text:p>
            <text:p text:style-name="P374"><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6"><text:s text:c="4"/></text:p>
            <text:p text:style-name="P35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3"/>
            <text:p text:style-name="P133"/>
            <text:p text:style-name="P249">-- #391 Afegir comprovació de la signatura dels documents signats per portafib</text:p>
            <text:p text:style-name="P390"/>
            <text:p text:style-name="P396">-- Propietats pel la firma en sevidor</text:p>
            <text:p text:style-name="P390"/>
            <text:p text:style-name="P396">-- Canvia la descripció del perfil.</text:p>
            <text:p text:style-name="P374"><text:span text:style-name="T59">UPDATE</text:span><text:span text:style-name="T29"> DIS_CONFIG</text:span></text:p>
            <text:p text:style-name="P374"><text:span text:style-name="T59">SET</text:span><text:span text:style-name="T29"> DESCRIPTION = </text:span><text:span text:style-name="T131">'Propietat per especificar el perfil de firma de l''usuari al Portasignatures. Es pot deixar buit si només en té un d''assignat.'</text:span></text:p>
            <text:p text:style-name="P374"><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erfil'</text:span><text:span text:style-name="T29">;</text:span></text:p>
            <text:p text:style-name="P390"/>
            <text:p text:style-name="P396">-- Insereix la propietat pel certificat.</text:p>
            <text:p text:style-name="P396">-- es.caib.distribucio.plugin.signatura.portafib.username=afirmades-firma</text:p>
            <text:p text:style-name="P374"><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4"><text:span text:style-name="T59">VALUES</text:span><text:span text:style-name="T29"> (</text:span><text:span text:style-name="T131">'es.caib.distribucio.plugin.signatura.portafib.username'</text:span><text:span text:style-name="T29">,</text:span><text:span text:style-name="T116">null</text:span><text:span text:style-name="T29">,</text:span><text:span text:style-name="T131">'Nom del certificat a utilitzar en la firma. És opcional'</text:span><text:span text:style-name="T29">,</text:span><text:span text:style-name="T131">'SIGNATURA'</text:span><text:span text:style-name="T29">,</text:span><text:span text:style-name="T131">'6'</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90"/>
            <text:p text:style-name="P129"/>
          </table:table-cell>
        </table:table-row>
      </table:table>
      <text:p text:style-name="P337"/>
      <text:p text:style-name="P83"/>
      <text:p text:style-name="P41"><text:span text:style-name="T6">Propietats globals</text:span>: </text:p>
      <text:list xml:id="list3653943645" text:style-name="L79">
        <text:list-item>
          <text:p text:style-name="P563">S'ha afegit una nova propietat configurable per mostrar o no els usuaris amb permís sobre una bústia a l'hora de reenviar configurable via interfície web:</text:p>
          <text:list>
            <text:list-item>
              <text:p text:style-name="P651">es.caib.distribucio.contingut.reenviar.mostrar.permisos=false</text:p>
            </text:list-item>
          </text:list>
        </text:list-item>
        <text:list-item>
          <text:p text:style-name="P567">S'ha afegit una propietat per la firma en servidor per escollir el certificat a utilitzar per @firma.</text:p>
          <text:list>
            <text:list-item>
              <text:p text:style-name="P653">es.caib.distribucio.plugin.signatura.portafib.username=</text:p>
            </text:list-item>
          </text:list>
        </text:list-item>
      </text:list>
      <text:p text:style-name="P352"/>
      <text:p text:style-name="P291"><text:soft-page-break/></text:p>
      <text:list xml:id="list164823931647999" text:continue-list="list164824491463780" text:style-name="Outline">
        <text:list-item>
          <text:list>
            <text:list-header>
              <text:h text:style-name="P463" text:outline-level="2" text:is-list-header="true"><text:bookmark-start text:name="__RefHeading___Toc140729_35401148061"/><text:span text:style-name="T120">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23">Data: <text:span text:style-name="T205">10</text:span>/<text:span text:style-name="T200">12</text:span>/202<text:span text:style-name="T172">1 12:00h</text:span></text:p>
      <text:p text:style-name="P223"/>
      <text:p text:style-name="P110">Resum: Es modifica Distribucio per oferir millores visuals, corregir alguns errors i suportar els diferents perfils de firma segons el tipus d'annex.</text:p>
      <text:p text:style-name="P223"/>
      <text:p text:style-name="P343">Millores incloses:</text:p>
      <text:list xml:id="list164824368391771" text:continue-list="list3120140782" text:style-name="L77">
        <text:list-item>
          <text:p text:style-name="P616"><text:a xlink:type="simple" xlink:href="https://github.com/GovernIB/distribucio/issues/397" text:style-name="Internet_20_link" text:visited-style-name="Visited_20_Internet_20_Link">#397</text:a><text:span text:style-name="T205"> </text:span>Tractar documents firmats TF05 CAdES attached i TF03 XAdES enveloped signature en el Arxiu</text:p>
        </text:list-item>
        <text:list-item>
          <text:p text:style-name="P616"><text:a xlink:type="simple" xlink:href="https://github.com/GovernIB/distribucio/issues/390" text:style-name="Internet_20_link" text:visited-style-name="Visited_20_Internet_20_Link">#390</text:a><text:span text:style-name="T205"> </text:span>Permetre a tots els usuaris i administradors una nova acció per a poder passar anotacions de processada a pendent d'usuari</text:p>
        </text:list-item>
        <text:list-item>
          <text:p text:style-name="P576"><text:a xlink:type="simple" xlink:href="https://github.com/GovernIB/distribucio/issues/393" text:style-name="Internet_20_link" text:visited-style-name="Visited_20_Internet_20_Link">#393</text:a><text:span text:style-name="T205"> </text:span>Permetre donar d'alta anotacions sense especificar l'entitat</text:p>
        </text:list-item>
      </text:list>
      <text:p text:style-name="P223"/>
      <text:list xml:id="list164823051366660" text:continue-numbering="true" text:style-name="L77">
        <text:list-item>
          <text:p text:style-name="P616"><text:a xlink:type="simple" xlink:href="https://github.com/GovernIB/distribucio/issues/389" text:style-name="Internet_20_link" text:visited-style-name="Visited_20_Internet_20_Link">#389</text:a><text:span text:style-name="T205"> </text:span>Afegir funcionalitat per a administradors de poder marcar una anotació o múltiples, com a acció massiva, per que es sobreescriguin al redistribuir l'anotació</text:p>
        </text:list-item>
        <text:list-item>
          <text:p text:style-name="P576"><text:a xlink:type="simple" xlink:href="https://github.com/GovernIB/distribucio/issues/394" text:style-name="Internet_20_link" text:visited-style-name="Visited_20_Internet_20_Link">#394</text:a><text:span text:style-name="T205"> </text:span>Visualitzar les metadades addicionals de títol, idioma i descripció </text:p>
        </text:list-item>
        <text:list-item>
          <text:p text:style-name="P616"><text:a xlink:type="simple" xlink:href="https://github.com/GovernIB/distribucio/issues/369" text:style-name="Internet_20_link" text:visited-style-name="Visited_20_Internet_20_Link">#369</text:a><text:span text:style-name="T205"> </text:span>Canviar columna CIF per Codi DIR3 en el llistat d'entitats </text:p>
        </text:list-item>
        <text:list-item>
          <text:p text:style-name="P616"><text:a xlink:type="simple" xlink:href="https://github.com/GovernIB/distribucio/issues/296" text:style-name="Internet_20_link" text:visited-style-name="Visited_20_Internet_20_Link">#296</text:a><text:span text:style-name="T205"> </text:span>Posar icona/color en els assentaments que estiguin "duplicats" en una bústia </text:p>
        </text:list-item>
      </text:list>
      <text:p text:style-name="P323"/>
      <text:p text:style-name="P323">Errors resolts:</text:p>
      <text:list xml:id="list3281589280" text:style-name="L80">
        <text:list-item>
          <text:p text:style-name="P547"><text:a xlink:type="simple" xlink:href="https://github.com/GovernIB/distribucio/issues/403" text:style-name="Internet_20_link" text:visited-style-name="Visited_20_Internet_20_Link">#403</text:a><text:span text:style-name="T205"> </text:span>Peticions mal informades d'alta de documents PDF firmats </text:p>
        </text:list-item>
        <text:list-item>
          <text:p text:style-name="P547"><text:a xlink:type="simple" xlink:href="https://github.com/GovernIB/distribucio/issues/395" text:style-name="Internet_20_link" text:visited-style-name="Visited_20_Internet_20_Link">#395</text:a><text:span text:style-name="T205"> </text:span>Falla l'opció de passar a la següent anotació en reenviar des de "Detalls" </text:p>
        </text:list-item>
        <text:list-item>
          <text:p text:style-name="P547"><text:a xlink:type="simple" xlink:href="https://github.com/GovernIB/distribucio/issues/404" text:style-name="Internet_20_link" text:visited-style-name="Visited_20_Internet_20_Link">#404</text:a><text:span text:style-name="T206"> </text:span>Com a usuari, no deixa fer enviaments ni marcat com a processats massius d'anotacions <text:span text:style-name="T206">que han esgotat els reintents</text:span></text:p>
        </text:list-item>
      </text:list>
      <text:p text:style-name="P188"/>
      <text:p text:style-name="P84">Base de dades:<text:span text:style-name="T5"> </text:span></text:p>
      <text:list xml:id="list2445262004" text:style-name="L81">
        <text:list-item>
          <text:p text:style-name="P597">distribucio_update_0.9.39.sql (Oracle)</text:p>
        </text:list-item>
      </text:list>
      <table:table table:name="Table13" table:style-name="Table13">
        <table:table-column table:style-name="Table13.A"/>
        <table:table-row table:style-name="TableLine341912512">
          <table:table-cell table:style-name="Table13.A1" office:value-type="string">
            <text:p text:style-name="P412"/>
            <text:p text:style-name="P401">-- #389: Afegir funcionalitat per a administradors de poder marcar una anotació o múltiples, com a acció massiva, per que es sobreescriguin al redistribuir l'anotació</text:p>
            <text:p text:style-name="P379"><text:span text:style-name="T59">ALTER</text:span><text:span text:style-name="T29"> </text:span><text:span text:style-name="T59">TABLE</text:span><text:span text:style-name="T29"> DIS_REGISTRE</text:span></text:p>
            <text:p text:style-name="P379"><text:span text:style-name="T59">ADD</text:span><text:span text:style-name="T29"> (</text:span></text:p>
            <text:p text:style-name="P379"><text:span text:style-name="T29"><text:s text:c="4"/>SOBREESCRIURE NUMBER(1) </text:span><text:span text:style-name="T59">DEFAULT</text:span><text:span text:style-name="T29"> 0</text:span></text:p>
            <text:p text:style-name="P412">);</text:p>
            <text:p text:style-name="P393"/>
            <text:p text:style-name="P401">-- #296 Posar icona/color en els assentaments que estiguin "duplicats" en una bústia </text:p>
            <text:p text:style-name="P379"><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79"><text:span text:style-name="T59">ALTER</text:span><text:span text:style-name="T29"> </text:span><text:span text:style-name="T59">TABLE</text:span><text:span text:style-name="T29"> DIS_CONT_MOV </text:span><text:span text:style-name="T59">ADD</text:span><text:span text:style-name="T29"> NUM_DUPLICAT NUMBER(10);</text:span></text:p>
            <text:p text:style-name="P393"/>
            <text:p text:style-name="P401">-- Deixar constància del número de duplicitat d'una anotació (x vegades reenviada a una bústia)</text:p>
            <text:p text:style-name="P379"><text:span text:style-name="T59">UPDATE</text:span><text:span text:style-name="T29"> DIS_CONT_MOV MOV </text:span></text:p>
            <text:p text:style-name="P379"><text:span text:style-name="T29"><text:s text:c="4"/></text:span><text:span text:style-name="T59">SET</text:span><text:span text:style-name="T29"> NUM_DUPLICAT = (</text:span></text:p>
            <text:p text:style-name="P379"><text:span text:style-name="T29"><text:s text:c="8"/></text:span><text:span text:style-name="T59">SELECT</text:span><text:span text:style-name="T29"> </text:span><text:span text:style-name="T167">COUNT</text:span><text:span text:style-name="T29">(R.NUMERO)</text:span></text:p>
            <text:p text:style-name="P379"><text:span text:style-name="T29"><text:s text:c="8"/><text:tab/></text:span><text:span text:style-name="T59">FROM</text:span><text:span text:style-name="T29"> DIS_REGISTRE R</text:span></text:p>
            <text:p text:style-name="P379"><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79"><text:span text:style-name="T29"><text:s text:c="8"/><text:tab/></text:span><text:span text:style-name="T59">WHERE</text:span><text:span text:style-name="T29"> MOV.DESTI_ID = M.DESTI_ID </text:span></text:p>
            <text:p text:style-name="P379"><text:span text:style-name="T29"><text:s text:c="8"/><text:tab/></text:span><text:span text:style-name="T59">AND</text:span><text:span text:style-name="T29"> MOV.CONTINGUT_ID = M.CONTINGUT_ID</text:span></text:p>
            <text:p text:style-name="P379"><text:span text:style-name="T29"><text:s text:c="8"/><text:tab/></text:span><text:span text:style-name="T59">GROUP</text:span><text:span text:style-name="T29"> </text:span><text:span text:style-name="T59">BY</text:span><text:span text:style-name="T29"> R.NUMERO, M.DESTI_ID</text:span></text:p>
            <text:p text:style-name="P412">); </text:p>
            <text:p text:style-name="P393"/>
            <text:p text:style-name="P379"><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sobreescriure.anotacions.duplicades'</text:span><text:span text:style-name="T29">,</text:span><text:span text:style-name="T131">'false'</text:span><text:span text:style-name="T29">,</text:span><text:span text:style-name="T131">'Permetre sobreescriure anotacions duplicades al reenviar'</text:span><text:span text:style-name="T29">,</text:span><text:span text:style-name="T131">'GENERAL'</text:span><text:span text:style-name="T29">,</text:span><text:span text:style-name="T131">'12'</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93"/>
            <text:p text:style-name="P401">-- Propietat per configurar via web els dies abans de tancar a l'Arxiu una anotació processada</text:p>
            <text:p text:style-name="P379"><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ncament.expedient.dies'</text:span><text:span text:style-name="T29">,</text:span><text:span text:style-name="T117">1825</text:span><text:span text:style-name="T29">,</text:span><text:span text:style-name="T131">'Interval de dies que han de passar per efectura el tencament de l''expedient a l''arxiu després de marcar l''anotació com a processada'</text:span><text:span text:style-name="T29">,</text:span><text:span text:style-name="T131">'SCHEDULLED_TANCAR'</text:span><text:span text:style-name="T29">,</text:span><text:span text:style-name="T131">'1'</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134"/>
          </table:table-cell>
        </table:table-row>
      </table:table>
      <text:p text:style-name="P338"/>
      <text:p text:style-name="P84"/>
      <text:p text:style-name="P42"><text:span text:style-name="T6">Propietats globals</text:span>: </text:p>
      <text:list xml:id="list4122362902" text:style-name="L82">
        <text:list-item>
          <text:p text:style-name="P61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2">es.caib.distribucio.sobreescriure.anotacions.duplicades=false</text:p>
            </text:list-item>
          </text:list>
        </text:list-item>
        <text:list-item>
          <text:p text:style-name="P568">S'ha afegit a la configuració web la propietat per indicar quants dies esperar abans de tancar un expedient a l'Arxiu.</text:p>
          <text:list>
            <text:list-item>
              <text:p text:style-name="P617"><text:span text:style-name="T128">es.caib.distribucio.tancament.expedient.dies=1</text:span><text:span text:style-name="T129">825</text:span></text:p>
            </text:list-item>
          </text:list>
        </text:list-item>
      </text:list>
      <text:p text:style-name="P353"/>
      <text:list xml:id="list164823418871574" text:continue-list="list164823931647999" text:style-name="Outline">
        <text:list-item>
          <text:list>
            <text:list-header>
              <text:h text:style-name="P464" text:outline-level="2" text:is-list-header="true"><text:bookmark-start text:name="__RefHeading___Toc74811_1561600779"/><text:span text:style-name="T120">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24">Data: <text:span text:style-name="T205">26</text:span>/<text:span text:style-name="T200">01</text:span>/202<text:span text:style-name="T207">2 13:00h</text:span></text:p>
      <text:p text:style-name="P224"/>
      <text:p text:style-name="P111">Resum: En aquesta versió s'han modificat les accions múltiples per mostrar una barra de progrés. També s'ha afegit l'opció de re <text:span text:style-name="T212">a</text:span>valuar una regla i s'han corregit i modificat algunes columnes i detalls de les anotacions.</text:p>
      <text:p text:style-name="P224"/>
      <text:p text:style-name="P344">Millores incloses:</text:p>
      <text:list xml:id="list164824877623854" text:continue-list="list164823051366660" text:style-name="L77">
        <text:list-item>
          <text:p text:style-name="P577"><text:a xlink:type="simple" xlink:href="https://github.com/GovernIB/distribucio/issues/268" text:style-name="Internet_20_link" text:visited-style-name="Visited_20_Internet_20_Link">#268</text:a><text:span text:style-name="T208"> </text:span>Mostrar llistat d'anotacions i progrés en les accions massives</text:p>
        </text:list-item>
        <text:list-item>
          <text:p text:style-name="P577"><text:a xlink:type="simple" xlink:href="https://github.com/GovernIB/distribucio/issues/402" text:style-name="Internet_20_link" text:visited-style-name="Visited_20_Internet_20_Link">#402</text:a><text:span text:style-name="T208"> </text:span>Permetre als administradors executar manualment una regla sobre anotacions antigues </text:p>
        </text:list-item>
        <text:list-item>
          <text:p text:style-name="P577"><text:a xlink:type="simple" xlink:href="https://github.com/GovernIB/distribucio/issues/406" text:style-name="Internet_20_link" text:visited-style-name="Visited_20_Internet_20_Link">#406</text:a><text:span text:style-name="T208"> </text:span>Afegir descripció de l'usuari o rol en els permisos de bústia</text:p>
        </text:list-item>
        <text:list-item>
          <text:p text:style-name="P577"><text:a xlink:type="simple" xlink:href="https://github.com/GovernIB/distribucio/issues/399" text:style-name="Internet_20_link" text:visited-style-name="Visited_20_Internet_20_Link">#399</text:a><text:span text:style-name="T208"> </text:span>Revisar l'amplada de la columna "Arxiu info" d'una anotació</text:p>
        </text:list-item>
        <text:list-item>
          <text:p text:style-name="P577"><text:a xlink:type="simple" xlink:href="https://github.com/GovernIB/distribucio/issues/400" text:style-name="Internet_20_link" text:visited-style-name="Visited_20_Internet_20_Link">#400</text:a><text:span text:style-name="T208"> </text:span>Revisar l'amplada de les taules "Dades de seguiment" i "Justificant" d'una anotació (pipella informació de registre)</text:p>
        </text:list-item>
        <text:list-item>
          <text:p text:style-name="P577"><text:soft-page-break/><text:a xlink:type="simple" xlink:href="https://github.com/GovernIB/distribucio/issues/401" text:style-name="Internet_20_link" text:visited-style-name="Visited_20_Internet_20_Link">#401</text:a><text:span text:style-name="T208"> </text:span>Modificar la columna "Error" del llistat de "Contingut de bústies" i "Localitzador d'anotacions de registre"</text:p>
        </text:list-item>
      </text:list>
      <text:p text:style-name="P261"/>
      <text:p text:style-name="P324">Errors resolts:</text:p>
      <text:p text:style-name="P261"/>
      <text:list xml:id="list577200558" text:style-name="L83">
        <text:list-item>
          <text:p text:style-name="P578"><text:a xlink:type="simple" xlink:href="https://github.com/GovernIB/distribucio/issues/407" text:style-name="Internet_20_link" text:visited-style-name="Visited_20_Internet_20_Link"><text:span text:style-name="T188">#407</text:span></text:a><text:span text:style-name="T188"> No funcionen les claus referides al fitxer de propietats en els backoffices </text:span></text:p>
        </text:list-item>
        <text:list-item>
          <text:p text:style-name="P578"><text:a xlink:type="simple" xlink:href="https://github.com/GovernIB/distribucio/issues/410" text:style-name="Internet_20_link" text:visited-style-name="Visited_20_Internet_20_Link"><text:span text:style-name="T209">#410</text:span></text:a><text:span text:style-name="T209"> Informar el tipus MIME en la petició de signatura de documents cap a Portafib</text:span></text:p>
        </text:list-item>
        <text:list-item>
          <text:p text:style-name="P578"><text:a xlink:type="simple" xlink:href="https://github.com/GovernIB/distribucio/issues/408" text:style-name="Internet_20_link" text:visited-style-name="Visited_20_Internet_20_Link"><text:span text:style-name="T209">#408</text:span></text:a><text:span text:style-name="T209"> No es permet repetir una regla en diferents entitats</text:span></text:p>
        </text:list-item>
      </text:list>
      <text:p text:style-name="P189"/>
      <text:p text:style-name="P85">Base de dades:<text:span text:style-name="T5"> </text:span></text:p>
      <text:list xml:id="list2895844830" text:style-name="L84">
        <text:list-item>
          <text:p text:style-name="P654">Sense canvis</text:p>
        </text:list-item>
      </text:list>
      <text:p text:style-name="P85"/>
      <text:p text:style-name="P43"><text:span text:style-name="T6">Propietats globals</text:span>: </text:p>
      <text:list xml:id="list3121003342" text:style-name="L85">
        <text:list-item>
          <text:p text:style-name="P564">S<text:span text:style-name="T210">ense canvis</text:span></text:p>
        </text:list-item>
      </text:list>
      <text:p text:style-name="P292"/>
      <text:list xml:id="list164822936020494" text:continue-list="list164823418871574" text:style-name="Outline">
        <text:list-item>
          <text:list>
            <text:list-header>
              <text:h text:style-name="P465" text:outline-level="2" text:is-list-header="true"><text:bookmark-start text:name="__RefHeading___Toc153733_2420514845"/><text:span text:style-name="T120">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25">Data: <text:span text:style-name="T205">01</text:span>/<text:span text:style-name="T200">02</text:span>/202<text:span text:style-name="T207">2 13:00h</text:span></text:p>
      <text:p text:style-name="P225"/>
      <text:p text:style-name="P112">Resum: <text:span text:style-name="T211">Resolució de l'error en les accions múltiples d'administradors pels quals es filtrava per bústia amb permisos i no apareixien anotacions o es produïa una excepció en cas de no tenir bústies amb permisos.</text:span></text:p>
      <text:p text:style-name="P225"/>
      <text:p text:style-name="P345">Millores incloses:</text:p>
      <text:list xml:id="list164822970288493" text:continue-list="list164824877623854" text:style-name="L77">
        <text:list-item>
          <text:p text:style-name="P657">Cap</text:p>
        </text:list-item>
      </text:list>
      <text:p text:style-name="P325">Errors resolts:</text:p>
      <text:p text:style-name="P262"/>
      <text:list xml:id="list4020934512" text:style-name="L86">
        <text:list-item>
          <text:p text:style-name="P579"><text:a xlink:type="simple" xlink:href="https://github.com/GovernIB/distribucio/issues/412" text:style-name="Internet_20_link" text:visited-style-name="Visited_20_Internet_20_Link"><text:span text:style-name="T188">#412</text:span></text:a><text:span text:style-name="T188"> Error al marcar múltiples anotacions per a reprocessar</text:span></text:p>
        </text:list-item>
      </text:list>
      <text:p text:style-name="P190"/>
      <text:p text:style-name="P86">Base de dades:<text:span text:style-name="T5"> </text:span></text:p>
      <text:list xml:id="list3073330473" text:style-name="L87">
        <text:list-item>
          <text:p text:style-name="P655">Sense canvis</text:p>
        </text:list-item>
      </text:list>
      <text:p text:style-name="P86"/>
      <text:p text:style-name="P44"><text:span text:style-name="T6">Propietats globals</text:span>: </text:p>
      <text:list xml:id="list516556819" text:style-name="L88">
        <text:list-item>
          <text:p text:style-name="P565">S<text:span text:style-name="T210">ense canvis</text:span></text:p>
        </text:list-item>
      </text:list>
      <text:p text:style-name="P293"/>
      <text:list xml:id="list164823671866799" text:continue-list="list164822936020494" text:style-name="Outline">
        <text:list-item>
          <text:list>
            <text:list-header>
              <text:h text:style-name="P466" text:outline-level="2" text:is-list-header="true"><text:bookmark-start text:name="__RefHeading___Toc94619_1143039690"/><text:span text:style-name="T120">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26">Data: <text:span text:style-name="T212">0</text:span><text:span text:style-name="T213">9</text:span>/<text:span text:style-name="T200">03</text:span>/202<text:span text:style-name="T207">2 </text:span><text:span text:style-name="T213">09</text:span><text:span text:style-name="T207">:00h</text:span></text:p>
      <text:p text:style-name="P226"/>
      <text:p text:style-name="P113">Resum: Revisió de la petició de descàrrega de la documentació .zip per millorar el temps de generació i descàrrega.</text:p>
      <text:p text:style-name="P226"/>
      <text:p text:style-name="P346">Millores incloses:</text:p>
      <text:list xml:id="list164824722666769" text:continue-list="list164822970288493" text:style-name="L77">
        <text:list-item>
          <text:p text:style-name="P658">Cap</text:p>
        </text:list-item>
      </text:list>
      <text:p text:style-name="P326"><text:soft-page-break/>Errors resolts:</text:p>
      <text:p text:style-name="P263"/>
      <text:list xml:id="list34416064" text:style-name="L89">
        <text:list-item>
          <text:p text:style-name="P580"><text:a xlink:type="simple" xlink:href="https://github.com/GovernIB/distribucio/issues/428" text:style-name="Internet_20_link" text:visited-style-name="Visited_20_Internet_20_Link">#428</text:a><text:span text:style-name="T212"> </text:span>Revisar el rendiment en la descàrrega del ZIP del justificant i els annexos</text:p>
        </text:list-item>
      </text:list>
      <text:p text:style-name="P191"/>
      <text:p text:style-name="P87">Base de dades:<text:span text:style-name="T5"> </text:span></text:p>
      <text:list xml:id="list164823180859446" text:continue-list="list2445262004" text:style-name="L81">
        <text:list-item>
          <text:p text:style-name="P598">distribucio_update_0.9.<text:span text:style-name="T214">40.2</text:span>.sql (Oracle)</text:p>
        </text:list-item>
      </text:list>
      <table:table table:name="Table12" table:style-name="Table12">
        <table:table-column table:style-name="Table12.A"/>
        <table:table-row table:style-name="TableLine341911424">
          <table:table-cell table:style-name="Table12.A1" office:value-type="string">
            <text:p text:style-name="P413"/>
            <text:p text:style-name="P402">-- #428 Revisar el rendiment en la descàrrega del ZIP del justificant i els annexos</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contingut.generacio.zip.num.threads'</text:span><text:span text:style-name="T29">,</text:span><text:span text:style-name="T116">null</text:span><text:span text:style-name="T29">,</text:span><text:span text:style-name="T131">'Número de threads màxim per a la consulta y generació del .zip de documentació (per defecte 3)'</text:span><text:span text:style-name="T29">,</text:span><text:span text:style-name="T131">'GENERAL'</text:span><text:span text:style-name="T29">,</text:span><text:span text:style-name="T131">'14'</text:span><text:span text:style-name="T29">,</text:span><text:span text:style-name="T131">'0'</text:span><text:span text:style-name="T29">,</text:span><text:span text:style-name="T131">'INT'</text:span><text:span text:style-name="T29">,</text:span><text:span text:style-name="T116">null</text:span><text:span text:style-name="T29">,</text:span><text:span text:style-name="T116">null</text:span><text:span text:style-name="T29">);</text:span></text:p>
            <text:p text:style-name="P380"/>
            <text:p text:style-name="P135"/>
          </table:table-cell>
        </table:table-row>
      </table:table>
      <text:p text:style-name="P339"/>
      <text:p text:style-name="P88"/>
      <text:p text:style-name="P45"><text:span text:style-name="T6">Propietats globals</text:span>: </text:p>
      <text:list xml:id="list30048749" text:style-name="L90">
        <text:list-item>
          <text:p text:style-name="P61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41911152">
          <table:table-cell table:style-name="Table14.A1" office:value-type="string">
            <text:p text:style-name="P150"># ################### #</text:p>
            <text:p text:style-name="P386"># PROPERTIES AFEGIDES #</text:p>
            <text:p text:style-name="P386"># ################### #</text:p>
            <text:p text:style-name="P394"/>
            <text:p text:style-name="P386">#428 Revisar el rendiment en la descàrrega del ZIP del justificant i els annexos</text:p>
            <text:p text:style-name="P394"/>
            <text:p text:style-name="P386"># Número de threads màxim per a la consulta y generació del .zip de documentació (per defecte 3)</text:p>
            <text:p text:style-name="P141">es.caib.distribucio.contingut.generacio.zip.num.threads=</text:p>
          </table:table-cell>
        </table:table-row>
      </table:table>
      <text:p text:style-name="P354"/>
      <text:p text:style-name="P354"/>
      <text:p text:style-name="P354"/>
      <text:list xml:id="list164823977763637" text:continue-list="list164823671866799" text:style-name="Outline">
        <text:list-item>
          <text:list>
            <text:list-header>
              <text:h text:style-name="P467" text:outline-level="2" text:is-list-header="true"><text:bookmark-start text:name="__RefHeading___Toc167334_2409209563"/><text:span text:style-name="T120">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27">Data: <text:span text:style-name="T218">22</text:span>/<text:span text:style-name="T200">03</text:span>/202<text:span text:style-name="T207">2 </text:span><text:span text:style-name="T215">1</text:span><text:span text:style-name="T218">3</text:span><text:span text:style-name="T207">:00h</text:span></text:p>
      <text:p text:style-name="P227"/>
      <text:p text:style-name="P114">Resum: <text:span text:style-name="T217">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7"/>
      <text:p text:style-name="P347">Millores incloses:</text:p>
      <text:list xml:id="list164823825159388" text:continue-list="list164824722666769" text:style-name="L77">
        <text:list-item>
          <text:p text:style-name="P659"><text:a xlink:type="simple" xlink:href="https://github.com/GovernIB/distribucio/issues/419" text:style-name="Internet_20_link" text:visited-style-name="Visited_20_Internet_20_Link">#419</text:a><text:span text:style-name="T215"> </text:span>Nova propietat per definir rangs de temps d'inactivitat de reintents de custòdia de documents</text:p>
        </text:list-item>
        <text:list-item>
          <text:p text:style-name="P659"><text:a xlink:type="simple" xlink:href="https://github.com/GovernIB/distribucio/issues/415" text:style-name="Internet_20_link" text:visited-style-name="Visited_20_Internet_20_Link">#415</text:a><text:span text:style-name="T215"> </text:span>Permetre guardar manualment an<text:span text:style-name="T217">n</text:span>exes d'una anotació pendent</text:p>
        </text:list-item>
        <text:list-item>
          <text:p text:style-name="P659"><text:a xlink:type="simple" xlink:href="https://github.com/GovernIB/distribucio/issues/420" text:style-name="Internet_20_link" text:visited-style-name="Visited_20_Internet_20_Link">#420</text:a><text:span text:style-name="T215"> </text:span>Afegir codi SIA al cercador de regles</text:p>
        </text:list-item>
        <text:list-item>
          <text:p text:style-name="P659"><text:soft-page-break/><text:a xlink:type="simple" xlink:href="https://github.com/GovernIB/distribucio/issues/414" text:style-name="Internet_20_link" text:visited-style-name="Visited_20_Internet_20_Link">#414</text:a><text:span text:style-name="T215"> </text:span>Afegir monitor d'enviaments de callbacks als backoffices en el monitor d'integracions</text:p>
        </text:list-item>
        <text:list-item>
          <text:p text:style-name="P659"><text:a xlink:type="simple" xlink:href="https://github.com/GovernIB/distribucio/issues/413" text:style-name="Internet_20_link" text:visited-style-name="Visited_20_Internet_20_Link">#413</text:a><text:span text:style-name="T215"> </text:span>Tancar la finestra de proce<text:span text:style-name="T216">s</text:span>sament<text:span text:style-name="T216"> </text:span>/<text:span text:style-name="T216"> </text:span>reenviament d'anotacions en massa automàticament si no hi ha errors.</text:p>
        </text:list-item>
        <text:list-item>
          <text:p text:style-name="P659"><text:a xlink:type="simple" xlink:href="https://github.com/GovernIB/distribucio/issues/396" text:style-name="Internet_20_link" text:visited-style-name="Visited_20_Internet_20_Link">#396</text:a><text:span text:style-name="T215"> </text:span>Afegir al costat del botó de descarrega dels annexes, un botó per anar a la pàgina del<text:span text:style-name="T215"> </text:span><text:span text:style-name="T216">ConCSV </text:span><text:s/>per a perm<text:span text:style-name="T216">e</text:span>t<text:span text:style-name="T216">re</text:span> descarregar l'original</text:p>
        </text:list-item>
        <text:list-item>
          <text:p text:style-name="P659"><text:a xlink:type="simple" xlink:href="https://github.com/GovernIB/distribucio/issues/405" text:style-name="Internet_20_link" text:visited-style-name="Visited_20_Internet_20_Link">#405</text:a><text:span text:style-name="T215"> </text:span>Posar per defecte el monitor d'integracions en el perfil superusuari</text:p>
        </text:list-item>
        <text:list-item>
          <text:p text:style-name="P659"><text:a xlink:type="simple" xlink:href="https://github.com/GovernIB/distribucio/issues/411" text:style-name="Internet_20_link" text:visited-style-name="Visited_20_Internet_20_Link">#411</text:a><text:span text:style-name="T215"> </text:span>Permetre configurar una adreça de correu electrònic alternativa en el perfil de l'usuari</text:p>
        </text:list-item>
      </text:list>
      <text:p text:style-name="P327">Errors resolts:</text:p>
      <text:p text:style-name="P264"/>
      <text:list xml:id="list1432377717" text:style-name="L91">
        <text:list-item>
          <text:p text:style-name="P581"><text:a xlink:type="simple" xlink:href="https://github.com/GovernIB/distribucio/issues/430" text:style-name="Internet_20_link" text:visited-style-name="Visited_20_Internet_20_Link">#430</text:a><text:span text:style-name="T215"> </text:span>Caller unauthorized intenta<text:span text:style-name="T216">nt</text:span> enviar una anotació a RIPEA</text:p>
        </text:list-item>
        <text:list-item>
          <text:p text:style-name="P581"><text:a xlink:type="simple" xlink:href="https://github.com/GovernIB/distribucio/issues/417" text:style-name="Internet_20_link" text:visited-style-name="Visited_20_Internet_20_Link">#417</text:a><text:span text:style-name="T215"> </text:span><text:span text:style-name="T216">Entrant la </text:span>la <text:span text:style-name="T216">URL</text:span> del detall d'una anotació com administrador dóna un 404</text:p>
        </text:list-item>
      </text:list>
      <text:p text:style-name="P192"/>
      <text:p text:style-name="P89">Base de dades:<text:span text:style-name="T5"> </text:span></text:p>
      <text:list xml:id="list781708470" text:style-name="L92">
        <text:list-item>
          <text:p text:style-name="P599">distribucio_update_0.9.<text:span text:style-name="T214">4</text:span><text:span text:style-name="T216">1</text:span>.sql (Oracle)</text:p>
        </text:list-item>
      </text:list>
      <table:table table:name="Table15" table:style-name="Table15">
        <table:table-column table:style-name="Table15.A"/>
        <table:table-row table:style-name="TableLine341910336">
          <table:table-cell table:style-name="Table15.A1" office:value-type="string">
            <text:p text:style-name="P403">-- #411 Permetre configurar una adreça de correu electrònic alternativa en el perfil de l'usuari</text:p>
            <text:p text:style-name="P414"><text:span text:style-name="T60">ALTER</text:span> <text:span text:style-name="T60">TABLE</text:span> DIS_USUARI</text:p>
            <text:p text:style-name="P374"><text:span text:style-name="T59">ADD</text:span><text:span text:style-name="T29"> (</text:span></text:p>
            <text:p text:style-name="P374"><text:span text:style-name="T29"><text:s text:c="4"/>EMAIL_ALTERNATIU VARCHAR2(200 </text:span><text:span text:style-name="T59">CHAR</text:span><text:span text:style-name="T29">) </text:span></text:p>
            <text:p text:style-name="P406">);</text:p>
            <text:p text:style-name="P414"/>
            <text:p text:style-name="P403">-- #419 Nova propietat per definir rangs de temps d'inactivitat de reintents de custòdia de documents</text:p>
            <text:p text:style-name="P390"/>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innectivitat.cron'</text:span><text:span text:style-name="T29">,</text:span><text:span text:style-name="T116">null</text:span><text:span text:style-name="T29">,</text:span><text:span text:style-name="T131">'Expressió ''cron'' per definir opcionalment un període d''innactivitat'</text:span><text:span text:style-name="T29">,</text:span><text:span text:style-name="T131">'SCHEDULLED_ARXIU'</text:span><text:span text:style-name="T29">,</text:span><text:span text:style-name="T131">'4'</text:span><text:span text:style-name="T29">,</text:span><text:span text:style-name="T131">'0'</text:span><text:span text:style-name="T29">,</text:span><text:span text:style-name="T131">'CRON'</text:span><text:span text:style-name="T29">,</text:span><text:span text:style-name="T116">null</text:span><text:span text:style-name="T29">,</text:span><text:span text:style-name="T116">null</text:span><text:span text:style-name="T29">);</text:span></text:p>
            <text:p text:style-name="P381"/>
            <text:p text:style-name="P136"/>
          </table:table-cell>
        </table:table-row>
      </table:table>
      <text:p text:style-name="P340"/>
      <text:p text:style-name="P89"/>
      <text:p text:style-name="P46"><text:span text:style-name="T6">Propietats globals</text:span>: </text:p>
      <text:p text:style-name="P46"/>
      <text:list xml:id="list140389789" text:style-name="L93">
        <text:list-item>
          <text:p text:style-name="P61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41888576">
          <table:table-cell table:style-name="Table16.A1" office:value-type="string">
            <text:p text:style-name="P151"># ################### #</text:p>
            <text:p text:style-name="P389"># PROPERTIES AFEGIDES #</text:p>
            <text:p text:style-name="P389"># ################### #</text:p>
            <text:p text:style-name="P395"/>
            <text:p text:style-name="P389">#419 Nova propietat per definir rangs de temps d'inactivitat de reintents de custòdia de documents</text:p>
            <text:p text:style-name="P394"/>
            <text:p text:style-name="P386"># Expressió 'cron' per definir opcionalment un període d'innactivitat a la tasca de guardar annexos a l'Axiu</text:p>
            <text:p text:style-name="P420">es.caib.distribucio.tasca.guardar.annexos.innectivitat.cron=</text:p>
          </table:table-cell>
        </table:table-row>
      </table:table>
      <text:p text:style-name="P355"/>
      <text:p text:style-name="P355"><text:soft-page-break/></text:p>
      <text:list xml:id="list164824205195463" text:continue-list="list164823977763637" text:style-name="Outline">
        <text:list-item>
          <text:list>
            <text:list-header>
              <text:h text:style-name="P468" text:outline-level="2" text:is-list-header="true"><text:bookmark-start text:name="__RefHeading___Toc263258_3767406981"/><text:span text:style-name="T120">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28">Data: <text:span text:style-name="T229">18</text:span>/<text:span text:style-name="T200">0</text:span><text:span text:style-name="T227">5</text:span>/202<text:span text:style-name="T207">2 </text:span><text:span text:style-name="T228">1</text:span><text:span text:style-name="T229">2</text:span><text:span text:style-name="T207">:00h</text:span></text:p>
      <text:p text:style-name="P228"/>
      <text:p text:style-name="P115">Resum: <text:span text:style-name="T225">Nova API REST de dades Obertes, API REST de creació de regles, monitor d'integracions persistit, actualització manual d'usuari. Revisió de la cua de backoffices. Altres millores i correccions menors.</text:span></text:p>
      <text:p text:style-name="P228"/>
      <text:p text:style-name="P348">Millores incloses:</text:p>
      <text:list xml:id="list164823435779101" text:continue-list="list164823825159388" text:style-name="L77">
        <text:list-item>
          <text:p text:style-name="P660"><text:a xlink:type="simple" xlink:href="https://github.com/GovernIB/distribucio/issues/322" text:style-name="Internet_20_link" text:visited-style-name="Visited_20_Internet_20_Link"><text:span text:style-name="T219">#322</text:span></text:a><text:span text:style-name="T222"> </text:span>Actualitzar documentació</text:p>
        </text:list-item>
        <text:list-item>
          <text:p text:style-name="P660"><text:a xlink:type="simple" xlink:href="https://github.com/GovernIB/distribucio/issues/423" text:style-name="Internet_20_link" text:visited-style-name="Visited_20_Internet_20_Link">#423</text:a><text:span text:style-name="T222"> </text:span>Millorar el monitor d'integracions</text:p>
        </text:list-item>
        <text:list-item>
          <text:p text:style-name="P661"><text:a xlink:type="simple" xlink:href="https://github.com/GovernIB/distribucio/issues/426" text:style-name="Internet_20_link" text:visited-style-name="Visited_20_Internet_20_Link">#426</text:a><text:span text:style-name="T219"> </text:span>Afegir l'acció d'enviar per correu electrònic dins el detall de les anotacions</text:p>
        </text:list-item>
        <text:list-item>
          <text:p text:style-name="P661"><text:a xlink:type="simple" xlink:href="https://github.com/GovernIB/distribucio/issues/425" text:style-name="Internet_20_link" text:visited-style-name="Visited_20_Internet_20_Link">#425</text:a><text:span text:style-name="T219"> </text:span>Afegir codi de l'entorn en els missatges de correu</text:p>
        </text:list-item>
        <text:list-item>
          <text:p text:style-name="P662"><text:a xlink:type="simple" xlink:href="https://github.com/GovernIB/distribucio/issues/416" text:style-name="Internet_20_link" text:visited-style-name="Visited_20_Internet_20_Link">#416</text:a><text:span text:style-name="T220"> </text:span>Crear regles de forma automàtica quan s'afegeixin procediments en RIPEA</text:p>
        </text:list-item>
        <text:list-item>
          <text:p text:style-name="P663"><text:a xlink:type="simple" xlink:href="https://github.com/GovernIB/distribucio/issues/442" text:style-name="Internet_20_link" text:visited-style-name="Visited_20_Internet_20_Link">#442</text:a><text:span text:style-name="T221"> </text:span>Actualitzar la versió del plugin de pluginsib-validatesignature</text:p>
        </text:list-item>
        <text:list-item>
          <text:p text:style-name="P664"><text:a xlink:type="simple" xlink:href="https://github.com/GovernIB/distribucio/issues/214" text:style-name="Internet_20_link" text:visited-style-name="Visited_20_Internet_20_Link">#214</text:a><text:span text:style-name="T224"> </text:span>Implementar API REST de consulta per explotar dades per tercers</text:p>
        </text:list-item>
        <text:list-item>
          <text:p text:style-name="P664"><text:a xlink:type="simple" xlink:href="https://github.com/GovernIB/distribucio/issues/424" text:style-name="Internet_20_link" text:visited-style-name="Visited_20_Internet_20_Link">#424</text:a><text:span text:style-name="T224"> </text:span>No permetre reenviar a la bústia principal de l'entitat</text:p>
        </text:list-item>
        <text:list-item>
          <text:p text:style-name="P664"><text:a xlink:type="simple" xlink:href="https://github.com/GovernIB/distribucio/issues/398" text:style-name="Internet_20_link" text:visited-style-name="Visited_20_Internet_20_Link">#398</text:a><text:span text:style-name="T224"> </text:span>Separar la secció plugins de l'aplicació de les propietats de configuració</text:p>
        </text:list-item>
      </text:list>
      <text:p text:style-name="P328">Errors resolts:</text:p>
      <text:list xml:id="list3514860256" text:style-name="L94">
        <text:list-item>
          <text:p text:style-name="P582"><text:a xlink:type="simple" xlink:href="https://github.com/GovernIB/distribucio/issues/445" text:style-name="Internet_20_link" text:visited-style-name="Visited_20_Internet_20_Link">#445</text:a><text:span text:style-name="T222"> </text:span>Revisar la coa d'enviaments de callbacks </text:p>
        </text:list-item>
        <text:list-item>
          <text:p text:style-name="P583"><text:a xlink:type="simple" xlink:href="https://github.com/GovernIB/distribucio/issues/432" text:style-name="Internet_20_link" text:visited-style-name="Visited_20_Internet_20_Link">#432</text:a><text:span text:style-name="T220"> </text:span>Permetre generar ZIP encara que hi hagi annexos no custodiats dins l'arxiu</text:p>
        </text:list-item>
        <text:list-item>
          <text:p text:style-name="P584"><text:a xlink:type="simple" xlink:href="https://github.com/GovernIB/distribucio/issues/440" text:style-name="Internet_20_link" text:visited-style-name="Visited_20_Internet_20_Link">#440</text:a><text:span text:style-name="T223"> Error </text:span>404 <text:span text:style-name="T223">processant una anotació pendent d'enviar al backoffice amb perfil administrador</text:span></text:p>
        </text:list-item>
        <text:list-item>
          <text:p text:style-name="P66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3"/>
      <text:p text:style-name="P90">Base de dades:<text:span text:style-name="T5"> </text:span></text:p>
      <text:list xml:id="list2279766691" text:style-name="L95">
        <text:list-item>
          <text:p text:style-name="P600">distribucio_update_0.9.<text:span text:style-name="T214">4</text:span><text:span text:style-name="T226">2</text:span>.sql (Oracle)</text:p>
        </text:list-item>
      </text:list>
      <table:table table:name="Table17" table:style-name="Table17">
        <table:table-column table:style-name="Table17.A"/>
        <table:table-row table:style-name="TableLine341888032">
          <table:table-cell table:style-name="Table17.A1" office:value-type="string">
            <text:p text:style-name="P404">-- #423 Millorar el monitor d'integracions </text:p>
            <text:p text:style-name="P396">-- Creació de les taules pel monitor i els paràmetres</text:p>
            <text:p text:style-name="P390"/>
            <text:p text:style-name="P374"><text:span text:style-name="T59">CREATE</text:span><text:span text:style-name="T29"> </text:span><text:span text:style-name="T59">TABLE</text:span><text:span text:style-name="T29"> DIS_MON_INT</text:span></text:p>
            <text:p text:style-name="P406">(<text:tab/></text:p>
            <text:p text:style-name="P374"><text:span text:style-name="T29"><text:s text:c="3"/><text:tab/>ID<text:tab/><text:tab/><text:tab/><text:tab/><text:tab/>NUMBER(19,0) <text:tab/><text:tab/></text:span><text:span text:style-name="T59">NOT</text:span><text:span text:style-name="T29"> </text:span><text:span text:style-name="T116">NULL</text:span><text:span text:style-name="T29">,</text:span></text:p>
            <text:p text:style-name="P374"><text:span text:style-name="T29"><text:tab/>CODI <text:tab/><text:tab/><text:tab/><text:tab/>VARCHAR2(64 </text:span><text:span text:style-name="T59">CHAR</text:span><text:span text:style-name="T29">) <text:tab/></text:span><text:span text:style-name="T59">NOT</text:span><text:span text:style-name="T29"> </text:span><text:span text:style-name="T116">NULL</text:span><text:span text:style-name="T29">, </text:span></text:p>
            <text:p text:style-name="P374"><text:span text:style-name="T29"><text:tab/>DATA <text:tab/><text:tab/><text:tab/><text:tab/></text:span><text:span text:style-name="T59">TIMESTAMP</text:span><text:span text:style-name="T29"> (6), </text:span></text:p>
            <text:p text:style-name="P374"><text:span text:style-name="T29"><text:tab/>DESCRIPCIO <text:tab/><text:tab/><text:tab/>VARCHAR2(1024 </text:span><text:span text:style-name="T59">CHAR</text:span><text:span text:style-name="T29">), </text:span></text:p>
            <text:p text:style-name="P374"><text:span text:style-name="T29"><text:tab/>TIPUS <text:tab/><text:tab/><text:tab/><text:tab/>VARCHAR2(10 </text:span><text:span text:style-name="T59">CHAR</text:span><text:span text:style-name="T29">), </text:span></text:p>
            <text:p text:style-name="P406"><text:tab/>TEMPS_RESPOSTA<text:tab/><text:tab/>NUMBER(19,0), </text:p>
            <text:p text:style-name="P374"><text:span text:style-name="T29"><text:tab/>ESTAT<text:tab/><text:tab/><text:tab/><text:tab/>VARCHAR2(5 </text:span><text:span text:style-name="T59">CHAR</text:span><text:span text:style-name="T29">),</text:span></text:p>
            <text:p text:style-name="P374"><text:span text:style-name="T29"><text:tab/>CODI_USUARI<text:tab/><text:tab/><text:tab/>VARCHAR2(64 </text:span><text:span text:style-name="T59">CHAR</text:span><text:span text:style-name="T29">),</text:span></text:p>
            <text:p text:style-name="P374"><text:span text:style-name="T29"><text:tab/>ERROR_DESCRIPCIO<text:tab/>VARCHAR2(1024 </text:span><text:span text:style-name="T59">CHAR</text:span><text:span text:style-name="T29">),</text:span></text:p>
            <text:p text:style-name="P374"><text:span text:style-name="T29"><text:tab/>EXCEPCIO_MSG<text:tab/><text:tab/>VARCHAR2(1024 </text:span><text:span text:style-name="T59">CHAR</text:span><text:span text:style-name="T29">),</text:span></text:p>
            <text:p text:style-name="P374"><text:span text:style-name="T29"><text:tab/>EXCEPCIO_STACKTRACE<text:tab/>VARCHAR2(2048 </text:span><text:span text:style-name="T59">CHAR</text:span><text:span text:style-name="T29">)</text:span></text:p>
            <text:p text:style-name="P406">);</text:p>
            <text:p text:style-name="P390"/>
            <text:p text:style-name="P374"><text:soft-page-break/><text:span text:style-name="T59">ALTER</text:span><text:span text:style-name="T29"> </text:span><text:span text:style-name="T59">TABLE</text:span><text:span text:style-name="T29"> DIS_MON_INT </text:span><text:span text:style-name="T59">ADD</text:span><text:span text:style-name="T29"> (</text:span></text:p>
            <text:p text:style-name="P374"><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6"><text:s text:c="2"/></text:p>
            <text:p text:style-name="P390"/>
            <text:p text:style-name="P390"/>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0"/>
            <text:p text:style-name="P390"/>
            <text:p text:style-name="P374"><text:span text:style-name="T59">CREATE</text:span><text:span text:style-name="T29"> </text:span><text:span text:style-name="T59">TABLE</text:span><text:span text:style-name="T29"> DIS_MON_INT_PARAM</text:span></text:p>
            <text:p text:style-name="P406">(<text:tab/></text:p>
            <text:p text:style-name="P374"><text:span text:style-name="T29"><text:s text:c="3"/><text:tab/>ID<text:tab/><text:tab/><text:tab/><text:tab/><text:tab/>NUMBER(19,0) <text:tab/><text:tab/><text:tab/></text:span><text:span text:style-name="T59">NOT</text:span><text:span text:style-name="T29"> </text:span><text:span text:style-name="T116">NULL</text:span><text:span text:style-name="T29">, </text:span></text:p>
            <text:p text:style-name="P374"><text:span text:style-name="T29"><text:s text:c="3"/><text:tab/>MON_INT_ID<text:tab/><text:tab/><text:tab/>NUMBER(19)<text:tab/><text:tab/><text:tab/><text:tab/></text:span><text:span text:style-name="T59">NOT</text:span><text:span text:style-name="T29"> </text:span><text:span text:style-name="T116">NULL</text:span><text:span text:style-name="T29">,</text:span></text:p>
            <text:p text:style-name="P374"><text:span text:style-name="T29"><text:tab/>NOM<text:tab/><text:tab/> <text:tab/><text:tab/><text:tab/>VARCHAR2(64 </text:span><text:span text:style-name="T59">CHAR</text:span><text:span text:style-name="T29">) <text:tab/><text:tab/></text:span><text:span text:style-name="T59">NOT</text:span><text:span text:style-name="T29"> </text:span><text:span text:style-name="T116">NULL</text:span><text:span text:style-name="T29">,</text:span></text:p>
            <text:p text:style-name="P374"><text:span text:style-name="T29"><text:tab/>DESCRIPCIO <text:tab/><text:tab/><text:tab/>VARCHAR2(1024 </text:span><text:span text:style-name="T59">CHAR</text:span><text:span text:style-name="T29">)</text:span></text:p>
            <text:p text:style-name="P406">);</text:p>
            <text:p text:style-name="P390"/>
            <text:p text:style-name="P374"><text:span text:style-name="T59">ALTER</text:span><text:span text:style-name="T29"> </text:span><text:span text:style-name="T59">TABLE</text:span><text:span text:style-name="T29"> DIS_MON_INT_PARAM </text:span><text:span text:style-name="T59">ADD</text:span><text:span text:style-name="T29"> (</text:span></text:p>
            <text:p text:style-name="P374"><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0"/>
            <text:p text:style-name="P374"><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4"><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0"/>
            <text:p text:style-name="P374"><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0"/>
            <text:p text:style-name="P396">-- Insereix la propietat per la nova tasca periòdica.</text:p>
            <text:p text:style-name="P374"><text:span text:style-name="T29">Insert </text:span><text:span text:style-name="T59">into</text:span><text:span text:style-name="T29"> DIS_CONFIG_GROUP (CODE,PARENT_CODE,POSITION,DESCRIPTION) </text:span><text:span text:style-name="T59">values</text:span><text:span text:style-name="T29"> (</text:span><text:span text:style-name="T131">'SCHEDULLED_MON_INT'</text:span><text:span text:style-name="T29">,</text:span><text:span text:style-name="T131">'SCHEDULLED'</text:span><text:span text:style-name="T29">,</text:span><text:span text:style-name="T131">'20'</text:span><text:span text:style-name="T29">,</text:span><text:span text:style-name="T131">'Tasca periòdica d''esborrat de dades antigues del Monitor d''Integracions'</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1">'es.caib.distribucio.tasca.monitor.integracio.esborrar.antics.periode'</text:span><text:span text:style-name="T29">, </text:span><text:span text:style-name="T131">'3600000'</text:span><text:span text:style-name="T29">, </text:span><text:span text:style-name="T131">'Iterval de temps entre les execucions de la tasca (ms). Per defecte 3600000 ms'</text:span><text:span text:style-name="T29">, </text:span><text:span text:style-name="T131">'SCHEDULLED_MON_INT'</text:span><text:span text:style-name="T29">, 0, 0, </text:span><text:span text:style-name="T131">'INT'</text:span><text:span text:style-name="T29">);</text:span></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1">'es.caib.distribucio.tasca.monitor.integracio.esborrar.antics.dies'</text:span><text:span text:style-name="T29">, </text:span><text:span text:style-name="T131">'30'</text:span><text:span text:style-name="T29">, </text:span><text:span text:style-name="T131">'Dies màxim d''antigitat per guardar registres. Per defecte 30 dies.'</text:span><text:span text:style-name="T29">, </text:span><text:span text:style-name="T131">'SCHEDULLED_MON_INT'</text:span><text:span text:style-name="T29">, 1, 0, </text:span><text:span text:style-name="T131">'INT'</text:span><text:span text:style-name="T29">);</text:span></text:p>
            <text:p text:style-name="P390"/>
            <text:p text:style-name="P396">-- #425 Afegeix l'entorn a l'assumpte del correu enviat</text:p>
            <text:p text:style-name="P390"/>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default.user.entorn'</text:span><text:span text:style-name="T29">,</text:span><text:span text:style-name="T116">null</text:span><text:span text:style-name="T29">,</text:span><text:span text:style-name="T131">'Entorn on es troba l''aplicació'</text:span><text:span text:style-name="T29">,</text:span><text:span text:style-name="T131">'GENERAL'</text:span><text:span text:style-name="T29">,</text:span><text:span text:style-name="T131">'15'</text:span><text:span text:style-name="T29">,</text:span><text:span text:style-name="T131">'0'</text:span><text:span text:style-name="T29">,</text:span><text:span text:style-name="T131">'TEXT'</text:span><text:span text:style-name="T29">,</text:span><text:span text:style-name="T116">null</text:span><text:span text:style-name="T29">,</text:span><text:span text:style-name="T116">null</text:span><text:span text:style-name="T29">);</text:span></text:p>
            <text:p text:style-name="P390"/>
            <text:p text:style-name="P396">-- #398 Separar la secció plugins de l'aplicació de les propietats de configuració </text:p>
            <text:p text:style-name="P406"><text:s/></text:p>
            <text:p text:style-name="P374"><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1">'PLUGINS'</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3 </text:span><text:span text:style-name="T59">WHERE</text:span><text:span text:style-name="T29"> CODE </text:span><text:span text:style-name="T59">LIKE</text:span><text:span text:style-name="T29"> </text:span><text:span text:style-name="T131">'ARXIU'</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4 </text:span><text:span text:style-name="T59">WHERE</text:span><text:span text:style-name="T29"> CODE </text:span><text:span text:style-name="T59">LIKE</text:span><text:span text:style-name="T29"> </text:span><text:span text:style-name="T131">'UNITATS'</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5 </text:span><text:span text:style-name="T59">WHERE</text:span><text:span text:style-name="T29"> CODE </text:span><text:span text:style-name="T59">LIKE</text:span><text:span text:style-name="T29"> </text:span><text:span text:style-name="T131">'GES_DOC'</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6 </text:span><text:span text:style-name="T59">WHERE</text:span><text:span text:style-name="T29"> CODE </text:span><text:span text:style-name="T59">LIKE</text:span><text:span text:style-name="T29"> </text:span><text:span text:style-name="T131">'USUARIS'</text:span><text:span text:style-name="T29">;</text:span></text:p>
            <text:p text:style-name="P383"><text:soft-page-break/><text:span text:style-name="T59">UPDATE</text:span><text:span text:style-name="T29"> DIS_CONFIG_GROUP </text:span><text:span text:style-name="T59">SET</text:span><text:span text:style-name="T29"> PARENT_CODE = </text:span><text:span text:style-name="T116">NULL</text:span><text:span text:style-name="T29">, POSITION = 7 </text:span><text:span text:style-name="T59">WHERE</text:span><text:span text:style-name="T29"> CODE </text:span><text:span text:style-name="T59">LIKE</text:span><text:span text:style-name="T29"> </text:span><text:span text:style-name="T131">'DISTRIBUCIO'</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8 </text:span><text:span text:style-name="T59">WHERE</text:span><text:span text:style-name="T29"> CODE </text:span><text:span text:style-name="T59">LIKE</text:span><text:span text:style-name="T29"> </text:span><text:span text:style-name="T131">'PROCEDIMENTS'</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9 </text:span><text:span text:style-name="T59">WHERE</text:span><text:span text:style-name="T29"> CODE </text:span><text:span text:style-name="T59">LIKE</text:span><text:span text:style-name="T29"> </text:span><text:span text:style-name="T131">'DADES_EXTERNES'</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10 </text:span><text:span text:style-name="T59">WHERE</text:span><text:span text:style-name="T29"> CODE </text:span><text:span text:style-name="T59">LIKE</text:span><text:span text:style-name="T29"> </text:span><text:span text:style-name="T131">'SIGNATURA'</text:span><text:span text:style-name="T29">;</text:span></text:p>
            <text:p text:style-name="P374"><text:span text:style-name="T59">UPDATE</text:span><text:span text:style-name="T29"> DIS_CONFIG_GROUP </text:span><text:span text:style-name="T59">SET</text:span><text:span text:style-name="T29"> PARENT_CODE = </text:span><text:span text:style-name="T116">NULL</text:span><text:span text:style-name="T29">, POSITION = 11 </text:span><text:span text:style-name="T59">WHERE</text:span><text:span text:style-name="T29"> CODE </text:span><text:span text:style-name="T59">LIKE</text:span><text:span text:style-name="T29"> </text:span><text:span text:style-name="T131">'VALID_SIGN'</text:span><text:span text:style-name="T29">;</text:span></text:p>
            <text:p text:style-name="P415"/>
            <text:p text:style-name="P404">-- #424 No permetre reenviar registres a la bustia principal</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text:span><text:span text:style-name="T132">es.caib.distribucio.no.permetre.reenviar.bustia.default.entitat</text:span><text:span text:style-name="T131">'</text:span><text:span text:style-name="T29">,</text:span><text:span text:style-name="T116">null</text:span><text:span text:style-name="T29">,</text:span><text:span text:style-name="T131">'Marcar per no permetre reenviar anotacions a la bústia per defecte de l''entitat'</text:span><text:span text:style-name="T29">,</text:span><text:span text:style-name="T131">'GENERAL'</text:span><text:span text:style-name="T29">,</text:span><text:span text:style-name="T131">'11'</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382"/>
            <text:p text:style-name="P137"/>
          </table:table-cell>
        </table:table-row>
      </table:table>
      <text:p text:style-name="P341"/>
      <text:p text:style-name="P90"/>
      <text:p text:style-name="P47"><text:span text:style-name="T6">Propietats globals</text:span>: </text:p>
      <text:p text:style-name="P47"/>
      <text:list xml:id="list784012429" text:style-name="L96">
        <text:list-item>
          <text:p text:style-name="P62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6"><text:span text:style-name="T23">S</text:span><text:span text:style-name="T19">'han afegit propietats per configurar la tasca periòdica d'esborrat de dades del monitor dintegració.</text:span></text:p>
        </text:list-item>
        <text:list-item>
          <text:p text:style-name="P569">S'ha afegit una nova propietat opcional per indicar si permetre o no reenviar anotacions a la bústia principal de l'enitat.</text:p>
        </text:list-item>
      </text:list>
      <table:table table:name="Table18" table:style-name="Table18">
        <table:table-column table:style-name="Table18.A"/>
        <table:table-row table:style-name="TableLine341886944">
          <table:table-cell table:style-name="Table18.A1" office:value-type="string">
            <text:p text:style-name="P152"># ################### #</text:p>
            <text:p text:style-name="P384"># PROPERTIES AFEGIDES #</text:p>
            <text:p text:style-name="P384"># ################### #</text:p>
            <text:p text:style-name="P390"/>
            <text:p text:style-name="P374"><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0"/>
            <text:p text:style-name="P374"><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6">es.caib.distribucio.default.user.entorn=</text:p>
            <text:p text:style-name="P390"/>
            <text:p text:style-name="P374"><text:span text:style-name="T45">#423 </text:span><text:span text:style-name="T48">Millorar</text:span><text:span text:style-name="T45"> el monitor d'integracions </text:span></text:p>
            <text:p text:style-name="P390"/>
            <text:p text:style-name="P374"><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4"><text:span text:style-name="T29">es.caib.distribucio.tasca.monitor.integracio.esborrar.antics.periode=</text:span><text:span text:style-name="T34">3600000</text:span></text:p>
            <text:p text:style-name="P390"/>
            <text:p text:style-name="P374"><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4"><text:span text:style-name="T29">es.caib.distribucio.tasca.monitor.integracio.esborrar.antics.dies=</text:span><text:span text:style-name="T34">30</text:span></text:p>
            <text:p text:style-name="P396"/>
            <text:p text:style-name="P374"><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4"><text:span text:style-name="T29">es.caib.distribucio.no.permetre.reenviar.bustia.default.entitat=</text:span><text:span text:style-name="T34">false</text:span></text:p>
            <text:p text:style-name="P422"/>
            <text:p text:style-name="P142"/>
          </table:table-cell>
        </table:table-row>
      </table:table>
      <text:p text:style-name="P356"/>
      <text:p text:style-name="P356"/>
      <text:list xml:id="list164823112405653" text:continue-list="list164824205195463" text:style-name="Outline">
        <text:list-item>
          <text:list>
            <text:list-header>
              <text:h text:style-name="P469" text:outline-level="2" text:is-list-header="true"><text:bookmark-start text:name="__RefHeading___Toc104629_767525243"/><text:soft-page-break/><text:span text:style-name="T120">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229">Data: <text:span text:style-name="T230">26</text:span>/<text:span text:style-name="T200">0</text:span><text:span text:style-name="T230">5</text:span>/202<text:span text:style-name="T207">2 1</text:span><text:span text:style-name="T230">7</text:span><text:span text:style-name="T207">:00h</text:span></text:p>
      <text:p text:style-name="P229"/>
      <text:p text:style-name="P116">Resum: <text:span text:style-name="T230">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29"/>
      <text:p text:style-name="P349">Millores incloses:</text:p>
      <text:list xml:id="list164825010961512" text:continue-list="list164823435779101" text:style-name="L77">
        <text:list-item>
          <text:p text:style-name="P667"><text:a xlink:type="simple" xlink:href="https://github.com/GovernIB/distribucio/issues/459" text:style-name="Internet_20_link" text:visited-style-name="Visited_20_Internet_20_Link">#459</text:a> Processar desat d'annexos a l'Arxiu sense dependre de l'estat </text:p>
        </text:list-item>
      </text:list>
      <text:p text:style-name="P329">Errors resolts:</text:p>
      <text:p text:style-name="P265"/>
      <text:list xml:id="list3698685541" text:style-name="L97">
        <text:list-item>
          <text:p text:style-name="P670">Cap</text:p>
        </text:list-item>
      </text:list>
      <text:p text:style-name="P194"/>
      <text:p text:style-name="P91">Base de dades:<text:span text:style-name="T5"> </text:span></text:p>
      <text:list xml:id="list1762920660" text:style-name="L98">
        <text:list-item>
          <text:p text:style-name="P656">Sense canvis</text:p>
        </text:list-item>
      </text:list>
      <text:p text:style-name="P91"/>
      <text:p text:style-name="P48"><text:span text:style-name="T6">Propietats globals</text:span>: </text:p>
      <text:list xml:id="list3860351643" text:style-name="L99">
        <text:list-item>
          <text:p text:style-name="P566">S<text:span text:style-name="T210">ense canvis</text:span></text:p>
        </text:list-item>
      </text:list>
      <text:p text:style-name="P294"/>
      <text:p text:style-name="P294"/>
      <text:list xml:id="list164823841704201" text:continue-list="list164823112405653" text:style-name="Outline">
        <text:list-item>
          <text:list>
            <text:list-header>
              <text:h text:style-name="P470" text:outline-level="2" text:is-list-header="true"><text:bookmark-start text:name="__RefHeading___Toc76854_849673795"/><text:span text:style-name="T120">Versió 0.9.</text:span><text:span text:style-name="T70">4</text:span><text:span text:style-name="T113">3 </text:span><text:span text:style-name="T114">Propietats multi entitat, validació de firmes de documents, exportació de dades CSV</text:span><text:span text:style-name="T115">, documents invàlids com a esborranys i nova API REST per backoffices</text:span><text:bookmark-end text:name="__RefHeading___Toc76854_849673795"/></text:h>
            </text:list-header>
          </text:list>
        </text:list-item>
      </text:list>
      <text:p text:style-name="P230">Data: <text:span text:style-name="T235"><text:s/></text:span><text:span text:style-name="T236">12</text:span>/<text:span text:style-name="T200">0</text:span><text:span text:style-name="T235">7</text:span>/202<text:span text:style-name="T207">2 </text:span><text:span text:style-name="T238">12</text:span><text:span text:style-name="T207">:</text:span><text:span text:style-name="T234">0</text:span><text:span text:style-name="T207">0h</text:span></text:p>
      <text:p text:style-name="P230"/>
      <text:p text:style-name="P481">Resum: <text:span text:style-name="T231">Millores com la configuració multi entitat, la detecció de firmes invàlides d'annexos o l'exportació CSV de la cerca d'anotacions. </text:span><text:span text:style-name="T236">Guardat d'annexos amb firmes invàlides o formats no reconeguts com a esborranys a l'Arxiu. Nova API REST per backoffices. </text:span><text:span text:style-name="T231">Correccions d'errors diversos.</text:span></text:p>
      <text:p text:style-name="P481"/>
      <text:p text:style-name="P674">Nova versió de la llibreria d'utilitats per a backoffices versió 0.9.43 que usa el nou client de backoffice API REST.</text:p>
      <text:p text:style-name="P230"/>
      <text:p text:style-name="P350">Millores incloses:</text:p>
      <text:list xml:id="list164824746994987" text:continue-list="list164825010961512" text:style-name="L77">
        <text:list-item>
          <text:p text:style-name="P668"><text:a xlink:type="simple" xlink:href="https://github.com/GovernIB/distribucio/issues/418" text:style-name="Internet_20_link" text:visited-style-name="Visited_20_Internet_20_Link">#418</text:a><text:span text:style-name="T232"> </text:span>Propietats configurables a nivell d'entitat</text:p>
        </text:list-item>
        <text:list-item>
          <text:p text:style-name="P668"><text:a xlink:type="simple" xlink:href="https://github.com/GovernIB/distribucio/issues/463" text:style-name="Internet_20_link" text:visited-style-name="Visited_20_Internet_20_Link">#463</text:a><text:span text:style-name="T232"> </text:span>Posar annexos amb firma no vàlida com a esborrany a l'arxiu</text:p>
        </text:list-item>
        <text:list-item>
          <text:p text:style-name="P668"><text:a xlink:type="simple" xlink:href="https://github.com/GovernIB/distribucio/issues/459" text:style-name="Internet_20_link" text:visited-style-name="Visited_20_Internet_20_Link">#459</text:a><text:span text:style-name="T232"> </text:span>Processar desat d'annexos a l'Arxiu sense dependre de l'estat</text:p>
        </text:list-item>
        <text:list-item>
          <text:p text:style-name="P668"><text:a xlink:type="simple" xlink:href="https://github.com/GovernIB/distribucio/issues/465" text:style-name="Internet_20_link" text:visited-style-name="Visited_20_Internet_20_Link">#465</text:a><text:span text:style-name="T232"> </text:span>Reintentar processament d'anotacions amb estat "Processada al backoffice amb errors"</text:p>
        </text:list-item>
        <text:list-item>
          <text:p text:style-name="P669"><text:a xlink:type="simple" xlink:href="https://github.com/GovernIB/distribucio/issues/472" text:style-name="Internet_20_link" text:visited-style-name="Visited_20_Internet_20_Link">#472</text:a><text:span text:style-name="T237"> </text:span>Crear API REST per canvi i consulta d'anotacions amb informació de annexos invàlids, modificar la llibreria d'utilitats</text:p>
        </text:list-item>
        <text:list-item>
          <text:p text:style-name="P668"><text:soft-page-break/><text:a xlink:type="simple" xlink:href="https://github.com/GovernIB/distribucio/issues/450" text:style-name="Internet_20_link" text:visited-style-name="Visited_20_Internet_20_Link">#450</text:a><text:span text:style-name="T232"> </text:span>Modificar el missatge al reenviar a un backoffice</text:p>
        </text:list-item>
        <text:list-item>
          <text:p text:style-name="P668"><text:a xlink:type="simple" xlink:href="https://github.com/GovernIB/distribucio/issues/446" text:style-name="Internet_20_link" text:visited-style-name="Visited_20_Internet_20_Link">#446</text:a><text:span text:style-name="T232"> </text:span>Permetre reiniciar les tasques de guardar annexes des de l'aplicació</text:p>
        </text:list-item>
        <text:list-item>
          <text:p text:style-name="P668"><text:a xlink:type="simple" xlink:href="https://github.com/GovernIB/distribucio/issues/431" text:style-name="Internet_20_link" text:visited-style-name="Visited_20_Internet_20_Link">#431</text:a><text:span text:style-name="T232"> </text:span>Tornar a executar el filtre de cerca després de tancar finestra de enviaments</text:p>
        </text:list-item>
        <text:list-item>
          <text:p text:style-name="P668"><text:a xlink:type="simple" xlink:href="https://github.com/GovernIB/distribucio/issues/434" text:style-name="Internet_20_link" text:visited-style-name="Visited_20_Internet_20_Link">#434</text:a><text:span text:style-name="T232"> </text:span>Canviar el nom de la versió imprimible dels annexes a NOM_ORIGINAL_imprimible</text:p>
        </text:list-item>
        <text:list-item>
          <text:p text:style-name="P668"><text:a xlink:type="simple" xlink:href="https://github.com/GovernIB/distribucio/issues/444" text:style-name="Internet_20_link" text:visited-style-name="Visited_20_Internet_20_Link">#444</text:a><text:span text:style-name="T232"> </text:span>Afegir exportador CSV de la informació de les anotacions d'una bústia</text:p>
        </text:list-item>
      </text:list>
      <text:p text:style-name="P330">Errors resolts:</text:p>
      <text:p text:style-name="P266"/>
      <text:list xml:id="list594822298" text:style-name="L100">
        <text:list-item>
          <text:p text:style-name="P671"><text:a xlink:type="simple" xlink:href="https://github.com/GovernIB/distribucio/issues/466" text:style-name="Internet_20_link" text:visited-style-name="Visited_20_Internet_20_Link">#466</text:a><text:span text:style-name="T232"> </text:span>401 Unauthorized en l'autenticació a l'API</text:p>
        </text:list-item>
        <text:list-item>
          <text:p text:style-name="P671"><text:a xlink:type="simple" xlink:href="https://github.com/GovernIB/distribucio/issues/443" text:style-name="Internet_20_link" text:visited-style-name="Visited_20_Internet_20_Link">#443</text:a><text:span text:style-name="T232"> </text:span>Afegir nou perfil d'administrador de només lectura</text:p>
        </text:list-item>
        <text:list-item>
          <text:p text:style-name="P671"><text:a xlink:type="simple" xlink:href="https://github.com/GovernIB/distribucio/issues/460" text:style-name="Internet_20_link" text:visited-style-name="Visited_20_Internet_20_Link">#460</text:a><text:span text:style-name="T232"> </text:span>Corregir el reprocessament massiu per a que si una anotació és correcta que aparegui en verd amb un missatge adequat</text:p>
        </text:list-item>
        <text:list-item>
          <text:p text:style-name="P671"><text:a xlink:type="simple" xlink:href="https://github.com/GovernIB/distribucio/issues/456" text:style-name="Internet_20_link" text:visited-style-name="Visited_20_Internet_20_Link">#456</text:a><text:span text:style-name="T232"> </text:span>Si una regla no està activa pareix que s'executa</text:p>
        </text:list-item>
        <text:list-item>
          <text:p text:style-name="P671"><text:a xlink:type="simple" xlink:href="https://github.com/GovernIB/distribucio/issues/439" text:style-name="Internet_20_link" text:visited-style-name="Visited_20_Internet_20_Link">#439</text:a><text:span text:style-name="T232"> </text:span>Revisar que l'acció "classificar" aparegui en l'històric d'accions</text:p>
        </text:list-item>
        <text:list-item>
          <text:p text:style-name="P671"><text:a xlink:type="simple" xlink:href="https://github.com/GovernIB/distribucio/issues/441" text:style-name="Internet_20_link" text:visited-style-name="Visited_20_Internet_20_Link">#441</text:a><text:span text:style-name="T232"> </text:span>Error consultant anotació des de backoffice si està duplicada</text:p>
        </text:list-item>
        <text:list-item>
          <text:p text:style-name="P671"><text:a xlink:type="simple" xlink:href="https://github.com/GovernIB/distribucio/issues/443" text:style-name="Internet_20_link" text:visited-style-name="Visited_20_Internet_20_Link">#433</text:a><text:span text:style-name="T232"> </text:span>Error al esborrar una bústia seleccionada com a favorita</text:p>
        </text:list-item>
        <text:list-item>
          <text:p text:style-name="P671"><text:a xlink:type="simple" xlink:href="https://github.com/GovernIB/distribucio/issues/429" text:style-name="Internet_20_link" text:visited-style-name="Visited_20_Internet_20_Link">#429</text:a><text:span text:style-name="T232"> </text:span>Revisar el filtre de regles</text:p>
        </text:list-item>
      </text:list>
      <text:p text:style-name="P195"/>
      <text:p text:style-name="P92">Base de dades:<text:span text:style-name="T5"> </text:span></text:p>
      <text:list xml:id="list164823684810999" text:continue-list="list4285486749" text:style-name="L62">
        <text:list-item>
          <text:p text:style-name="P525">distribucio_update_0.9.<text:span text:style-name="T233">43</text:span>.sql<text:span text:style-name="T186"> (Oracle)</text:span></text:p>
          <text:list>
            <text:list-item>
              <text:p text:style-name="P643"><text:span text:style-name="T233">Configuració multi entitat</text:span>.</text:p>
            </text:list-item>
            <text:list-item>
              <text:p text:style-name="P672">Guardar annexos amb firma no vàlida com a esborrany.</text:p>
            </text:list-item>
          </text:list>
        </text:list-item>
      </text:list>
      <table:table table:name="Table19" table:style-name="Table19">
        <table:table-column table:style-name="Table19.A"/>
        <table:table-row table:style-name="TableLine341885584">
          <table:table-cell table:style-name="Table19.A1" office:value-type="string">
            <text:p text:style-name="P405">-- #418 Variables configurables a nivell d'entitat. </text:p>
            <text:p text:style-name="P396">-- Script per afegir una nova columna a la bbdd on es mostra per mitjà </text:p>
            <text:p text:style-name="P396">-- d'un booleà si és una propietat configurable</text:p>
            <text:p text:style-name="P390"/>
            <text:p text:style-name="P374"><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4"><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4"><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0"/>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permetre.reservar'</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distribucio.fitxers.duplicar.contingut.arxiu'</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reenviar.favorit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enviar.coneixemen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reenviar.mostrar.permiso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no.permetre.reenviar.bustia.default.entita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tingut.enviar.arbre.nivel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sobreescriure.anotacions.duplicade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concsv.bas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email.remiten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lass'</text:span><text:span text:style-name="T29">;</text:span></text:p>
            <text:p text:style-name="P374"><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bas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aplicacio.codi'</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usuari'</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trasenya'</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sv.definicio'</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document.versionable'</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suporta.metadade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sv.bas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timeout.connec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timeout.read'</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usuari'</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rxiu.caib.conversio.imprimible.contrasenya'</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registre.expedient.classificacio'</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anotacions.registre.expedient.serie.documenta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clas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username'</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service.password'</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connect.timeou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unitats.organitzatives.dir3.request.timeou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gesdoc.clas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gesdoc.filesystem.base.dir'</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distribucio.fitxers.clas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clas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rolsac.servic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procediment.rolsac.service.username'</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dadesext.class'</text:span><text:span text:style-name="T29">;</text:span></text:p>
            <text:p text:style-name="P374"><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dadesext.service.ur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clas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signarAnnexo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endpoin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username'</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assword'</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api.firma.en.servidor.simple.perfi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ignatura.portafib.username'</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validatesignature.clas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debug'</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pplicationID'</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printxml'</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TransformersTemplatesPath'</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endpoint'</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uthorization.username'</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plugins.validatesignature.afirmacxf.authorization.password'</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guardar.annexos.max.reintent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enviar.anotacions.max.reintents'</text:span><text:span text:style-name="T29">;</text:span></text:p>
            <text:p text:style-name="P374"><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1">'es.caib.distribucio.tasca.aplicar.regles.max.reintents'</text:span><text:span text:style-name="T29">;</text:span></text:p>
            <text:p text:style-name="P416"/>
            <text:p text:style-name="P416"/>
            <text:p text:style-name="P405">-- #463 Posar annexos amb firma no vàlida com a esborrany a l'arxiu </text:p>
            <text:p text:style-name="P396">-- Noves columens per guardar l'estat de la validació i la descripció de l'error</text:p>
            <text:p text:style-name="P406"><text:s/></text:p>
            <text:p text:style-name="P396">-- Oracle:</text:p>
            <text:p text:style-name="P374"><text:span text:style-name="T59">ALTER</text:span><text:span text:style-name="T29"> </text:span><text:span text:style-name="T59">TABLE</text:span><text:span text:style-name="T29"> DIS_REGISTRE_ANNEX</text:span></text:p>
            <text:p text:style-name="P374"><text:span text:style-name="T59">ADD</text:span><text:span text:style-name="T29"> (</text:span></text:p>
            <text:p text:style-name="P374"><text:span text:style-name="T29"><text:s text:c="4"/>VAL_FIRMA_ESTAT VARCHAR2(64 </text:span><text:span text:style-name="T59">CHAR</text:span><text:span text:style-name="T29">) </text:span></text:p>
            <text:p text:style-name="P406">);</text:p>
            <text:p text:style-name="P374"><text:span text:style-name="T59">ALTER</text:span><text:span text:style-name="T29"> </text:span><text:span text:style-name="T59">TABLE</text:span><text:span text:style-name="T29"> DIS_REGISTRE_ANNEX</text:span></text:p>
            <text:p text:style-name="P374"><text:span text:style-name="T59">ADD</text:span><text:span text:style-name="T29"> (</text:span></text:p>
            <text:p text:style-name="P374"><text:span text:style-name="T29"><text:s text:c="4"/>VAL_FIRMA_ERROR VARCHAR2(</text:span><text:span text:style-name="T31">1000</text:span><text:span text:style-name="T29"> </text:span><text:span text:style-name="T59">CHAR</text:span><text:span text:style-name="T29">) </text:span></text:p>
            <text:p text:style-name="P406">);</text:p>
            <text:p text:style-name="P390"/>
            <text:p text:style-name="P390"/>
            <text:p text:style-name="P396">-- Insereix la propietat per desar els annexos amb firmes invàlides com esborrany o no</text:p>
            <text:p text:style-name="P396">-- es.caib.distribucio.tasca.guardar.annexos.firmes.invalides.com.esborrany</text:p>
            <text:p text:style-name="P390"><text:soft-page-break/></text:p>
            <text:p text:style-name="P396">-- Oracle</text:p>
            <text:p text:style-name="P374"><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1">'es.caib.distribucio.tasca.guardar.annexos.firmes.invalides.com.esborrany'</text:span><text:span text:style-name="T29">,</text:span><text:span text:style-name="T116">null</text:span><text:span text:style-name="T29">,</text:span><text:span text:style-name="T131">'Annexos amb firmes invàlides com esborranys. Per defecte és fals'</text:span><text:span text:style-name="T29">,</text:span><text:span text:style-name="T131">'SCHEDULLED_ARXIU'</text:span><text:span text:style-name="T29">,</text:span><text:span text:style-name="T131">'5'</text:span><text:span text:style-name="T29">,</text:span><text:span text:style-name="T131">'0'</text:span><text:span text:style-name="T29">,</text:span><text:span text:style-name="T131">'BOOL'</text:span><text:span text:style-name="T29">,</text:span><text:span text:style-name="T116">null</text:span><text:span text:style-name="T29">,</text:span><text:span text:style-name="T116">null</text:span><text:span text:style-name="T29">);</text:span></text:p>
            <text:p text:style-name="P406"/>
            <text:p text:style-name="P416"/>
          </table:table-cell>
        </table:table-row>
      </table:table>
      <text:p text:style-name="P256"/>
      <text:p text:style-name="P92"/>
      <text:p text:style-name="P92"/>
      <text:p text:style-name="P49"><text:span text:style-name="T6">Propietats globals</text:span>: </text:p>
      <text:list xml:id="list2163032677" text:style-name="L101">
        <text:list-item>
          <text:p text:style-name="P673">Propietats per guardar els annexos amb firmes invàlides com esborrany a l'Arxiu, per defecte és fals.</text:p>
        </text:list-item>
      </text:list>
      <table:table table:name="Table20" table:style-name="Table20">
        <table:table-column table:style-name="Table20.A"/>
        <table:table-row table:style-name="TableLine341884768">
          <table:table-cell table:style-name="Table20.A1" office:value-type="string">
            <text:p text:style-name="P153">##############################</text:p>
            <text:p text:style-name="P386"># PROPIETATS AFEGIDES</text:p>
            <text:p text:style-name="P386">##############################</text:p>
            <text:p text:style-name="P394"/>
            <text:p text:style-name="P386">#463 Posar annexos amb firma no vàlida com a esborrany a l'arxiu </text:p>
            <text:p text:style-name="P394"/>
            <text:p text:style-name="P386"># Annexos amb firmes invàlides com esborranys. Per defecte és fals</text:p>
            <text:p text:style-name="P143">es.caib.distribucio.tasca.guardar.annexos.firmes.invalides.com.esborrany=</text:p>
            <text:p text:style-name="P143"/>
            <text:p text:style-name="P153">#465 Reintentar processament d'anotacions amb estat 'Processada al backoffice amb errors</text:p>
            <text:p text:style-name="P394"/>
            <text:p text:style-name="P386"># Propietat que calcula l'interval de temps que passarà entre execució i execució</text:p>
            <text:p text:style-name="P419">es.caib.distribucio.backoffice.interval.temps.reintentar.processament=</text:p>
            <text:p text:style-name="P394"/>
            <text:p text:style-name="P386"># Propietat on s'estableix el nombre de reintents com a màxim que es poden fer</text:p>
            <text:p text:style-name="P143">es.caib.distribucio.backoffice.reintentar.processament.max.reintents=</text:p>
            <text:p text:style-name="P357"/>
            <text:p text:style-name="P358"/>
          </table:table-cell>
        </table:table-row>
      </table:table>
      <text:p text:style-name="P3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27586752">
            <table:table-cell table:style-name="TableBox427587296"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12T16:48:22.143999910">12/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7H22M34S</meta:editing-duration>
    <meta:editing-cycles>340</meta:editing-cycles>
    <meta:generator>LibreOffice/7.0.6.2$Windows_X86_64 LibreOffice_project/144abb84a525d8e30c9dbbefa69cbbf2d8d4ae3b</meta:generator>
    <dc:date>2022-07-12T16:48:21.920000000</dc:date>
    <dc:creator>Daniel Moreno Linares</dc:creator>
    <meta:document-statistic meta:table-count="40" meta:image-count="3" meta:object-count="0" meta:page-count="65" meta:paragraph-count="1914" meta:word-count="13496" meta:character-count="121899" meta:non-whitespace-character-count="106679"/>
  </office:meta>
</office:document-meta>
</file>